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2.0256in"/>
    </style:style>
    <style:style style:name="co5" style:family="table-column">
      <style:table-column-properties fo:break-before="auto" style:column-width="2.2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41</text:p>
          </table:table-cell>
          <table:table-cell office:value-type="string" calcext:value-type="string">
            <text:p>ta42</text:p>
          </table:table-cell>
          <table:table-cell office:value-type="string" calcext:value-type="string">
            <text:p>ta43</text:p>
          </table:table-cell>
          <table:table-cell office:value-type="string" calcext:value-type="string">
            <text:p>ta44</text:p>
          </table:table-cell>
          <table:table-cell office:value-type="string" calcext:value-type="string">
            <text:p>ta45</text:p>
          </table:table-cell>
          <table:table-cell office:value-type="string" calcext:value-type="string">
            <text:p>ta46</text:p>
          </table:table-cell>
          <table:table-cell office:value-type="string" calcext:value-type="string">
            <text:p>ta47</text:p>
          </table:table-cell>
          <table:table-cell office:value-type="string" calcext:value-type="string">
            <text:p>ta48</text:p>
          </table:table-cell>
          <table:table-cell office:value-type="string" calcext:value-type="string">
            <text:p>ta49</text:p>
          </table:table-cell>
          <table:table-cell office:value-type="string" calcext:value-type="string">
            <text:p>ta50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FIFO</text:p>
          </table:table-cell>
          <table:table-cell office:value-type="string" calcext:value-type="string">
            <text:p>MTWR</text:p>
          </table:table-cell>
          <table:table-cell office:value-type="string" calcext:value-type="string">
            <text:p>Time in Sekdunden</text:p>
          </table:table-cell>
          <table:table-cell office:value-type="string" calcext:value-type="string">
            <text:p>KI Durchscnitt</text:p>
          </table:table-cell>
          <table:table-cell office:value-type="string" calcext:value-type="string">
            <text:p>Break-even Point in Sekunden</text:p>
          </table:table-cell>
          <table:table-cell table:style-name="ce1" office:value-type="string" calcext:value-type="string">
            <text:p>Best Makespan herkömllicher Algo Durchschnit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30" calcext:value-type="float">
            <text:p>2730</text:p>
          </table:table-cell>
          <table:table-cell office:value-type="float" office:value="2717" calcext:value-type="float">
            <text:p>2717</text:p>
          </table:table-cell>
          <table:table-cell office:value-type="float" office:value="2706" calcext:value-type="float">
            <text:p>2706</text:p>
          </table:table-cell>
          <table:table-cell office:value-type="float" office:value="2770" calcext:value-type="float">
            <text:p>2770</text:p>
          </table:table-cell>
          <table:table-cell office:value-type="float" office:value="2790" calcext:value-type="float">
            <text:p>2790</text:p>
          </table:table-cell>
          <table:table-cell office:value-type="float" office:value="2905" calcext:value-type="float">
            <text:p>2905</text:p>
          </table:table-cell>
          <table:table-cell office:value-type="float" office:value="2679" calcext:value-type="float">
            <text:p>2679</text:p>
          </table:table-cell>
          <table:table-cell office:value-type="float" office:value="2721" calcext:value-type="float">
            <text:p>2721</text:p>
          </table:table-cell>
          <table:table-cell office:value-type="float" office:value="2637" calcext:value-type="float">
            <text:p>2637</text:p>
          </table:table-cell>
          <table:table-cell office:value-type="float" office:value="2767" calcext:value-type="float">
            <text:p>2767</text:p>
          </table:table-cell>
          <table:table-cell table:formula="of:=SUM([.B2:.K2])" office:value-type="float" office:value="27422" calcext:value-type="float">
            <text:p>2742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" calcext:value-type="float">
            <text:p>3</text:p>
          </table:table-cell>
          <table:table-cell table:formula="of:=[.L2]/10" office:value-type="float" office:value="2742.2" calcext:value-type="float">
            <text:p>2742.2</text:p>
          </table:table-cell>
          <table:table-cell table:formula="of:=[.O2]/([.R2]-[.P2])" office:value-type="float" office:value="-0.010221465076661" calcext:value-type="float">
            <text:p>-0.010221465076661</text:p>
          </table:table-cell>
          <table:table-cell table:formula="of:=MIN([.M2];[.N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30" calcext:value-type="float">
            <text:p>2730</text:p>
          </table:table-cell>
          <table:table-cell office:value-type="float" office:value="2706" calcext:value-type="float">
            <text:p>2706</text:p>
          </table:table-cell>
          <table:table-cell office:value-type="float" office:value="2683" calcext:value-type="float">
            <text:p>2683</text:p>
          </table:table-cell>
          <table:table-cell office:value-type="float" office:value="2749" calcext:value-type="float">
            <text:p>2749</text:p>
          </table:table-cell>
          <table:table-cell office:value-type="float" office:value="2790" calcext:value-type="float">
            <text:p>2790</text:p>
          </table:table-cell>
          <table:table-cell office:value-type="float" office:value="2905" calcext:value-type="float">
            <text:p>2905</text:p>
          </table:table-cell>
          <table:table-cell office:value-type="float" office:value="2679" calcext:value-type="float">
            <text:p>2679</text:p>
          </table:table-cell>
          <table:table-cell office:value-type="float" office:value="2721" calcext:value-type="float">
            <text:p>2721</text:p>
          </table:table-cell>
          <table:table-cell office:value-type="float" office:value="2637" calcext:value-type="float">
            <text:p>2637</text:p>
          </table:table-cell>
          <table:table-cell office:value-type="float" office:value="2744" calcext:value-type="float">
            <text:p>2744</text:p>
          </table:table-cell>
          <table:table-cell table:formula="of:=SUM([.B3:.K3])" office:value-type="float" office:value="27344" calcext:value-type="float">
            <text:p>273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" calcext:value-type="float">
            <text:p>6</text:p>
          </table:table-cell>
          <table:table-cell table:formula="of:=[.L3]/10" office:value-type="float" office:value="2734.4" calcext:value-type="float">
            <text:p>2734.4</text:p>
          </table:table-cell>
          <table:table-cell table:formula="of:=[.O3]/([.R3]-[.P3])" office:value-type="float" office:value="-0.0210010500525026" calcext:value-type="float">
            <text:p>-0.0210010500525026</text:p>
          </table:table-cell>
          <table:table-cell table:formula="of:=MIN([.M3];[.N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30" calcext:value-type="float">
            <text:p>2730</text:p>
          </table:table-cell>
          <table:table-cell office:value-type="float" office:value="2706" calcext:value-type="float">
            <text:p>2706</text:p>
          </table:table-cell>
          <table:table-cell office:value-type="float" office:value="2600" calcext:value-type="float">
            <text:p>2600</text:p>
          </table:table-cell>
          <table:table-cell office:value-type="float" office:value="2749" calcext:value-type="float">
            <text:p>2749</text:p>
          </table:table-cell>
          <table:table-cell office:value-type="float" office:value="2728" calcext:value-type="float">
            <text:p>2728</text:p>
          </table:table-cell>
          <table:table-cell office:value-type="float" office:value="2872" calcext:value-type="float">
            <text:p>2872</text:p>
          </table:table-cell>
          <table:table-cell office:value-type="float" office:value="2673" calcext:value-type="float">
            <text:p>2673</text:p>
          </table:table-cell>
          <table:table-cell office:value-type="float" office:value="2656" calcext:value-type="float">
            <text:p>2656</text:p>
          </table:table-cell>
          <table:table-cell office:value-type="float" office:value="2637" calcext:value-type="float">
            <text:p>2637</text:p>
          </table:table-cell>
          <table:table-cell office:value-type="float" office:value="2744" calcext:value-type="float">
            <text:p>2744</text:p>
          </table:table-cell>
          <table:table-cell table:formula="of:=SUM([.B4:.K4])" office:value-type="float" office:value="27095" calcext:value-type="float">
            <text:p>2709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" calcext:value-type="float">
            <text:p>9</text:p>
          </table:table-cell>
          <table:table-cell table:formula="of:=[.L4]/10" office:value-type="float" office:value="2709.5" calcext:value-type="float">
            <text:p>2709.5</text:p>
          </table:table-cell>
          <table:table-cell table:formula="of:=[.O4]/([.R4]-[.P4])" office:value-type="float" office:value="-0.0345092024539877" calcext:value-type="float">
            <text:p>-0.0345092024539877</text:p>
          </table:table-cell>
          <table:table-cell table:formula="of:=MIN([.M4];[.N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30" calcext:value-type="float">
            <text:p>2730</text:p>
          </table:table-cell>
          <table:table-cell office:value-type="float" office:value="2706" calcext:value-type="float">
            <text:p>2706</text:p>
          </table:table-cell>
          <table:table-cell office:value-type="float" office:value="2600" calcext:value-type="float">
            <text:p>2600</text:p>
          </table:table-cell>
          <table:table-cell office:value-type="float" office:value="2688" calcext:value-type="float">
            <text:p>2688</text:p>
          </table:table-cell>
          <table:table-cell office:value-type="float" office:value="2728" calcext:value-type="float">
            <text:p>2728</text:p>
          </table:table-cell>
          <table:table-cell office:value-type="float" office:value="2806" calcext:value-type="float">
            <text:p>2806</text:p>
          </table:table-cell>
          <table:table-cell office:value-type="float" office:value="2645" calcext:value-type="float">
            <text:p>2645</text:p>
          </table:table-cell>
          <table:table-cell office:value-type="float" office:value="2656" calcext:value-type="float">
            <text:p>2656</text:p>
          </table:table-cell>
          <table:table-cell office:value-type="float" office:value="2637" calcext:value-type="float">
            <text:p>2637</text:p>
          </table:table-cell>
          <table:table-cell office:value-type="float" office:value="2744" calcext:value-type="float">
            <text:p>2744</text:p>
          </table:table-cell>
          <table:table-cell table:formula="of:=SUM([.B5:.K5])" office:value-type="float" office:value="26940" calcext:value-type="float">
            <text:p>2694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" calcext:value-type="float">
            <text:p>12</text:p>
          </table:table-cell>
          <table:table-cell table:formula="of:=[.L5]/10" office:value-type="float" office:value="2694" calcext:value-type="float">
            <text:p>2694</text:p>
          </table:table-cell>
          <table:table-cell table:formula="of:=[.O5]/([.R5]-[.P5])" office:value-type="float" office:value="-0.0489196901752955" calcext:value-type="float">
            <text:p>-0.0489196901752955</text:p>
          </table:table-cell>
          <table:table-cell table:formula="of:=MIN([.M5];[.N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97" calcext:value-type="float">
            <text:p>2697</text:p>
          </table:table-cell>
          <table:table-cell office:value-type="float" office:value="2698" calcext:value-type="float">
            <text:p>2698</text:p>
          </table:table-cell>
          <table:table-cell office:value-type="float" office:value="2600" calcext:value-type="float">
            <text:p>2600</text:p>
          </table:table-cell>
          <table:table-cell office:value-type="float" office:value="2688" calcext:value-type="float">
            <text:p>2688</text:p>
          </table:table-cell>
          <table:table-cell office:value-type="float" office:value="2676" calcext:value-type="float">
            <text:p>2676</text:p>
          </table:table-cell>
          <table:table-cell office:value-type="float" office:value="2728" calcext:value-type="float">
            <text:p>2728</text:p>
          </table:table-cell>
          <table:table-cell office:value-type="float" office:value="2597" calcext:value-type="float">
            <text:p>2597</text:p>
          </table:table-cell>
          <table:table-cell office:value-type="float" office:value="2600" calcext:value-type="float">
            <text:p>2600</text:p>
          </table:table-cell>
          <table:table-cell office:value-type="float" office:value="2536" calcext:value-type="float">
            <text:p>2536</text:p>
          </table:table-cell>
          <table:table-cell office:value-type="float" office:value="2613" calcext:value-type="float">
            <text:p>2613</text:p>
          </table:table-cell>
          <table:table-cell table:formula="of:=SUM([.B6:.K6])" office:value-type="float" office:value="26433" calcext:value-type="float">
            <text:p>2643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" calcext:value-type="float">
            <text:p>15</text:p>
          </table:table-cell>
          <table:table-cell table:formula="of:=[.L6]/10" office:value-type="float" office:value="2643.3" calcext:value-type="float">
            <text:p>2643.3</text:p>
          </table:table-cell>
          <table:table-cell table:formula="of:=[.O6]/([.R6]-[.P6])" office:value-type="float" office:value="-0.0770811921891057" calcext:value-type="float">
            <text:p>-0.0770811921891057</text:p>
          </table:table-cell>
          <table:table-cell table:formula="of:=MIN([.M6];[.N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97" calcext:value-type="float">
            <text:p>2697</text:p>
          </table:table-cell>
          <table:table-cell office:value-type="float" office:value="2628" calcext:value-type="float">
            <text:p>2628</text:p>
          </table:table-cell>
          <table:table-cell office:value-type="float" office:value="2600" calcext:value-type="float">
            <text:p>2600</text:p>
          </table:table-cell>
          <table:table-cell office:value-type="float" office:value="2688" calcext:value-type="float">
            <text:p>2688</text:p>
          </table:table-cell>
          <table:table-cell office:value-type="float" office:value="2636" calcext:value-type="float">
            <text:p>2636</text:p>
          </table:table-cell>
          <table:table-cell office:value-type="float" office:value="2633" calcext:value-type="float">
            <text:p>2633</text:p>
          </table:table-cell>
          <table:table-cell office:value-type="float" office:value="2485" calcext:value-type="float">
            <text:p>2485</text:p>
          </table:table-cell>
          <table:table-cell office:value-type="float" office:value="2600" calcext:value-type="float">
            <text:p>2600</text:p>
          </table:table-cell>
          <table:table-cell office:value-type="float" office:value="2536" calcext:value-type="float">
            <text:p>2536</text:p>
          </table:table-cell>
          <table:table-cell office:value-type="float" office:value="2613" calcext:value-type="float">
            <text:p>2613</text:p>
          </table:table-cell>
          <table:table-cell table:formula="of:=SUM([.B7:.K7])" office:value-type="float" office:value="26116" calcext:value-type="float">
            <text:p>2611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" calcext:value-type="float">
            <text:p>18</text:p>
          </table:table-cell>
          <table:table-cell table:formula="of:=[.L7]/10" office:value-type="float" office:value="2611.6" calcext:value-type="float">
            <text:p>2611.6</text:p>
          </table:table-cell>
          <table:table-cell table:formula="of:=[.O7]/([.R7]-[.P7])" office:value-type="float" office:value="-0.110497237569061" calcext:value-type="float">
            <text:p>-0.110497237569061</text:p>
          </table:table-cell>
          <table:table-cell table:formula="of:=MIN([.M7];[.N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31" calcext:value-type="float">
            <text:p>2531</text:p>
          </table:table-cell>
          <table:table-cell office:value-type="float" office:value="2603" calcext:value-type="float">
            <text:p>2603</text:p>
          </table:table-cell>
          <table:table-cell office:value-type="float" office:value="2524" calcext:value-type="float">
            <text:p>2524</text:p>
          </table:table-cell>
          <table:table-cell office:value-type="float" office:value="2548" calcext:value-type="float">
            <text:p>2548</text:p>
          </table:table-cell>
          <table:table-cell office:value-type="float" office:value="2636" calcext:value-type="float">
            <text:p>2636</text:p>
          </table:table-cell>
          <table:table-cell office:value-type="float" office:value="2633" calcext:value-type="float">
            <text:p>2633</text:p>
          </table:table-cell>
          <table:table-cell office:value-type="float" office:value="2485" calcext:value-type="float">
            <text:p>2485</text:p>
          </table:table-cell>
          <table:table-cell office:value-type="float" office:value="2517" calcext:value-type="float">
            <text:p>2517</text:p>
          </table:table-cell>
          <table:table-cell office:value-type="float" office:value="2523" calcext:value-type="float">
            <text:p>2523</text:p>
          </table:table-cell>
          <table:table-cell office:value-type="float" office:value="2570" calcext:value-type="float">
            <text:p>2570</text:p>
          </table:table-cell>
          <table:table-cell table:formula="of:=SUM([.B8:.K8])" office:value-type="float" office:value="25570" calcext:value-type="float">
            <text:p>2557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" calcext:value-type="float">
            <text:p>21</text:p>
          </table:table-cell>
          <table:table-cell table:formula="of:=[.L8]/10" office:value-type="float" office:value="2557" calcext:value-type="float">
            <text:p>2557</text:p>
          </table:table-cell>
          <table:table-cell table:formula="of:=[.O8]/([.R8]-[.P8])" office:value-type="float" office:value="-0.193905817174515" calcext:value-type="float">
            <text:p>-0.193905817174515</text:p>
          </table:table-cell>
          <table:table-cell table:formula="of:=MIN([.M8];[.N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31" calcext:value-type="float">
            <text:p>2531</text:p>
          </table:table-cell>
          <table:table-cell office:value-type="float" office:value="2603" calcext:value-type="float">
            <text:p>2603</text:p>
          </table:table-cell>
          <table:table-cell office:value-type="float" office:value="2508" calcext:value-type="float">
            <text:p>2508</text:p>
          </table:table-cell>
          <table:table-cell office:value-type="float" office:value="2548" calcext:value-type="float">
            <text:p>2548</text:p>
          </table:table-cell>
          <table:table-cell office:value-type="float" office:value="2608" calcext:value-type="float">
            <text:p>2608</text:p>
          </table:table-cell>
          <table:table-cell office:value-type="float" office:value="2633" calcext:value-type="float">
            <text:p>2633</text:p>
          </table:table-cell>
          <table:table-cell office:value-type="float" office:value="2485" calcext:value-type="float">
            <text:p>2485</text:p>
          </table:table-cell>
          <table:table-cell office:value-type="float" office:value="2501" calcext:value-type="float">
            <text:p>2501</text:p>
          </table:table-cell>
          <table:table-cell office:value-type="float" office:value="2511" calcext:value-type="float">
            <text:p>2511</text:p>
          </table:table-cell>
          <table:table-cell office:value-type="float" office:value="2523" calcext:value-type="float">
            <text:p>2523</text:p>
          </table:table-cell>
          <table:table-cell table:formula="of:=SUM([.B9:.K9])" office:value-type="float" office:value="25451" calcext:value-type="float">
            <text:p>25451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" calcext:value-type="float">
            <text:p>24</text:p>
          </table:table-cell>
          <table:table-cell table:formula="of:=[.L9]/10" office:value-type="float" office:value="2545.1" calcext:value-type="float">
            <text:p>2545.1</text:p>
          </table:table-cell>
          <table:table-cell table:formula="of:=[.O9]/([.R9]-[.P9])" office:value-type="float" office:value="-0.248962655601659" calcext:value-type="float">
            <text:p>-0.248962655601659</text:p>
          </table:table-cell>
          <table:table-cell table:formula="of:=MIN([.M9];[.N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31" calcext:value-type="float">
            <text:p>2531</text:p>
          </table:table-cell>
          <table:table-cell office:value-type="float" office:value="2596" calcext:value-type="float">
            <text:p>2596</text:p>
          </table:table-cell>
          <table:table-cell office:value-type="float" office:value="2490" calcext:value-type="float">
            <text:p>2490</text:p>
          </table:table-cell>
          <table:table-cell office:value-type="float" office:value="2548" calcext:value-type="float">
            <text:p>2548</text:p>
          </table:table-cell>
          <table:table-cell office:value-type="float" office:value="2592" calcext:value-type="float">
            <text:p>2592</text:p>
          </table:table-cell>
          <table:table-cell office:value-type="float" office:value="2633" calcext:value-type="float">
            <text:p>2633</text:p>
          </table:table-cell>
          <table:table-cell office:value-type="float" office:value="2485" calcext:value-type="float">
            <text:p>2485</text:p>
          </table:table-cell>
          <table:table-cell office:value-type="float" office:value="2459" calcext:value-type="float">
            <text:p>2459</text:p>
          </table:table-cell>
          <table:table-cell office:value-type="float" office:value="2462" calcext:value-type="float">
            <text:p>2462</text:p>
          </table:table-cell>
          <table:table-cell office:value-type="float" office:value="2518" calcext:value-type="float">
            <text:p>2518</text:p>
          </table:table-cell>
          <table:table-cell table:formula="of:=SUM([.B10:.K10])" office:value-type="float" office:value="25314" calcext:value-type="float">
            <text:p>2531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" calcext:value-type="float">
            <text:p>27</text:p>
          </table:table-cell>
          <table:table-cell table:formula="of:=[.L10]/10" office:value-type="float" office:value="2531.4" calcext:value-type="float">
            <text:p>2531.4</text:p>
          </table:table-cell>
          <table:table-cell table:formula="of:=[.O10]/([.R10]-[.P10])" office:value-type="float" office:value="-0.326481257557435" calcext:value-type="float">
            <text:p>-0.326481257557435</text:p>
          </table:table-cell>
          <table:table-cell table:formula="of:=MIN([.M10];[.N1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31" calcext:value-type="float">
            <text:p>2531</text:p>
          </table:table-cell>
          <table:table-cell office:value-type="float" office:value="2596" calcext:value-type="float">
            <text:p>2596</text:p>
          </table:table-cell>
          <table:table-cell office:value-type="float" office:value="2490" calcext:value-type="float">
            <text:p>2490</text:p>
          </table:table-cell>
          <table:table-cell office:value-type="float" office:value="2548" calcext:value-type="float">
            <text:p>2548</text:p>
          </table:table-cell>
          <table:table-cell office:value-type="float" office:value="2592" calcext:value-type="float">
            <text:p>2592</text:p>
          </table:table-cell>
          <table:table-cell office:value-type="float" office:value="2537" calcext:value-type="float">
            <text:p>2537</text:p>
          </table:table-cell>
          <table:table-cell office:value-type="float" office:value="2485" calcext:value-type="float">
            <text:p>2485</text:p>
          </table:table-cell>
          <table:table-cell office:value-type="float" office:value="2435" calcext:value-type="float">
            <text:p>2435</text:p>
          </table:table-cell>
          <table:table-cell office:value-type="float" office:value="2462" calcext:value-type="float">
            <text:p>2462</text:p>
          </table:table-cell>
          <table:table-cell office:value-type="float" office:value="2518" calcext:value-type="float">
            <text:p>2518</text:p>
          </table:table-cell>
          <table:table-cell table:formula="of:=SUM([.B11:.K11])" office:value-type="float" office:value="25194" calcext:value-type="float">
            <text:p>251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0" calcext:value-type="float">
            <text:p>30</text:p>
          </table:table-cell>
          <table:table-cell table:formula="of:=[.L11]/10" office:value-type="float" office:value="2519.4" calcext:value-type="float">
            <text:p>2519.4</text:p>
          </table:table-cell>
          <table:table-cell table:formula="of:=[.O11]/([.R11]-[.P11])" office:value-type="float" office:value="-0.424328147100423" calcext:value-type="float">
            <text:p>-0.424328147100423</text:p>
          </table:table-cell>
          <table:table-cell table:formula="of:=MIN([.M11];[.N1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31" calcext:value-type="float">
            <text:p>2531</text:p>
          </table:table-cell>
          <table:table-cell office:value-type="float" office:value="2529" calcext:value-type="float">
            <text:p>2529</text:p>
          </table:table-cell>
          <table:table-cell office:value-type="float" office:value="2438" calcext:value-type="float">
            <text:p>2438</text:p>
          </table:table-cell>
          <table:table-cell office:value-type="float" office:value="2548" calcext:value-type="float">
            <text:p>2548</text:p>
          </table:table-cell>
          <table:table-cell office:value-type="float" office:value="2556" calcext:value-type="float">
            <text:p>2556</text:p>
          </table:table-cell>
          <table:table-cell office:value-type="float" office:value="2537" calcext:value-type="float">
            <text:p>2537</text:p>
          </table:table-cell>
          <table:table-cell office:value-type="float" office:value="2485" calcext:value-type="float">
            <text:p>2485</text:p>
          </table:table-cell>
          <table:table-cell office:value-type="float" office:value="2435" calcext:value-type="float">
            <text:p>2435</text:p>
          </table:table-cell>
          <table:table-cell office:value-type="float" office:value="2462" calcext:value-type="float">
            <text:p>2462</text:p>
          </table:table-cell>
          <table:table-cell office:value-type="float" office:value="2518" calcext:value-type="float">
            <text:p>2518</text:p>
          </table:table-cell>
          <table:table-cell table:formula="of:=SUM([.B12:.K12])" office:value-type="float" office:value="25039" calcext:value-type="float">
            <text:p>250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3" calcext:value-type="float">
            <text:p>33</text:p>
          </table:table-cell>
          <table:table-cell table:formula="of:=[.L12]/10" office:value-type="float" office:value="2503.9" calcext:value-type="float">
            <text:p>2503.9</text:p>
          </table:table-cell>
          <table:table-cell table:formula="of:=[.O12]/([.R12]-[.P12])" office:value-type="float" office:value="-0.597826086956519" calcext:value-type="float">
            <text:p>-0.597826086956519</text:p>
          </table:table-cell>
          <table:table-cell table:formula="of:=MIN([.M12];[.N1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31" calcext:value-type="float">
            <text:p>2531</text:p>
          </table:table-cell>
          <table:table-cell office:value-type="float" office:value="2529" calcext:value-type="float">
            <text:p>2529</text:p>
          </table:table-cell>
          <table:table-cell office:value-type="float" office:value="2438" calcext:value-type="float">
            <text:p>2438</text:p>
          </table:table-cell>
          <table:table-cell office:value-type="float" office:value="2500" calcext:value-type="float">
            <text:p>2500</text:p>
          </table:table-cell>
          <table:table-cell office:value-type="float" office:value="2532" calcext:value-type="float">
            <text:p>2532</text:p>
          </table:table-cell>
          <table:table-cell office:value-type="float" office:value="2537" calcext:value-type="float">
            <text:p>2537</text:p>
          </table:table-cell>
          <table:table-cell office:value-type="float" office:value="2431" calcext:value-type="float">
            <text:p>2431</text:p>
          </table:table-cell>
          <table:table-cell office:value-type="float" office:value="2435" calcext:value-type="float">
            <text:p>2435</text:p>
          </table:table-cell>
          <table:table-cell office:value-type="float" office:value="2462" calcext:value-type="float">
            <text:p>2462</text:p>
          </table:table-cell>
          <table:table-cell office:value-type="float" office:value="2518" calcext:value-type="float">
            <text:p>2518</text:p>
          </table:table-cell>
          <table:table-cell table:formula="of:=SUM([.B13:.K13])" office:value-type="float" office:value="24913" calcext:value-type="float">
            <text:p>2491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6" calcext:value-type="float">
            <text:p>36</text:p>
          </table:table-cell>
          <table:table-cell table:formula="of:=[.L13]/10" office:value-type="float" office:value="2491.3" calcext:value-type="float">
            <text:p>2491.3</text:p>
          </table:table-cell>
          <table:table-cell table:formula="of:=[.O13]/([.R13]-[.P13])" office:value-type="float" office:value="-0.845070422535204" calcext:value-type="float">
            <text:p>-0.845070422535204</text:p>
          </table:table-cell>
          <table:table-cell table:formula="of:=MIN([.M13];[.N1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31" calcext:value-type="float">
            <text:p>2531</text:p>
          </table:table-cell>
          <table:table-cell office:value-type="float" office:value="2521" calcext:value-type="float">
            <text:p>2521</text:p>
          </table:table-cell>
          <table:table-cell office:value-type="float" office:value="2357" calcext:value-type="float">
            <text:p>2357</text:p>
          </table:table-cell>
          <table:table-cell office:value-type="float" office:value="2500" calcext:value-type="float">
            <text:p>2500</text:p>
          </table:table-cell>
          <table:table-cell office:value-type="float" office:value="2495" calcext:value-type="float">
            <text:p>2495</text:p>
          </table:table-cell>
          <table:table-cell office:value-type="float" office:value="2537" calcext:value-type="float">
            <text:p>2537</text:p>
          </table:table-cell>
          <table:table-cell office:value-type="float" office:value="2420" calcext:value-type="float">
            <text:p>2420</text:p>
          </table:table-cell>
          <table:table-cell office:value-type="float" office:value="2435" calcext:value-type="float">
            <text:p>2435</text:p>
          </table:table-cell>
          <table:table-cell office:value-type="float" office:value="2462" calcext:value-type="float">
            <text:p>2462</text:p>
          </table:table-cell>
          <table:table-cell office:value-type="float" office:value="2449" calcext:value-type="float">
            <text:p>2449</text:p>
          </table:table-cell>
          <table:table-cell table:formula="of:=SUM([.B14:.K14])" office:value-type="float" office:value="24707" calcext:value-type="float">
            <text:p>2470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9" calcext:value-type="float">
            <text:p>39</text:p>
          </table:table-cell>
          <table:table-cell table:formula="of:=[.L14]/10" office:value-type="float" office:value="2470.7" calcext:value-type="float">
            <text:p>2470.7</text:p>
          </table:table-cell>
          <table:table-cell table:formula="of:=[.O14]/([.R14]-[.P14])" office:value-type="float" office:value="-1.77272727272727" calcext:value-type="float">
            <text:p>-1.77272727272727</text:p>
          </table:table-cell>
          <table:table-cell table:formula="of:=MIN([.M14];[.N1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90" calcext:value-type="float">
            <text:p>2490</text:p>
          </table:table-cell>
          <table:table-cell office:value-type="float" office:value="2521" calcext:value-type="float">
            <text:p>2521</text:p>
          </table:table-cell>
          <table:table-cell office:value-type="float" office:value="2357" calcext:value-type="float">
            <text:p>2357</text:p>
          </table:table-cell>
          <table:table-cell office:value-type="float" office:value="2500" calcext:value-type="float">
            <text:p>2500</text:p>
          </table:table-cell>
          <table:table-cell office:value-type="float" office:value="2452" calcext:value-type="float">
            <text:p>2452</text:p>
          </table:table-cell>
          <table:table-cell office:value-type="float" office:value="2537" calcext:value-type="float">
            <text:p>2537</text:p>
          </table:table-cell>
          <table:table-cell office:value-type="float" office:value="2323" calcext:value-type="float">
            <text:p>2323</text:p>
          </table:table-cell>
          <table:table-cell office:value-type="float" office:value="2435" calcext:value-type="float">
            <text:p>2435</text:p>
          </table:table-cell>
          <table:table-cell office:value-type="float" office:value="2462" calcext:value-type="float">
            <text:p>2462</text:p>
          </table:table-cell>
          <table:table-cell office:value-type="float" office:value="2429" calcext:value-type="float">
            <text:p>2429</text:p>
          </table:table-cell>
          <table:table-cell table:formula="of:=SUM([.B15:.K15])" office:value-type="float" office:value="24506" calcext:value-type="float">
            <text:p>2450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2" calcext:value-type="float">
            <text:p>42</text:p>
          </table:table-cell>
          <table:table-cell table:formula="of:=[.L15]/10" office:value-type="float" office:value="2450.6" calcext:value-type="float">
            <text:p>2450.6</text:p>
          </table:table-cell>
          <table:table-cell table:formula="of:=[.O15]/([.R15]-[.P15])" office:value-type="float" office:value="-22.1052631578937" calcext:value-type="float">
            <text:p>-22.1052631578937</text:p>
          </table:table-cell>
          <table:table-cell table:formula="of:=MIN([.M15];[.N1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90" calcext:value-type="float">
            <text:p>2490</text:p>
          </table:table-cell>
          <table:table-cell office:value-type="float" office:value="2521" calcext:value-type="float">
            <text:p>2521</text:p>
          </table:table-cell>
          <table:table-cell office:value-type="float" office:value="2357" calcext:value-type="float">
            <text:p>2357</text:p>
          </table:table-cell>
          <table:table-cell office:value-type="float" office:value="2500" calcext:value-type="float">
            <text:p>2500</text:p>
          </table:table-cell>
          <table:table-cell office:value-type="float" office:value="2445" calcext:value-type="float">
            <text:p>2445</text:p>
          </table:table-cell>
          <table:table-cell office:value-type="float" office:value="2537" calcext:value-type="float">
            <text:p>2537</text:p>
          </table:table-cell>
          <table:table-cell office:value-type="float" office:value="2323" calcext:value-type="float">
            <text:p>2323</text:p>
          </table:table-cell>
          <table:table-cell office:value-type="float" office:value="2421" calcext:value-type="float">
            <text:p>2421</text:p>
          </table:table-cell>
          <table:table-cell office:value-type="float" office:value="2458" calcext:value-type="float">
            <text:p>2458</text:p>
          </table:table-cell>
          <table:table-cell office:value-type="float" office:value="2383" calcext:value-type="float">
            <text:p>2383</text:p>
          </table:table-cell>
          <table:table-cell table:formula="of:=SUM([.B16:.K16])" office:value-type="float" office:value="24435" calcext:value-type="float">
            <text:p>2443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5" calcext:value-type="float">
            <text:p>45</text:p>
          </table:table-cell>
          <table:table-cell table:formula="of:=[.L16]/10" office:value-type="float" office:value="2443.5" calcext:value-type="float">
            <text:p>2443.5</text:p>
          </table:table-cell>
          <table:table-cell table:formula="of:=[.O16]/([.R16]-[.P16])" office:value-type="float" office:value="8.65384615384646" calcext:value-type="float">
            <text:p>8.65384615384646</text:p>
          </table:table-cell>
          <table:table-cell table:formula="of:=MIN([.M16];[.N1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88" calcext:value-type="float">
            <text:p>2488</text:p>
          </table:table-cell>
          <table:table-cell office:value-type="float" office:value="2508" calcext:value-type="float">
            <text:p>2508</text:p>
          </table:table-cell>
          <table:table-cell office:value-type="float" office:value="2347" calcext:value-type="float">
            <text:p>2347</text:p>
          </table:table-cell>
          <table:table-cell office:value-type="float" office:value="2462" calcext:value-type="float">
            <text:p>2462</text:p>
          </table:table-cell>
          <table:table-cell office:value-type="float" office:value="2445" calcext:value-type="float">
            <text:p>2445</text:p>
          </table:table-cell>
          <table:table-cell office:value-type="float" office:value="2537" calcext:value-type="float">
            <text:p>2537</text:p>
          </table:table-cell>
          <table:table-cell office:value-type="float" office:value="2323" calcext:value-type="float">
            <text:p>2323</text:p>
          </table:table-cell>
          <table:table-cell office:value-type="float" office:value="2400" calcext:value-type="float">
            <text:p>2400</text:p>
          </table:table-cell>
          <table:table-cell office:value-type="float" office:value="2428" calcext:value-type="float">
            <text:p>2428</text:p>
          </table:table-cell>
          <table:table-cell office:value-type="float" office:value="2383" calcext:value-type="float">
            <text:p>2383</text:p>
          </table:table-cell>
          <table:table-cell table:formula="of:=SUM([.B17:.K17])" office:value-type="float" office:value="24321" calcext:value-type="float">
            <text:p>24321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8" calcext:value-type="float">
            <text:p>48</text:p>
          </table:table-cell>
          <table:table-cell table:formula="of:=[.L17]/10" office:value-type="float" office:value="2432.1" calcext:value-type="float">
            <text:p>2432.1</text:p>
          </table:table-cell>
          <table:table-cell table:formula="of:=[.O17]/([.R17]-[.P17])" office:value-type="float" office:value="2.89156626506026" calcext:value-type="float">
            <text:p>2.89156626506026</text:p>
          </table:table-cell>
          <table:table-cell table:formula="of:=MIN([.M17];[.N1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88" calcext:value-type="float">
            <text:p>2488</text:p>
          </table:table-cell>
          <table:table-cell office:value-type="float" office:value="2430" calcext:value-type="float">
            <text:p>2430</text:p>
          </table:table-cell>
          <table:table-cell office:value-type="float" office:value="2347" calcext:value-type="float">
            <text:p>2347</text:p>
          </table:table-cell>
          <table:table-cell office:value-type="float" office:value="2462" calcext:value-type="float">
            <text:p>2462</text:p>
          </table:table-cell>
          <table:table-cell office:value-type="float" office:value="2445" calcext:value-type="float">
            <text:p>2445</text:p>
          </table:table-cell>
          <table:table-cell office:value-type="float" office:value="2537" calcext:value-type="float">
            <text:p>2537</text:p>
          </table:table-cell>
          <table:table-cell office:value-type="float" office:value="2323" calcext:value-type="float">
            <text:p>2323</text:p>
          </table:table-cell>
          <table:table-cell office:value-type="float" office:value="2400" calcext:value-type="float">
            <text:p>2400</text:p>
          </table:table-cell>
          <table:table-cell office:value-type="float" office:value="2428" calcext:value-type="float">
            <text:p>2428</text:p>
          </table:table-cell>
          <table:table-cell office:value-type="float" office:value="2383" calcext:value-type="float">
            <text:p>2383</text:p>
          </table:table-cell>
          <table:table-cell table:formula="of:=SUM([.B18:.K18])" office:value-type="float" office:value="24243" calcext:value-type="float">
            <text:p>2424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1" calcext:value-type="float">
            <text:p>51</text:p>
          </table:table-cell>
          <table:table-cell table:formula="of:=[.L18]/10" office:value-type="float" office:value="2424.3" calcext:value-type="float">
            <text:p>2424.3</text:p>
          </table:table-cell>
          <table:table-cell table:formula="of:=[.O18]/([.R18]-[.P18])" office:value-type="float" office:value="2.09016393442626" calcext:value-type="float">
            <text:p>2.09016393442626</text:p>
          </table:table-cell>
          <table:table-cell table:formula="of:=MIN([.M18];[.N1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88" calcext:value-type="float">
            <text:p>2488</text:p>
          </table:table-cell>
          <table:table-cell office:value-type="float" office:value="2430" calcext:value-type="float">
            <text:p>2430</text:p>
          </table:table-cell>
          <table:table-cell office:value-type="float" office:value="2325" calcext:value-type="float">
            <text:p>2325</text:p>
          </table:table-cell>
          <table:table-cell office:value-type="float" office:value="2462" calcext:value-type="float">
            <text:p>2462</text:p>
          </table:table-cell>
          <table:table-cell office:value-type="float" office:value="2419" calcext:value-type="float">
            <text:p>2419</text:p>
          </table:table-cell>
          <table:table-cell office:value-type="float" office:value="2534" calcext:value-type="float">
            <text:p>2534</text:p>
          </table:table-cell>
          <table:table-cell office:value-type="float" office:value="2323" calcext:value-type="float">
            <text:p>2323</text:p>
          </table:table-cell>
          <table:table-cell office:value-type="float" office:value="2400" calcext:value-type="float">
            <text:p>2400</text:p>
          </table:table-cell>
          <table:table-cell office:value-type="float" office:value="2428" calcext:value-type="float">
            <text:p>2428</text:p>
          </table:table-cell>
          <table:table-cell office:value-type="float" office:value="2383" calcext:value-type="float">
            <text:p>2383</text:p>
          </table:table-cell>
          <table:table-cell table:formula="of:=SUM([.B19:.K19])" office:value-type="float" office:value="24192" calcext:value-type="float">
            <text:p>2419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4" calcext:value-type="float">
            <text:p>54</text:p>
          </table:table-cell>
          <table:table-cell table:formula="of:=[.L19]/10" office:value-type="float" office:value="2419.2" calcext:value-type="float">
            <text:p>2419.2</text:p>
          </table:table-cell>
          <table:table-cell table:formula="of:=[.O19]/([.R19]-[.P19])" office:value-type="float" office:value="1.83050847457627" calcext:value-type="float">
            <text:p>1.83050847457627</text:p>
          </table:table-cell>
          <table:table-cell table:formula="of:=MIN([.M19];[.N1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88" calcext:value-type="float">
            <text:p>2488</text:p>
          </table:table-cell>
          <table:table-cell office:value-type="float" office:value="2430" calcext:value-type="float">
            <text:p>2430</text:p>
          </table:table-cell>
          <table:table-cell office:value-type="float" office:value="2324" calcext:value-type="float">
            <text:p>2324</text:p>
          </table:table-cell>
          <table:table-cell office:value-type="float" office:value="2408" calcext:value-type="float">
            <text:p>2408</text:p>
          </table:table-cell>
          <table:table-cell office:value-type="float" office:value="2359" calcext:value-type="float">
            <text:p>2359</text:p>
          </table:table-cell>
          <table:table-cell office:value-type="float" office:value="2534" calcext:value-type="float">
            <text:p>2534</text:p>
          </table:table-cell>
          <table:table-cell office:value-type="float" office:value="2323" calcext:value-type="float">
            <text:p>2323</text:p>
          </table:table-cell>
          <table:table-cell office:value-type="float" office:value="2400" calcext:value-type="float">
            <text:p>2400</text:p>
          </table:table-cell>
          <table:table-cell office:value-type="float" office:value="2428" calcext:value-type="float">
            <text:p>2428</text:p>
          </table:table-cell>
          <table:table-cell office:value-type="float" office:value="2383" calcext:value-type="float">
            <text:p>2383</text:p>
          </table:table-cell>
          <table:table-cell table:formula="of:=SUM([.B20:.K20])" office:value-type="float" office:value="24077" calcext:value-type="float">
            <text:p>2407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7" calcext:value-type="float">
            <text:p>57</text:p>
          </table:table-cell>
          <table:table-cell table:formula="of:=[.L20]/10" office:value-type="float" office:value="2407.7" calcext:value-type="float">
            <text:p>2407.7</text:p>
          </table:table-cell>
          <table:table-cell table:formula="of:=[.O20]/([.R20]-[.P20])" office:value-type="float" office:value="1.39024390243902" calcext:value-type="float">
            <text:p>1.39024390243902</text:p>
          </table:table-cell>
          <table:table-cell table:formula="of:=MIN([.M20];[.N2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69" calcext:value-type="float">
            <text:p>2469</text:p>
          </table:table-cell>
          <table:table-cell office:value-type="float" office:value="2430" calcext:value-type="float">
            <text:p>2430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office:value-type="float" office:value="2359" calcext:value-type="float">
            <text:p>2359</text:p>
          </table:table-cell>
          <table:table-cell office:value-type="float" office:value="2534" calcext:value-type="float">
            <text:p>2534</text:p>
          </table:table-cell>
          <table:table-cell office:value-type="float" office:value="2297" calcext:value-type="float">
            <text:p>2297</text:p>
          </table:table-cell>
          <table:table-cell office:value-type="float" office:value="2400" calcext:value-type="float">
            <text:p>2400</text:p>
          </table:table-cell>
          <table:table-cell office:value-type="float" office:value="2428" calcext:value-type="float">
            <text:p>2428</text:p>
          </table:table-cell>
          <table:table-cell office:value-type="float" office:value="2381" calcext:value-type="float">
            <text:p>2381</text:p>
          </table:table-cell>
          <table:table-cell table:formula="of:=SUM([.B21:.K21])" office:value-type="float" office:value="23971" calcext:value-type="float">
            <text:p>23971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0" calcext:value-type="float">
            <text:p>60</text:p>
          </table:table-cell>
          <table:table-cell table:formula="of:=[.L21]/10" office:value-type="float" office:value="2397.1" calcext:value-type="float">
            <text:p>2397.1</text:p>
          </table:table-cell>
          <table:table-cell table:formula="of:=[.O21]/([.R21]-[.P21])" office:value-type="float" office:value="1.16279069767442" calcext:value-type="float">
            <text:p>1.16279069767442</text:p>
          </table:table-cell>
          <table:table-cell table:formula="of:=MIN([.M21];[.N2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28" calcext:value-type="float">
            <text:p>2428</text:p>
          </table:table-cell>
          <table:table-cell office:value-type="float" office:value="2396" calcext:value-type="float">
            <text:p>2396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office:value-type="float" office:value="2359" calcext:value-type="float">
            <text:p>2359</text:p>
          </table:table-cell>
          <table:table-cell office:value-type="float" office:value="2534" calcext:value-type="float">
            <text:p>2534</text:p>
          </table:table-cell>
          <table:table-cell office:value-type="float" office:value="2297" calcext:value-type="float">
            <text:p>2297</text:p>
          </table:table-cell>
          <table:table-cell office:value-type="float" office:value="2400" calcext:value-type="float">
            <text:p>2400</text:p>
          </table:table-cell>
          <table:table-cell office:value-type="float" office:value="2391" calcext:value-type="float">
            <text:p>2391</text:p>
          </table:table-cell>
          <table:table-cell office:value-type="float" office:value="2381" calcext:value-type="float">
            <text:p>2381</text:p>
          </table:table-cell>
          <table:table-cell table:formula="of:=SUM([.B22:.K22])" office:value-type="float" office:value="23859" calcext:value-type="float">
            <text:p>238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3" calcext:value-type="float">
            <text:p>63</text:p>
          </table:table-cell>
          <table:table-cell table:formula="of:=[.L22]/10" office:value-type="float" office:value="2385.9" calcext:value-type="float">
            <text:p>2385.9</text:p>
          </table:table-cell>
          <table:table-cell table:formula="of:=[.O22]/([.R22]-[.P22])" office:value-type="float" office:value="1.0031847133758" calcext:value-type="float">
            <text:p>1.0031847133758</text:p>
          </table:table-cell>
          <table:table-cell table:formula="of:=MIN([.M22];[.N2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28" calcext:value-type="float">
            <text:p>2428</text:p>
          </table:table-cell>
          <table:table-cell office:value-type="float" office:value="2396" calcext:value-type="float">
            <text:p>2396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office:value-type="float" office:value="2336" calcext:value-type="float">
            <text:p>2336</text:p>
          </table:table-cell>
          <table:table-cell office:value-type="float" office:value="2534" calcext:value-type="float">
            <text:p>2534</text:p>
          </table:table-cell>
          <table:table-cell office:value-type="float" office:value="2297" calcext:value-type="float">
            <text:p>2297</text:p>
          </table:table-cell>
          <table:table-cell office:value-type="float" office:value="2400" calcext:value-type="float">
            <text:p>2400</text:p>
          </table:table-cell>
          <table:table-cell office:value-type="float" office:value="2391" calcext:value-type="float">
            <text:p>2391</text:p>
          </table:table-cell>
          <table:table-cell office:value-type="float" office:value="2379" calcext:value-type="float">
            <text:p>2379</text:p>
          </table:table-cell>
          <table:table-cell table:formula="of:=SUM([.B23:.K23])" office:value-type="float" office:value="23834" calcext:value-type="float">
            <text:p>238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6" calcext:value-type="float">
            <text:p>66</text:p>
          </table:table-cell>
          <table:table-cell table:formula="of:=[.L23]/10" office:value-type="float" office:value="2383.4" calcext:value-type="float">
            <text:p>2383.4</text:p>
          </table:table-cell>
          <table:table-cell table:formula="of:=[.O23]/([.R23]-[.P23])" office:value-type="float" office:value="1.01071975497703" calcext:value-type="float">
            <text:p>1.01071975497703</text:p>
          </table:table-cell>
          <table:table-cell table:formula="of:=MIN([.M23];[.N2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10" calcext:value-type="float">
            <text:p>2410</text:p>
          </table:table-cell>
          <table:table-cell office:value-type="float" office:value="2396" calcext:value-type="float">
            <text:p>2396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office:value-type="float" office:value="2336" calcext:value-type="float">
            <text:p>2336</text:p>
          </table:table-cell>
          <table:table-cell office:value-type="float" office:value="2534" calcext:value-type="float">
            <text:p>2534</text:p>
          </table:table-cell>
          <table:table-cell office:value-type="float" office:value="2297" calcext:value-type="float">
            <text:p>2297</text:p>
          </table:table-cell>
          <table:table-cell office:value-type="float" office:value="2388" calcext:value-type="float">
            <text:p>2388</text:p>
          </table:table-cell>
          <table:table-cell office:value-type="float" office:value="2391" calcext:value-type="float">
            <text:p>2391</text:p>
          </table:table-cell>
          <table:table-cell office:value-type="float" office:value="2379" calcext:value-type="float">
            <text:p>2379</text:p>
          </table:table-cell>
          <table:table-cell table:formula="of:=SUM([.B24:.K24])" office:value-type="float" office:value="23804" calcext:value-type="float">
            <text:p>2380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9" calcext:value-type="float">
            <text:p>69</text:p>
          </table:table-cell>
          <table:table-cell table:formula="of:=[.L24]/10" office:value-type="float" office:value="2380.4" calcext:value-type="float">
            <text:p>2380.4</text:p>
          </table:table-cell>
          <table:table-cell table:formula="of:=[.O24]/([.R24]-[.P24])" office:value-type="float" office:value="1.01024890190337" calcext:value-type="float">
            <text:p>1.01024890190337</text:p>
          </table:table-cell>
          <table:table-cell table:formula="of:=MIN([.M24];[.N2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10" calcext:value-type="float">
            <text:p>2410</text:p>
          </table:table-cell>
          <table:table-cell office:value-type="float" office:value="2396" calcext:value-type="float">
            <text:p>2396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office:value-type="float" office:value="2336" calcext:value-type="float">
            <text:p>2336</text:p>
          </table:table-cell>
          <table:table-cell office:value-type="float" office:value="2534" calcext:value-type="float">
            <text:p>2534</text:p>
          </table:table-cell>
          <table:table-cell office:value-type="float" office:value="2297" calcext:value-type="float">
            <text:p>2297</text:p>
          </table:table-cell>
          <table:table-cell office:value-type="float" office:value="2320" calcext:value-type="float">
            <text:p>2320</text:p>
          </table:table-cell>
          <table:table-cell office:value-type="float" office:value="2391" calcext:value-type="float">
            <text:p>2391</text:p>
          </table:table-cell>
          <table:table-cell office:value-type="float" office:value="2379" calcext:value-type="float">
            <text:p>2379</text:p>
          </table:table-cell>
          <table:table-cell table:formula="of:=SUM([.B25:.K25])" office:value-type="float" office:value="23736" calcext:value-type="float">
            <text:p>2373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2" calcext:value-type="float">
            <text:p>72</text:p>
          </table:table-cell>
          <table:table-cell table:formula="of:=[.L25]/10" office:value-type="float" office:value="2373.6" calcext:value-type="float">
            <text:p>2373.6</text:p>
          </table:table-cell>
          <table:table-cell table:formula="of:=[.O25]/([.R25]-[.P25])" office:value-type="float" office:value="0.958721704394142" calcext:value-type="float">
            <text:p>0.958721704394142</text:p>
          </table:table-cell>
          <table:table-cell table:formula="of:=MIN([.M25];[.N2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86" calcext:value-type="float">
            <text:p>2386</text:p>
          </table:table-cell>
          <table:table-cell office:value-type="float" office:value="2385" calcext:value-type="float">
            <text:p>2385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office:value-type="float" office:value="2336" calcext:value-type="float">
            <text:p>2336</text:p>
          </table:table-cell>
          <table:table-cell office:value-type="float" office:value="2534" calcext:value-type="float">
            <text:p>2534</text:p>
          </table:table-cell>
          <table:table-cell office:value-type="float" office:value="2279" calcext:value-type="float">
            <text:p>2279</text:p>
          </table:table-cell>
          <table:table-cell office:value-type="float" office:value="2320" calcext:value-type="float">
            <text:p>2320</text:p>
          </table:table-cell>
          <table:table-cell office:value-type="float" office:value="2372" calcext:value-type="float">
            <text:p>2372</text:p>
          </table:table-cell>
          <table:table-cell office:value-type="float" office:value="2338" calcext:value-type="float">
            <text:p>2338</text:p>
          </table:table-cell>
          <table:table-cell table:formula="of:=SUM([.B26:.K26])" office:value-type="float" office:value="23623" calcext:value-type="float">
            <text:p>2362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5" calcext:value-type="float">
            <text:p>75</text:p>
          </table:table-cell>
          <table:table-cell table:formula="of:=[.L26]/10" office:value-type="float" office:value="2362.3" calcext:value-type="float">
            <text:p>2362.3</text:p>
          </table:table-cell>
          <table:table-cell table:formula="of:=[.O26]/([.R26]-[.P26])" office:value-type="float" office:value="0.868055555555559" calcext:value-type="float">
            <text:p>0.868055555555559</text:p>
          </table:table-cell>
          <table:table-cell table:formula="of:=MIN([.M26];[.N2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86" calcext:value-type="float">
            <text:p>2386</text:p>
          </table:table-cell>
          <table:table-cell office:value-type="float" office:value="2385" calcext:value-type="float">
            <text:p>2385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office:value-type="float" office:value="2336" calcext:value-type="float">
            <text:p>2336</text:p>
          </table:table-cell>
          <table:table-cell office:value-type="float" office:value="2534" calcext:value-type="float">
            <text:p>2534</text:p>
          </table:table-cell>
          <table:table-cell office:value-type="float" office:value="2279" calcext:value-type="float">
            <text:p>2279</text:p>
          </table:table-cell>
          <table:table-cell office:value-type="float" office:value="2320" calcext:value-type="float">
            <text:p>2320</text:p>
          </table:table-cell>
          <table:table-cell office:value-type="float" office:value="2372" calcext:value-type="float">
            <text:p>2372</text:p>
          </table:table-cell>
          <table:table-cell office:value-type="float" office:value="2338" calcext:value-type="float">
            <text:p>2338</text:p>
          </table:table-cell>
          <table:table-cell table:formula="of:=SUM([.B27:.K27])" office:value-type="float" office:value="23623" calcext:value-type="float">
            <text:p>2362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8" calcext:value-type="float">
            <text:p>78</text:p>
          </table:table-cell>
          <table:table-cell table:formula="of:=[.L27]/10" office:value-type="float" office:value="2362.3" calcext:value-type="float">
            <text:p>2362.3</text:p>
          </table:table-cell>
          <table:table-cell table:formula="of:=[.O27]/([.R27]-[.P27])" office:value-type="float" office:value="0.902777777777782" calcext:value-type="float">
            <text:p>0.902777777777782</text:p>
          </table:table-cell>
          <table:table-cell table:formula="of:=MIN([.M27];[.N2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86" calcext:value-type="float">
            <text:p>2386</text:p>
          </table:table-cell>
          <table:table-cell office:value-type="float" office:value="2299" calcext:value-type="float">
            <text:p>2299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office:value-type="float" office:value="2336" calcext:value-type="float">
            <text:p>2336</text:p>
          </table:table-cell>
          <table:table-cell office:value-type="float" office:value="2534" calcext:value-type="float">
            <text:p>2534</text:p>
          </table:table-cell>
          <table:table-cell office:value-type="float" office:value="2279" calcext:value-type="float">
            <text:p>2279</text:p>
          </table:table-cell>
          <table:table-cell office:value-type="float" office:value="2320" calcext:value-type="float">
            <text:p>2320</text:p>
          </table:table-cell>
          <table:table-cell office:value-type="float" office:value="2372" calcext:value-type="float">
            <text:p>2372</text:p>
          </table:table-cell>
          <table:table-cell office:value-type="float" office:value="2338" calcext:value-type="float">
            <text:p>2338</text:p>
          </table:table-cell>
          <table:table-cell table:formula="of:=SUM([.B28:.K28])" office:value-type="float" office:value="23537" calcext:value-type="float">
            <text:p>235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1" calcext:value-type="float">
            <text:p>81</text:p>
          </table:table-cell>
          <table:table-cell table:formula="of:=[.L28]/10" office:value-type="float" office:value="2353.7" calcext:value-type="float">
            <text:p>2353.7</text:p>
          </table:table-cell>
          <table:table-cell table:formula="of:=[.O28]/([.R28]-[.P28])" office:value-type="float" office:value="0.852631578947368" calcext:value-type="float">
            <text:p>0.852631578947368</text:p>
          </table:table-cell>
          <table:table-cell table:formula="of:=MIN([.M28];[.N2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86" calcext:value-type="float">
            <text:p>2386</text:p>
          </table:table-cell>
          <table:table-cell office:value-type="float" office:value="2299" calcext:value-type="float">
            <text:p>2299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office:value-type="float" office:value="2336" calcext:value-type="float">
            <text:p>2336</text:p>
          </table:table-cell>
          <table:table-cell office:value-type="float" office:value="2534" calcext:value-type="float">
            <text:p>2534</text:p>
          </table:table-cell>
          <table:table-cell office:value-type="float" office:value="2279" calcext:value-type="float">
            <text:p>2279</text:p>
          </table:table-cell>
          <table:table-cell office:value-type="float" office:value="2320" calcext:value-type="float">
            <text:p>2320</text:p>
          </table:table-cell>
          <table:table-cell office:value-type="float" office:value="2372" calcext:value-type="float">
            <text:p>2372</text:p>
          </table:table-cell>
          <table:table-cell office:value-type="float" office:value="2338" calcext:value-type="float">
            <text:p>2338</text:p>
          </table:table-cell>
          <table:table-cell table:formula="of:=SUM([.B29:.K29])" office:value-type="float" office:value="23537" calcext:value-type="float">
            <text:p>235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4" calcext:value-type="float">
            <text:p>84</text:p>
          </table:table-cell>
          <table:table-cell table:formula="of:=[.L29]/10" office:value-type="float" office:value="2353.7" calcext:value-type="float">
            <text:p>2353.7</text:p>
          </table:table-cell>
          <table:table-cell table:formula="of:=[.O29]/([.R29]-[.P29])" office:value-type="float" office:value="0.884210526315789" calcext:value-type="float">
            <text:p>0.884210526315789</text:p>
          </table:table-cell>
          <table:table-cell table:formula="of:=MIN([.M29];[.N2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86" calcext:value-type="float">
            <text:p>2386</text:p>
          </table:table-cell>
          <table:table-cell office:value-type="float" office:value="2299" calcext:value-type="float">
            <text:p>2299</text:p>
          </table:table-cell>
          <table:table-cell office:value-type="float" office:value="2244" calcext:value-type="float">
            <text:p>2244</text:p>
          </table:table-cell>
          <table:table-cell office:value-type="float" office:value="2408" calcext:value-type="float">
            <text:p>2408</text:p>
          </table:table-cell>
          <table:table-cell office:value-type="float" office:value="2336" calcext:value-type="float">
            <text:p>2336</text:p>
          </table:table-cell>
          <table:table-cell office:value-type="float" office:value="2534" calcext:value-type="float">
            <text:p>2534</text:p>
          </table:table-cell>
          <table:table-cell office:value-type="float" office:value="2270" calcext:value-type="float">
            <text:p>2270</text:p>
          </table:table-cell>
          <table:table-cell office:value-type="float" office:value="2320" calcext:value-type="float">
            <text:p>2320</text:p>
          </table:table-cell>
          <table:table-cell office:value-type="float" office:value="2326" calcext:value-type="float">
            <text:p>2326</text:p>
          </table:table-cell>
          <table:table-cell office:value-type="float" office:value="2338" calcext:value-type="float">
            <text:p>2338</text:p>
          </table:table-cell>
          <table:table-cell table:formula="of:=SUM([.B30:.K30])" office:value-type="float" office:value="23461" calcext:value-type="float">
            <text:p>23461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7" calcext:value-type="float">
            <text:p>87</text:p>
          </table:table-cell>
          <table:table-cell table:formula="of:=[.L30]/10" office:value-type="float" office:value="2346.1" calcext:value-type="float">
            <text:p>2346.1</text:p>
          </table:table-cell>
          <table:table-cell table:formula="of:=[.O30]/([.R30]-[.P30])" office:value-type="float" office:value="0.84795321637427" calcext:value-type="float">
            <text:p>0.84795321637427</text:p>
          </table:table-cell>
          <table:table-cell table:formula="of:=MIN([.M30];[.N3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86" calcext:value-type="float">
            <text:p>2386</text:p>
          </table:table-cell>
          <table:table-cell office:value-type="float" office:value="2299" calcext:value-type="float">
            <text:p>2299</text:p>
          </table:table-cell>
          <table:table-cell office:value-type="float" office:value="2244" calcext:value-type="float">
            <text:p>2244</text:p>
          </table:table-cell>
          <table:table-cell office:value-type="float" office:value="2408" calcext:value-type="float">
            <text:p>2408</text:p>
          </table:table-cell>
          <table:table-cell office:value-type="float" office:value="2336" calcext:value-type="float">
            <text:p>2336</text:p>
          </table:table-cell>
          <table:table-cell office:value-type="float" office:value="2534" calcext:value-type="float">
            <text:p>2534</text:p>
          </table:table-cell>
          <table:table-cell office:value-type="float" office:value="2255" calcext:value-type="float">
            <text:p>2255</text:p>
          </table:table-cell>
          <table:table-cell office:value-type="float" office:value="2320" calcext:value-type="float">
            <text:p>2320</text:p>
          </table:table-cell>
          <table:table-cell office:value-type="float" office:value="2326" calcext:value-type="float">
            <text:p>2326</text:p>
          </table:table-cell>
          <table:table-cell office:value-type="float" office:value="2338" calcext:value-type="float">
            <text:p>2338</text:p>
          </table:table-cell>
          <table:table-cell table:formula="of:=SUM([.B31:.K31])" office:value-type="float" office:value="23446" calcext:value-type="float">
            <text:p>2344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0" calcext:value-type="float">
            <text:p>90</text:p>
          </table:table-cell>
          <table:table-cell table:formula="of:=[.L31]/10" office:value-type="float" office:value="2344.6" calcext:value-type="float">
            <text:p>2344.6</text:p>
          </table:table-cell>
          <table:table-cell table:formula="of:=[.O31]/([.R31]-[.P31])" office:value-type="float" office:value="0.864553314121038" calcext:value-type="float">
            <text:p>0.864553314121038</text:p>
          </table:table-cell>
          <table:table-cell table:formula="of:=MIN([.M31];[.N3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71" calcext:value-type="float">
            <text:p>2371</text:p>
          </table:table-cell>
          <table:table-cell office:value-type="float" office:value="2299" calcext:value-type="float">
            <text:p>2299</text:p>
          </table:table-cell>
          <table:table-cell office:value-type="float" office:value="2237" calcext:value-type="float">
            <text:p>2237</text:p>
          </table:table-cell>
          <table:table-cell office:value-type="float" office:value="2408" calcext:value-type="float">
            <text:p>2408</text:p>
          </table:table-cell>
          <table:table-cell office:value-type="float" office:value="2329" calcext:value-type="float">
            <text:p>2329</text:p>
          </table:table-cell>
          <table:table-cell office:value-type="float" office:value="2534" calcext:value-type="float">
            <text:p>2534</text:p>
          </table:table-cell>
          <table:table-cell office:value-type="float" office:value="2255" calcext:value-type="float">
            <text:p>2255</text:p>
          </table:table-cell>
          <table:table-cell office:value-type="float" office:value="2320" calcext:value-type="float">
            <text:p>2320</text:p>
          </table:table-cell>
          <table:table-cell office:value-type="float" office:value="2326" calcext:value-type="float">
            <text:p>2326</text:p>
          </table:table-cell>
          <table:table-cell office:value-type="float" office:value="2338" calcext:value-type="float">
            <text:p>2338</text:p>
          </table:table-cell>
          <table:table-cell table:formula="of:=SUM([.B32:.K32])" office:value-type="float" office:value="23417" calcext:value-type="float">
            <text:p>2341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3" calcext:value-type="float">
            <text:p>93</text:p>
          </table:table-cell>
          <table:table-cell table:formula="of:=[.L32]/10" office:value-type="float" office:value="2341.7" calcext:value-type="float">
            <text:p>2341.7</text:p>
          </table:table-cell>
          <table:table-cell table:formula="of:=[.O32]/([.R32]-[.P32])" office:value-type="float" office:value="0.869158878504673" calcext:value-type="float">
            <text:p>0.869158878504673</text:p>
          </table:table-cell>
          <table:table-cell table:formula="of:=MIN([.M32];[.N3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71" calcext:value-type="float">
            <text:p>2371</text:p>
          </table:table-cell>
          <table:table-cell office:value-type="float" office:value="2299" calcext:value-type="float">
            <text:p>2299</text:p>
          </table:table-cell>
          <table:table-cell office:value-type="float" office:value="2237" calcext:value-type="float">
            <text:p>2237</text:p>
          </table:table-cell>
          <table:table-cell office:value-type="float" office:value="2408" calcext:value-type="float">
            <text:p>2408</text:p>
          </table:table-cell>
          <table:table-cell office:value-type="float" office:value="2329" calcext:value-type="float">
            <text:p>2329</text:p>
          </table:table-cell>
          <table:table-cell office:value-type="float" office:value="2534" calcext:value-type="float">
            <text:p>2534</text:p>
          </table:table-cell>
          <table:table-cell office:value-type="float" office:value="2255" calcext:value-type="float">
            <text:p>2255</text:p>
          </table:table-cell>
          <table:table-cell office:value-type="float" office:value="2320" calcext:value-type="float">
            <text:p>2320</text:p>
          </table:table-cell>
          <table:table-cell office:value-type="float" office:value="2326" calcext:value-type="float">
            <text:p>2326</text:p>
          </table:table-cell>
          <table:table-cell office:value-type="float" office:value="2338" calcext:value-type="float">
            <text:p>2338</text:p>
          </table:table-cell>
          <table:table-cell table:formula="of:=SUM([.B33:.K33])" office:value-type="float" office:value="23417" calcext:value-type="float">
            <text:p>2341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6" calcext:value-type="float">
            <text:p>96</text:p>
          </table:table-cell>
          <table:table-cell table:formula="of:=[.L33]/10" office:value-type="float" office:value="2341.7" calcext:value-type="float">
            <text:p>2341.7</text:p>
          </table:table-cell>
          <table:table-cell table:formula="of:=[.O33]/([.R33]-[.P33])" office:value-type="float" office:value="0.897196261682243" calcext:value-type="float">
            <text:p>0.897196261682243</text:p>
          </table:table-cell>
          <table:table-cell table:formula="of:=MIN([.M33];[.N3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37" calcext:value-type="float">
            <text:p>2237</text:p>
          </table:table-cell>
          <table:table-cell office:value-type="float" office:value="2408" calcext:value-type="float">
            <text:p>2408</text:p>
          </table:table-cell>
          <table:table-cell office:value-type="float" office:value="2329" calcext:value-type="float">
            <text:p>2329</text:p>
          </table:table-cell>
          <table:table-cell office:value-type="float" office:value="2534" calcext:value-type="float">
            <text:p>2534</text:p>
          </table:table-cell>
          <table:table-cell office:value-type="float" office:value="2255" calcext:value-type="float">
            <text:p>2255</text:p>
          </table:table-cell>
          <table:table-cell office:value-type="float" office:value="2320" calcext:value-type="float">
            <text:p>2320</text:p>
          </table:table-cell>
          <table:table-cell office:value-type="float" office:value="2326" calcext:value-type="float">
            <text:p>2326</text:p>
          </table:table-cell>
          <table:table-cell office:value-type="float" office:value="2334" calcext:value-type="float">
            <text:p>2334</text:p>
          </table:table-cell>
          <table:table-cell table:formula="of:=SUM([.B34:.K34])" office:value-type="float" office:value="23390" calcext:value-type="float">
            <text:p>233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9" calcext:value-type="float">
            <text:p>99</text:p>
          </table:table-cell>
          <table:table-cell table:formula="of:=[.L34]/10" office:value-type="float" office:value="2339" calcext:value-type="float">
            <text:p>2339</text:p>
          </table:table-cell>
          <table:table-cell table:formula="of:=[.O34]/([.R34]-[.P34])" office:value-type="float" office:value="0.902461257976301" calcext:value-type="float">
            <text:p>0.902461257976301</text:p>
          </table:table-cell>
          <table:table-cell table:formula="of:=MIN([.M34];[.N3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37" calcext:value-type="float">
            <text:p>2237</text:p>
          </table:table-cell>
          <table:table-cell office:value-type="float" office:value="2408" calcext:value-type="float">
            <text:p>2408</text:p>
          </table:table-cell>
          <table:table-cell office:value-type="float" office:value="2329" calcext:value-type="float">
            <text:p>2329</text:p>
          </table:table-cell>
          <table:table-cell office:value-type="float" office:value="2516" calcext:value-type="float">
            <text:p>2516</text:p>
          </table:table-cell>
          <table:table-cell office:value-type="float" office:value="2239" calcext:value-type="float">
            <text:p>2239</text:p>
          </table:table-cell>
          <table:table-cell office:value-type="float" office:value="2320" calcext:value-type="float">
            <text:p>2320</text:p>
          </table:table-cell>
          <table:table-cell office:value-type="float" office:value="2326" calcext:value-type="float">
            <text:p>2326</text:p>
          </table:table-cell>
          <table:table-cell office:value-type="float" office:value="2286" calcext:value-type="float">
            <text:p>2286</text:p>
          </table:table-cell>
          <table:table-cell table:formula="of:=SUM([.B35:.K35])" office:value-type="float" office:value="23308" calcext:value-type="float">
            <text:p>2330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2" calcext:value-type="float">
            <text:p>102</text:p>
          </table:table-cell>
          <table:table-cell table:formula="of:=[.L35]/10" office:value-type="float" office:value="2330.8" calcext:value-type="float">
            <text:p>2330.8</text:p>
          </table:table-cell>
          <table:table-cell table:formula="of:=[.O35]/([.R35]-[.P35])" office:value-type="float" office:value="0.865139949109417" calcext:value-type="float">
            <text:p>0.865139949109417</text:p>
          </table:table-cell>
          <table:table-cell table:formula="of:=MIN([.M35];[.N3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37" calcext:value-type="float">
            <text:p>2237</text:p>
          </table:table-cell>
          <table:table-cell office:value-type="float" office:value="2408" calcext:value-type="float">
            <text:p>2408</text:p>
          </table:table-cell>
          <table:table-cell office:value-type="float" office:value="2324" calcext:value-type="float">
            <text:p>2324</text:p>
          </table:table-cell>
          <table:table-cell office:value-type="float" office:value="2516" calcext:value-type="float">
            <text:p>2516</text:p>
          </table:table-cell>
          <table:table-cell office:value-type="float" office:value="2239" calcext:value-type="float">
            <text:p>2239</text:p>
          </table:table-cell>
          <table:table-cell office:value-type="float" office:value="2320" calcext:value-type="float">
            <text:p>2320</text:p>
          </table:table-cell>
          <table:table-cell office:value-type="float" office:value="2326" calcext:value-type="float">
            <text:p>2326</text:p>
          </table:table-cell>
          <table:table-cell office:value-type="float" office:value="2286" calcext:value-type="float">
            <text:p>2286</text:p>
          </table:table-cell>
          <table:table-cell table:formula="of:=SUM([.B36:.K36])" office:value-type="float" office:value="23303" calcext:value-type="float">
            <text:p>2330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5" calcext:value-type="float">
            <text:p>105</text:p>
          </table:table-cell>
          <table:table-cell table:formula="of:=[.L36]/10" office:value-type="float" office:value="2330.3" calcext:value-type="float">
            <text:p>2330.3</text:p>
          </table:table-cell>
          <table:table-cell table:formula="of:=[.O36]/([.R36]-[.P36])" office:value-type="float" office:value="0.886824324324327" calcext:value-type="float">
            <text:p>0.886824324324327</text:p>
          </table:table-cell>
          <table:table-cell table:formula="of:=MIN([.M36];[.N3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37" calcext:value-type="float">
            <text:p>2237</text:p>
          </table:table-cell>
          <table:table-cell office:value-type="float" office:value="2408" calcext:value-type="float">
            <text:p>2408</text:p>
          </table:table-cell>
          <table:table-cell office:value-type="float" office:value="2324" calcext:value-type="float">
            <text:p>2324</text:p>
          </table:table-cell>
          <table:table-cell office:value-type="float" office:value="2457" calcext:value-type="float">
            <text:p>2457</text:p>
          </table:table-cell>
          <table:table-cell office:value-type="float" office:value="2239" calcext:value-type="float">
            <text:p>2239</text:p>
          </table:table-cell>
          <table:table-cell office:value-type="float" office:value="2320" calcext:value-type="float">
            <text:p>2320</text:p>
          </table:table-cell>
          <table:table-cell office:value-type="float" office:value="2326" calcext:value-type="float">
            <text:p>2326</text:p>
          </table:table-cell>
          <table:table-cell office:value-type="float" office:value="2286" calcext:value-type="float">
            <text:p>2286</text:p>
          </table:table-cell>
          <table:table-cell table:formula="of:=SUM([.B37:.K37])" office:value-type="float" office:value="23244" calcext:value-type="float">
            <text:p>232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8" calcext:value-type="float">
            <text:p>108</text:p>
          </table:table-cell>
          <table:table-cell table:formula="of:=[.L37]/10" office:value-type="float" office:value="2324.4" calcext:value-type="float">
            <text:p>2324.4</text:p>
          </table:table-cell>
          <table:table-cell table:formula="of:=[.O37]/([.R37]-[.P37])" office:value-type="float" office:value="0.868865647626711" calcext:value-type="float">
            <text:p>0.868865647626711</text:p>
          </table:table-cell>
          <table:table-cell table:formula="of:=MIN([.M37];[.N3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office:value-type="float" office:value="2324" calcext:value-type="float">
            <text:p>2324</text:p>
          </table:table-cell>
          <table:table-cell office:value-type="float" office:value="2457" calcext:value-type="float">
            <text:p>2457</text:p>
          </table:table-cell>
          <table:table-cell office:value-type="float" office:value="2239" calcext:value-type="float">
            <text:p>2239</text:p>
          </table:table-cell>
          <table:table-cell office:value-type="float" office:value="2320" calcext:value-type="float">
            <text:p>2320</text:p>
          </table:table-cell>
          <table:table-cell office:value-type="float" office:value="2326" calcext:value-type="float">
            <text:p>2326</text:p>
          </table:table-cell>
          <table:table-cell office:value-type="float" office:value="2286" calcext:value-type="float">
            <text:p>2286</text:p>
          </table:table-cell>
          <table:table-cell table:formula="of:=SUM([.B38:.K38])" office:value-type="float" office:value="23234" calcext:value-type="float">
            <text:p>232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1" calcext:value-type="float">
            <text:p>111</text:p>
          </table:table-cell>
          <table:table-cell table:formula="of:=[.L38]/10" office:value-type="float" office:value="2323.4" calcext:value-type="float">
            <text:p>2323.4</text:p>
          </table:table-cell>
          <table:table-cell table:formula="of:=[.O38]/([.R38]-[.P38])" office:value-type="float" office:value="0.885873902633681" calcext:value-type="float">
            <text:p>0.885873902633681</text:p>
          </table:table-cell>
          <table:table-cell table:formula="of:=MIN([.M38];[.N3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office:value-type="float" office:value="2324" calcext:value-type="float">
            <text:p>2324</text:p>
          </table:table-cell>
          <table:table-cell office:value-type="float" office:value="2457" calcext:value-type="float">
            <text:p>2457</text:p>
          </table:table-cell>
          <table:table-cell office:value-type="float" office:value="2239" calcext:value-type="float">
            <text:p>2239</text:p>
          </table:table-cell>
          <table:table-cell office:value-type="float" office:value="2320" calcext:value-type="float">
            <text:p>2320</text:p>
          </table:table-cell>
          <table:table-cell office:value-type="float" office:value="2326" calcext:value-type="float">
            <text:p>2326</text:p>
          </table:table-cell>
          <table:table-cell office:value-type="float" office:value="2286" calcext:value-type="float">
            <text:p>2286</text:p>
          </table:table-cell>
          <table:table-cell table:formula="of:=SUM([.B39:.K39])" office:value-type="float" office:value="23234" calcext:value-type="float">
            <text:p>232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4" calcext:value-type="float">
            <text:p>114</text:p>
          </table:table-cell>
          <table:table-cell table:formula="of:=[.L39]/10" office:value-type="float" office:value="2323.4" calcext:value-type="float">
            <text:p>2323.4</text:p>
          </table:table-cell>
          <table:table-cell table:formula="of:=[.O39]/([.R39]-[.P39])" office:value-type="float" office:value="0.909816440542699" calcext:value-type="float">
            <text:p>0.909816440542699</text:p>
          </table:table-cell>
          <table:table-cell table:formula="of:=MIN([.M39];[.N3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39" calcext:value-type="float">
            <text:p>2239</text:p>
          </table:table-cell>
          <table:table-cell office:value-type="float" office:value="2320" calcext:value-type="float">
            <text:p>2320</text:p>
          </table:table-cell>
          <table:table-cell office:value-type="float" office:value="2326" calcext:value-type="float">
            <text:p>2326</text:p>
          </table:table-cell>
          <table:table-cell office:value-type="float" office:value="2286" calcext:value-type="float">
            <text:p>2286</text:p>
          </table:table-cell>
          <table:table-cell table:formula="of:=SUM([.B40:.K40])" office:value-type="float" office:value="23198" calcext:value-type="float">
            <text:p>2319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7" calcext:value-type="float">
            <text:p>117</text:p>
          </table:table-cell>
          <table:table-cell table:formula="of:=[.L40]/10" office:value-type="float" office:value="2319.8" calcext:value-type="float">
            <text:p>2319.8</text:p>
          </table:table-cell>
          <table:table-cell table:formula="of:=[.O40]/([.R40]-[.P40])" office:value-type="float" office:value="0.907680372381694" calcext:value-type="float">
            <text:p>0.907680372381694</text:p>
          </table:table-cell>
          <table:table-cell table:formula="of:=MIN([.M40];[.N4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48" calcext:value-type="float">
            <text:p>234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39" calcext:value-type="float">
            <text:p>2239</text:p>
          </table:table-cell>
          <table:table-cell office:value-type="float" office:value="2320" calcext:value-type="float">
            <text:p>2320</text:p>
          </table:table-cell>
          <table:table-cell office:value-type="float" office:value="2325" calcext:value-type="float">
            <text:p>2325</text:p>
          </table:table-cell>
          <table:table-cell office:value-type="float" office:value="2286" calcext:value-type="float">
            <text:p>2286</text:p>
          </table:table-cell>
          <table:table-cell table:formula="of:=SUM([.B41:.K41])" office:value-type="float" office:value="23187" calcext:value-type="float">
            <text:p>2318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0" calcext:value-type="float">
            <text:p>120</text:p>
          </table:table-cell>
          <table:table-cell table:formula="of:=[.L41]/10" office:value-type="float" office:value="2318.7" calcext:value-type="float">
            <text:p>2318.7</text:p>
          </table:table-cell>
          <table:table-cell table:formula="of:=[.O41]/([.R41]-[.P41])" office:value-type="float" office:value="0.923076923076923" calcext:value-type="float">
            <text:p>0.923076923076923</text:p>
          </table:table-cell>
          <table:table-cell table:formula="of:=MIN([.M41];[.N4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48" calcext:value-type="float">
            <text:p>234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33" calcext:value-type="float">
            <text:p>2233</text:p>
          </table:table-cell>
          <table:table-cell office:value-type="float" office:value="2320" calcext:value-type="float">
            <text:p>2320</text:p>
          </table:table-cell>
          <table:table-cell office:value-type="float" office:value="2325" calcext:value-type="float">
            <text:p>2325</text:p>
          </table:table-cell>
          <table:table-cell office:value-type="float" office:value="2283" calcext:value-type="float">
            <text:p>2283</text:p>
          </table:table-cell>
          <table:table-cell table:formula="of:=SUM([.B42:.K42])" office:value-type="float" office:value="23178" calcext:value-type="float">
            <text:p>2317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3" calcext:value-type="float">
            <text:p>123</text:p>
          </table:table-cell>
          <table:table-cell table:formula="of:=[.L42]/10" office:value-type="float" office:value="2317.8" calcext:value-type="float">
            <text:p>2317.8</text:p>
          </table:table-cell>
          <table:table-cell table:formula="of:=[.O42]/([.R42]-[.P42])" office:value-type="float" office:value="0.939648586707413" calcext:value-type="float">
            <text:p>0.939648586707413</text:p>
          </table:table-cell>
          <table:table-cell table:formula="of:=MIN([.M42];[.N4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48" calcext:value-type="float">
            <text:p>234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325" calcext:value-type="float">
            <text:p>2325</text:p>
          </table:table-cell>
          <table:table-cell office:value-type="float" office:value="2283" calcext:value-type="float">
            <text:p>2283</text:p>
          </table:table-cell>
          <table:table-cell table:formula="of:=SUM([.B43:.K43])" office:value-type="float" office:value="23146" calcext:value-type="float">
            <text:p>2314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6" calcext:value-type="float">
            <text:p>126</text:p>
          </table:table-cell>
          <table:table-cell table:formula="of:=[.L43]/10" office:value-type="float" office:value="2314.6" calcext:value-type="float">
            <text:p>2314.6</text:p>
          </table:table-cell>
          <table:table-cell table:formula="of:=[.O43]/([.R43]-[.P43])" office:value-type="float" office:value="0.939597315436242" calcext:value-type="float">
            <text:p>0.939597315436242</text:p>
          </table:table-cell>
          <table:table-cell table:formula="of:=MIN([.M43];[.N4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48" calcext:value-type="float">
            <text:p>234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325" calcext:value-type="float">
            <text:p>2325</text:p>
          </table:table-cell>
          <table:table-cell office:value-type="float" office:value="2283" calcext:value-type="float">
            <text:p>2283</text:p>
          </table:table-cell>
          <table:table-cell table:formula="of:=SUM([.B44:.K44])" office:value-type="float" office:value="23146" calcext:value-type="float">
            <text:p>2314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9" calcext:value-type="float">
            <text:p>129</text:p>
          </table:table-cell>
          <table:table-cell table:formula="of:=[.L44]/10" office:value-type="float" office:value="2314.6" calcext:value-type="float">
            <text:p>2314.6</text:p>
          </table:table-cell>
          <table:table-cell table:formula="of:=[.O44]/([.R44]-[.P44])" office:value-type="float" office:value="0.961968680089486" calcext:value-type="float">
            <text:p>0.961968680089486</text:p>
          </table:table-cell>
          <table:table-cell table:formula="of:=MIN([.M44];[.N4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08" calcext:value-type="float">
            <text:p>230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325" calcext:value-type="float">
            <text:p>2325</text:p>
          </table:table-cell>
          <table:table-cell office:value-type="float" office:value="2283" calcext:value-type="float">
            <text:p>2283</text:p>
          </table:table-cell>
          <table:table-cell table:formula="of:=SUM([.B45:.K45])" office:value-type="float" office:value="23106" calcext:value-type="float">
            <text:p>2310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2" calcext:value-type="float">
            <text:p>132</text:p>
          </table:table-cell>
          <table:table-cell table:formula="of:=[.L45]/10" office:value-type="float" office:value="2310.6" calcext:value-type="float">
            <text:p>2310.6</text:p>
          </table:table-cell>
          <table:table-cell table:formula="of:=[.O45]/([.R45]-[.P45])" office:value-type="float" office:value="0.955829109341058" calcext:value-type="float">
            <text:p>0.955829109341058</text:p>
          </table:table-cell>
          <table:table-cell table:formula="of:=MIN([.M45];[.N4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08" calcext:value-type="float">
            <text:p>230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92" calcext:value-type="float">
            <text:p>2292</text:p>
          </table:table-cell>
          <table:table-cell office:value-type="float" office:value="2283" calcext:value-type="float">
            <text:p>2283</text:p>
          </table:table-cell>
          <table:table-cell table:formula="of:=SUM([.B46:.K46])" office:value-type="float" office:value="23073" calcext:value-type="float">
            <text:p>2307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5" calcext:value-type="float">
            <text:p>135</text:p>
          </table:table-cell>
          <table:table-cell table:formula="of:=[.L46]/10" office:value-type="float" office:value="2307.3" calcext:value-type="float">
            <text:p>2307.3</text:p>
          </table:table-cell>
          <table:table-cell table:formula="of:=[.O46]/([.R46]-[.P46])" office:value-type="float" office:value="0.954738330975957" calcext:value-type="float">
            <text:p>0.954738330975957</text:p>
          </table:table-cell>
          <table:table-cell table:formula="of:=MIN([.M46];[.N4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08" calcext:value-type="float">
            <text:p>230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92" calcext:value-type="float">
            <text:p>2292</text:p>
          </table:table-cell>
          <table:table-cell office:value-type="float" office:value="2283" calcext:value-type="float">
            <text:p>2283</text:p>
          </table:table-cell>
          <table:table-cell table:formula="of:=SUM([.B47:.K47])" office:value-type="float" office:value="23073" calcext:value-type="float">
            <text:p>2307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8" calcext:value-type="float">
            <text:p>138</text:p>
          </table:table-cell>
          <table:table-cell table:formula="of:=[.L47]/10" office:value-type="float" office:value="2307.3" calcext:value-type="float">
            <text:p>2307.3</text:p>
          </table:table-cell>
          <table:table-cell table:formula="of:=[.O47]/([.R47]-[.P47])" office:value-type="float" office:value="0.975954738330978" calcext:value-type="float">
            <text:p>0.975954738330978</text:p>
          </table:table-cell>
          <table:table-cell table:formula="of:=MIN([.M47];[.N4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08" calcext:value-type="float">
            <text:p>230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84" calcext:value-type="float">
            <text:p>2284</text:p>
          </table:table-cell>
          <table:table-cell office:value-type="float" office:value="2283" calcext:value-type="float">
            <text:p>2283</text:p>
          </table:table-cell>
          <table:table-cell table:formula="of:=SUM([.B48:.K48])" office:value-type="float" office:value="23050" calcext:value-type="float">
            <text:p>2305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1" calcext:value-type="float">
            <text:p>141</text:p>
          </table:table-cell>
          <table:table-cell table:formula="of:=[.L48]/10" office:value-type="float" office:value="2305" calcext:value-type="float">
            <text:p>2305</text:p>
          </table:table-cell>
          <table:table-cell table:formula="of:=[.O48]/([.R48]-[.P48])" office:value-type="float" office:value="0.981210855949897" calcext:value-type="float">
            <text:p>0.981210855949897</text:p>
          </table:table-cell>
          <table:table-cell table:formula="of:=MIN([.M48];[.N4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08" calcext:value-type="float">
            <text:p>2308</text:p>
          </table:table-cell>
          <table:table-cell office:value-type="float" office:value="2289" calcext:value-type="float">
            <text:p>2289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84" calcext:value-type="float">
            <text:p>2284</text:p>
          </table:table-cell>
          <table:table-cell office:value-type="float" office:value="2283" calcext:value-type="float">
            <text:p>2283</text:p>
          </table:table-cell>
          <table:table-cell table:formula="of:=SUM([.B49:.K49])" office:value-type="float" office:value="23009" calcext:value-type="float">
            <text:p>2300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4" calcext:value-type="float">
            <text:p>144</text:p>
          </table:table-cell>
          <table:table-cell table:formula="of:=[.L49]/10" office:value-type="float" office:value="2300.9" calcext:value-type="float">
            <text:p>2300.9</text:p>
          </table:table-cell>
          <table:table-cell table:formula="of:=[.O49]/([.R49]-[.P49])" office:value-type="float" office:value="0.97428958051421" calcext:value-type="float">
            <text:p>0.97428958051421</text:p>
          </table:table-cell>
          <table:table-cell table:formula="of:=MIN([.M49];[.N4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08" calcext:value-type="float">
            <text:p>2308</text:p>
          </table:table-cell>
          <table:table-cell office:value-type="float" office:value="2289" calcext:value-type="float">
            <text:p>2289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84" calcext:value-type="float">
            <text:p>2284</text:p>
          </table:table-cell>
          <table:table-cell office:value-type="float" office:value="2283" calcext:value-type="float">
            <text:p>2283</text:p>
          </table:table-cell>
          <table:table-cell table:formula="of:=SUM([.B50:.K50])" office:value-type="float" office:value="23009" calcext:value-type="float">
            <text:p>2300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7" calcext:value-type="float">
            <text:p>147</text:p>
          </table:table-cell>
          <table:table-cell table:formula="of:=[.L50]/10" office:value-type="float" office:value="2300.9" calcext:value-type="float">
            <text:p>2300.9</text:p>
          </table:table-cell>
          <table:table-cell table:formula="of:=[.O50]/([.R50]-[.P50])" office:value-type="float" office:value="0.994587280108256" calcext:value-type="float">
            <text:p>0.994587280108256</text:p>
          </table:table-cell>
          <table:table-cell table:formula="of:=MIN([.M50];[.N5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93" calcext:value-type="float">
            <text:p>2293</text:p>
          </table:table-cell>
          <table:table-cell office:value-type="float" office:value="2289" calcext:value-type="float">
            <text:p>2289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84" calcext:value-type="float">
            <text:p>2284</text:p>
          </table:table-cell>
          <table:table-cell office:value-type="float" office:value="2283" calcext:value-type="float">
            <text:p>2283</text:p>
          </table:table-cell>
          <table:table-cell table:formula="of:=SUM([.B51:.K51])" office:value-type="float" office:value="22994" calcext:value-type="float">
            <text:p>229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0" calcext:value-type="float">
            <text:p>150</text:p>
          </table:table-cell>
          <table:table-cell table:formula="of:=[.L51]/10" office:value-type="float" office:value="2299.4" calcext:value-type="float">
            <text:p>2299.4</text:p>
          </table:table-cell>
          <table:table-cell table:formula="of:=[.O51]/([.R51]-[.P51])" office:value-type="float" office:value="1.00468854655057" calcext:value-type="float">
            <text:p>1.00468854655057</text:p>
          </table:table-cell>
          <table:table-cell table:formula="of:=MIN([.M51];[.N5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93" calcext:value-type="float">
            <text:p>2293</text:p>
          </table:table-cell>
          <table:table-cell office:value-type="float" office:value="2289" calcext:value-type="float">
            <text:p>2289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61" calcext:value-type="float">
            <text:p>2261</text:p>
          </table:table-cell>
          <table:table-cell office:value-type="float" office:value="2278" calcext:value-type="float">
            <text:p>2278</text:p>
          </table:table-cell>
          <table:table-cell table:formula="of:=SUM([.B52:.K52])" office:value-type="float" office:value="22966" calcext:value-type="float">
            <text:p>2296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3" calcext:value-type="float">
            <text:p>153</text:p>
          </table:table-cell>
          <table:table-cell table:formula="of:=[.L52]/10" office:value-type="float" office:value="2296.6" calcext:value-type="float">
            <text:p>2296.6</text:p>
          </table:table-cell>
          <table:table-cell table:formula="of:=[.O52]/([.R52]-[.P52])" office:value-type="float" office:value="1.00591715976331" calcext:value-type="float">
            <text:p>1.00591715976331</text:p>
          </table:table-cell>
          <table:table-cell table:formula="of:=MIN([.M52];[.N5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61" calcext:value-type="float">
            <text:p>2261</text:p>
          </table:table-cell>
          <table:table-cell office:value-type="float" office:value="2278" calcext:value-type="float">
            <text:p>2278</text:p>
          </table:table-cell>
          <table:table-cell table:formula="of:=SUM([.B53:.K53])" office:value-type="float" office:value="22957" calcext:value-type="float">
            <text:p>22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6" calcext:value-type="float">
            <text:p>156</text:p>
          </table:table-cell>
          <table:table-cell table:formula="of:=[.L53]/10" office:value-type="float" office:value="2295.7" calcext:value-type="float">
            <text:p>2295.7</text:p>
          </table:table-cell>
          <table:table-cell table:formula="of:=[.O53]/([.R53]-[.P53])" office:value-type="float" office:value="1.01960784313725" calcext:value-type="float">
            <text:p>1.01960784313725</text:p>
          </table:table-cell>
          <table:table-cell table:formula="of:=MIN([.M53];[.N5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58" calcext:value-type="float">
            <text:p>2258</text:p>
          </table:table-cell>
          <table:table-cell office:value-type="float" office:value="2278" calcext:value-type="float">
            <text:p>2278</text:p>
          </table:table-cell>
          <table:table-cell table:formula="of:=SUM([.B54:.K54])" office:value-type="float" office:value="22933" calcext:value-type="float">
            <text:p>2293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9" calcext:value-type="float">
            <text:p>159</text:p>
          </table:table-cell>
          <table:table-cell table:formula="of:=[.L54]/10" office:value-type="float" office:value="2293.3" calcext:value-type="float">
            <text:p>2293.3</text:p>
          </table:table-cell>
          <table:table-cell table:formula="of:=[.O54]/([.R54]-[.P54])" office:value-type="float" office:value="1.02316602316603" calcext:value-type="float">
            <text:p>1.02316602316603</text:p>
          </table:table-cell>
          <table:table-cell table:formula="of:=MIN([.M54];[.N5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58" calcext:value-type="float">
            <text:p>2258</text:p>
          </table:table-cell>
          <table:table-cell office:value-type="float" office:value="2278" calcext:value-type="float">
            <text:p>2278</text:p>
          </table:table-cell>
          <table:table-cell table:formula="of:=SUM([.B55:.K55])" office:value-type="float" office:value="22933" calcext:value-type="float">
            <text:p>2293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2" calcext:value-type="float">
            <text:p>162</text:p>
          </table:table-cell>
          <table:table-cell table:formula="of:=[.L55]/10" office:value-type="float" office:value="2293.3" calcext:value-type="float">
            <text:p>2293.3</text:p>
          </table:table-cell>
          <table:table-cell table:formula="of:=[.O55]/([.R55]-[.P55])" office:value-type="float" office:value="1.04247104247104" calcext:value-type="float">
            <text:p>1.04247104247104</text:p>
          </table:table-cell>
          <table:table-cell table:formula="of:=MIN([.M55];[.N5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58" calcext:value-type="float">
            <text:p>2258</text:p>
          </table:table-cell>
          <table:table-cell office:value-type="float" office:value="2263" calcext:value-type="float">
            <text:p>2263</text:p>
          </table:table-cell>
          <table:table-cell table:formula="of:=SUM([.B56:.K56])" office:value-type="float" office:value="22918" calcext:value-type="float">
            <text:p>2291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5" calcext:value-type="float">
            <text:p>165</text:p>
          </table:table-cell>
          <table:table-cell table:formula="of:=[.L56]/10" office:value-type="float" office:value="2291.8" calcext:value-type="float">
            <text:p>2291.8</text:p>
          </table:table-cell>
          <table:table-cell table:formula="of:=[.O56]/([.R56]-[.P56])" office:value-type="float" office:value="1.05162523900574" calcext:value-type="float">
            <text:p>1.05162523900574</text:p>
          </table:table-cell>
          <table:table-cell table:formula="of:=MIN([.M56];[.N5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29" calcext:value-type="float">
            <text:p>2229</text:p>
          </table:table-cell>
          <table:table-cell office:value-type="float" office:value="2263" calcext:value-type="float">
            <text:p>2263</text:p>
          </table:table-cell>
          <table:table-cell table:formula="of:=SUM([.B57:.K57])" office:value-type="float" office:value="22889" calcext:value-type="float">
            <text:p>228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8" calcext:value-type="float">
            <text:p>168</text:p>
          </table:table-cell>
          <table:table-cell table:formula="of:=[.L57]/10" office:value-type="float" office:value="2288.9" calcext:value-type="float">
            <text:p>2288.9</text:p>
          </table:table-cell>
          <table:table-cell table:formula="of:=[.O57]/([.R57]-[.P57])" office:value-type="float" office:value="1.05131414267835" calcext:value-type="float">
            <text:p>1.05131414267835</text:p>
          </table:table-cell>
          <table:table-cell table:formula="of:=MIN([.M57];[.N5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29" calcext:value-type="float">
            <text:p>2229</text:p>
          </table:table-cell>
          <table:table-cell office:value-type="float" office:value="2263" calcext:value-type="float">
            <text:p>2263</text:p>
          </table:table-cell>
          <table:table-cell table:formula="of:=SUM([.B58:.K58])" office:value-type="float" office:value="22889" calcext:value-type="float">
            <text:p>228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1" calcext:value-type="float">
            <text:p>171</text:p>
          </table:table-cell>
          <table:table-cell table:formula="of:=[.L58]/10" office:value-type="float" office:value="2288.9" calcext:value-type="float">
            <text:p>2288.9</text:p>
          </table:table-cell>
          <table:table-cell table:formula="of:=[.O58]/([.R58]-[.P58])" office:value-type="float" office:value="1.07008760951189" calcext:value-type="float">
            <text:p>1.07008760951189</text:p>
          </table:table-cell>
          <table:table-cell table:formula="of:=MIN([.M58];[.N5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29" calcext:value-type="float">
            <text:p>2229</text:p>
          </table:table-cell>
          <table:table-cell office:value-type="float" office:value="2263" calcext:value-type="float">
            <text:p>2263</text:p>
          </table:table-cell>
          <table:table-cell table:formula="of:=SUM([.B59:.K59])" office:value-type="float" office:value="22889" calcext:value-type="float">
            <text:p>228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4" calcext:value-type="float">
            <text:p>174</text:p>
          </table:table-cell>
          <table:table-cell table:formula="of:=[.L59]/10" office:value-type="float" office:value="2288.9" calcext:value-type="float">
            <text:p>2288.9</text:p>
          </table:table-cell>
          <table:table-cell table:formula="of:=[.O59]/([.R59]-[.P59])" office:value-type="float" office:value="1.08886107634543" calcext:value-type="float">
            <text:p>1.08886107634543</text:p>
          </table:table-cell>
          <table:table-cell table:formula="of:=MIN([.M59];[.N5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93" calcext:value-type="float">
            <text:p>2293</text:p>
          </table:table-cell>
          <table:table-cell office:value-type="float" office:value="2266" calcext:value-type="float">
            <text:p>2266</text:p>
          </table:table-cell>
          <table:table-cell office:value-type="float" office:value="2186" calcext:value-type="float">
            <text:p>2186</text:p>
          </table:table-cell>
          <table:table-cell office:value-type="float" office:value="2372" calcext:value-type="float">
            <text:p>2372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29" calcext:value-type="float">
            <text:p>2229</text:p>
          </table:table-cell>
          <table:table-cell office:value-type="float" office:value="2263" calcext:value-type="float">
            <text:p>2263</text:p>
          </table:table-cell>
          <table:table-cell table:formula="of:=SUM([.B60:.K60])" office:value-type="float" office:value="22854" calcext:value-type="float">
            <text:p>2285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7" calcext:value-type="float">
            <text:p>177</text:p>
          </table:table-cell>
          <table:table-cell table:formula="of:=[.L60]/10" office:value-type="float" office:value="2285.4" calcext:value-type="float">
            <text:p>2285.4</text:p>
          </table:table-cell>
          <table:table-cell table:formula="of:=[.O60]/([.R60]-[.P60])" office:value-type="float" office:value="1.08389467238212" calcext:value-type="float">
            <text:p>1.08389467238212</text:p>
          </table:table-cell>
          <table:table-cell table:formula="of:=MIN([.M60];[.N6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3" calcext:value-type="float">
            <text:p>2293</text:p>
          </table:table-cell>
          <table:table-cell office:value-type="float" office:value="2266" calcext:value-type="float">
            <text:p>2266</text:p>
          </table:table-cell>
          <table:table-cell office:value-type="float" office:value="2186" calcext:value-type="float">
            <text:p>2186</text:p>
          </table:table-cell>
          <table:table-cell office:value-type="float" office:value="2372" calcext:value-type="float">
            <text:p>2372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23" calcext:value-type="float">
            <text:p>2223</text:p>
          </table:table-cell>
          <table:table-cell office:value-type="float" office:value="2263" calcext:value-type="float">
            <text:p>2263</text:p>
          </table:table-cell>
          <table:table-cell table:formula="of:=SUM([.B61:.K61])" office:value-type="float" office:value="22848" calcext:value-type="float">
            <text:p>2284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0" calcext:value-type="float">
            <text:p>180</text:p>
          </table:table-cell>
          <table:table-cell table:formula="of:=[.L61]/10" office:value-type="float" office:value="2284.8" calcext:value-type="float">
            <text:p>2284.8</text:p>
          </table:table-cell>
          <table:table-cell table:formula="of:=[.O61]/([.R61]-[.P61])" office:value-type="float" office:value="1.09823062843197" calcext:value-type="float">
            <text:p>1.09823062843197</text:p>
          </table:table-cell>
          <table:table-cell table:formula="of:=MIN([.M61];[.N6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279" calcext:value-type="float">
            <text:p>2279</text:p>
          </table:table-cell>
          <table:table-cell office:value-type="float" office:value="2256" calcext:value-type="float">
            <text:p>2256</text:p>
          </table:table-cell>
          <table:table-cell office:value-type="float" office:value="2186" calcext:value-type="float">
            <text:p>2186</text:p>
          </table:table-cell>
          <table:table-cell office:value-type="float" office:value="2372" calcext:value-type="float">
            <text:p>2372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23" calcext:value-type="float">
            <text:p>2223</text:p>
          </table:table-cell>
          <table:table-cell office:value-type="float" office:value="2263" calcext:value-type="float">
            <text:p>2263</text:p>
          </table:table-cell>
          <table:table-cell table:formula="of:=SUM([.B62:.K62])" office:value-type="float" office:value="22824" calcext:value-type="float">
            <text:p>2282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3" calcext:value-type="float">
            <text:p>183</text:p>
          </table:table-cell>
          <table:table-cell table:formula="of:=[.L62]/10" office:value-type="float" office:value="2282.4" calcext:value-type="float">
            <text:p>2282.4</text:p>
          </table:table-cell>
          <table:table-cell table:formula="of:=[.O62]/([.R62]-[.P62])" office:value-type="float" office:value="1.10042092603728" calcext:value-type="float">
            <text:p>1.10042092603728</text:p>
          </table:table-cell>
          <table:table-cell table:formula="of:=MIN([.M62];[.N6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79" calcext:value-type="float">
            <text:p>2279</text:p>
          </table:table-cell>
          <table:table-cell office:value-type="float" office:value="2256" calcext:value-type="float">
            <text:p>2256</text:p>
          </table:table-cell>
          <table:table-cell office:value-type="float" office:value="2186" calcext:value-type="float">
            <text:p>2186</text:p>
          </table:table-cell>
          <table:table-cell office:value-type="float" office:value="2372" calcext:value-type="float">
            <text:p>2372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23" calcext:value-type="float">
            <text:p>2223</text:p>
          </table:table-cell>
          <table:table-cell office:value-type="float" office:value="2263" calcext:value-type="float">
            <text:p>2263</text:p>
          </table:table-cell>
          <table:table-cell table:formula="of:=SUM([.B63:.K63])" office:value-type="float" office:value="22824" calcext:value-type="float">
            <text:p>2282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6" calcext:value-type="float">
            <text:p>186</text:p>
          </table:table-cell>
          <table:table-cell table:formula="of:=[.L63]/10" office:value-type="float" office:value="2282.4" calcext:value-type="float">
            <text:p>2282.4</text:p>
          </table:table-cell>
          <table:table-cell table:formula="of:=[.O63]/([.R63]-[.P63])" office:value-type="float" office:value="1.11846061334937" calcext:value-type="float">
            <text:p>1.11846061334937</text:p>
          </table:table-cell>
          <table:table-cell table:formula="of:=MIN([.M63];[.N6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2256" calcext:value-type="float">
            <text:p>2256</text:p>
          </table:table-cell>
          <table:table-cell office:value-type="float" office:value="2186" calcext:value-type="float">
            <text:p>2186</text:p>
          </table:table-cell>
          <table:table-cell office:value-type="float" office:value="2372" calcext:value-type="float">
            <text:p>2372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23" calcext:value-type="float">
            <text:p>2223</text:p>
          </table:table-cell>
          <table:table-cell office:value-type="float" office:value="2263" calcext:value-type="float">
            <text:p>2263</text:p>
          </table:table-cell>
          <table:table-cell table:formula="of:=SUM([.B64:.K64])" office:value-type="float" office:value="22824" calcext:value-type="float">
            <text:p>2282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9" calcext:value-type="float">
            <text:p>189</text:p>
          </table:table-cell>
          <table:table-cell table:formula="of:=[.L64]/10" office:value-type="float" office:value="2282.4" calcext:value-type="float">
            <text:p>2282.4</text:p>
          </table:table-cell>
          <table:table-cell table:formula="of:=[.O64]/([.R64]-[.P64])" office:value-type="float" office:value="1.13650030066146" calcext:value-type="float">
            <text:p>1.13650030066146</text:p>
          </table:table-cell>
          <table:table-cell table:formula="of:=MIN([.M64];[.N6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79" calcext:value-type="float">
            <text:p>2279</text:p>
          </table:table-cell>
          <table:table-cell office:value-type="float" office:value="2245" calcext:value-type="float">
            <text:p>2245</text:p>
          </table:table-cell>
          <table:table-cell office:value-type="float" office:value="2186" calcext:value-type="float">
            <text:p>2186</text:p>
          </table:table-cell>
          <table:table-cell office:value-type="float" office:value="2372" calcext:value-type="float">
            <text:p>2372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23" calcext:value-type="float">
            <text:p>2223</text:p>
          </table:table-cell>
          <table:table-cell office:value-type="float" office:value="2247" calcext:value-type="float">
            <text:p>2247</text:p>
          </table:table-cell>
          <table:table-cell table:formula="of:=SUM([.B65:.K65])" office:value-type="float" office:value="22797" calcext:value-type="float">
            <text:p>2279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2" calcext:value-type="float">
            <text:p>192</text:p>
          </table:table-cell>
          <table:table-cell table:formula="of:=[.L65]/10" office:value-type="float" office:value="2279.7" calcext:value-type="float">
            <text:p>2279.7</text:p>
          </table:table-cell>
          <table:table-cell table:formula="of:=[.O65]/([.R65]-[.P65])" office:value-type="float" office:value="1.13609467455621" calcext:value-type="float">
            <text:p>1.13609467455621</text:p>
          </table:table-cell>
          <table:table-cell table:formula="of:=MIN([.M65];[.N6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79" calcext:value-type="float">
            <text:p>2279</text:p>
          </table:table-cell>
          <table:table-cell office:value-type="float" office:value="2244" calcext:value-type="float">
            <text:p>2244</text:p>
          </table:table-cell>
          <table:table-cell office:value-type="float" office:value="2186" calcext:value-type="float">
            <text:p>2186</text:p>
          </table:table-cell>
          <table:table-cell office:value-type="float" office:value="2372" calcext:value-type="float">
            <text:p>2372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04" calcext:value-type="float">
            <text:p>2204</text:p>
          </table:table-cell>
          <table:table-cell office:value-type="float" office:value="2247" calcext:value-type="float">
            <text:p>2247</text:p>
          </table:table-cell>
          <table:table-cell table:formula="of:=SUM([.B66:.K66])" office:value-type="float" office:value="22777" calcext:value-type="float">
            <text:p>2277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5" calcext:value-type="float">
            <text:p>195</text:p>
          </table:table-cell>
          <table:table-cell table:formula="of:=[.L66]/10" office:value-type="float" office:value="2277.7" calcext:value-type="float">
            <text:p>2277.7</text:p>
          </table:table-cell>
          <table:table-cell table:formula="of:=[.O66]/([.R66]-[.P66])" office:value-type="float" office:value="1.14035087719298" calcext:value-type="float">
            <text:p>1.14035087719298</text:p>
          </table:table-cell>
          <table:table-cell table:formula="of:=MIN([.M66];[.N6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79" calcext:value-type="float">
            <text:p>2279</text:p>
          </table:table-cell>
          <table:table-cell office:value-type="float" office:value="2243" calcext:value-type="float">
            <text:p>2243</text:p>
          </table:table-cell>
          <table:table-cell office:value-type="float" office:value="2179" calcext:value-type="float">
            <text:p>2179</text:p>
          </table:table-cell>
          <table:table-cell office:value-type="float" office:value="2372" calcext:value-type="float">
            <text:p>2372</text:p>
          </table:table-cell>
          <table:table-cell office:value-type="float" office:value="2285" calcext:value-type="float">
            <text:p>2285</text:p>
          </table:table-cell>
          <table:table-cell office:value-type="float" office:value="2436" calcext:value-type="float">
            <text:p>2436</text:p>
          </table:table-cell>
          <table:table-cell office:value-type="float" office:value="2182" calcext:value-type="float">
            <text:p>2182</text:p>
          </table:table-cell>
          <table:table-cell office:value-type="float" office:value="2320" calcext:value-type="float">
            <text:p>2320</text:p>
          </table:table-cell>
          <table:table-cell office:value-type="float" office:value="2204" calcext:value-type="float">
            <text:p>2204</text:p>
          </table:table-cell>
          <table:table-cell office:value-type="float" office:value="2247" calcext:value-type="float">
            <text:p>2247</text:p>
          </table:table-cell>
          <table:table-cell table:formula="of:=SUM([.B67:.K67])" office:value-type="float" office:value="22747" calcext:value-type="float">
            <text:p>2274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8" calcext:value-type="float">
            <text:p>198</text:p>
          </table:table-cell>
          <table:table-cell table:formula="of:=[.L67]/10" office:value-type="float" office:value="2274.7" calcext:value-type="float">
            <text:p>2274.7</text:p>
          </table:table-cell>
          <table:table-cell table:formula="of:=[.O67]/([.R67]-[.P67])" office:value-type="float" office:value="1.13793103448276" calcext:value-type="float">
            <text:p>1.13793103448276</text:p>
          </table:table-cell>
          <table:table-cell table:formula="of:=MIN([.M67];[.N6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79" calcext:value-type="float">
            <text:p>2279</text:p>
          </table:table-cell>
          <table:table-cell office:value-type="float" office:value="2242" calcext:value-type="float">
            <text:p>2242</text:p>
          </table:table-cell>
          <table:table-cell office:value-type="float" office:value="2173" calcext:value-type="float">
            <text:p>2173</text:p>
          </table:table-cell>
          <table:table-cell office:value-type="float" office:value="2372" calcext:value-type="float">
            <text:p>2372</text:p>
          </table:table-cell>
          <table:table-cell office:value-type="float" office:value="2285" calcext:value-type="float">
            <text:p>2285</text:p>
          </table:table-cell>
          <table:table-cell office:value-type="float" office:value="2436" calcext:value-type="float">
            <text:p>2436</text:p>
          </table:table-cell>
          <table:table-cell office:value-type="float" office:value="2182" calcext:value-type="float">
            <text:p>2182</text:p>
          </table:table-cell>
          <table:table-cell office:value-type="float" office:value="2320" calcext:value-type="float">
            <text:p>2320</text:p>
          </table:table-cell>
          <table:table-cell office:value-type="float" office:value="2204" calcext:value-type="float">
            <text:p>2204</text:p>
          </table:table-cell>
          <table:table-cell office:value-type="float" office:value="2247" calcext:value-type="float">
            <text:p>2247</text:p>
          </table:table-cell>
          <table:table-cell table:formula="of:=SUM([.B68:.K68])" office:value-type="float" office:value="22740" calcext:value-type="float">
            <text:p>2274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1" calcext:value-type="float">
            <text:p>201</text:p>
          </table:table-cell>
          <table:table-cell table:formula="of:=[.L68]/10" office:value-type="float" office:value="2274" calcext:value-type="float">
            <text:p>2274</text:p>
          </table:table-cell>
          <table:table-cell table:formula="of:=[.O68]/([.R68]-[.P68])" office:value-type="float" office:value="1.15054378935318" calcext:value-type="float">
            <text:p>1.15054378935318</text:p>
          </table:table-cell>
          <table:table-cell table:formula="of:=MIN([.M68];[.N6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77" calcext:value-type="float">
            <text:p>2277</text:p>
          </table:table-cell>
          <table:table-cell office:value-type="float" office:value="2237" calcext:value-type="float">
            <text:p>2237</text:p>
          </table:table-cell>
          <table:table-cell office:value-type="float" office:value="2163" calcext:value-type="float">
            <text:p>2163</text:p>
          </table:table-cell>
          <table:table-cell office:value-type="float" office:value="2372" calcext:value-type="float">
            <text:p>2372</text:p>
          </table:table-cell>
          <table:table-cell office:value-type="float" office:value="2231" calcext:value-type="float">
            <text:p>2231</text:p>
          </table:table-cell>
          <table:table-cell office:value-type="float" office:value="2436" calcext:value-type="float">
            <text:p>2436</text:p>
          </table:table-cell>
          <table:table-cell office:value-type="float" office:value="2182" calcext:value-type="float">
            <text:p>2182</text:p>
          </table:table-cell>
          <table:table-cell office:value-type="float" office:value="2320" calcext:value-type="float">
            <text:p>2320</text:p>
          </table:table-cell>
          <table:table-cell office:value-type="float" office:value="2204" calcext:value-type="float">
            <text:p>2204</text:p>
          </table:table-cell>
          <table:table-cell office:value-type="float" office:value="2247" calcext:value-type="float">
            <text:p>2247</text:p>
          </table:table-cell>
          <table:table-cell table:formula="of:=SUM([.B69:.K69])" office:value-type="float" office:value="22669" calcext:value-type="float">
            <text:p>2266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4" calcext:value-type="float">
            <text:p>204</text:p>
          </table:table-cell>
          <table:table-cell table:formula="of:=[.L69]/10" office:value-type="float" office:value="2266.9" calcext:value-type="float">
            <text:p>2266.9</text:p>
          </table:table-cell>
          <table:table-cell table:formula="of:=[.O69]/([.R69]-[.P69])" office:value-type="float" office:value="1.12211221122112" calcext:value-type="float">
            <text:p>1.12211221122112</text:p>
          </table:table-cell>
          <table:table-cell table:formula="of:=MIN([.M69];[.N6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77" calcext:value-type="float">
            <text:p>2277</text:p>
          </table:table-cell>
          <table:table-cell office:value-type="float" office:value="2237" calcext:value-type="float">
            <text:p>2237</text:p>
          </table:table-cell>
          <table:table-cell office:value-type="float" office:value="2163" calcext:value-type="float">
            <text:p>2163</text:p>
          </table:table-cell>
          <table:table-cell office:value-type="float" office:value="2372" calcext:value-type="float">
            <text:p>2372</text:p>
          </table:table-cell>
          <table:table-cell office:value-type="float" office:value="2231" calcext:value-type="float">
            <text:p>2231</text:p>
          </table:table-cell>
          <table:table-cell office:value-type="float" office:value="2436" calcext:value-type="float">
            <text:p>2436</text:p>
          </table:table-cell>
          <table:table-cell office:value-type="float" office:value="2182" calcext:value-type="float">
            <text:p>2182</text:p>
          </table:table-cell>
          <table:table-cell office:value-type="float" office:value="2320" calcext:value-type="float">
            <text:p>2320</text:p>
          </table:table-cell>
          <table:table-cell office:value-type="float" office:value="2204" calcext:value-type="float">
            <text:p>2204</text:p>
          </table:table-cell>
          <table:table-cell office:value-type="float" office:value="2232" calcext:value-type="float">
            <text:p>2232</text:p>
          </table:table-cell>
          <table:table-cell table:formula="of:=SUM([.B70:.K70])" office:value-type="float" office:value="22654" calcext:value-type="float">
            <text:p>2265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7" calcext:value-type="float">
            <text:p>207</text:p>
          </table:table-cell>
          <table:table-cell table:formula="of:=[.L70]/10" office:value-type="float" office:value="2265.4" calcext:value-type="float">
            <text:p>2265.4</text:p>
          </table:table-cell>
          <table:table-cell table:formula="of:=[.O70]/([.R70]-[.P70])" office:value-type="float" office:value="1.12929623567922" calcext:value-type="float">
            <text:p>1.12929623567922</text:p>
          </table:table-cell>
          <table:table-cell table:formula="of:=MIN([.M70];[.N7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67" calcext:value-type="float">
            <text:p>2267</text:p>
          </table:table-cell>
          <table:table-cell office:value-type="float" office:value="2237" calcext:value-type="float">
            <text:p>2237</text:p>
          </table:table-cell>
          <table:table-cell office:value-type="float" office:value="2163" calcext:value-type="float">
            <text:p>2163</text:p>
          </table:table-cell>
          <table:table-cell office:value-type="float" office:value="2372" calcext:value-type="float">
            <text:p>2372</text:p>
          </table:table-cell>
          <table:table-cell office:value-type="float" office:value="2231" calcext:value-type="float">
            <text:p>2231</text:p>
          </table:table-cell>
          <table:table-cell office:value-type="float" office:value="2436" calcext:value-type="float">
            <text:p>2436</text:p>
          </table:table-cell>
          <table:table-cell office:value-type="float" office:value="2179" calcext:value-type="float">
            <text:p>2179</text:p>
          </table:table-cell>
          <table:table-cell office:value-type="float" office:value="2320" calcext:value-type="float">
            <text:p>2320</text:p>
          </table:table-cell>
          <table:table-cell office:value-type="float" office:value="2204" calcext:value-type="float">
            <text:p>2204</text:p>
          </table:table-cell>
          <table:table-cell office:value-type="float" office:value="2232" calcext:value-type="float">
            <text:p>2232</text:p>
          </table:table-cell>
          <table:table-cell table:formula="of:=SUM([.B71:.K71])" office:value-type="float" office:value="22641" calcext:value-type="float">
            <text:p>22641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0" calcext:value-type="float">
            <text:p>210</text:p>
          </table:table-cell>
          <table:table-cell table:formula="of:=[.L71]/10" office:value-type="float" office:value="2264.1" calcext:value-type="float">
            <text:p>2264.1</text:p>
          </table:table-cell>
          <table:table-cell table:formula="of:=[.O71]/([.R71]-[.P71])" office:value-type="float" office:value="1.13759479956663" calcext:value-type="float">
            <text:p>1.13759479956663</text:p>
          </table:table-cell>
          <table:table-cell table:formula="of:=MIN([.M71];[.N7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67" calcext:value-type="float">
            <text:p>2267</text:p>
          </table:table-cell>
          <table:table-cell office:value-type="float" office:value="2237" calcext:value-type="float">
            <text:p>2237</text:p>
          </table:table-cell>
          <table:table-cell office:value-type="float" office:value="2155" calcext:value-type="float">
            <text:p>2155</text:p>
          </table:table-cell>
          <table:table-cell office:value-type="float" office:value="2372" calcext:value-type="float">
            <text:p>2372</text:p>
          </table:table-cell>
          <table:table-cell office:value-type="float" office:value="2231" calcext:value-type="float">
            <text:p>2231</text:p>
          </table:table-cell>
          <table:table-cell office:value-type="float" office:value="2436" calcext:value-type="float">
            <text:p>2436</text:p>
          </table:table-cell>
          <table:table-cell office:value-type="float" office:value="2179" calcext:value-type="float">
            <text:p>2179</text:p>
          </table:table-cell>
          <table:table-cell office:value-type="float" office:value="2320" calcext:value-type="float">
            <text:p>2320</text:p>
          </table:table-cell>
          <table:table-cell office:value-type="float" office:value="2204" calcext:value-type="float">
            <text:p>2204</text:p>
          </table:table-cell>
          <table:table-cell office:value-type="float" office:value="2232" calcext:value-type="float">
            <text:p>2232</text:p>
          </table:table-cell>
          <table:table-cell table:formula="of:=SUM([.B72:.K72])" office:value-type="float" office:value="22633" calcext:value-type="float">
            <text:p>2263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3" calcext:value-type="float">
            <text:p>213</text:p>
          </table:table-cell>
          <table:table-cell table:formula="of:=[.L72]/10" office:value-type="float" office:value="2263.3" calcext:value-type="float">
            <text:p>2263.3</text:p>
          </table:table-cell>
          <table:table-cell table:formula="of:=[.O72]/([.R72]-[.P72])" office:value-type="float" office:value="1.14886731391586" calcext:value-type="float">
            <text:p>1.14886731391586</text:p>
          </table:table-cell>
          <table:table-cell table:formula="of:=MIN([.M72];[.N7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67" calcext:value-type="float">
            <text:p>2267</text:p>
          </table:table-cell>
          <table:table-cell office:value-type="float" office:value="2225" calcext:value-type="float">
            <text:p>2225</text:p>
          </table:table-cell>
          <table:table-cell office:value-type="float" office:value="2155" calcext:value-type="float">
            <text:p>2155</text:p>
          </table:table-cell>
          <table:table-cell office:value-type="float" office:value="2372" calcext:value-type="float">
            <text:p>2372</text:p>
          </table:table-cell>
          <table:table-cell office:value-type="float" office:value="2231" calcext:value-type="float">
            <text:p>2231</text:p>
          </table:table-cell>
          <table:table-cell office:value-type="float" office:value="2436" calcext:value-type="float">
            <text:p>2436</text:p>
          </table:table-cell>
          <table:table-cell office:value-type="float" office:value="2179" calcext:value-type="float">
            <text:p>2179</text:p>
          </table:table-cell>
          <table:table-cell office:value-type="float" office:value="2320" calcext:value-type="float">
            <text:p>2320</text:p>
          </table:table-cell>
          <table:table-cell office:value-type="float" office:value="2200" calcext:value-type="float">
            <text:p>2200</text:p>
          </table:table-cell>
          <table:table-cell office:value-type="float" office:value="2194" calcext:value-type="float">
            <text:p>2194</text:p>
          </table:table-cell>
          <table:table-cell table:formula="of:=SUM([.B73:.K73])" office:value-type="float" office:value="22579" calcext:value-type="float">
            <text:p>2257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6" calcext:value-type="float">
            <text:p>216</text:p>
          </table:table-cell>
          <table:table-cell table:formula="of:=[.L73]/10" office:value-type="float" office:value="2257.9" calcext:value-type="float">
            <text:p>2257.9</text:p>
          </table:table-cell>
          <table:table-cell table:formula="of:=[.O73]/([.R73]-[.P73])" office:value-type="float" office:value="1.13207547169811" calcext:value-type="float">
            <text:p>1.13207547169811</text:p>
          </table:table-cell>
          <table:table-cell table:formula="of:=MIN([.M73];[.N7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65" calcext:value-type="float">
            <text:p>2265</text:p>
          </table:table-cell>
          <table:table-cell office:value-type="float" office:value="2225" calcext:value-type="float">
            <text:p>2225</text:p>
          </table:table-cell>
          <table:table-cell office:value-type="float" office:value="2155" calcext:value-type="float">
            <text:p>2155</text:p>
          </table:table-cell>
          <table:table-cell office:value-type="float" office:value="2372" calcext:value-type="float">
            <text:p>2372</text:p>
          </table:table-cell>
          <table:table-cell office:value-type="float" office:value="2231" calcext:value-type="float">
            <text:p>2231</text:p>
          </table:table-cell>
          <table:table-cell office:value-type="float" office:value="2436" calcext:value-type="float">
            <text:p>2436</text:p>
          </table:table-cell>
          <table:table-cell office:value-type="float" office:value="2179" calcext:value-type="float">
            <text:p>2179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74:.K74])" office:value-type="float" office:value="22562" calcext:value-type="float">
            <text:p>2256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9" calcext:value-type="float">
            <text:p>219</text:p>
          </table:table-cell>
          <table:table-cell table:formula="of:=[.L74]/10" office:value-type="float" office:value="2256.2" calcext:value-type="float">
            <text:p>2256.2</text:p>
          </table:table-cell>
          <table:table-cell table:formula="of:=[.O74]/([.R74]-[.P74])" office:value-type="float" office:value="1.13766233766234" calcext:value-type="float">
            <text:p>1.13766233766234</text:p>
          </table:table-cell>
          <table:table-cell table:formula="of:=MIN([.M74];[.N7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65" calcext:value-type="float">
            <text:p>2265</text:p>
          </table:table-cell>
          <table:table-cell office:value-type="float" office:value="2225" calcext:value-type="float">
            <text:p>2225</text:p>
          </table:table-cell>
          <table:table-cell office:value-type="float" office:value="2145" calcext:value-type="float">
            <text:p>2145</text:p>
          </table:table-cell>
          <table:table-cell office:value-type="float" office:value="2372" calcext:value-type="float">
            <text:p>2372</text:p>
          </table:table-cell>
          <table:table-cell office:value-type="float" office:value="2231" calcext:value-type="float">
            <text:p>2231</text:p>
          </table:table-cell>
          <table:table-cell office:value-type="float" office:value="2436" calcext:value-type="float">
            <text:p>2436</text:p>
          </table:table-cell>
          <table:table-cell office:value-type="float" office:value="2179" calcext:value-type="float">
            <text:p>2179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75:.K75])" office:value-type="float" office:value="22552" calcext:value-type="float">
            <text:p>2255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2" calcext:value-type="float">
            <text:p>222</text:p>
          </table:table-cell>
          <table:table-cell table:formula="of:=[.L75]/10" office:value-type="float" office:value="2255.2" calcext:value-type="float">
            <text:p>2255.2</text:p>
          </table:table-cell>
          <table:table-cell table:formula="of:=[.O75]/([.R75]-[.P75])" office:value-type="float" office:value="1.14728682170543" calcext:value-type="float">
            <text:p>1.14728682170543</text:p>
          </table:table-cell>
          <table:table-cell table:formula="of:=MIN([.M75];[.N7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65" calcext:value-type="float">
            <text:p>2265</text:p>
          </table:table-cell>
          <table:table-cell office:value-type="float" office:value="2225" calcext:value-type="float">
            <text:p>2225</text:p>
          </table:table-cell>
          <table:table-cell office:value-type="float" office:value="2145" calcext:value-type="float">
            <text:p>2145</text:p>
          </table:table-cell>
          <table:table-cell office:value-type="float" office:value="2372" calcext:value-type="float">
            <text:p>2372</text:p>
          </table:table-cell>
          <table:table-cell office:value-type="float" office:value="2231" calcext:value-type="float">
            <text:p>2231</text:p>
          </table:table-cell>
          <table:table-cell office:value-type="float" office:value="2436" calcext:value-type="float">
            <text:p>2436</text:p>
          </table:table-cell>
          <table:table-cell office:value-type="float" office:value="2160" calcext:value-type="float">
            <text:p>2160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76:.K76])" office:value-type="float" office:value="22533" calcext:value-type="float">
            <text:p>2253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5" calcext:value-type="float">
            <text:p>225</text:p>
          </table:table-cell>
          <table:table-cell table:formula="of:=[.L76]/10" office:value-type="float" office:value="2253.3" calcext:value-type="float">
            <text:p>2253.3</text:p>
          </table:table-cell>
          <table:table-cell table:formula="of:=[.O76]/([.R76]-[.P76])" office:value-type="float" office:value="1.15148413510747" calcext:value-type="float">
            <text:p>1.15148413510747</text:p>
          </table:table-cell>
          <table:table-cell table:formula="of:=MIN([.M76];[.N7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65" calcext:value-type="float">
            <text:p>2265</text:p>
          </table:table-cell>
          <table:table-cell office:value-type="float" office:value="2225" calcext:value-type="float">
            <text:p>2225</text:p>
          </table:table-cell>
          <table:table-cell office:value-type="float" office:value="2145" calcext:value-type="float">
            <text:p>2145</text:p>
          </table:table-cell>
          <table:table-cell office:value-type="float" office:value="2372" calcext:value-type="float">
            <text:p>2372</text:p>
          </table:table-cell>
          <table:table-cell office:value-type="float" office:value="2231" calcext:value-type="float">
            <text:p>2231</text:p>
          </table:table-cell>
          <table:table-cell office:value-type="float" office:value="2436" calcext:value-type="float">
            <text:p>2436</text:p>
          </table:table-cell>
          <table:table-cell office:value-type="float" office:value="2160" calcext:value-type="float">
            <text:p>2160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77:.K77])" office:value-type="float" office:value="22533" calcext:value-type="float">
            <text:p>2253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8" calcext:value-type="float">
            <text:p>228</text:p>
          </table:table-cell>
          <table:table-cell table:formula="of:=[.L77]/10" office:value-type="float" office:value="2253.3" calcext:value-type="float">
            <text:p>2253.3</text:p>
          </table:table-cell>
          <table:table-cell table:formula="of:=[.O77]/([.R77]-[.P77])" office:value-type="float" office:value="1.16683725690891" calcext:value-type="float">
            <text:p>1.16683725690891</text:p>
          </table:table-cell>
          <table:table-cell table:formula="of:=MIN([.M77];[.N7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65" calcext:value-type="float">
            <text:p>2265</text:p>
          </table:table-cell>
          <table:table-cell office:value-type="float" office:value="2222" calcext:value-type="float">
            <text:p>2222</text:p>
          </table:table-cell>
          <table:table-cell office:value-type="float" office:value="2145" calcext:value-type="float">
            <text:p>214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6" calcext:value-type="float">
            <text:p>2436</text:p>
          </table:table-cell>
          <table:table-cell office:value-type="float" office:value="2160" calcext:value-type="float">
            <text:p>2160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78:.K78])" office:value-type="float" office:value="22512" calcext:value-type="float">
            <text:p>2251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1" calcext:value-type="float">
            <text:p>231</text:p>
          </table:table-cell>
          <table:table-cell table:formula="of:=[.L78]/10" office:value-type="float" office:value="2251.2" calcext:value-type="float">
            <text:p>2251.2</text:p>
          </table:table-cell>
          <table:table-cell table:formula="of:=[.O78]/([.R78]-[.P78])" office:value-type="float" office:value="1.16962025316456" calcext:value-type="float">
            <text:p>1.16962025316456</text:p>
          </table:table-cell>
          <table:table-cell table:formula="of:=MIN([.M78];[.N7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65" calcext:value-type="float">
            <text:p>2265</text:p>
          </table:table-cell>
          <table:table-cell office:value-type="float" office:value="2207" calcext:value-type="float">
            <text:p>2207</text:p>
          </table:table-cell>
          <table:table-cell office:value-type="float" office:value="2145" calcext:value-type="float">
            <text:p>214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60" calcext:value-type="float">
            <text:p>2160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79:.K79])" office:value-type="float" office:value="22495" calcext:value-type="float">
            <text:p>2249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4" calcext:value-type="float">
            <text:p>234</text:p>
          </table:table-cell>
          <table:table-cell table:formula="of:=[.L79]/10" office:value-type="float" office:value="2249.5" calcext:value-type="float">
            <text:p>2249.5</text:p>
          </table:table-cell>
          <table:table-cell table:formula="of:=[.O79]/([.R79]-[.P79])" office:value-type="float" office:value="1.17469879518072" calcext:value-type="float">
            <text:p>1.17469879518072</text:p>
          </table:table-cell>
          <table:table-cell table:formula="of:=MIN([.M79];[.N7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45" calcext:value-type="float">
            <text:p>214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60" calcext:value-type="float">
            <text:p>2160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80:.K80])" office:value-type="float" office:value="22479" calcext:value-type="float">
            <text:p>2247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7" calcext:value-type="float">
            <text:p>237</text:p>
          </table:table-cell>
          <table:table-cell table:formula="of:=[.L80]/10" office:value-type="float" office:value="2247.9" calcext:value-type="float">
            <text:p>2247.9</text:p>
          </table:table-cell>
          <table:table-cell table:formula="of:=[.O80]/([.R80]-[.P80])" office:value-type="float" office:value="1.18027888446215" calcext:value-type="float">
            <text:p>1.18027888446215</text:p>
          </table:table-cell>
          <table:table-cell table:formula="of:=MIN([.M80];[.N8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45" calcext:value-type="float">
            <text:p>214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55" calcext:value-type="float">
            <text:p>2155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81:.K81])" office:value-type="float" office:value="22474" calcext:value-type="float">
            <text:p>224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0" calcext:value-type="float">
            <text:p>240</text:p>
          </table:table-cell>
          <table:table-cell table:formula="of:=[.L81]/10" office:value-type="float" office:value="2247.4" calcext:value-type="float">
            <text:p>2247.4</text:p>
          </table:table-cell>
          <table:table-cell table:formula="of:=[.O81]/([.R81]-[.P81])" office:value-type="float" office:value="1.19225037257824" calcext:value-type="float">
            <text:p>1.19225037257824</text:p>
          </table:table-cell>
          <table:table-cell table:formula="of:=MIN([.M81];[.N8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45" calcext:value-type="float">
            <text:p>214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55" calcext:value-type="float">
            <text:p>2155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82:.K82])" office:value-type="float" office:value="22474" calcext:value-type="float">
            <text:p>224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3" calcext:value-type="float">
            <text:p>243</text:p>
          </table:table-cell>
          <table:table-cell table:formula="of:=[.L82]/10" office:value-type="float" office:value="2247.4" calcext:value-type="float">
            <text:p>2247.4</text:p>
          </table:table-cell>
          <table:table-cell table:formula="of:=[.O82]/([.R82]-[.P82])" office:value-type="float" office:value="1.20715350223547" calcext:value-type="float">
            <text:p>1.20715350223547</text:p>
          </table:table-cell>
          <table:table-cell table:formula="of:=MIN([.M82];[.N8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33" calcext:value-type="float">
            <text:p>2133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55" calcext:value-type="float">
            <text:p>2155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83:.K83])" office:value-type="float" office:value="22462" calcext:value-type="float">
            <text:p>2246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6" calcext:value-type="float">
            <text:p>246</text:p>
          </table:table-cell>
          <table:table-cell table:formula="of:=[.L83]/10" office:value-type="float" office:value="2246.2" calcext:value-type="float">
            <text:p>2246.2</text:p>
          </table:table-cell>
          <table:table-cell table:formula="of:=[.O83]/([.R83]-[.P83])" office:value-type="float" office:value="1.21481481481481" calcext:value-type="float">
            <text:p>1.21481481481481</text:p>
          </table:table-cell>
          <table:table-cell table:formula="of:=MIN([.M83];[.N8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55" calcext:value-type="float">
            <text:p>2155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84:.K84])" office:value-type="float" office:value="22455" calcext:value-type="float">
            <text:p>2245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9" calcext:value-type="float">
            <text:p>249</text:p>
          </table:table-cell>
          <table:table-cell table:formula="of:=[.L84]/10" office:value-type="float" office:value="2245.5" calcext:value-type="float">
            <text:p>2245.5</text:p>
          </table:table-cell>
          <table:table-cell table:formula="of:=[.O84]/([.R84]-[.P84])" office:value-type="float" office:value="1.2253937007874" calcext:value-type="float">
            <text:p>1.2253937007874</text:p>
          </table:table-cell>
          <table:table-cell table:formula="of:=MIN([.M84];[.N8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85:.K85])" office:value-type="float" office:value="22441" calcext:value-type="float">
            <text:p>22441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2" calcext:value-type="float">
            <text:p>252</text:p>
          </table:table-cell>
          <table:table-cell table:formula="of:=[.L85]/10" office:value-type="float" office:value="2244.1" calcext:value-type="float">
            <text:p>2244.1</text:p>
          </table:table-cell>
          <table:table-cell table:formula="of:=[.O85]/([.R85]-[.P85])" office:value-type="float" office:value="1.2316715542522" calcext:value-type="float">
            <text:p>1.2316715542522</text:p>
          </table:table-cell>
          <table:table-cell table:formula="of:=MIN([.M85];[.N8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86:.K86])" office:value-type="float" office:value="22441" calcext:value-type="float">
            <text:p>22441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5" calcext:value-type="float">
            <text:p>255</text:p>
          </table:table-cell>
          <table:table-cell table:formula="of:=[.L86]/10" office:value-type="float" office:value="2244.1" calcext:value-type="float">
            <text:p>2244.1</text:p>
          </table:table-cell>
          <table:table-cell table:formula="of:=[.O86]/([.R86]-[.P86])" office:value-type="float" office:value="1.24633431085044" calcext:value-type="float">
            <text:p>1.24633431085044</text:p>
          </table:table-cell>
          <table:table-cell table:formula="of:=MIN([.M86];[.N8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87:.K87])" office:value-type="float" office:value="22441" calcext:value-type="float">
            <text:p>22441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8" calcext:value-type="float">
            <text:p>258</text:p>
          </table:table-cell>
          <table:table-cell table:formula="of:=[.L87]/10" office:value-type="float" office:value="2244.1" calcext:value-type="float">
            <text:p>2244.1</text:p>
          </table:table-cell>
          <table:table-cell table:formula="of:=[.O87]/([.R87]-[.P87])" office:value-type="float" office:value="1.26099706744868" calcext:value-type="float">
            <text:p>1.26099706744868</text:p>
          </table:table-cell>
          <table:table-cell table:formula="of:=MIN([.M87];[.N8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88:.K88])" office:value-type="float" office:value="22441" calcext:value-type="float">
            <text:p>22441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1" calcext:value-type="float">
            <text:p>261</text:p>
          </table:table-cell>
          <table:table-cell table:formula="of:=[.L88]/10" office:value-type="float" office:value="2244.1" calcext:value-type="float">
            <text:p>2244.1</text:p>
          </table:table-cell>
          <table:table-cell table:formula="of:=[.O88]/([.R88]-[.P88])" office:value-type="float" office:value="1.27565982404692" calcext:value-type="float">
            <text:p>1.27565982404692</text:p>
          </table:table-cell>
          <table:table-cell table:formula="of:=MIN([.M88];[.N8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89:.K89])" office:value-type="float" office:value="22439" calcext:value-type="float">
            <text:p>224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4" calcext:value-type="float">
            <text:p>264</text:p>
          </table:table-cell>
          <table:table-cell table:formula="of:=[.L89]/10" office:value-type="float" office:value="2243.9" calcext:value-type="float">
            <text:p>2243.9</text:p>
          </table:table-cell>
          <table:table-cell table:formula="of:=[.O89]/([.R89]-[.P89])" office:value-type="float" office:value="1.2890625" calcext:value-type="float">
            <text:p>1.2890625</text:p>
          </table:table-cell>
          <table:table-cell table:formula="of:=MIN([.M89];[.N8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90:.K90])" office:value-type="float" office:value="22439" calcext:value-type="float">
            <text:p>224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7" calcext:value-type="float">
            <text:p>267</text:p>
          </table:table-cell>
          <table:table-cell table:formula="of:=[.L90]/10" office:value-type="float" office:value="2243.9" calcext:value-type="float">
            <text:p>2243.9</text:p>
          </table:table-cell>
          <table:table-cell table:formula="of:=[.O90]/([.R90]-[.P90])" office:value-type="float" office:value="1.3037109375" calcext:value-type="float">
            <text:p>1.3037109375</text:p>
          </table:table-cell>
          <table:table-cell table:formula="of:=MIN([.M90];[.N9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91:.K91])" office:value-type="float" office:value="22439" calcext:value-type="float">
            <text:p>224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0" calcext:value-type="float">
            <text:p>270</text:p>
          </table:table-cell>
          <table:table-cell table:formula="of:=[.L91]/10" office:value-type="float" office:value="2243.9" calcext:value-type="float">
            <text:p>2243.9</text:p>
          </table:table-cell>
          <table:table-cell table:formula="of:=[.O91]/([.R91]-[.P91])" office:value-type="float" office:value="1.318359375" calcext:value-type="float">
            <text:p>1.318359375</text:p>
          </table:table-cell>
          <table:table-cell table:formula="of:=MIN([.M91];[.N9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92:.K92])" office:value-type="float" office:value="22433" calcext:value-type="float">
            <text:p>2243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3" calcext:value-type="float">
            <text:p>273</text:p>
          </table:table-cell>
          <table:table-cell table:formula="of:=[.L92]/10" office:value-type="float" office:value="2243.3" calcext:value-type="float">
            <text:p>2243.3</text:p>
          </table:table-cell>
          <table:table-cell table:formula="of:=[.O92]/([.R92]-[.P92])" office:value-type="float" office:value="1.32911392405064" calcext:value-type="float">
            <text:p>1.32911392405064</text:p>
          </table:table-cell>
          <table:table-cell table:formula="of:=MIN([.M92];[.N9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93:.K93])" office:value-type="float" office:value="22433" calcext:value-type="float">
            <text:p>2243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6" calcext:value-type="float">
            <text:p>276</text:p>
          </table:table-cell>
          <table:table-cell table:formula="of:=[.L93]/10" office:value-type="float" office:value="2243.3" calcext:value-type="float">
            <text:p>2243.3</text:p>
          </table:table-cell>
          <table:table-cell table:formula="of:=[.O93]/([.R93]-[.P93])" office:value-type="float" office:value="1.34371957156768" calcext:value-type="float">
            <text:p>1.34371957156768</text:p>
          </table:table-cell>
          <table:table-cell table:formula="of:=MIN([.M93];[.N9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94:.K94])" office:value-type="float" office:value="22432" calcext:value-type="float">
            <text:p>2243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9" calcext:value-type="float">
            <text:p>279</text:p>
          </table:table-cell>
          <table:table-cell table:formula="of:=[.L94]/10" office:value-type="float" office:value="2243.2" calcext:value-type="float">
            <text:p>2243.2</text:p>
          </table:table-cell>
          <table:table-cell table:formula="of:=[.O94]/([.R94]-[.P94])" office:value-type="float" office:value="1.35766423357664" calcext:value-type="float">
            <text:p>1.35766423357664</text:p>
          </table:table-cell>
          <table:table-cell table:formula="of:=MIN([.M94];[.N9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95:.K95])" office:value-type="float" office:value="22432" calcext:value-type="float">
            <text:p>2243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2" calcext:value-type="float">
            <text:p>282</text:p>
          </table:table-cell>
          <table:table-cell table:formula="of:=[.L95]/10" office:value-type="float" office:value="2243.2" calcext:value-type="float">
            <text:p>2243.2</text:p>
          </table:table-cell>
          <table:table-cell table:formula="of:=[.O95]/([.R95]-[.P95])" office:value-type="float" office:value="1.37226277372263" calcext:value-type="float">
            <text:p>1.37226277372263</text:p>
          </table:table-cell>
          <table:table-cell table:formula="of:=MIN([.M95];[.N9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28" calcext:value-type="float">
            <text:p>2428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96:.K96])" office:value-type="float" office:value="22426" calcext:value-type="float">
            <text:p>2242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5" calcext:value-type="float">
            <text:p>285</text:p>
          </table:table-cell>
          <table:table-cell table:formula="of:=[.L96]/10" office:value-type="float" office:value="2242.6" calcext:value-type="float">
            <text:p>2242.6</text:p>
          </table:table-cell>
          <table:table-cell table:formula="of:=[.O96]/([.R96]-[.P96])" office:value-type="float" office:value="1.38282387190684" calcext:value-type="float">
            <text:p>1.38282387190684</text:p>
          </table:table-cell>
          <table:table-cell table:formula="of:=MIN([.M96];[.N9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28" calcext:value-type="float">
            <text:p>2428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97:.K97])" office:value-type="float" office:value="22426" calcext:value-type="float">
            <text:p>2242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8" calcext:value-type="float">
            <text:p>288</text:p>
          </table:table-cell>
          <table:table-cell table:formula="of:=[.L97]/10" office:value-type="float" office:value="2242.6" calcext:value-type="float">
            <text:p>2242.6</text:p>
          </table:table-cell>
          <table:table-cell table:formula="of:=[.O97]/([.R97]-[.P97])" office:value-type="float" office:value="1.39737991266376" calcext:value-type="float">
            <text:p>1.39737991266376</text:p>
          </table:table-cell>
          <table:table-cell table:formula="of:=MIN([.M97];[.N9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28" calcext:value-type="float">
            <text:p>2428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98:.K98])" office:value-type="float" office:value="22413" calcext:value-type="float">
            <text:p>2241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1" calcext:value-type="float">
            <text:p>291</text:p>
          </table:table-cell>
          <table:table-cell table:formula="of:=[.L98]/10" office:value-type="float" office:value="2241.3" calcext:value-type="float">
            <text:p>2241.3</text:p>
          </table:table-cell>
          <table:table-cell table:formula="of:=[.O98]/([.R98]-[.P98])" office:value-type="float" office:value="1.40308582449373" calcext:value-type="float">
            <text:p>1.40308582449373</text:p>
          </table:table-cell>
          <table:table-cell table:formula="of:=MIN([.M98];[.N9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28" calcext:value-type="float">
            <text:p>2428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99:.K99])" office:value-type="float" office:value="22413" calcext:value-type="float">
            <text:p>2241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4" calcext:value-type="float">
            <text:p>294</text:p>
          </table:table-cell>
          <table:table-cell table:formula="of:=[.L99]/10" office:value-type="float" office:value="2241.3" calcext:value-type="float">
            <text:p>2241.3</text:p>
          </table:table-cell>
          <table:table-cell table:formula="of:=[.O99]/([.R99]-[.P99])" office:value-type="float" office:value="1.4175506268081" calcext:value-type="float">
            <text:p>1.4175506268081</text:p>
          </table:table-cell>
          <table:table-cell table:formula="of:=MIN([.M99];[.N9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28" calcext:value-type="float">
            <text:p>2428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00:.K100])" office:value-type="float" office:value="22413" calcext:value-type="float">
            <text:p>2241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7" calcext:value-type="float">
            <text:p>297</text:p>
          </table:table-cell>
          <table:table-cell table:formula="of:=[.L100]/10" office:value-type="float" office:value="2241.3" calcext:value-type="float">
            <text:p>2241.3</text:p>
          </table:table-cell>
          <table:table-cell table:formula="of:=[.O100]/([.R100]-[.P100])" office:value-type="float" office:value="1.43201542912247" calcext:value-type="float">
            <text:p>1.43201542912247</text:p>
          </table:table-cell>
          <table:table-cell table:formula="of:=MIN([.M100];[.N10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28" calcext:value-type="float">
            <text:p>2428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01:.K101])" office:value-type="float" office:value="22413" calcext:value-type="float">
            <text:p>2241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00" calcext:value-type="float">
            <text:p>300</text:p>
          </table:table-cell>
          <table:table-cell table:formula="of:=[.L101]/10" office:value-type="float" office:value="2241.3" calcext:value-type="float">
            <text:p>2241.3</text:p>
          </table:table-cell>
          <table:table-cell table:formula="of:=[.O101]/([.R101]-[.P101])" office:value-type="float" office:value="1.44648023143684" calcext:value-type="float">
            <text:p>1.44648023143684</text:p>
          </table:table-cell>
          <table:table-cell table:formula="of:=MIN([.M101];[.N10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28" calcext:value-type="float">
            <text:p>2428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02:.K102])" office:value-type="float" office:value="22413" calcext:value-type="float">
            <text:p>2241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03" calcext:value-type="float">
            <text:p>303</text:p>
          </table:table-cell>
          <table:table-cell table:formula="of:=[.L102]/10" office:value-type="float" office:value="2241.3" calcext:value-type="float">
            <text:p>2241.3</text:p>
          </table:table-cell>
          <table:table-cell table:formula="of:=[.O102]/([.R102]-[.P102])" office:value-type="float" office:value="1.46094503375121" calcext:value-type="float">
            <text:p>1.46094503375121</text:p>
          </table:table-cell>
          <table:table-cell table:formula="of:=MIN([.M102];[.N10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28" calcext:value-type="float">
            <text:p>2428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03:.K103])" office:value-type="float" office:value="22413" calcext:value-type="float">
            <text:p>2241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06" calcext:value-type="float">
            <text:p>306</text:p>
          </table:table-cell>
          <table:table-cell table:formula="of:=[.L103]/10" office:value-type="float" office:value="2241.3" calcext:value-type="float">
            <text:p>2241.3</text:p>
          </table:table-cell>
          <table:table-cell table:formula="of:=[.O103]/([.R103]-[.P103])" office:value-type="float" office:value="1.47540983606558" calcext:value-type="float">
            <text:p>1.47540983606558</text:p>
          </table:table-cell>
          <table:table-cell table:formula="of:=MIN([.M103];[.N10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28" calcext:value-type="float">
            <text:p>2428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04:.K104])" office:value-type="float" office:value="22413" calcext:value-type="float">
            <text:p>2241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09" calcext:value-type="float">
            <text:p>309</text:p>
          </table:table-cell>
          <table:table-cell table:formula="of:=[.L104]/10" office:value-type="float" office:value="2241.3" calcext:value-type="float">
            <text:p>2241.3</text:p>
          </table:table-cell>
          <table:table-cell table:formula="of:=[.O104]/([.R104]-[.P104])" office:value-type="float" office:value="1.48987463837994" calcext:value-type="float">
            <text:p>1.48987463837994</text:p>
          </table:table-cell>
          <table:table-cell table:formula="of:=MIN([.M104];[.N10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05:.K105])" office:value-type="float" office:value="22390" calcext:value-type="float">
            <text:p>223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12" calcext:value-type="float">
            <text:p>312</text:p>
          </table:table-cell>
          <table:table-cell table:formula="of:=[.L105]/10" office:value-type="float" office:value="2239" calcext:value-type="float">
            <text:p>2239</text:p>
          </table:table-cell>
          <table:table-cell table:formula="of:=[.O105]/([.R105]-[.P105])" office:value-type="float" office:value="1.48783977110158" calcext:value-type="float">
            <text:p>1.48783977110158</text:p>
          </table:table-cell>
          <table:table-cell table:formula="of:=MIN([.M105];[.N10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06:.K106])" office:value-type="float" office:value="22390" calcext:value-type="float">
            <text:p>223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15" calcext:value-type="float">
            <text:p>315</text:p>
          </table:table-cell>
          <table:table-cell table:formula="of:=[.L106]/10" office:value-type="float" office:value="2239" calcext:value-type="float">
            <text:p>2239</text:p>
          </table:table-cell>
          <table:table-cell table:formula="of:=[.O106]/([.R106]-[.P106])" office:value-type="float" office:value="1.50214592274678" calcext:value-type="float">
            <text:p>1.50214592274678</text:p>
          </table:table-cell>
          <table:table-cell table:formula="of:=MIN([.M106];[.N10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07:.K107])" office:value-type="float" office:value="22390" calcext:value-type="float">
            <text:p>223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18" calcext:value-type="float">
            <text:p>318</text:p>
          </table:table-cell>
          <table:table-cell table:formula="of:=[.L107]/10" office:value-type="float" office:value="2239" calcext:value-type="float">
            <text:p>2239</text:p>
          </table:table-cell>
          <table:table-cell table:formula="of:=[.O107]/([.R107]-[.P107])" office:value-type="float" office:value="1.51645207439199" calcext:value-type="float">
            <text:p>1.51645207439199</text:p>
          </table:table-cell>
          <table:table-cell table:formula="of:=MIN([.M107];[.N10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08:.K108])" office:value-type="float" office:value="22390" calcext:value-type="float">
            <text:p>223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21" calcext:value-type="float">
            <text:p>321</text:p>
          </table:table-cell>
          <table:table-cell table:formula="of:=[.L108]/10" office:value-type="float" office:value="2239" calcext:value-type="float">
            <text:p>2239</text:p>
          </table:table-cell>
          <table:table-cell table:formula="of:=[.O108]/([.R108]-[.P108])" office:value-type="float" office:value="1.5307582260372" calcext:value-type="float">
            <text:p>1.5307582260372</text:p>
          </table:table-cell>
          <table:table-cell table:formula="of:=MIN([.M108];[.N10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09:.K109])" office:value-type="float" office:value="22390" calcext:value-type="float">
            <text:p>223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24" calcext:value-type="float">
            <text:p>324</text:p>
          </table:table-cell>
          <table:table-cell table:formula="of:=[.L109]/10" office:value-type="float" office:value="2239" calcext:value-type="float">
            <text:p>2239</text:p>
          </table:table-cell>
          <table:table-cell table:formula="of:=[.O109]/([.R109]-[.P109])" office:value-type="float" office:value="1.5450643776824" calcext:value-type="float">
            <text:p>1.5450643776824</text:p>
          </table:table-cell>
          <table:table-cell table:formula="of:=MIN([.M109];[.N10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10:.K110])" office:value-type="float" office:value="22390" calcext:value-type="float">
            <text:p>223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27" calcext:value-type="float">
            <text:p>327</text:p>
          </table:table-cell>
          <table:table-cell table:formula="of:=[.L110]/10" office:value-type="float" office:value="2239" calcext:value-type="float">
            <text:p>2239</text:p>
          </table:table-cell>
          <table:table-cell table:formula="of:=[.O110]/([.R110]-[.P110])" office:value-type="float" office:value="1.55937052932761" calcext:value-type="float">
            <text:p>1.55937052932761</text:p>
          </table:table-cell>
          <table:table-cell table:formula="of:=MIN([.M110];[.N11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11:.K111])" office:value-type="float" office:value="22390" calcext:value-type="float">
            <text:p>223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30" calcext:value-type="float">
            <text:p>330</text:p>
          </table:table-cell>
          <table:table-cell table:formula="of:=[.L111]/10" office:value-type="float" office:value="2239" calcext:value-type="float">
            <text:p>2239</text:p>
          </table:table-cell>
          <table:table-cell table:formula="of:=[.O111]/([.R111]-[.P111])" office:value-type="float" office:value="1.57367668097282" calcext:value-type="float">
            <text:p>1.57367668097282</text:p>
          </table:table-cell>
          <table:table-cell table:formula="of:=MIN([.M111];[.N11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12:.K112])" office:value-type="float" office:value="22390" calcext:value-type="float">
            <text:p>223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33" calcext:value-type="float">
            <text:p>333</text:p>
          </table:table-cell>
          <table:table-cell table:formula="of:=[.L112]/10" office:value-type="float" office:value="2239" calcext:value-type="float">
            <text:p>2239</text:p>
          </table:table-cell>
          <table:table-cell table:formula="of:=[.O112]/([.R112]-[.P112])" office:value-type="float" office:value="1.58798283261803" calcext:value-type="float">
            <text:p>1.58798283261803</text:p>
          </table:table-cell>
          <table:table-cell table:formula="of:=MIN([.M112];[.N11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13:.K113])" office:value-type="float" office:value="22390" calcext:value-type="float">
            <text:p>223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36" calcext:value-type="float">
            <text:p>336</text:p>
          </table:table-cell>
          <table:table-cell table:formula="of:=[.L113]/10" office:value-type="float" office:value="2239" calcext:value-type="float">
            <text:p>2239</text:p>
          </table:table-cell>
          <table:table-cell table:formula="of:=[.O113]/([.R113]-[.P113])" office:value-type="float" office:value="1.60228898426323" calcext:value-type="float">
            <text:p>1.60228898426323</text:p>
          </table:table-cell>
          <table:table-cell table:formula="of:=MIN([.M113];[.N11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14:.K114])" office:value-type="float" office:value="22390" calcext:value-type="float">
            <text:p>223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39" calcext:value-type="float">
            <text:p>339</text:p>
          </table:table-cell>
          <table:table-cell table:formula="of:=[.L114]/10" office:value-type="float" office:value="2239" calcext:value-type="float">
            <text:p>2239</text:p>
          </table:table-cell>
          <table:table-cell table:formula="of:=[.O114]/([.R114]-[.P114])" office:value-type="float" office:value="1.61659513590844" calcext:value-type="float">
            <text:p>1.61659513590844</text:p>
          </table:table-cell>
          <table:table-cell table:formula="of:=MIN([.M114];[.N11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15:.K115])" office:value-type="float" office:value="22390" calcext:value-type="float">
            <text:p>223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42" calcext:value-type="float">
            <text:p>342</text:p>
          </table:table-cell>
          <table:table-cell table:formula="of:=[.L115]/10" office:value-type="float" office:value="2239" calcext:value-type="float">
            <text:p>2239</text:p>
          </table:table-cell>
          <table:table-cell table:formula="of:=[.O115]/([.R115]-[.P115])" office:value-type="float" office:value="1.63090128755365" calcext:value-type="float">
            <text:p>1.63090128755365</text:p>
          </table:table-cell>
          <table:table-cell table:formula="of:=MIN([.M115];[.N11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16:.K116])" office:value-type="float" office:value="22384" calcext:value-type="float">
            <text:p>2238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45" calcext:value-type="float">
            <text:p>345</text:p>
          </table:table-cell>
          <table:table-cell table:formula="of:=[.L116]/10" office:value-type="float" office:value="2238.4" calcext:value-type="float">
            <text:p>2238.4</text:p>
          </table:table-cell>
          <table:table-cell table:formula="of:=[.O116]/([.R116]-[.P116])" office:value-type="float" office:value="1.64051355206848" calcext:value-type="float">
            <text:p>1.64051355206848</text:p>
          </table:table-cell>
          <table:table-cell table:formula="of:=MIN([.M116];[.N11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17:.K117])" office:value-type="float" office:value="22384" calcext:value-type="float">
            <text:p>2238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48" calcext:value-type="float">
            <text:p>348</text:p>
          </table:table-cell>
          <table:table-cell table:formula="of:=[.L117]/10" office:value-type="float" office:value="2238.4" calcext:value-type="float">
            <text:p>2238.4</text:p>
          </table:table-cell>
          <table:table-cell table:formula="of:=[.O117]/([.R117]-[.P117])" office:value-type="float" office:value="1.65477888730385" calcext:value-type="float">
            <text:p>1.65477888730385</text:p>
          </table:table-cell>
          <table:table-cell table:formula="of:=MIN([.M117];[.N11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18:.K118])" office:value-type="float" office:value="22384" calcext:value-type="float">
            <text:p>2238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51" calcext:value-type="float">
            <text:p>351</text:p>
          </table:table-cell>
          <table:table-cell table:formula="of:=[.L118]/10" office:value-type="float" office:value="2238.4" calcext:value-type="float">
            <text:p>2238.4</text:p>
          </table:table-cell>
          <table:table-cell table:formula="of:=[.O118]/([.R118]-[.P118])" office:value-type="float" office:value="1.66904422253923" calcext:value-type="float">
            <text:p>1.66904422253923</text:p>
          </table:table-cell>
          <table:table-cell table:formula="of:=MIN([.M118];[.N11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5" calcext:value-type="float">
            <text:p>2345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19:.K119])" office:value-type="float" office:value="22375" calcext:value-type="float">
            <text:p>2237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54" calcext:value-type="float">
            <text:p>354</text:p>
          </table:table-cell>
          <table:table-cell table:formula="of:=[.L119]/10" office:value-type="float" office:value="2237.5" calcext:value-type="float">
            <text:p>2237.5</text:p>
          </table:table-cell>
          <table:table-cell table:formula="of:=[.O119]/([.R119]-[.P119])" office:value-type="float" office:value="1.67613636363637" calcext:value-type="float">
            <text:p>1.67613636363637</text:p>
          </table:table-cell>
          <table:table-cell table:formula="of:=MIN([.M119];[.N11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5" calcext:value-type="float">
            <text:p>2345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20:.K120])" office:value-type="float" office:value="22375" calcext:value-type="float">
            <text:p>2237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57" calcext:value-type="float">
            <text:p>357</text:p>
          </table:table-cell>
          <table:table-cell table:formula="of:=[.L120]/10" office:value-type="float" office:value="2237.5" calcext:value-type="float">
            <text:p>2237.5</text:p>
          </table:table-cell>
          <table:table-cell table:formula="of:=[.O120]/([.R120]-[.P120])" office:value-type="float" office:value="1.69034090909091" calcext:value-type="float">
            <text:p>1.69034090909091</text:p>
          </table:table-cell>
          <table:table-cell table:formula="of:=MIN([.M120];[.N12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5" calcext:value-type="float">
            <text:p>2345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21:.K121])" office:value-type="float" office:value="22375" calcext:value-type="float">
            <text:p>2237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60" calcext:value-type="float">
            <text:p>360</text:p>
          </table:table-cell>
          <table:table-cell table:formula="of:=[.L121]/10" office:value-type="float" office:value="2237.5" calcext:value-type="float">
            <text:p>2237.5</text:p>
          </table:table-cell>
          <table:table-cell table:formula="of:=[.O121]/([.R121]-[.P121])" office:value-type="float" office:value="1.70454545454546" calcext:value-type="float">
            <text:p>1.70454545454546</text:p>
          </table:table-cell>
          <table:table-cell table:formula="of:=MIN([.M121];[.N12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5" calcext:value-type="float">
            <text:p>2345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22:.K122])" office:value-type="float" office:value="22375" calcext:value-type="float">
            <text:p>2237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63" calcext:value-type="float">
            <text:p>363</text:p>
          </table:table-cell>
          <table:table-cell table:formula="of:=[.L122]/10" office:value-type="float" office:value="2237.5" calcext:value-type="float">
            <text:p>2237.5</text:p>
          </table:table-cell>
          <table:table-cell table:formula="of:=[.O122]/([.R122]-[.P122])" office:value-type="float" office:value="1.71875" calcext:value-type="float">
            <text:p>1.71875</text:p>
          </table:table-cell>
          <table:table-cell table:formula="of:=MIN([.M122];[.N12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5" calcext:value-type="float">
            <text:p>2345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23:.K123])" office:value-type="float" office:value="22375" calcext:value-type="float">
            <text:p>2237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66" calcext:value-type="float">
            <text:p>366</text:p>
          </table:table-cell>
          <table:table-cell table:formula="of:=[.L123]/10" office:value-type="float" office:value="2237.5" calcext:value-type="float">
            <text:p>2237.5</text:p>
          </table:table-cell>
          <table:table-cell table:formula="of:=[.O123]/([.R123]-[.P123])" office:value-type="float" office:value="1.73295454545455" calcext:value-type="float">
            <text:p>1.73295454545455</text:p>
          </table:table-cell>
          <table:table-cell table:formula="of:=MIN([.M123];[.N12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5" calcext:value-type="float">
            <text:p>2345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24:.K124])" office:value-type="float" office:value="22375" calcext:value-type="float">
            <text:p>2237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69" calcext:value-type="float">
            <text:p>369</text:p>
          </table:table-cell>
          <table:table-cell table:formula="of:=[.L124]/10" office:value-type="float" office:value="2237.5" calcext:value-type="float">
            <text:p>2237.5</text:p>
          </table:table-cell>
          <table:table-cell table:formula="of:=[.O124]/([.R124]-[.P124])" office:value-type="float" office:value="1.74715909090909" calcext:value-type="float">
            <text:p>1.74715909090909</text:p>
          </table:table-cell>
          <table:table-cell table:formula="of:=MIN([.M124];[.N12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5" calcext:value-type="float">
            <text:p>2345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25:.K125])" office:value-type="float" office:value="22375" calcext:value-type="float">
            <text:p>2237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72" calcext:value-type="float">
            <text:p>372</text:p>
          </table:table-cell>
          <table:table-cell table:formula="of:=[.L125]/10" office:value-type="float" office:value="2237.5" calcext:value-type="float">
            <text:p>2237.5</text:p>
          </table:table-cell>
          <table:table-cell table:formula="of:=[.O125]/([.R125]-[.P125])" office:value-type="float" office:value="1.76136363636364" calcext:value-type="float">
            <text:p>1.76136363636364</text:p>
          </table:table-cell>
          <table:table-cell table:formula="of:=MIN([.M125];[.N12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0" calcext:value-type="float">
            <text:p>2340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26:.K126])" office:value-type="float" office:value="22370" calcext:value-type="float">
            <text:p>2237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75" calcext:value-type="float">
            <text:p>375</text:p>
          </table:table-cell>
          <table:table-cell table:formula="of:=[.L126]/10" office:value-type="float" office:value="2237" calcext:value-type="float">
            <text:p>2237</text:p>
          </table:table-cell>
          <table:table-cell table:formula="of:=[.O126]/([.R126]-[.P126])" office:value-type="float" office:value="1.77137458667926" calcext:value-type="float">
            <text:p>1.77137458667926</text:p>
          </table:table-cell>
          <table:table-cell table:formula="of:=MIN([.M126];[.N12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0" calcext:value-type="float">
            <text:p>2340</text:p>
          </table:table-cell>
          <table:table-cell office:value-type="float" office:value="2231" calcext:value-type="float">
            <text:p>2231</text:p>
          </table:table-cell>
          <table:table-cell office:value-type="float" office:value="2383" calcext:value-type="float">
            <text:p>2383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27:.K127])" office:value-type="float" office:value="22348" calcext:value-type="float">
            <text:p>2234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78" calcext:value-type="float">
            <text:p>378</text:p>
          </table:table-cell>
          <table:table-cell table:formula="of:=[.L127]/10" office:value-type="float" office:value="2234.8" calcext:value-type="float">
            <text:p>2234.8</text:p>
          </table:table-cell>
          <table:table-cell table:formula="of:=[.O127]/([.R127]-[.P127])" office:value-type="float" office:value="1.7671809256662" calcext:value-type="float">
            <text:p>1.7671809256662</text:p>
          </table:table-cell>
          <table:table-cell table:formula="of:=MIN([.M127];[.N12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0" calcext:value-type="float">
            <text:p>2340</text:p>
          </table:table-cell>
          <table:table-cell office:value-type="float" office:value="2231" calcext:value-type="float">
            <text:p>2231</text:p>
          </table:table-cell>
          <table:table-cell office:value-type="float" office:value="2383" calcext:value-type="float">
            <text:p>2383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28:.K128])" office:value-type="float" office:value="22348" calcext:value-type="float">
            <text:p>2234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81" calcext:value-type="float">
            <text:p>381</text:p>
          </table:table-cell>
          <table:table-cell table:formula="of:=[.L128]/10" office:value-type="float" office:value="2234.8" calcext:value-type="float">
            <text:p>2234.8</text:p>
          </table:table-cell>
          <table:table-cell table:formula="of:=[.O128]/([.R128]-[.P128])" office:value-type="float" office:value="1.781206171108" calcext:value-type="float">
            <text:p>1.781206171108</text:p>
          </table:table-cell>
          <table:table-cell table:formula="of:=MIN([.M128];[.N12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0" calcext:value-type="float">
            <text:p>2340</text:p>
          </table:table-cell>
          <table:table-cell office:value-type="float" office:value="2231" calcext:value-type="float">
            <text:p>2231</text:p>
          </table:table-cell>
          <table:table-cell office:value-type="float" office:value="2383" calcext:value-type="float">
            <text:p>2383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29:.K129])" office:value-type="float" office:value="22337" calcext:value-type="float">
            <text:p>223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84" calcext:value-type="float">
            <text:p>384</text:p>
          </table:table-cell>
          <table:table-cell table:formula="of:=[.L129]/10" office:value-type="float" office:value="2233.7" calcext:value-type="float">
            <text:p>2233.7</text:p>
          </table:table-cell>
          <table:table-cell table:formula="of:=[.O129]/([.R129]-[.P129])" office:value-type="float" office:value="1.78604651162791" calcext:value-type="float">
            <text:p>1.78604651162791</text:p>
          </table:table-cell>
          <table:table-cell table:formula="of:=MIN([.M129];[.N12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0" calcext:value-type="float">
            <text:p>2340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30:.K130])" office:value-type="float" office:value="22326" calcext:value-type="float">
            <text:p>2232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87" calcext:value-type="float">
            <text:p>387</text:p>
          </table:table-cell>
          <table:table-cell table:formula="of:=[.L130]/10" office:value-type="float" office:value="2232.6" calcext:value-type="float">
            <text:p>2232.6</text:p>
          </table:table-cell>
          <table:table-cell table:formula="of:=[.O130]/([.R130]-[.P130])" office:value-type="float" office:value="1.79083757519667" calcext:value-type="float">
            <text:p>1.79083757519667</text:p>
          </table:table-cell>
          <table:table-cell table:formula="of:=MIN([.M130];[.N13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0" calcext:value-type="float">
            <text:p>2340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31:.K131])" office:value-type="float" office:value="22326" calcext:value-type="float">
            <text:p>2232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90" calcext:value-type="float">
            <text:p>390</text:p>
          </table:table-cell>
          <table:table-cell table:formula="of:=[.L131]/10" office:value-type="float" office:value="2232.6" calcext:value-type="float">
            <text:p>2232.6</text:p>
          </table:table-cell>
          <table:table-cell table:formula="of:=[.O131]/([.R131]-[.P131])" office:value-type="float" office:value="1.8047200370199" calcext:value-type="float">
            <text:p>1.8047200370199</text:p>
          </table:table-cell>
          <table:table-cell table:formula="of:=MIN([.M131];[.N13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0" calcext:value-type="float">
            <text:p>2340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32:.K132])" office:value-type="float" office:value="22326" calcext:value-type="float">
            <text:p>2232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93" calcext:value-type="float">
            <text:p>393</text:p>
          </table:table-cell>
          <table:table-cell table:formula="of:=[.L132]/10" office:value-type="float" office:value="2232.6" calcext:value-type="float">
            <text:p>2232.6</text:p>
          </table:table-cell>
          <table:table-cell table:formula="of:=[.O132]/([.R132]-[.P132])" office:value-type="float" office:value="1.81860249884313" calcext:value-type="float">
            <text:p>1.81860249884313</text:p>
          </table:table-cell>
          <table:table-cell table:formula="of:=MIN([.M132];[.N13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0" calcext:value-type="float">
            <text:p>2340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33:.K133])" office:value-type="float" office:value="22326" calcext:value-type="float">
            <text:p>2232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96" calcext:value-type="float">
            <text:p>396</text:p>
          </table:table-cell>
          <table:table-cell table:formula="of:=[.L133]/10" office:value-type="float" office:value="2232.6" calcext:value-type="float">
            <text:p>2232.6</text:p>
          </table:table-cell>
          <table:table-cell table:formula="of:=[.O133]/([.R133]-[.P133])" office:value-type="float" office:value="1.83248496066636" calcext:value-type="float">
            <text:p>1.83248496066636</text:p>
          </table:table-cell>
          <table:table-cell table:formula="of:=MIN([.M133];[.N13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34" calcext:value-type="float">
            <text:p>2334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34:.K134])" office:value-type="float" office:value="22320" calcext:value-type="float">
            <text:p>2232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99" calcext:value-type="float">
            <text:p>399</text:p>
          </table:table-cell>
          <table:table-cell table:formula="of:=[.L134]/10" office:value-type="float" office:value="2232" calcext:value-type="float">
            <text:p>2232</text:p>
          </table:table-cell>
          <table:table-cell table:formula="of:=[.O134]/([.R134]-[.P134])" office:value-type="float" office:value="1.841255191509" calcext:value-type="float">
            <text:p>1.841255191509</text:p>
          </table:table-cell>
          <table:table-cell table:formula="of:=MIN([.M134];[.N13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34" calcext:value-type="float">
            <text:p>2334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94" calcext:value-type="float">
            <text:p>2294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35:.K135])" office:value-type="float" office:value="22294" calcext:value-type="float">
            <text:p>222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02" calcext:value-type="float">
            <text:p>402</text:p>
          </table:table-cell>
          <table:table-cell table:formula="of:=[.L135]/10" office:value-type="float" office:value="2229.4" calcext:value-type="float">
            <text:p>2229.4</text:p>
          </table:table-cell>
          <table:table-cell table:formula="of:=[.O135]/([.R135]-[.P135])" office:value-type="float" office:value="1.83310533515732" calcext:value-type="float">
            <text:p>1.83310533515732</text:p>
          </table:table-cell>
          <table:table-cell table:formula="of:=MIN([.M135];[.N13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33" calcext:value-type="float">
            <text:p>2333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94" calcext:value-type="float">
            <text:p>2294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36:.K136])" office:value-type="float" office:value="22293" calcext:value-type="float">
            <text:p>2229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05" calcext:value-type="float">
            <text:p>405</text:p>
          </table:table-cell>
          <table:table-cell table:formula="of:=[.L136]/10" office:value-type="float" office:value="2229.3" calcext:value-type="float">
            <text:p>2229.3</text:p>
          </table:table-cell>
          <table:table-cell table:formula="of:=[.O136]/([.R136]-[.P136])" office:value-type="float" office:value="1.84594348222425" calcext:value-type="float">
            <text:p>1.84594348222425</text:p>
          </table:table-cell>
          <table:table-cell table:formula="of:=MIN([.M136];[.N13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94" calcext:value-type="float">
            <text:p>2294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37:.K137])" office:value-type="float" office:value="22287" calcext:value-type="float">
            <text:p>2228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08" calcext:value-type="float">
            <text:p>408</text:p>
          </table:table-cell>
          <table:table-cell table:formula="of:=[.L137]/10" office:value-type="float" office:value="2228.7" calcext:value-type="float">
            <text:p>2228.7</text:p>
          </table:table-cell>
          <table:table-cell table:formula="of:=[.O137]/([.R137]-[.P137])" office:value-type="float" office:value="1.85454545454545" calcext:value-type="float">
            <text:p>1.85454545454545</text:p>
          </table:table-cell>
          <table:table-cell table:formula="of:=MIN([.M137];[.N13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94" calcext:value-type="float">
            <text:p>2294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38:.K138])" office:value-type="float" office:value="22287" calcext:value-type="float">
            <text:p>2228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11" calcext:value-type="float">
            <text:p>411</text:p>
          </table:table-cell>
          <table:table-cell table:formula="of:=[.L138]/10" office:value-type="float" office:value="2228.7" calcext:value-type="float">
            <text:p>2228.7</text:p>
          </table:table-cell>
          <table:table-cell table:formula="of:=[.O138]/([.R138]-[.P138])" office:value-type="float" office:value="1.86818181818182" calcext:value-type="float">
            <text:p>1.86818181818182</text:p>
          </table:table-cell>
          <table:table-cell table:formula="of:=MIN([.M138];[.N13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94" calcext:value-type="float">
            <text:p>2294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39:.K139])" office:value-type="float" office:value="22287" calcext:value-type="float">
            <text:p>2228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14" calcext:value-type="float">
            <text:p>414</text:p>
          </table:table-cell>
          <table:table-cell table:formula="of:=[.L139]/10" office:value-type="float" office:value="2228.7" calcext:value-type="float">
            <text:p>2228.7</text:p>
          </table:table-cell>
          <table:table-cell table:formula="of:=[.O139]/([.R139]-[.P139])" office:value-type="float" office:value="1.88181818181818" calcext:value-type="float">
            <text:p>1.88181818181818</text:p>
          </table:table-cell>
          <table:table-cell table:formula="of:=MIN([.M139];[.N13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71" calcext:value-type="float">
            <text:p>2271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40:.K140])" office:value-type="float" office:value="22264" calcext:value-type="float">
            <text:p>2226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17" calcext:value-type="float">
            <text:p>417</text:p>
          </table:table-cell>
          <table:table-cell table:formula="of:=[.L140]/10" office:value-type="float" office:value="2226.4" calcext:value-type="float">
            <text:p>2226.4</text:p>
          </table:table-cell>
          <table:table-cell table:formula="of:=[.O140]/([.R140]-[.P140])" office:value-type="float" office:value="1.87584345479083" calcext:value-type="float">
            <text:p>1.87584345479083</text:p>
          </table:table-cell>
          <table:table-cell table:formula="of:=MIN([.M140];[.N14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71" calcext:value-type="float">
            <text:p>227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41:.K141])" office:value-type="float" office:value="22261" calcext:value-type="float">
            <text:p>22261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20" calcext:value-type="float">
            <text:p>420</text:p>
          </table:table-cell>
          <table:table-cell table:formula="of:=[.L141]/10" office:value-type="float" office:value="2226.1" calcext:value-type="float">
            <text:p>2226.1</text:p>
          </table:table-cell>
          <table:table-cell table:formula="of:=[.O141]/([.R141]-[.P141])" office:value-type="float" office:value="1.88679245283019" calcext:value-type="float">
            <text:p>1.88679245283019</text:p>
          </table:table-cell>
          <table:table-cell table:formula="of:=MIN([.M141];[.N14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71" calcext:value-type="float">
            <text:p>227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42:.K142])" office:value-type="float" office:value="22261" calcext:value-type="float">
            <text:p>22261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23" calcext:value-type="float">
            <text:p>423</text:p>
          </table:table-cell>
          <table:table-cell table:formula="of:=[.L142]/10" office:value-type="float" office:value="2226.1" calcext:value-type="float">
            <text:p>2226.1</text:p>
          </table:table-cell>
          <table:table-cell table:formula="of:=[.O142]/([.R142]-[.P142])" office:value-type="float" office:value="1.90026954177898" calcext:value-type="float">
            <text:p>1.90026954177898</text:p>
          </table:table-cell>
          <table:table-cell table:formula="of:=MIN([.M142];[.N14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71" calcext:value-type="float">
            <text:p>227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43:.K143])" office:value-type="float" office:value="22261" calcext:value-type="float">
            <text:p>22261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26" calcext:value-type="float">
            <text:p>426</text:p>
          </table:table-cell>
          <table:table-cell table:formula="of:=[.L143]/10" office:value-type="float" office:value="2226.1" calcext:value-type="float">
            <text:p>2226.1</text:p>
          </table:table-cell>
          <table:table-cell table:formula="of:=[.O143]/([.R143]-[.P143])" office:value-type="float" office:value="1.91374663072776" calcext:value-type="float">
            <text:p>1.91374663072776</text:p>
          </table:table-cell>
          <table:table-cell table:formula="of:=MIN([.M143];[.N14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71" calcext:value-type="float">
            <text:p>227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44:.K144])" office:value-type="float" office:value="22261" calcext:value-type="float">
            <text:p>22261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29" calcext:value-type="float">
            <text:p>429</text:p>
          </table:table-cell>
          <table:table-cell table:formula="of:=[.L144]/10" office:value-type="float" office:value="2226.1" calcext:value-type="float">
            <text:p>2226.1</text:p>
          </table:table-cell>
          <table:table-cell table:formula="of:=[.O144]/([.R144]-[.P144])" office:value-type="float" office:value="1.92722371967655" calcext:value-type="float">
            <text:p>1.92722371967655</text:p>
          </table:table-cell>
          <table:table-cell table:formula="of:=MIN([.M144];[.N14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71" calcext:value-type="float">
            <text:p>227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45:.K145])" office:value-type="float" office:value="22261" calcext:value-type="float">
            <text:p>22261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32" calcext:value-type="float">
            <text:p>432</text:p>
          </table:table-cell>
          <table:table-cell table:formula="of:=[.L145]/10" office:value-type="float" office:value="2226.1" calcext:value-type="float">
            <text:p>2226.1</text:p>
          </table:table-cell>
          <table:table-cell table:formula="of:=[.O145]/([.R145]-[.P145])" office:value-type="float" office:value="1.94070080862534" calcext:value-type="float">
            <text:p>1.94070080862534</text:p>
          </table:table-cell>
          <table:table-cell table:formula="of:=MIN([.M145];[.N14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71" calcext:value-type="float">
            <text:p>227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46:.K146])" office:value-type="float" office:value="22261" calcext:value-type="float">
            <text:p>22261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35" calcext:value-type="float">
            <text:p>435</text:p>
          </table:table-cell>
          <table:table-cell table:formula="of:=[.L146]/10" office:value-type="float" office:value="2226.1" calcext:value-type="float">
            <text:p>2226.1</text:p>
          </table:table-cell>
          <table:table-cell table:formula="of:=[.O146]/([.R146]-[.P146])" office:value-type="float" office:value="1.95417789757413" calcext:value-type="float">
            <text:p>1.95417789757413</text:p>
          </table:table-cell>
          <table:table-cell table:formula="of:=MIN([.M146];[.N14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64" calcext:value-type="float">
            <text:p>2264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47:.K147])" office:value-type="float" office:value="22254" calcext:value-type="float">
            <text:p>2225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38" calcext:value-type="float">
            <text:p>438</text:p>
          </table:table-cell>
          <table:table-cell table:formula="of:=[.L147]/10" office:value-type="float" office:value="2225.4" calcext:value-type="float">
            <text:p>2225.4</text:p>
          </table:table-cell>
          <table:table-cell table:formula="of:=[.O147]/([.R147]-[.P147])" office:value-type="float" office:value="1.961486789073" calcext:value-type="float">
            <text:p>1.961486789073</text:p>
          </table:table-cell>
          <table:table-cell table:formula="of:=MIN([.M147];[.N14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64" calcext:value-type="float">
            <text:p>2264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48:.K148])" office:value-type="float" office:value="22254" calcext:value-type="float">
            <text:p>2225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41" calcext:value-type="float">
            <text:p>441</text:p>
          </table:table-cell>
          <table:table-cell table:formula="of:=[.L148]/10" office:value-type="float" office:value="2225.4" calcext:value-type="float">
            <text:p>2225.4</text:p>
          </table:table-cell>
          <table:table-cell table:formula="of:=[.O148]/([.R148]-[.P148])" office:value-type="float" office:value="1.97492163009405" calcext:value-type="float">
            <text:p>1.97492163009405</text:p>
          </table:table-cell>
          <table:table-cell table:formula="of:=MIN([.M148];[.N14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64" calcext:value-type="float">
            <text:p>2264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49:.K149])" office:value-type="float" office:value="22254" calcext:value-type="float">
            <text:p>2225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44" calcext:value-type="float">
            <text:p>444</text:p>
          </table:table-cell>
          <table:table-cell table:formula="of:=[.L149]/10" office:value-type="float" office:value="2225.4" calcext:value-type="float">
            <text:p>2225.4</text:p>
          </table:table-cell>
          <table:table-cell table:formula="of:=[.O149]/([.R149]-[.P149])" office:value-type="float" office:value="1.98835647111509" calcext:value-type="float">
            <text:p>1.98835647111509</text:p>
          </table:table-cell>
          <table:table-cell table:formula="of:=MIN([.M149];[.N14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64" calcext:value-type="float">
            <text:p>2264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50:.K150])" office:value-type="float" office:value="22254" calcext:value-type="float">
            <text:p>2225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47" calcext:value-type="float">
            <text:p>447</text:p>
          </table:table-cell>
          <table:table-cell table:formula="of:=[.L150]/10" office:value-type="float" office:value="2225.4" calcext:value-type="float">
            <text:p>2225.4</text:p>
          </table:table-cell>
          <table:table-cell table:formula="of:=[.O150]/([.R150]-[.P150])" office:value-type="float" office:value="2.00179131213614" calcext:value-type="float">
            <text:p>2.00179131213614</text:p>
          </table:table-cell>
          <table:table-cell table:formula="of:=MIN([.M150];[.N15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64" calcext:value-type="float">
            <text:p>2264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51:.K151])" office:value-type="float" office:value="22254" calcext:value-type="float">
            <text:p>2225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50" calcext:value-type="float">
            <text:p>450</text:p>
          </table:table-cell>
          <table:table-cell table:formula="of:=[.L151]/10" office:value-type="float" office:value="2225.4" calcext:value-type="float">
            <text:p>2225.4</text:p>
          </table:table-cell>
          <table:table-cell table:formula="of:=[.O151]/([.R151]-[.P151])" office:value-type="float" office:value="2.01522615315719" calcext:value-type="float">
            <text:p>2.01522615315719</text:p>
          </table:table-cell>
          <table:table-cell table:formula="of:=MIN([.M151];[.N15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64" calcext:value-type="float">
            <text:p>2264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52:.K152])" office:value-type="float" office:value="22254" calcext:value-type="float">
            <text:p>2225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53" calcext:value-type="float">
            <text:p>453</text:p>
          </table:table-cell>
          <table:table-cell table:formula="of:=[.L152]/10" office:value-type="float" office:value="2225.4" calcext:value-type="float">
            <text:p>2225.4</text:p>
          </table:table-cell>
          <table:table-cell table:formula="of:=[.O152]/([.R152]-[.P152])" office:value-type="float" office:value="2.02866099417824" calcext:value-type="float">
            <text:p>2.02866099417824</text:p>
          </table:table-cell>
          <table:table-cell table:formula="of:=MIN([.M152];[.N15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64" calcext:value-type="float">
            <text:p>2264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53:.K153])" office:value-type="float" office:value="22254" calcext:value-type="float">
            <text:p>2225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56" calcext:value-type="float">
            <text:p>456</text:p>
          </table:table-cell>
          <table:table-cell table:formula="of:=[.L153]/10" office:value-type="float" office:value="2225.4" calcext:value-type="float">
            <text:p>2225.4</text:p>
          </table:table-cell>
          <table:table-cell table:formula="of:=[.O153]/([.R153]-[.P153])" office:value-type="float" office:value="2.04209583519929" calcext:value-type="float">
            <text:p>2.04209583519929</text:p>
          </table:table-cell>
          <table:table-cell table:formula="of:=MIN([.M153];[.N15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64" calcext:value-type="float">
            <text:p>2264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54:.K154])" office:value-type="float" office:value="22254" calcext:value-type="float">
            <text:p>2225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59" calcext:value-type="float">
            <text:p>459</text:p>
          </table:table-cell>
          <table:table-cell table:formula="of:=[.L154]/10" office:value-type="float" office:value="2225.4" calcext:value-type="float">
            <text:p>2225.4</text:p>
          </table:table-cell>
          <table:table-cell table:formula="of:=[.O154]/([.R154]-[.P154])" office:value-type="float" office:value="2.05553067622033" calcext:value-type="float">
            <text:p>2.05553067622033</text:p>
          </table:table-cell>
          <table:table-cell table:formula="of:=MIN([.M154];[.N15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64" calcext:value-type="float">
            <text:p>2264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55:.K155])" office:value-type="float" office:value="22254" calcext:value-type="float">
            <text:p>2225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62" calcext:value-type="float">
            <text:p>462</text:p>
          </table:table-cell>
          <table:table-cell table:formula="of:=[.L155]/10" office:value-type="float" office:value="2225.4" calcext:value-type="float">
            <text:p>2225.4</text:p>
          </table:table-cell>
          <table:table-cell table:formula="of:=[.O155]/([.R155]-[.P155])" office:value-type="float" office:value="2.06896551724138" calcext:value-type="float">
            <text:p>2.06896551724138</text:p>
          </table:table-cell>
          <table:table-cell table:formula="of:=MIN([.M155];[.N15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64" calcext:value-type="float">
            <text:p>2264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56:.K156])" office:value-type="float" office:value="22254" calcext:value-type="float">
            <text:p>2225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65" calcext:value-type="float">
            <text:p>465</text:p>
          </table:table-cell>
          <table:table-cell table:formula="of:=[.L156]/10" office:value-type="float" office:value="2225.4" calcext:value-type="float">
            <text:p>2225.4</text:p>
          </table:table-cell>
          <table:table-cell table:formula="of:=[.O156]/([.R156]-[.P156])" office:value-type="float" office:value="2.08240035826243" calcext:value-type="float">
            <text:p>2.08240035826243</text:p>
          </table:table-cell>
          <table:table-cell table:formula="of:=MIN([.M156];[.N15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64" calcext:value-type="float">
            <text:p>2264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57:.K157])" office:value-type="float" office:value="22254" calcext:value-type="float">
            <text:p>2225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68" calcext:value-type="float">
            <text:p>468</text:p>
          </table:table-cell>
          <table:table-cell table:formula="of:=[.L157]/10" office:value-type="float" office:value="2225.4" calcext:value-type="float">
            <text:p>2225.4</text:p>
          </table:table-cell>
          <table:table-cell table:formula="of:=[.O157]/([.R157]-[.P157])" office:value-type="float" office:value="2.09583519928348" calcext:value-type="float">
            <text:p>2.09583519928348</text:p>
          </table:table-cell>
          <table:table-cell table:formula="of:=MIN([.M157];[.N15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58:.K158])" office:value-type="float" office:value="22239" calcext:value-type="float">
            <text:p>222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71" calcext:value-type="float">
            <text:p>471</text:p>
          </table:table-cell>
          <table:table-cell table:formula="of:=[.L158]/10" office:value-type="float" office:value="2223.9" calcext:value-type="float">
            <text:p>2223.9</text:p>
          </table:table-cell>
          <table:table-cell table:formula="of:=[.O158]/([.R158]-[.P158])" office:value-type="float" office:value="2.09519572953737" calcext:value-type="float">
            <text:p>2.09519572953737</text:p>
          </table:table-cell>
          <table:table-cell table:formula="of:=MIN([.M158];[.N15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59:.K159])" office:value-type="float" office:value="22239" calcext:value-type="float">
            <text:p>222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74" calcext:value-type="float">
            <text:p>474</text:p>
          </table:table-cell>
          <table:table-cell table:formula="of:=[.L159]/10" office:value-type="float" office:value="2223.9" calcext:value-type="float">
            <text:p>2223.9</text:p>
          </table:table-cell>
          <table:table-cell table:formula="of:=[.O159]/([.R159]-[.P159])" office:value-type="float" office:value="2.10854092526691" calcext:value-type="float">
            <text:p>2.10854092526691</text:p>
          </table:table-cell>
          <table:table-cell table:formula="of:=MIN([.M159];[.N15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60:.K160])" office:value-type="float" office:value="22239" calcext:value-type="float">
            <text:p>222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77" calcext:value-type="float">
            <text:p>477</text:p>
          </table:table-cell>
          <table:table-cell table:formula="of:=[.L160]/10" office:value-type="float" office:value="2223.9" calcext:value-type="float">
            <text:p>2223.9</text:p>
          </table:table-cell>
          <table:table-cell table:formula="of:=[.O160]/([.R160]-[.P160])" office:value-type="float" office:value="2.12188612099644" calcext:value-type="float">
            <text:p>2.12188612099644</text:p>
          </table:table-cell>
          <table:table-cell table:formula="of:=MIN([.M160];[.N16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61:.K161])" office:value-type="float" office:value="22239" calcext:value-type="float">
            <text:p>222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80" calcext:value-type="float">
            <text:p>480</text:p>
          </table:table-cell>
          <table:table-cell table:formula="of:=[.L161]/10" office:value-type="float" office:value="2223.9" calcext:value-type="float">
            <text:p>2223.9</text:p>
          </table:table-cell>
          <table:table-cell table:formula="of:=[.O161]/([.R161]-[.P161])" office:value-type="float" office:value="2.13523131672598" calcext:value-type="float">
            <text:p>2.13523131672598</text:p>
          </table:table-cell>
          <table:table-cell table:formula="of:=MIN([.M161];[.N16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8" calcext:value-type="float">
            <text:p>2308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62:.K162])" office:value-type="float" office:value="22220" calcext:value-type="float">
            <text:p>2222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83" calcext:value-type="float">
            <text:p>483</text:p>
          </table:table-cell>
          <table:table-cell table:formula="of:=[.L162]/10" office:value-type="float" office:value="2222" calcext:value-type="float">
            <text:p>2222</text:p>
          </table:table-cell>
          <table:table-cell table:formula="of:=[.O162]/([.R162]-[.P162])" office:value-type="float" office:value="2.1305690339656" calcext:value-type="float">
            <text:p>2.1305690339656</text:p>
          </table:table-cell>
          <table:table-cell table:formula="of:=MIN([.M162];[.N16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8" calcext:value-type="float">
            <text:p>2308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63:.K163])" office:value-type="float" office:value="22220" calcext:value-type="float">
            <text:p>2222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86" calcext:value-type="float">
            <text:p>486</text:p>
          </table:table-cell>
          <table:table-cell table:formula="of:=[.L163]/10" office:value-type="float" office:value="2222" calcext:value-type="float">
            <text:p>2222</text:p>
          </table:table-cell>
          <table:table-cell table:formula="of:=[.O163]/([.R163]-[.P163])" office:value-type="float" office:value="2.14380238200265" calcext:value-type="float">
            <text:p>2.14380238200265</text:p>
          </table:table-cell>
          <table:table-cell table:formula="of:=MIN([.M163];[.N16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8" calcext:value-type="float">
            <text:p>2308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64:.K164])" office:value-type="float" office:value="22220" calcext:value-type="float">
            <text:p>2222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89" calcext:value-type="float">
            <text:p>489</text:p>
          </table:table-cell>
          <table:table-cell table:formula="of:=[.L164]/10" office:value-type="float" office:value="2222" calcext:value-type="float">
            <text:p>2222</text:p>
          </table:table-cell>
          <table:table-cell table:formula="of:=[.O164]/([.R164]-[.P164])" office:value-type="float" office:value="2.1570357300397" calcext:value-type="float">
            <text:p>2.1570357300397</text:p>
          </table:table-cell>
          <table:table-cell table:formula="of:=MIN([.M164];[.N16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8" calcext:value-type="float">
            <text:p>2308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65:.K165])" office:value-type="float" office:value="22220" calcext:value-type="float">
            <text:p>2222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92" calcext:value-type="float">
            <text:p>492</text:p>
          </table:table-cell>
          <table:table-cell table:formula="of:=[.L165]/10" office:value-type="float" office:value="2222" calcext:value-type="float">
            <text:p>2222</text:p>
          </table:table-cell>
          <table:table-cell table:formula="of:=[.O165]/([.R165]-[.P165])" office:value-type="float" office:value="2.17026907807675" calcext:value-type="float">
            <text:p>2.17026907807675</text:p>
          </table:table-cell>
          <table:table-cell table:formula="of:=MIN([.M165];[.N16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8" calcext:value-type="float">
            <text:p>2308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66:.K166])" office:value-type="float" office:value="22220" calcext:value-type="float">
            <text:p>2222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95" calcext:value-type="float">
            <text:p>495</text:p>
          </table:table-cell>
          <table:table-cell table:formula="of:=[.L166]/10" office:value-type="float" office:value="2222" calcext:value-type="float">
            <text:p>2222</text:p>
          </table:table-cell>
          <table:table-cell table:formula="of:=[.O166]/([.R166]-[.P166])" office:value-type="float" office:value="2.18350242611381" calcext:value-type="float">
            <text:p>2.18350242611381</text:p>
          </table:table-cell>
          <table:table-cell table:formula="of:=MIN([.M166];[.N16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0" calcext:value-type="float">
            <text:p>2300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67:.K167])" office:value-type="float" office:value="22212" calcext:value-type="float">
            <text:p>2221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498" calcext:value-type="float">
            <text:p>498</text:p>
          </table:table-cell>
          <table:table-cell table:formula="of:=[.L167]/10" office:value-type="float" office:value="2221.2" calcext:value-type="float">
            <text:p>2221.2</text:p>
          </table:table-cell>
          <table:table-cell table:formula="of:=[.O167]/([.R167]-[.P167])" office:value-type="float" office:value="2.18901098901099" calcext:value-type="float">
            <text:p>2.18901098901099</text:p>
          </table:table-cell>
          <table:table-cell table:formula="of:=MIN([.M167];[.N16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0" calcext:value-type="float">
            <text:p>2300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68:.K168])" office:value-type="float" office:value="22212" calcext:value-type="float">
            <text:p>2221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01" calcext:value-type="float">
            <text:p>501</text:p>
          </table:table-cell>
          <table:table-cell table:formula="of:=[.L168]/10" office:value-type="float" office:value="2221.2" calcext:value-type="float">
            <text:p>2221.2</text:p>
          </table:table-cell>
          <table:table-cell table:formula="of:=[.O168]/([.R168]-[.P168])" office:value-type="float" office:value="2.2021978021978" calcext:value-type="float">
            <text:p>2.2021978021978</text:p>
          </table:table-cell>
          <table:table-cell table:formula="of:=MIN([.M168];[.N16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0" calcext:value-type="float">
            <text:p>2300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69:.K169])" office:value-type="float" office:value="22206" calcext:value-type="float">
            <text:p>2220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04" calcext:value-type="float">
            <text:p>504</text:p>
          </table:table-cell>
          <table:table-cell table:formula="of:=[.L169]/10" office:value-type="float" office:value="2220.6" calcext:value-type="float">
            <text:p>2220.6</text:p>
          </table:table-cell>
          <table:table-cell table:formula="of:=[.O169]/([.R169]-[.P169])" office:value-type="float" office:value="2.20955721174923" calcext:value-type="float">
            <text:p>2.20955721174923</text:p>
          </table:table-cell>
          <table:table-cell table:formula="of:=MIN([.M169];[.N16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0" calcext:value-type="float">
            <text:p>2300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70:.K170])" office:value-type="float" office:value="22206" calcext:value-type="float">
            <text:p>2220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07" calcext:value-type="float">
            <text:p>507</text:p>
          </table:table-cell>
          <table:table-cell table:formula="of:=[.L170]/10" office:value-type="float" office:value="2220.6" calcext:value-type="float">
            <text:p>2220.6</text:p>
          </table:table-cell>
          <table:table-cell table:formula="of:=[.O170]/([.R170]-[.P170])" office:value-type="float" office:value="2.22270933800965" calcext:value-type="float">
            <text:p>2.22270933800965</text:p>
          </table:table-cell>
          <table:table-cell table:formula="of:=MIN([.M170];[.N17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93" calcext:value-type="float">
            <text:p>2293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71:.K171])" office:value-type="float" office:value="22199" calcext:value-type="float">
            <text:p>2219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10" calcext:value-type="float">
            <text:p>510</text:p>
          </table:table-cell>
          <table:table-cell table:formula="of:=[.L171]/10" office:value-type="float" office:value="2219.9" calcext:value-type="float">
            <text:p>2219.9</text:p>
          </table:table-cell>
          <table:table-cell table:formula="of:=[.O171]/([.R171]-[.P171])" office:value-type="float" office:value="2.22902097902098" calcext:value-type="float">
            <text:p>2.22902097902098</text:p>
          </table:table-cell>
          <table:table-cell table:formula="of:=MIN([.M171];[.N17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93" calcext:value-type="float">
            <text:p>2293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72:.K172])" office:value-type="float" office:value="22199" calcext:value-type="float">
            <text:p>2219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13" calcext:value-type="float">
            <text:p>513</text:p>
          </table:table-cell>
          <table:table-cell table:formula="of:=[.L172]/10" office:value-type="float" office:value="2219.9" calcext:value-type="float">
            <text:p>2219.9</text:p>
          </table:table-cell>
          <table:table-cell table:formula="of:=[.O172]/([.R172]-[.P172])" office:value-type="float" office:value="2.24213286713287" calcext:value-type="float">
            <text:p>2.24213286713287</text:p>
          </table:table-cell>
          <table:table-cell table:formula="of:=MIN([.M172];[.N17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73:.K173])" office:value-type="float" office:value="22185" calcext:value-type="float">
            <text:p>2218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16" calcext:value-type="float">
            <text:p>516</text:p>
          </table:table-cell>
          <table:table-cell table:formula="of:=[.L173]/10" office:value-type="float" office:value="2218.5" calcext:value-type="float">
            <text:p>2218.5</text:p>
          </table:table-cell>
          <table:table-cell table:formula="of:=[.O173]/([.R173]-[.P173])" office:value-type="float" office:value="2.24152910512598" calcext:value-type="float">
            <text:p>2.24152910512598</text:p>
          </table:table-cell>
          <table:table-cell table:formula="of:=MIN([.M173];[.N17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74:.K174])" office:value-type="float" office:value="22185" calcext:value-type="float">
            <text:p>2218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19" calcext:value-type="float">
            <text:p>519</text:p>
          </table:table-cell>
          <table:table-cell table:formula="of:=[.L174]/10" office:value-type="float" office:value="2218.5" calcext:value-type="float">
            <text:p>2218.5</text:p>
          </table:table-cell>
          <table:table-cell table:formula="of:=[.O174]/([.R174]-[.P174])" office:value-type="float" office:value="2.25456125108601" calcext:value-type="float">
            <text:p>2.25456125108601</text:p>
          </table:table-cell>
          <table:table-cell table:formula="of:=MIN([.M174];[.N17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75:.K175])" office:value-type="float" office:value="22185" calcext:value-type="float">
            <text:p>2218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22" calcext:value-type="float">
            <text:p>522</text:p>
          </table:table-cell>
          <table:table-cell table:formula="of:=[.L175]/10" office:value-type="float" office:value="2218.5" calcext:value-type="float">
            <text:p>2218.5</text:p>
          </table:table-cell>
          <table:table-cell table:formula="of:=[.O175]/([.R175]-[.P175])" office:value-type="float" office:value="2.26759339704605" calcext:value-type="float">
            <text:p>2.26759339704605</text:p>
          </table:table-cell>
          <table:table-cell table:formula="of:=MIN([.M175];[.N17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76:.K176])" office:value-type="float" office:value="22185" calcext:value-type="float">
            <text:p>2218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25" calcext:value-type="float">
            <text:p>525</text:p>
          </table:table-cell>
          <table:table-cell table:formula="of:=[.L176]/10" office:value-type="float" office:value="2218.5" calcext:value-type="float">
            <text:p>2218.5</text:p>
          </table:table-cell>
          <table:table-cell table:formula="of:=[.O176]/([.R176]-[.P176])" office:value-type="float" office:value="2.28062554300608" calcext:value-type="float">
            <text:p>2.28062554300608</text:p>
          </table:table-cell>
          <table:table-cell table:formula="of:=MIN([.M176];[.N17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77:.K177])" office:value-type="float" office:value="22185" calcext:value-type="float">
            <text:p>2218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28" calcext:value-type="float">
            <text:p>528</text:p>
          </table:table-cell>
          <table:table-cell table:formula="of:=[.L177]/10" office:value-type="float" office:value="2218.5" calcext:value-type="float">
            <text:p>2218.5</text:p>
          </table:table-cell>
          <table:table-cell table:formula="of:=[.O177]/([.R177]-[.P177])" office:value-type="float" office:value="2.29365768896612" calcext:value-type="float">
            <text:p>2.29365768896612</text:p>
          </table:table-cell>
          <table:table-cell table:formula="of:=MIN([.M177];[.N17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78:.K178])" office:value-type="float" office:value="22185" calcext:value-type="float">
            <text:p>2218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31" calcext:value-type="float">
            <text:p>531</text:p>
          </table:table-cell>
          <table:table-cell table:formula="of:=[.L178]/10" office:value-type="float" office:value="2218.5" calcext:value-type="float">
            <text:p>2218.5</text:p>
          </table:table-cell>
          <table:table-cell table:formula="of:=[.O178]/([.R178]-[.P178])" office:value-type="float" office:value="2.30668983492615" calcext:value-type="float">
            <text:p>2.30668983492615</text:p>
          </table:table-cell>
          <table:table-cell table:formula="of:=MIN([.M178];[.N17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79:.K179])" office:value-type="float" office:value="22185" calcext:value-type="float">
            <text:p>2218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34" calcext:value-type="float">
            <text:p>534</text:p>
          </table:table-cell>
          <table:table-cell table:formula="of:=[.L179]/10" office:value-type="float" office:value="2218.5" calcext:value-type="float">
            <text:p>2218.5</text:p>
          </table:table-cell>
          <table:table-cell table:formula="of:=[.O179]/([.R179]-[.P179])" office:value-type="float" office:value="2.31972198088619" calcext:value-type="float">
            <text:p>2.31972198088619</text:p>
          </table:table-cell>
          <table:table-cell table:formula="of:=MIN([.M179];[.N17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80:.K180])" office:value-type="float" office:value="22185" calcext:value-type="float">
            <text:p>2218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37" calcext:value-type="float">
            <text:p>537</text:p>
          </table:table-cell>
          <table:table-cell table:formula="of:=[.L180]/10" office:value-type="float" office:value="2218.5" calcext:value-type="float">
            <text:p>2218.5</text:p>
          </table:table-cell>
          <table:table-cell table:formula="of:=[.O180]/([.R180]-[.P180])" office:value-type="float" office:value="2.33275412684622" calcext:value-type="float">
            <text:p>2.33275412684622</text:p>
          </table:table-cell>
          <table:table-cell table:formula="of:=MIN([.M180];[.N18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81:.K181])" office:value-type="float" office:value="22185" calcext:value-type="float">
            <text:p>2218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40" calcext:value-type="float">
            <text:p>540</text:p>
          </table:table-cell>
          <table:table-cell table:formula="of:=[.L181]/10" office:value-type="float" office:value="2218.5" calcext:value-type="float">
            <text:p>2218.5</text:p>
          </table:table-cell>
          <table:table-cell table:formula="of:=[.O181]/([.R181]-[.P181])" office:value-type="float" office:value="2.34578627280626" calcext:value-type="float">
            <text:p>2.34578627280626</text:p>
          </table:table-cell>
          <table:table-cell table:formula="of:=MIN([.M181];[.N18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82:.K182])" office:value-type="float" office:value="22185" calcext:value-type="float">
            <text:p>2218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43" calcext:value-type="float">
            <text:p>543</text:p>
          </table:table-cell>
          <table:table-cell table:formula="of:=[.L182]/10" office:value-type="float" office:value="2218.5" calcext:value-type="float">
            <text:p>2218.5</text:p>
          </table:table-cell>
          <table:table-cell table:formula="of:=[.O182]/([.R182]-[.P182])" office:value-type="float" office:value="2.35881841876629" calcext:value-type="float">
            <text:p>2.35881841876629</text:p>
          </table:table-cell>
          <table:table-cell table:formula="of:=MIN([.M182];[.N18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4" calcext:value-type="float">
            <text:p>2364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83:.K183])" office:value-type="float" office:value="22183" calcext:value-type="float">
            <text:p>2218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46" calcext:value-type="float">
            <text:p>546</text:p>
          </table:table-cell>
          <table:table-cell table:formula="of:=[.L183]/10" office:value-type="float" office:value="2218.3" calcext:value-type="float">
            <text:p>2218.3</text:p>
          </table:table-cell>
          <table:table-cell table:formula="of:=[.O183]/([.R183]-[.P183])" office:value-type="float" office:value="2.36979166666667" calcext:value-type="float">
            <text:p>2.36979166666667</text:p>
          </table:table-cell>
          <table:table-cell table:formula="of:=MIN([.M183];[.N18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4" calcext:value-type="float">
            <text:p>2364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84:.K184])" office:value-type="float" office:value="22183" calcext:value-type="float">
            <text:p>2218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49" calcext:value-type="float">
            <text:p>549</text:p>
          </table:table-cell>
          <table:table-cell table:formula="of:=[.L184]/10" office:value-type="float" office:value="2218.3" calcext:value-type="float">
            <text:p>2218.3</text:p>
          </table:table-cell>
          <table:table-cell table:formula="of:=[.O184]/([.R184]-[.P184])" office:value-type="float" office:value="2.3828125" calcext:value-type="float">
            <text:p>2.3828125</text:p>
          </table:table-cell>
          <table:table-cell table:formula="of:=MIN([.M184];[.N18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4" calcext:value-type="float">
            <text:p>2364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85:.K185])" office:value-type="float" office:value="22183" calcext:value-type="float">
            <text:p>2218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52" calcext:value-type="float">
            <text:p>552</text:p>
          </table:table-cell>
          <table:table-cell table:formula="of:=[.L185]/10" office:value-type="float" office:value="2218.3" calcext:value-type="float">
            <text:p>2218.3</text:p>
          </table:table-cell>
          <table:table-cell table:formula="of:=[.O185]/([.R185]-[.P185])" office:value-type="float" office:value="2.39583333333334" calcext:value-type="float">
            <text:p>2.39583333333334</text:p>
          </table:table-cell>
          <table:table-cell table:formula="of:=MIN([.M185];[.N18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4" calcext:value-type="float">
            <text:p>2364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86:.K186])" office:value-type="float" office:value="22183" calcext:value-type="float">
            <text:p>2218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55" calcext:value-type="float">
            <text:p>555</text:p>
          </table:table-cell>
          <table:table-cell table:formula="of:=[.L186]/10" office:value-type="float" office:value="2218.3" calcext:value-type="float">
            <text:p>2218.3</text:p>
          </table:table-cell>
          <table:table-cell table:formula="of:=[.O186]/([.R186]-[.P186])" office:value-type="float" office:value="2.40885416666667" calcext:value-type="float">
            <text:p>2.40885416666667</text:p>
          </table:table-cell>
          <table:table-cell table:formula="of:=MIN([.M186];[.N18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4" calcext:value-type="float">
            <text:p>2364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87:.K187])" office:value-type="float" office:value="22183" calcext:value-type="float">
            <text:p>2218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58" calcext:value-type="float">
            <text:p>558</text:p>
          </table:table-cell>
          <table:table-cell table:formula="of:=[.L187]/10" office:value-type="float" office:value="2218.3" calcext:value-type="float">
            <text:p>2218.3</text:p>
          </table:table-cell>
          <table:table-cell table:formula="of:=[.O187]/([.R187]-[.P187])" office:value-type="float" office:value="2.421875" calcext:value-type="float">
            <text:p>2.421875</text:p>
          </table:table-cell>
          <table:table-cell table:formula="of:=MIN([.M187];[.N18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4" calcext:value-type="float">
            <text:p>2364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88:.K188])" office:value-type="float" office:value="22183" calcext:value-type="float">
            <text:p>2218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61" calcext:value-type="float">
            <text:p>561</text:p>
          </table:table-cell>
          <table:table-cell table:formula="of:=[.L188]/10" office:value-type="float" office:value="2218.3" calcext:value-type="float">
            <text:p>2218.3</text:p>
          </table:table-cell>
          <table:table-cell table:formula="of:=[.O188]/([.R188]-[.P188])" office:value-type="float" office:value="2.43489583333334" calcext:value-type="float">
            <text:p>2.43489583333334</text:p>
          </table:table-cell>
          <table:table-cell table:formula="of:=MIN([.M188];[.N18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4" calcext:value-type="float">
            <text:p>2364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89:.K189])" office:value-type="float" office:value="22183" calcext:value-type="float">
            <text:p>2218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64" calcext:value-type="float">
            <text:p>564</text:p>
          </table:table-cell>
          <table:table-cell table:formula="of:=[.L189]/10" office:value-type="float" office:value="2218.3" calcext:value-type="float">
            <text:p>2218.3</text:p>
          </table:table-cell>
          <table:table-cell table:formula="of:=[.O189]/([.R189]-[.P189])" office:value-type="float" office:value="2.44791666666667" calcext:value-type="float">
            <text:p>2.44791666666667</text:p>
          </table:table-cell>
          <table:table-cell table:formula="of:=MIN([.M189];[.N18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4" calcext:value-type="float">
            <text:p>2364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90:.K190])" office:value-type="float" office:value="22183" calcext:value-type="float">
            <text:p>2218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67" calcext:value-type="float">
            <text:p>567</text:p>
          </table:table-cell>
          <table:table-cell table:formula="of:=[.L190]/10" office:value-type="float" office:value="2218.3" calcext:value-type="float">
            <text:p>2218.3</text:p>
          </table:table-cell>
          <table:table-cell table:formula="of:=[.O190]/([.R190]-[.P190])" office:value-type="float" office:value="2.4609375" calcext:value-type="float">
            <text:p>2.4609375</text:p>
          </table:table-cell>
          <table:table-cell table:formula="of:=MIN([.M190];[.N19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4" calcext:value-type="float">
            <text:p>2364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91:.K191])" office:value-type="float" office:value="22183" calcext:value-type="float">
            <text:p>2218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70" calcext:value-type="float">
            <text:p>570</text:p>
          </table:table-cell>
          <table:table-cell table:formula="of:=[.L191]/10" office:value-type="float" office:value="2218.3" calcext:value-type="float">
            <text:p>2218.3</text:p>
          </table:table-cell>
          <table:table-cell table:formula="of:=[.O191]/([.R191]-[.P191])" office:value-type="float" office:value="2.47395833333334" calcext:value-type="float">
            <text:p>2.47395833333334</text:p>
          </table:table-cell>
          <table:table-cell table:formula="of:=MIN([.M191];[.N19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4" calcext:value-type="float">
            <text:p>2364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92:.K192])" office:value-type="float" office:value="22183" calcext:value-type="float">
            <text:p>2218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73" calcext:value-type="float">
            <text:p>573</text:p>
          </table:table-cell>
          <table:table-cell table:formula="of:=[.L192]/10" office:value-type="float" office:value="2218.3" calcext:value-type="float">
            <text:p>2218.3</text:p>
          </table:table-cell>
          <table:table-cell table:formula="of:=[.O192]/([.R192]-[.P192])" office:value-type="float" office:value="2.48697916666667" calcext:value-type="float">
            <text:p>2.48697916666667</text:p>
          </table:table-cell>
          <table:table-cell table:formula="of:=MIN([.M192];[.N19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4" calcext:value-type="float">
            <text:p>2364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93:.K193])" office:value-type="float" office:value="22183" calcext:value-type="float">
            <text:p>2218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76" calcext:value-type="float">
            <text:p>576</text:p>
          </table:table-cell>
          <table:table-cell table:formula="of:=[.L193]/10" office:value-type="float" office:value="2218.3" calcext:value-type="float">
            <text:p>2218.3</text:p>
          </table:table-cell>
          <table:table-cell table:formula="of:=[.O193]/([.R193]-[.P193])" office:value-type="float" office:value="2.5" calcext:value-type="float">
            <text:p>2.5</text:p>
          </table:table-cell>
          <table:table-cell table:formula="of:=MIN([.M193];[.N19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94:.K194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79" calcext:value-type="float">
            <text:p>579</text:p>
          </table:table-cell>
          <table:table-cell table:formula="of:=[.L194]/10" office:value-type="float" office:value="2215.6" calcext:value-type="float">
            <text:p>2215.6</text:p>
          </table:table-cell>
          <table:table-cell table:formula="of:=[.O194]/([.R194]-[.P194])" office:value-type="float" office:value="2.48391248391248" calcext:value-type="float">
            <text:p>2.48391248391248</text:p>
          </table:table-cell>
          <table:table-cell table:formula="of:=MIN([.M194];[.N19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95:.K195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82" calcext:value-type="float">
            <text:p>582</text:p>
          </table:table-cell>
          <table:table-cell table:formula="of:=[.L195]/10" office:value-type="float" office:value="2215.6" calcext:value-type="float">
            <text:p>2215.6</text:p>
          </table:table-cell>
          <table:table-cell table:formula="of:=[.O195]/([.R195]-[.P195])" office:value-type="float" office:value="2.4967824967825" calcext:value-type="float">
            <text:p>2.4967824967825</text:p>
          </table:table-cell>
          <table:table-cell table:formula="of:=MIN([.M195];[.N19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96:.K196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85" calcext:value-type="float">
            <text:p>585</text:p>
          </table:table-cell>
          <table:table-cell table:formula="of:=[.L196]/10" office:value-type="float" office:value="2215.6" calcext:value-type="float">
            <text:p>2215.6</text:p>
          </table:table-cell>
          <table:table-cell table:formula="of:=[.O196]/([.R196]-[.P196])" office:value-type="float" office:value="2.50965250965251" calcext:value-type="float">
            <text:p>2.50965250965251</text:p>
          </table:table-cell>
          <table:table-cell table:formula="of:=MIN([.M196];[.N19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97:.K197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88" calcext:value-type="float">
            <text:p>588</text:p>
          </table:table-cell>
          <table:table-cell table:formula="of:=[.L197]/10" office:value-type="float" office:value="2215.6" calcext:value-type="float">
            <text:p>2215.6</text:p>
          </table:table-cell>
          <table:table-cell table:formula="of:=[.O197]/([.R197]-[.P197])" office:value-type="float" office:value="2.52252252252252" calcext:value-type="float">
            <text:p>2.52252252252252</text:p>
          </table:table-cell>
          <table:table-cell table:formula="of:=MIN([.M197];[.N19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98:.K198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91" calcext:value-type="float">
            <text:p>591</text:p>
          </table:table-cell>
          <table:table-cell table:formula="of:=[.L198]/10" office:value-type="float" office:value="2215.6" calcext:value-type="float">
            <text:p>2215.6</text:p>
          </table:table-cell>
          <table:table-cell table:formula="of:=[.O198]/([.R198]-[.P198])" office:value-type="float" office:value="2.53539253539254" calcext:value-type="float">
            <text:p>2.53539253539254</text:p>
          </table:table-cell>
          <table:table-cell table:formula="of:=MIN([.M198];[.N19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99:.K199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94" calcext:value-type="float">
            <text:p>594</text:p>
          </table:table-cell>
          <table:table-cell table:formula="of:=[.L199]/10" office:value-type="float" office:value="2215.6" calcext:value-type="float">
            <text:p>2215.6</text:p>
          </table:table-cell>
          <table:table-cell table:formula="of:=[.O199]/([.R199]-[.P199])" office:value-type="float" office:value="2.54826254826255" calcext:value-type="float">
            <text:p>2.54826254826255</text:p>
          </table:table-cell>
          <table:table-cell table:formula="of:=MIN([.M199];[.N19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00:.K200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597" calcext:value-type="float">
            <text:p>597</text:p>
          </table:table-cell>
          <table:table-cell table:formula="of:=[.L200]/10" office:value-type="float" office:value="2215.6" calcext:value-type="float">
            <text:p>2215.6</text:p>
          </table:table-cell>
          <table:table-cell table:formula="of:=[.O200]/([.R200]-[.P200])" office:value-type="float" office:value="2.56113256113256" calcext:value-type="float">
            <text:p>2.56113256113256</text:p>
          </table:table-cell>
          <table:table-cell table:formula="of:=MIN([.M200];[.N20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01:.K201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00" calcext:value-type="float">
            <text:p>600</text:p>
          </table:table-cell>
          <table:table-cell table:formula="of:=[.L201]/10" office:value-type="float" office:value="2215.6" calcext:value-type="float">
            <text:p>2215.6</text:p>
          </table:table-cell>
          <table:table-cell table:formula="of:=[.O201]/([.R201]-[.P201])" office:value-type="float" office:value="2.57400257400257" calcext:value-type="float">
            <text:p>2.57400257400257</text:p>
          </table:table-cell>
          <table:table-cell table:formula="of:=MIN([.M201];[.N20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02:.K202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03" calcext:value-type="float">
            <text:p>603</text:p>
          </table:table-cell>
          <table:table-cell table:formula="of:=[.L202]/10" office:value-type="float" office:value="2215.6" calcext:value-type="float">
            <text:p>2215.6</text:p>
          </table:table-cell>
          <table:table-cell table:formula="of:=[.O202]/([.R202]-[.P202])" office:value-type="float" office:value="2.58687258687259" calcext:value-type="float">
            <text:p>2.58687258687259</text:p>
          </table:table-cell>
          <table:table-cell table:formula="of:=MIN([.M202];[.N20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03:.K203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06" calcext:value-type="float">
            <text:p>606</text:p>
          </table:table-cell>
          <table:table-cell table:formula="of:=[.L203]/10" office:value-type="float" office:value="2215.6" calcext:value-type="float">
            <text:p>2215.6</text:p>
          </table:table-cell>
          <table:table-cell table:formula="of:=[.O203]/([.R203]-[.P203])" office:value-type="float" office:value="2.5997425997426" calcext:value-type="float">
            <text:p>2.5997425997426</text:p>
          </table:table-cell>
          <table:table-cell table:formula="of:=MIN([.M203];[.N20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04:.K204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09" calcext:value-type="float">
            <text:p>609</text:p>
          </table:table-cell>
          <table:table-cell table:formula="of:=[.L204]/10" office:value-type="float" office:value="2215.6" calcext:value-type="float">
            <text:p>2215.6</text:p>
          </table:table-cell>
          <table:table-cell table:formula="of:=[.O204]/([.R204]-[.P204])" office:value-type="float" office:value="2.61261261261261" calcext:value-type="float">
            <text:p>2.61261261261261</text:p>
          </table:table-cell>
          <table:table-cell table:formula="of:=MIN([.M204];[.N20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05:.K205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12" calcext:value-type="float">
            <text:p>612</text:p>
          </table:table-cell>
          <table:table-cell table:formula="of:=[.L205]/10" office:value-type="float" office:value="2215.6" calcext:value-type="float">
            <text:p>2215.6</text:p>
          </table:table-cell>
          <table:table-cell table:formula="of:=[.O205]/([.R205]-[.P205])" office:value-type="float" office:value="2.62548262548263" calcext:value-type="float">
            <text:p>2.62548262548263</text:p>
          </table:table-cell>
          <table:table-cell table:formula="of:=MIN([.M205];[.N20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06:.K206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15" calcext:value-type="float">
            <text:p>615</text:p>
          </table:table-cell>
          <table:table-cell table:formula="of:=[.L206]/10" office:value-type="float" office:value="2215.6" calcext:value-type="float">
            <text:p>2215.6</text:p>
          </table:table-cell>
          <table:table-cell table:formula="of:=[.O206]/([.R206]-[.P206])" office:value-type="float" office:value="2.63835263835264" calcext:value-type="float">
            <text:p>2.63835263835264</text:p>
          </table:table-cell>
          <table:table-cell table:formula="of:=MIN([.M206];[.N20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07:.K207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18" calcext:value-type="float">
            <text:p>618</text:p>
          </table:table-cell>
          <table:table-cell table:formula="of:=[.L207]/10" office:value-type="float" office:value="2215.6" calcext:value-type="float">
            <text:p>2215.6</text:p>
          </table:table-cell>
          <table:table-cell table:formula="of:=[.O207]/([.R207]-[.P207])" office:value-type="float" office:value="2.65122265122265" calcext:value-type="float">
            <text:p>2.65122265122265</text:p>
          </table:table-cell>
          <table:table-cell table:formula="of:=MIN([.M207];[.N20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08:.K208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21" calcext:value-type="float">
            <text:p>621</text:p>
          </table:table-cell>
          <table:table-cell table:formula="of:=[.L208]/10" office:value-type="float" office:value="2215.6" calcext:value-type="float">
            <text:p>2215.6</text:p>
          </table:table-cell>
          <table:table-cell table:formula="of:=[.O208]/([.R208]-[.P208])" office:value-type="float" office:value="2.66409266409266" calcext:value-type="float">
            <text:p>2.66409266409266</text:p>
          </table:table-cell>
          <table:table-cell table:formula="of:=MIN([.M208];[.N20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09:.K209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24" calcext:value-type="float">
            <text:p>624</text:p>
          </table:table-cell>
          <table:table-cell table:formula="of:=[.L209]/10" office:value-type="float" office:value="2215.6" calcext:value-type="float">
            <text:p>2215.6</text:p>
          </table:table-cell>
          <table:table-cell table:formula="of:=[.O209]/([.R209]-[.P209])" office:value-type="float" office:value="2.67696267696268" calcext:value-type="float">
            <text:p>2.67696267696268</text:p>
          </table:table-cell>
          <table:table-cell table:formula="of:=MIN([.M209];[.N20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10:.K210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27" calcext:value-type="float">
            <text:p>627</text:p>
          </table:table-cell>
          <table:table-cell table:formula="of:=[.L210]/10" office:value-type="float" office:value="2215.6" calcext:value-type="float">
            <text:p>2215.6</text:p>
          </table:table-cell>
          <table:table-cell table:formula="of:=[.O210]/([.R210]-[.P210])" office:value-type="float" office:value="2.68983268983269" calcext:value-type="float">
            <text:p>2.68983268983269</text:p>
          </table:table-cell>
          <table:table-cell table:formula="of:=MIN([.M210];[.N21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11:.K211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30" calcext:value-type="float">
            <text:p>630</text:p>
          </table:table-cell>
          <table:table-cell table:formula="of:=[.L211]/10" office:value-type="float" office:value="2215.6" calcext:value-type="float">
            <text:p>2215.6</text:p>
          </table:table-cell>
          <table:table-cell table:formula="of:=[.O211]/([.R211]-[.P211])" office:value-type="float" office:value="2.7027027027027" calcext:value-type="float">
            <text:p>2.7027027027027</text:p>
          </table:table-cell>
          <table:table-cell table:formula="of:=MIN([.M211];[.N21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12:.K212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33" calcext:value-type="float">
            <text:p>633</text:p>
          </table:table-cell>
          <table:table-cell table:formula="of:=[.L212]/10" office:value-type="float" office:value="2215.6" calcext:value-type="float">
            <text:p>2215.6</text:p>
          </table:table-cell>
          <table:table-cell table:formula="of:=[.O212]/([.R212]-[.P212])" office:value-type="float" office:value="2.71557271557272" calcext:value-type="float">
            <text:p>2.71557271557272</text:p>
          </table:table-cell>
          <table:table-cell table:formula="of:=MIN([.M212];[.N21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13:.K213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36" calcext:value-type="float">
            <text:p>636</text:p>
          </table:table-cell>
          <table:table-cell table:formula="of:=[.L213]/10" office:value-type="float" office:value="2215.6" calcext:value-type="float">
            <text:p>2215.6</text:p>
          </table:table-cell>
          <table:table-cell table:formula="of:=[.O213]/([.R213]-[.P213])" office:value-type="float" office:value="2.72844272844273" calcext:value-type="float">
            <text:p>2.72844272844273</text:p>
          </table:table-cell>
          <table:table-cell table:formula="of:=MIN([.M213];[.N21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14:.K214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39" calcext:value-type="float">
            <text:p>639</text:p>
          </table:table-cell>
          <table:table-cell table:formula="of:=[.L214]/10" office:value-type="float" office:value="2215.6" calcext:value-type="float">
            <text:p>2215.6</text:p>
          </table:table-cell>
          <table:table-cell table:formula="of:=[.O214]/([.R214]-[.P214])" office:value-type="float" office:value="2.74131274131274" calcext:value-type="float">
            <text:p>2.74131274131274</text:p>
          </table:table-cell>
          <table:table-cell table:formula="of:=MIN([.M214];[.N21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15:.K215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42" calcext:value-type="float">
            <text:p>642</text:p>
          </table:table-cell>
          <table:table-cell table:formula="of:=[.L215]/10" office:value-type="float" office:value="2215.6" calcext:value-type="float">
            <text:p>2215.6</text:p>
          </table:table-cell>
          <table:table-cell table:formula="of:=[.O215]/([.R215]-[.P215])" office:value-type="float" office:value="2.75418275418275" calcext:value-type="float">
            <text:p>2.75418275418275</text:p>
          </table:table-cell>
          <table:table-cell table:formula="of:=MIN([.M215];[.N21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16:.K216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45" calcext:value-type="float">
            <text:p>645</text:p>
          </table:table-cell>
          <table:table-cell table:formula="of:=[.L216]/10" office:value-type="float" office:value="2215.6" calcext:value-type="float">
            <text:p>2215.6</text:p>
          </table:table-cell>
          <table:table-cell table:formula="of:=[.O216]/([.R216]-[.P216])" office:value-type="float" office:value="2.76705276705277" calcext:value-type="float">
            <text:p>2.76705276705277</text:p>
          </table:table-cell>
          <table:table-cell table:formula="of:=MIN([.M216];[.N21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17:.K217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48" calcext:value-type="float">
            <text:p>648</text:p>
          </table:table-cell>
          <table:table-cell table:formula="of:=[.L217]/10" office:value-type="float" office:value="2215.6" calcext:value-type="float">
            <text:p>2215.6</text:p>
          </table:table-cell>
          <table:table-cell table:formula="of:=[.O217]/([.R217]-[.P217])" office:value-type="float" office:value="2.77992277992278" calcext:value-type="float">
            <text:p>2.77992277992278</text:p>
          </table:table-cell>
          <table:table-cell table:formula="of:=MIN([.M217];[.N21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18:.K218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51" calcext:value-type="float">
            <text:p>651</text:p>
          </table:table-cell>
          <table:table-cell table:formula="of:=[.L218]/10" office:value-type="float" office:value="2215.6" calcext:value-type="float">
            <text:p>2215.6</text:p>
          </table:table-cell>
          <table:table-cell table:formula="of:=[.O218]/([.R218]-[.P218])" office:value-type="float" office:value="2.79279279279279" calcext:value-type="float">
            <text:p>2.79279279279279</text:p>
          </table:table-cell>
          <table:table-cell table:formula="of:=MIN([.M218];[.N21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19:.K219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54" calcext:value-type="float">
            <text:p>654</text:p>
          </table:table-cell>
          <table:table-cell table:formula="of:=[.L219]/10" office:value-type="float" office:value="2215.6" calcext:value-type="float">
            <text:p>2215.6</text:p>
          </table:table-cell>
          <table:table-cell table:formula="of:=[.O219]/([.R219]-[.P219])" office:value-type="float" office:value="2.80566280566281" calcext:value-type="float">
            <text:p>2.80566280566281</text:p>
          </table:table-cell>
          <table:table-cell table:formula="of:=MIN([.M219];[.N21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20:.K220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57" calcext:value-type="float">
            <text:p>657</text:p>
          </table:table-cell>
          <table:table-cell table:formula="of:=[.L220]/10" office:value-type="float" office:value="2215.6" calcext:value-type="float">
            <text:p>2215.6</text:p>
          </table:table-cell>
          <table:table-cell table:formula="of:=[.O220]/([.R220]-[.P220])" office:value-type="float" office:value="2.81853281853282" calcext:value-type="float">
            <text:p>2.81853281853282</text:p>
          </table:table-cell>
          <table:table-cell table:formula="of:=MIN([.M220];[.N22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21:.K221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60" calcext:value-type="float">
            <text:p>660</text:p>
          </table:table-cell>
          <table:table-cell table:formula="of:=[.L221]/10" office:value-type="float" office:value="2215.6" calcext:value-type="float">
            <text:p>2215.6</text:p>
          </table:table-cell>
          <table:table-cell table:formula="of:=[.O221]/([.R221]-[.P221])" office:value-type="float" office:value="2.83140283140283" calcext:value-type="float">
            <text:p>2.83140283140283</text:p>
          </table:table-cell>
          <table:table-cell table:formula="of:=MIN([.M221];[.N22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22:.K222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63" calcext:value-type="float">
            <text:p>663</text:p>
          </table:table-cell>
          <table:table-cell table:formula="of:=[.L222]/10" office:value-type="float" office:value="2215.6" calcext:value-type="float">
            <text:p>2215.6</text:p>
          </table:table-cell>
          <table:table-cell table:formula="of:=[.O222]/([.R222]-[.P222])" office:value-type="float" office:value="2.84427284427285" calcext:value-type="float">
            <text:p>2.84427284427285</text:p>
          </table:table-cell>
          <table:table-cell table:formula="of:=MIN([.M222];[.N22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23:.K223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66" calcext:value-type="float">
            <text:p>666</text:p>
          </table:table-cell>
          <table:table-cell table:formula="of:=[.L223]/10" office:value-type="float" office:value="2215.6" calcext:value-type="float">
            <text:p>2215.6</text:p>
          </table:table-cell>
          <table:table-cell table:formula="of:=[.O223]/([.R223]-[.P223])" office:value-type="float" office:value="2.85714285714286" calcext:value-type="float">
            <text:p>2.85714285714286</text:p>
          </table:table-cell>
          <table:table-cell table:formula="of:=MIN([.M223];[.N22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24:.K224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69" calcext:value-type="float">
            <text:p>669</text:p>
          </table:table-cell>
          <table:table-cell table:formula="of:=[.L224]/10" office:value-type="float" office:value="2215.6" calcext:value-type="float">
            <text:p>2215.6</text:p>
          </table:table-cell>
          <table:table-cell table:formula="of:=[.O224]/([.R224]-[.P224])" office:value-type="float" office:value="2.87001287001287" calcext:value-type="float">
            <text:p>2.87001287001287</text:p>
          </table:table-cell>
          <table:table-cell table:formula="of:=MIN([.M224];[.N22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25:.K225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72" calcext:value-type="float">
            <text:p>672</text:p>
          </table:table-cell>
          <table:table-cell table:formula="of:=[.L225]/10" office:value-type="float" office:value="2215.6" calcext:value-type="float">
            <text:p>2215.6</text:p>
          </table:table-cell>
          <table:table-cell table:formula="of:=[.O225]/([.R225]-[.P225])" office:value-type="float" office:value="2.88288288288288" calcext:value-type="float">
            <text:p>2.88288288288288</text:p>
          </table:table-cell>
          <table:table-cell table:formula="of:=MIN([.M225];[.N22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26:.K226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75" calcext:value-type="float">
            <text:p>675</text:p>
          </table:table-cell>
          <table:table-cell table:formula="of:=[.L226]/10" office:value-type="float" office:value="2215.6" calcext:value-type="float">
            <text:p>2215.6</text:p>
          </table:table-cell>
          <table:table-cell table:formula="of:=[.O226]/([.R226]-[.P226])" office:value-type="float" office:value="2.8957528957529" calcext:value-type="float">
            <text:p>2.8957528957529</text:p>
          </table:table-cell>
          <table:table-cell table:formula="of:=MIN([.M226];[.N22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27:.K227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78" calcext:value-type="float">
            <text:p>678</text:p>
          </table:table-cell>
          <table:table-cell table:formula="of:=[.L227]/10" office:value-type="float" office:value="2215.6" calcext:value-type="float">
            <text:p>2215.6</text:p>
          </table:table-cell>
          <table:table-cell table:formula="of:=[.O227]/([.R227]-[.P227])" office:value-type="float" office:value="2.90862290862291" calcext:value-type="float">
            <text:p>2.90862290862291</text:p>
          </table:table-cell>
          <table:table-cell table:formula="of:=MIN([.M227];[.N22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28:.K228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81" calcext:value-type="float">
            <text:p>681</text:p>
          </table:table-cell>
          <table:table-cell table:formula="of:=[.L228]/10" office:value-type="float" office:value="2215.6" calcext:value-type="float">
            <text:p>2215.6</text:p>
          </table:table-cell>
          <table:table-cell table:formula="of:=[.O228]/([.R228]-[.P228])" office:value-type="float" office:value="2.92149292149292" calcext:value-type="float">
            <text:p>2.92149292149292</text:p>
          </table:table-cell>
          <table:table-cell table:formula="of:=MIN([.M228];[.N22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29:.K229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84" calcext:value-type="float">
            <text:p>684</text:p>
          </table:table-cell>
          <table:table-cell table:formula="of:=[.L229]/10" office:value-type="float" office:value="2215.6" calcext:value-type="float">
            <text:p>2215.6</text:p>
          </table:table-cell>
          <table:table-cell table:formula="of:=[.O229]/([.R229]-[.P229])" office:value-type="float" office:value="2.93436293436294" calcext:value-type="float">
            <text:p>2.93436293436294</text:p>
          </table:table-cell>
          <table:table-cell table:formula="of:=MIN([.M229];[.N22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30:.K230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87" calcext:value-type="float">
            <text:p>687</text:p>
          </table:table-cell>
          <table:table-cell table:formula="of:=[.L230]/10" office:value-type="float" office:value="2215.6" calcext:value-type="float">
            <text:p>2215.6</text:p>
          </table:table-cell>
          <table:table-cell table:formula="of:=[.O230]/([.R230]-[.P230])" office:value-type="float" office:value="2.94723294723295" calcext:value-type="float">
            <text:p>2.94723294723295</text:p>
          </table:table-cell>
          <table:table-cell table:formula="of:=MIN([.M230];[.N23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31:.K231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90" calcext:value-type="float">
            <text:p>690</text:p>
          </table:table-cell>
          <table:table-cell table:formula="of:=[.L231]/10" office:value-type="float" office:value="2213.7" calcext:value-type="float">
            <text:p>2213.7</text:p>
          </table:table-cell>
          <table:table-cell table:formula="of:=[.O231]/([.R231]-[.P231])" office:value-type="float" office:value="2.93617021276596" calcext:value-type="float">
            <text:p>2.93617021276596</text:p>
          </table:table-cell>
          <table:table-cell table:formula="of:=MIN([.M231];[.N23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32:.K232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93" calcext:value-type="float">
            <text:p>693</text:p>
          </table:table-cell>
          <table:table-cell table:formula="of:=[.L232]/10" office:value-type="float" office:value="2213.7" calcext:value-type="float">
            <text:p>2213.7</text:p>
          </table:table-cell>
          <table:table-cell table:formula="of:=[.O232]/([.R232]-[.P232])" office:value-type="float" office:value="2.94893617021277" calcext:value-type="float">
            <text:p>2.94893617021277</text:p>
          </table:table-cell>
          <table:table-cell table:formula="of:=MIN([.M232];[.N23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33:.K233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96" calcext:value-type="float">
            <text:p>696</text:p>
          </table:table-cell>
          <table:table-cell table:formula="of:=[.L233]/10" office:value-type="float" office:value="2213.7" calcext:value-type="float">
            <text:p>2213.7</text:p>
          </table:table-cell>
          <table:table-cell table:formula="of:=[.O233]/([.R233]-[.P233])" office:value-type="float" office:value="2.96170212765957" calcext:value-type="float">
            <text:p>2.96170212765957</text:p>
          </table:table-cell>
          <table:table-cell table:formula="of:=MIN([.M233];[.N23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34:.K234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699" calcext:value-type="float">
            <text:p>699</text:p>
          </table:table-cell>
          <table:table-cell table:formula="of:=[.L234]/10" office:value-type="float" office:value="2213.7" calcext:value-type="float">
            <text:p>2213.7</text:p>
          </table:table-cell>
          <table:table-cell table:formula="of:=[.O234]/([.R234]-[.P234])" office:value-type="float" office:value="2.97446808510638" calcext:value-type="float">
            <text:p>2.97446808510638</text:p>
          </table:table-cell>
          <table:table-cell table:formula="of:=MIN([.M234];[.N23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35:.K235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02" calcext:value-type="float">
            <text:p>702</text:p>
          </table:table-cell>
          <table:table-cell table:formula="of:=[.L235]/10" office:value-type="float" office:value="2213.7" calcext:value-type="float">
            <text:p>2213.7</text:p>
          </table:table-cell>
          <table:table-cell table:formula="of:=[.O235]/([.R235]-[.P235])" office:value-type="float" office:value="2.98723404255319" calcext:value-type="float">
            <text:p>2.98723404255319</text:p>
          </table:table-cell>
          <table:table-cell table:formula="of:=MIN([.M235];[.N23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36:.K236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05" calcext:value-type="float">
            <text:p>705</text:p>
          </table:table-cell>
          <table:table-cell table:formula="of:=[.L236]/10" office:value-type="float" office:value="2213.7" calcext:value-type="float">
            <text:p>2213.7</text:p>
          </table:table-cell>
          <table:table-cell table:formula="of:=[.O236]/([.R236]-[.P236])" office:value-type="float" office:value="3" calcext:value-type="float">
            <text:p>3</text:p>
          </table:table-cell>
          <table:table-cell table:formula="of:=MIN([.M236];[.N23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37:.K237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08" calcext:value-type="float">
            <text:p>708</text:p>
          </table:table-cell>
          <table:table-cell table:formula="of:=[.L237]/10" office:value-type="float" office:value="2213.7" calcext:value-type="float">
            <text:p>2213.7</text:p>
          </table:table-cell>
          <table:table-cell table:formula="of:=[.O237]/([.R237]-[.P237])" office:value-type="float" office:value="3.01276595744681" calcext:value-type="float">
            <text:p>3.01276595744681</text:p>
          </table:table-cell>
          <table:table-cell table:formula="of:=MIN([.M237];[.N23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38:.K238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11" calcext:value-type="float">
            <text:p>711</text:p>
          </table:table-cell>
          <table:table-cell table:formula="of:=[.L238]/10" office:value-type="float" office:value="2213.7" calcext:value-type="float">
            <text:p>2213.7</text:p>
          </table:table-cell>
          <table:table-cell table:formula="of:=[.O238]/([.R238]-[.P238])" office:value-type="float" office:value="3.02553191489362" calcext:value-type="float">
            <text:p>3.02553191489362</text:p>
          </table:table-cell>
          <table:table-cell table:formula="of:=MIN([.M238];[.N23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39:.K239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14" calcext:value-type="float">
            <text:p>714</text:p>
          </table:table-cell>
          <table:table-cell table:formula="of:=[.L239]/10" office:value-type="float" office:value="2213.7" calcext:value-type="float">
            <text:p>2213.7</text:p>
          </table:table-cell>
          <table:table-cell table:formula="of:=[.O239]/([.R239]-[.P239])" office:value-type="float" office:value="3.03829787234043" calcext:value-type="float">
            <text:p>3.03829787234043</text:p>
          </table:table-cell>
          <table:table-cell table:formula="of:=MIN([.M239];[.N23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40:.K240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17" calcext:value-type="float">
            <text:p>717</text:p>
          </table:table-cell>
          <table:table-cell table:formula="of:=[.L240]/10" office:value-type="float" office:value="2213.7" calcext:value-type="float">
            <text:p>2213.7</text:p>
          </table:table-cell>
          <table:table-cell table:formula="of:=[.O240]/([.R240]-[.P240])" office:value-type="float" office:value="3.05106382978723" calcext:value-type="float">
            <text:p>3.05106382978723</text:p>
          </table:table-cell>
          <table:table-cell table:formula="of:=MIN([.M240];[.N24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41:.K241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20" calcext:value-type="float">
            <text:p>720</text:p>
          </table:table-cell>
          <table:table-cell table:formula="of:=[.L241]/10" office:value-type="float" office:value="2213.7" calcext:value-type="float">
            <text:p>2213.7</text:p>
          </table:table-cell>
          <table:table-cell table:formula="of:=[.O241]/([.R241]-[.P241])" office:value-type="float" office:value="3.06382978723404" calcext:value-type="float">
            <text:p>3.06382978723404</text:p>
          </table:table-cell>
          <table:table-cell table:formula="of:=MIN([.M241];[.N24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42:.K242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23" calcext:value-type="float">
            <text:p>723</text:p>
          </table:table-cell>
          <table:table-cell table:formula="of:=[.L242]/10" office:value-type="float" office:value="2213.7" calcext:value-type="float">
            <text:p>2213.7</text:p>
          </table:table-cell>
          <table:table-cell table:formula="of:=[.O242]/([.R242]-[.P242])" office:value-type="float" office:value="3.07659574468085" calcext:value-type="float">
            <text:p>3.07659574468085</text:p>
          </table:table-cell>
          <table:table-cell table:formula="of:=MIN([.M242];[.N24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43:.K243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26" calcext:value-type="float">
            <text:p>726</text:p>
          </table:table-cell>
          <table:table-cell table:formula="of:=[.L243]/10" office:value-type="float" office:value="2213.7" calcext:value-type="float">
            <text:p>2213.7</text:p>
          </table:table-cell>
          <table:table-cell table:formula="of:=[.O243]/([.R243]-[.P243])" office:value-type="float" office:value="3.08936170212766" calcext:value-type="float">
            <text:p>3.08936170212766</text:p>
          </table:table-cell>
          <table:table-cell table:formula="of:=MIN([.M243];[.N24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44:.K244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29" calcext:value-type="float">
            <text:p>729</text:p>
          </table:table-cell>
          <table:table-cell table:formula="of:=[.L244]/10" office:value-type="float" office:value="2213.7" calcext:value-type="float">
            <text:p>2213.7</text:p>
          </table:table-cell>
          <table:table-cell table:formula="of:=[.O244]/([.R244]-[.P244])" office:value-type="float" office:value="3.10212765957447" calcext:value-type="float">
            <text:p>3.10212765957447</text:p>
          </table:table-cell>
          <table:table-cell table:formula="of:=MIN([.M244];[.N24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45:.K245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32" calcext:value-type="float">
            <text:p>732</text:p>
          </table:table-cell>
          <table:table-cell table:formula="of:=[.L245]/10" office:value-type="float" office:value="2213.7" calcext:value-type="float">
            <text:p>2213.7</text:p>
          </table:table-cell>
          <table:table-cell table:formula="of:=[.O245]/([.R245]-[.P245])" office:value-type="float" office:value="3.11489361702128" calcext:value-type="float">
            <text:p>3.11489361702128</text:p>
          </table:table-cell>
          <table:table-cell table:formula="of:=MIN([.M245];[.N24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46:.K246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35" calcext:value-type="float">
            <text:p>735</text:p>
          </table:table-cell>
          <table:table-cell table:formula="of:=[.L246]/10" office:value-type="float" office:value="2213.7" calcext:value-type="float">
            <text:p>2213.7</text:p>
          </table:table-cell>
          <table:table-cell table:formula="of:=[.O246]/([.R246]-[.P246])" office:value-type="float" office:value="3.12765957446808" calcext:value-type="float">
            <text:p>3.12765957446808</text:p>
          </table:table-cell>
          <table:table-cell table:formula="of:=MIN([.M246];[.N24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47:.K247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38" calcext:value-type="float">
            <text:p>738</text:p>
          </table:table-cell>
          <table:table-cell table:formula="of:=[.L247]/10" office:value-type="float" office:value="2213.7" calcext:value-type="float">
            <text:p>2213.7</text:p>
          </table:table-cell>
          <table:table-cell table:formula="of:=[.O247]/([.R247]-[.P247])" office:value-type="float" office:value="3.14042553191489" calcext:value-type="float">
            <text:p>3.14042553191489</text:p>
          </table:table-cell>
          <table:table-cell table:formula="of:=MIN([.M247];[.N24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48:.K248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41" calcext:value-type="float">
            <text:p>741</text:p>
          </table:table-cell>
          <table:table-cell table:formula="of:=[.L248]/10" office:value-type="float" office:value="2213.7" calcext:value-type="float">
            <text:p>2213.7</text:p>
          </table:table-cell>
          <table:table-cell table:formula="of:=[.O248]/([.R248]-[.P248])" office:value-type="float" office:value="3.1531914893617" calcext:value-type="float">
            <text:p>3.1531914893617</text:p>
          </table:table-cell>
          <table:table-cell table:formula="of:=MIN([.M248];[.N24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49:.K249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44" calcext:value-type="float">
            <text:p>744</text:p>
          </table:table-cell>
          <table:table-cell table:formula="of:=[.L249]/10" office:value-type="float" office:value="2213.7" calcext:value-type="float">
            <text:p>2213.7</text:p>
          </table:table-cell>
          <table:table-cell table:formula="of:=[.O249]/([.R249]-[.P249])" office:value-type="float" office:value="3.16595744680851" calcext:value-type="float">
            <text:p>3.16595744680851</text:p>
          </table:table-cell>
          <table:table-cell table:formula="of:=MIN([.M249];[.N24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50:.K250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47" calcext:value-type="float">
            <text:p>747</text:p>
          </table:table-cell>
          <table:table-cell table:formula="of:=[.L250]/10" office:value-type="float" office:value="2213.7" calcext:value-type="float">
            <text:p>2213.7</text:p>
          </table:table-cell>
          <table:table-cell table:formula="of:=[.O250]/([.R250]-[.P250])" office:value-type="float" office:value="3.17872340425532" calcext:value-type="float">
            <text:p>3.17872340425532</text:p>
          </table:table-cell>
          <table:table-cell table:formula="of:=MIN([.M250];[.N25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51:.K251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50" calcext:value-type="float">
            <text:p>750</text:p>
          </table:table-cell>
          <table:table-cell table:formula="of:=[.L251]/10" office:value-type="float" office:value="2213.7" calcext:value-type="float">
            <text:p>2213.7</text:p>
          </table:table-cell>
          <table:table-cell table:formula="of:=[.O251]/([.R251]-[.P251])" office:value-type="float" office:value="3.19148936170213" calcext:value-type="float">
            <text:p>3.19148936170213</text:p>
          </table:table-cell>
          <table:table-cell table:formula="of:=MIN([.M251];[.N25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52:.K252])" office:value-type="float" office:value="22134" calcext:value-type="float">
            <text:p>221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53" calcext:value-type="float">
            <text:p>753</text:p>
          </table:table-cell>
          <table:table-cell table:formula="of:=[.L252]/10" office:value-type="float" office:value="2213.4" calcext:value-type="float">
            <text:p>2213.4</text:p>
          </table:table-cell>
          <table:table-cell table:formula="of:=[.O252]/([.R252]-[.P252])" office:value-type="float" office:value="3.20016999575011" calcext:value-type="float">
            <text:p>3.20016999575011</text:p>
          </table:table-cell>
          <table:table-cell table:formula="of:=MIN([.M252];[.N25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53:.K253])" office:value-type="float" office:value="22134" calcext:value-type="float">
            <text:p>221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56" calcext:value-type="float">
            <text:p>756</text:p>
          </table:table-cell>
          <table:table-cell table:formula="of:=[.L253]/10" office:value-type="float" office:value="2213.4" calcext:value-type="float">
            <text:p>2213.4</text:p>
          </table:table-cell>
          <table:table-cell table:formula="of:=[.O253]/([.R253]-[.P253])" office:value-type="float" office:value="3.21291967700808" calcext:value-type="float">
            <text:p>3.21291967700808</text:p>
          </table:table-cell>
          <table:table-cell table:formula="of:=MIN([.M253];[.N25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54:.K254])" office:value-type="float" office:value="22134" calcext:value-type="float">
            <text:p>221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59" calcext:value-type="float">
            <text:p>759</text:p>
          </table:table-cell>
          <table:table-cell table:formula="of:=[.L254]/10" office:value-type="float" office:value="2213.4" calcext:value-type="float">
            <text:p>2213.4</text:p>
          </table:table-cell>
          <table:table-cell table:formula="of:=[.O254]/([.R254]-[.P254])" office:value-type="float" office:value="3.22566935826605" calcext:value-type="float">
            <text:p>3.22566935826605</text:p>
          </table:table-cell>
          <table:table-cell table:formula="of:=MIN([.M254];[.N25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55:.K255])" office:value-type="float" office:value="22134" calcext:value-type="float">
            <text:p>221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62" calcext:value-type="float">
            <text:p>762</text:p>
          </table:table-cell>
          <table:table-cell table:formula="of:=[.L255]/10" office:value-type="float" office:value="2213.4" calcext:value-type="float">
            <text:p>2213.4</text:p>
          </table:table-cell>
          <table:table-cell table:formula="of:=[.O255]/([.R255]-[.P255])" office:value-type="float" office:value="3.23841903952402" calcext:value-type="float">
            <text:p>3.23841903952402</text:p>
          </table:table-cell>
          <table:table-cell table:formula="of:=MIN([.M255];[.N25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56:.K256])" office:value-type="float" office:value="22134" calcext:value-type="float">
            <text:p>221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65" calcext:value-type="float">
            <text:p>765</text:p>
          </table:table-cell>
          <table:table-cell table:formula="of:=[.L256]/10" office:value-type="float" office:value="2213.4" calcext:value-type="float">
            <text:p>2213.4</text:p>
          </table:table-cell>
          <table:table-cell table:formula="of:=[.O256]/([.R256]-[.P256])" office:value-type="float" office:value="3.25116872078198" calcext:value-type="float">
            <text:p>3.25116872078198</text:p>
          </table:table-cell>
          <table:table-cell table:formula="of:=MIN([.M256];[.N25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57:.K257])" office:value-type="float" office:value="22134" calcext:value-type="float">
            <text:p>221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68" calcext:value-type="float">
            <text:p>768</text:p>
          </table:table-cell>
          <table:table-cell table:formula="of:=[.L257]/10" office:value-type="float" office:value="2213.4" calcext:value-type="float">
            <text:p>2213.4</text:p>
          </table:table-cell>
          <table:table-cell table:formula="of:=[.O257]/([.R257]-[.P257])" office:value-type="float" office:value="3.26391840203995" calcext:value-type="float">
            <text:p>3.26391840203995</text:p>
          </table:table-cell>
          <table:table-cell table:formula="of:=MIN([.M257];[.N25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58:.K258])" office:value-type="float" office:value="22134" calcext:value-type="float">
            <text:p>221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71" calcext:value-type="float">
            <text:p>771</text:p>
          </table:table-cell>
          <table:table-cell table:formula="of:=[.L258]/10" office:value-type="float" office:value="2213.4" calcext:value-type="float">
            <text:p>2213.4</text:p>
          </table:table-cell>
          <table:table-cell table:formula="of:=[.O258]/([.R258]-[.P258])" office:value-type="float" office:value="3.27666808329792" calcext:value-type="float">
            <text:p>3.27666808329792</text:p>
          </table:table-cell>
          <table:table-cell table:formula="of:=MIN([.M258];[.N25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59:.K259])" office:value-type="float" office:value="22134" calcext:value-type="float">
            <text:p>221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74" calcext:value-type="float">
            <text:p>774</text:p>
          </table:table-cell>
          <table:table-cell table:formula="of:=[.L259]/10" office:value-type="float" office:value="2213.4" calcext:value-type="float">
            <text:p>2213.4</text:p>
          </table:table-cell>
          <table:table-cell table:formula="of:=[.O259]/([.R259]-[.P259])" office:value-type="float" office:value="3.28941776455589" calcext:value-type="float">
            <text:p>3.28941776455589</text:p>
          </table:table-cell>
          <table:table-cell table:formula="of:=MIN([.M259];[.N25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60:.K260])" office:value-type="float" office:value="22134" calcext:value-type="float">
            <text:p>221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77" calcext:value-type="float">
            <text:p>777</text:p>
          </table:table-cell>
          <table:table-cell table:formula="of:=[.L260]/10" office:value-type="float" office:value="2213.4" calcext:value-type="float">
            <text:p>2213.4</text:p>
          </table:table-cell>
          <table:table-cell table:formula="of:=[.O260]/([.R260]-[.P260])" office:value-type="float" office:value="3.30216744581386" calcext:value-type="float">
            <text:p>3.30216744581386</text:p>
          </table:table-cell>
          <table:table-cell table:formula="of:=MIN([.M260];[.N26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61:.K261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80" calcext:value-type="float">
            <text:p>780</text:p>
          </table:table-cell>
          <table:table-cell table:formula="of:=[.L261]/10" office:value-type="float" office:value="2211.9" calcext:value-type="float">
            <text:p>2211.9</text:p>
          </table:table-cell>
          <table:table-cell table:formula="of:=[.O261]/([.R261]-[.P261])" office:value-type="float" office:value="3.29391891891892" calcext:value-type="float">
            <text:p>3.29391891891892</text:p>
          </table:table-cell>
          <table:table-cell table:formula="of:=MIN([.M261];[.N26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62:.K262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83" calcext:value-type="float">
            <text:p>783</text:p>
          </table:table-cell>
          <table:table-cell table:formula="of:=[.L262]/10" office:value-type="float" office:value="2211.9" calcext:value-type="float">
            <text:p>2211.9</text:p>
          </table:table-cell>
          <table:table-cell table:formula="of:=[.O262]/([.R262]-[.P262])" office:value-type="float" office:value="3.30658783783784" calcext:value-type="float">
            <text:p>3.30658783783784</text:p>
          </table:table-cell>
          <table:table-cell table:formula="of:=MIN([.M262];[.N26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63:.K263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86" calcext:value-type="float">
            <text:p>786</text:p>
          </table:table-cell>
          <table:table-cell table:formula="of:=[.L263]/10" office:value-type="float" office:value="2211.9" calcext:value-type="float">
            <text:p>2211.9</text:p>
          </table:table-cell>
          <table:table-cell table:formula="of:=[.O263]/([.R263]-[.P263])" office:value-type="float" office:value="3.31925675675676" calcext:value-type="float">
            <text:p>3.31925675675676</text:p>
          </table:table-cell>
          <table:table-cell table:formula="of:=MIN([.M263];[.N26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64:.K264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89" calcext:value-type="float">
            <text:p>789</text:p>
          </table:table-cell>
          <table:table-cell table:formula="of:=[.L264]/10" office:value-type="float" office:value="2211.9" calcext:value-type="float">
            <text:p>2211.9</text:p>
          </table:table-cell>
          <table:table-cell table:formula="of:=[.O264]/([.R264]-[.P264])" office:value-type="float" office:value="3.33192567567568" calcext:value-type="float">
            <text:p>3.33192567567568</text:p>
          </table:table-cell>
          <table:table-cell table:formula="of:=MIN([.M264];[.N26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65:.K265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92" calcext:value-type="float">
            <text:p>792</text:p>
          </table:table-cell>
          <table:table-cell table:formula="of:=[.L265]/10" office:value-type="float" office:value="2211.9" calcext:value-type="float">
            <text:p>2211.9</text:p>
          </table:table-cell>
          <table:table-cell table:formula="of:=[.O265]/([.R265]-[.P265])" office:value-type="float" office:value="3.3445945945946" calcext:value-type="float">
            <text:p>3.3445945945946</text:p>
          </table:table-cell>
          <table:table-cell table:formula="of:=MIN([.M265];[.N26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66:.K266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95" calcext:value-type="float">
            <text:p>795</text:p>
          </table:table-cell>
          <table:table-cell table:formula="of:=[.L266]/10" office:value-type="float" office:value="2211.9" calcext:value-type="float">
            <text:p>2211.9</text:p>
          </table:table-cell>
          <table:table-cell table:formula="of:=[.O266]/([.R266]-[.P266])" office:value-type="float" office:value="3.35726351351352" calcext:value-type="float">
            <text:p>3.35726351351352</text:p>
          </table:table-cell>
          <table:table-cell table:formula="of:=MIN([.M266];[.N26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67:.K267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798" calcext:value-type="float">
            <text:p>798</text:p>
          </table:table-cell>
          <table:table-cell table:formula="of:=[.L267]/10" office:value-type="float" office:value="2211.9" calcext:value-type="float">
            <text:p>2211.9</text:p>
          </table:table-cell>
          <table:table-cell table:formula="of:=[.O267]/([.R267]-[.P267])" office:value-type="float" office:value="3.36993243243244" calcext:value-type="float">
            <text:p>3.36993243243244</text:p>
          </table:table-cell>
          <table:table-cell table:formula="of:=MIN([.M267];[.N26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68:.K268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01" calcext:value-type="float">
            <text:p>801</text:p>
          </table:table-cell>
          <table:table-cell table:formula="of:=[.L268]/10" office:value-type="float" office:value="2211.9" calcext:value-type="float">
            <text:p>2211.9</text:p>
          </table:table-cell>
          <table:table-cell table:formula="of:=[.O268]/([.R268]-[.P268])" office:value-type="float" office:value="3.38260135135136" calcext:value-type="float">
            <text:p>3.38260135135136</text:p>
          </table:table-cell>
          <table:table-cell table:formula="of:=MIN([.M268];[.N26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69:.K269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04" calcext:value-type="float">
            <text:p>804</text:p>
          </table:table-cell>
          <table:table-cell table:formula="of:=[.L269]/10" office:value-type="float" office:value="2211.9" calcext:value-type="float">
            <text:p>2211.9</text:p>
          </table:table-cell>
          <table:table-cell table:formula="of:=[.O269]/([.R269]-[.P269])" office:value-type="float" office:value="3.39527027027027" calcext:value-type="float">
            <text:p>3.39527027027027</text:p>
          </table:table-cell>
          <table:table-cell table:formula="of:=MIN([.M269];[.N26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70:.K270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07" calcext:value-type="float">
            <text:p>807</text:p>
          </table:table-cell>
          <table:table-cell table:formula="of:=[.L270]/10" office:value-type="float" office:value="2211.9" calcext:value-type="float">
            <text:p>2211.9</text:p>
          </table:table-cell>
          <table:table-cell table:formula="of:=[.O270]/([.R270]-[.P270])" office:value-type="float" office:value="3.40793918918919" calcext:value-type="float">
            <text:p>3.40793918918919</text:p>
          </table:table-cell>
          <table:table-cell table:formula="of:=MIN([.M270];[.N27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71:.K271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10" calcext:value-type="float">
            <text:p>810</text:p>
          </table:table-cell>
          <table:table-cell table:formula="of:=[.L271]/10" office:value-type="float" office:value="2211.9" calcext:value-type="float">
            <text:p>2211.9</text:p>
          </table:table-cell>
          <table:table-cell table:formula="of:=[.O271]/([.R271]-[.P271])" office:value-type="float" office:value="3.42060810810811" calcext:value-type="float">
            <text:p>3.42060810810811</text:p>
          </table:table-cell>
          <table:table-cell table:formula="of:=MIN([.M271];[.N27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72:.K272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13" calcext:value-type="float">
            <text:p>813</text:p>
          </table:table-cell>
          <table:table-cell table:formula="of:=[.L272]/10" office:value-type="float" office:value="2211.9" calcext:value-type="float">
            <text:p>2211.9</text:p>
          </table:table-cell>
          <table:table-cell table:formula="of:=[.O272]/([.R272]-[.P272])" office:value-type="float" office:value="3.43327702702703" calcext:value-type="float">
            <text:p>3.43327702702703</text:p>
          </table:table-cell>
          <table:table-cell table:formula="of:=MIN([.M272];[.N27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73:.K273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16" calcext:value-type="float">
            <text:p>816</text:p>
          </table:table-cell>
          <table:table-cell table:formula="of:=[.L273]/10" office:value-type="float" office:value="2211.9" calcext:value-type="float">
            <text:p>2211.9</text:p>
          </table:table-cell>
          <table:table-cell table:formula="of:=[.O273]/([.R273]-[.P273])" office:value-type="float" office:value="3.44594594594595" calcext:value-type="float">
            <text:p>3.44594594594595</text:p>
          </table:table-cell>
          <table:table-cell table:formula="of:=MIN([.M273];[.N27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74:.K274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19" calcext:value-type="float">
            <text:p>819</text:p>
          </table:table-cell>
          <table:table-cell table:formula="of:=[.L274]/10" office:value-type="float" office:value="2211.9" calcext:value-type="float">
            <text:p>2211.9</text:p>
          </table:table-cell>
          <table:table-cell table:formula="of:=[.O274]/([.R274]-[.P274])" office:value-type="float" office:value="3.45861486486487" calcext:value-type="float">
            <text:p>3.45861486486487</text:p>
          </table:table-cell>
          <table:table-cell table:formula="of:=MIN([.M274];[.N27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75:.K275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22" calcext:value-type="float">
            <text:p>822</text:p>
          </table:table-cell>
          <table:table-cell table:formula="of:=[.L275]/10" office:value-type="float" office:value="2211.9" calcext:value-type="float">
            <text:p>2211.9</text:p>
          </table:table-cell>
          <table:table-cell table:formula="of:=[.O275]/([.R275]-[.P275])" office:value-type="float" office:value="3.47128378378379" calcext:value-type="float">
            <text:p>3.47128378378379</text:p>
          </table:table-cell>
          <table:table-cell table:formula="of:=MIN([.M275];[.N27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76:.K276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25" calcext:value-type="float">
            <text:p>825</text:p>
          </table:table-cell>
          <table:table-cell table:formula="of:=[.L276]/10" office:value-type="float" office:value="2211.9" calcext:value-type="float">
            <text:p>2211.9</text:p>
          </table:table-cell>
          <table:table-cell table:formula="of:=[.O276]/([.R276]-[.P276])" office:value-type="float" office:value="3.48395270270271" calcext:value-type="float">
            <text:p>3.48395270270271</text:p>
          </table:table-cell>
          <table:table-cell table:formula="of:=MIN([.M276];[.N27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77:.K277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28" calcext:value-type="float">
            <text:p>828</text:p>
          </table:table-cell>
          <table:table-cell table:formula="of:=[.L277]/10" office:value-type="float" office:value="2211.9" calcext:value-type="float">
            <text:p>2211.9</text:p>
          </table:table-cell>
          <table:table-cell table:formula="of:=[.O277]/([.R277]-[.P277])" office:value-type="float" office:value="3.49662162162163" calcext:value-type="float">
            <text:p>3.49662162162163</text:p>
          </table:table-cell>
          <table:table-cell table:formula="of:=MIN([.M277];[.N27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78:.K278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31" calcext:value-type="float">
            <text:p>831</text:p>
          </table:table-cell>
          <table:table-cell table:formula="of:=[.L278]/10" office:value-type="float" office:value="2211.9" calcext:value-type="float">
            <text:p>2211.9</text:p>
          </table:table-cell>
          <table:table-cell table:formula="of:=[.O278]/([.R278]-[.P278])" office:value-type="float" office:value="3.50929054054054" calcext:value-type="float">
            <text:p>3.50929054054054</text:p>
          </table:table-cell>
          <table:table-cell table:formula="of:=MIN([.M278];[.N27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79:.K279])" office:value-type="float" office:value="22106" calcext:value-type="float">
            <text:p>2210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34" calcext:value-type="float">
            <text:p>834</text:p>
          </table:table-cell>
          <table:table-cell table:formula="of:=[.L279]/10" office:value-type="float" office:value="2210.6" calcext:value-type="float">
            <text:p>2210.6</text:p>
          </table:table-cell>
          <table:table-cell table:formula="of:=[.O279]/([.R279]-[.P279])" office:value-type="float" office:value="3.50272994540109" calcext:value-type="float">
            <text:p>3.50272994540109</text:p>
          </table:table-cell>
          <table:table-cell table:formula="of:=MIN([.M279];[.N27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80:.K280])" office:value-type="float" office:value="22094" calcext:value-type="float">
            <text:p>220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37" calcext:value-type="float">
            <text:p>837</text:p>
          </table:table-cell>
          <table:table-cell table:formula="of:=[.L280]/10" office:value-type="float" office:value="2209.4" calcext:value-type="float">
            <text:p>2209.4</text:p>
          </table:table-cell>
          <table:table-cell table:formula="of:=[.O280]/([.R280]-[.P280])" office:value-type="float" office:value="3.49770162975345" calcext:value-type="float">
            <text:p>3.49770162975345</text:p>
          </table:table-cell>
          <table:table-cell table:formula="of:=MIN([.M280];[.N28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81:.K281])" office:value-type="float" office:value="22094" calcext:value-type="float">
            <text:p>220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40" calcext:value-type="float">
            <text:p>840</text:p>
          </table:table-cell>
          <table:table-cell table:formula="of:=[.L281]/10" office:value-type="float" office:value="2209.4" calcext:value-type="float">
            <text:p>2209.4</text:p>
          </table:table-cell>
          <table:table-cell table:formula="of:=[.O281]/([.R281]-[.P281])" office:value-type="float" office:value="3.51023819473465" calcext:value-type="float">
            <text:p>3.51023819473465</text:p>
          </table:table-cell>
          <table:table-cell table:formula="of:=MIN([.M281];[.N28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82:.K282])" office:value-type="float" office:value="22094" calcext:value-type="float">
            <text:p>220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43" calcext:value-type="float">
            <text:p>843</text:p>
          </table:table-cell>
          <table:table-cell table:formula="of:=[.L282]/10" office:value-type="float" office:value="2209.4" calcext:value-type="float">
            <text:p>2209.4</text:p>
          </table:table-cell>
          <table:table-cell table:formula="of:=[.O282]/([.R282]-[.P282])" office:value-type="float" office:value="3.52277475971584" calcext:value-type="float">
            <text:p>3.52277475971584</text:p>
          </table:table-cell>
          <table:table-cell table:formula="of:=MIN([.M282];[.N28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83:.K283])" office:value-type="float" office:value="22094" calcext:value-type="float">
            <text:p>220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46" calcext:value-type="float">
            <text:p>846</text:p>
          </table:table-cell>
          <table:table-cell table:formula="of:=[.L283]/10" office:value-type="float" office:value="2209.4" calcext:value-type="float">
            <text:p>2209.4</text:p>
          </table:table-cell>
          <table:table-cell table:formula="of:=[.O283]/([.R283]-[.P283])" office:value-type="float" office:value="3.53531132469704" calcext:value-type="float">
            <text:p>3.53531132469704</text:p>
          </table:table-cell>
          <table:table-cell table:formula="of:=MIN([.M283];[.N28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84:.K284])" office:value-type="float" office:value="22094" calcext:value-type="float">
            <text:p>220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49" calcext:value-type="float">
            <text:p>849</text:p>
          </table:table-cell>
          <table:table-cell table:formula="of:=[.L284]/10" office:value-type="float" office:value="2209.4" calcext:value-type="float">
            <text:p>2209.4</text:p>
          </table:table-cell>
          <table:table-cell table:formula="of:=[.O284]/([.R284]-[.P284])" office:value-type="float" office:value="3.54784788967823" calcext:value-type="float">
            <text:p>3.54784788967823</text:p>
          </table:table-cell>
          <table:table-cell table:formula="of:=MIN([.M284];[.N28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85:.K285])" office:value-type="float" office:value="22094" calcext:value-type="float">
            <text:p>220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52" calcext:value-type="float">
            <text:p>852</text:p>
          </table:table-cell>
          <table:table-cell table:formula="of:=[.L285]/10" office:value-type="float" office:value="2209.4" calcext:value-type="float">
            <text:p>2209.4</text:p>
          </table:table-cell>
          <table:table-cell table:formula="of:=[.O285]/([.R285]-[.P285])" office:value-type="float" office:value="3.56038445465943" calcext:value-type="float">
            <text:p>3.56038445465943</text:p>
          </table:table-cell>
          <table:table-cell table:formula="of:=MIN([.M285];[.N28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86:.K286])" office:value-type="float" office:value="22094" calcext:value-type="float">
            <text:p>220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55" calcext:value-type="float">
            <text:p>855</text:p>
          </table:table-cell>
          <table:table-cell table:formula="of:=[.L286]/10" office:value-type="float" office:value="2209.4" calcext:value-type="float">
            <text:p>2209.4</text:p>
          </table:table-cell>
          <table:table-cell table:formula="of:=[.O286]/([.R286]-[.P286])" office:value-type="float" office:value="3.57292101964062" calcext:value-type="float">
            <text:p>3.57292101964062</text:p>
          </table:table-cell>
          <table:table-cell table:formula="of:=MIN([.M286];[.N28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87:.K287])" office:value-type="float" office:value="22094" calcext:value-type="float">
            <text:p>220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58" calcext:value-type="float">
            <text:p>858</text:p>
          </table:table-cell>
          <table:table-cell table:formula="of:=[.L287]/10" office:value-type="float" office:value="2209.4" calcext:value-type="float">
            <text:p>2209.4</text:p>
          </table:table-cell>
          <table:table-cell table:formula="of:=[.O287]/([.R287]-[.P287])" office:value-type="float" office:value="3.58545758462182" calcext:value-type="float">
            <text:p>3.58545758462182</text:p>
          </table:table-cell>
          <table:table-cell table:formula="of:=MIN([.M287];[.N28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88:.K288])" office:value-type="float" office:value="22094" calcext:value-type="float">
            <text:p>220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61" calcext:value-type="float">
            <text:p>861</text:p>
          </table:table-cell>
          <table:table-cell table:formula="of:=[.L288]/10" office:value-type="float" office:value="2209.4" calcext:value-type="float">
            <text:p>2209.4</text:p>
          </table:table-cell>
          <table:table-cell table:formula="of:=[.O288]/([.R288]-[.P288])" office:value-type="float" office:value="3.59799414960301" calcext:value-type="float">
            <text:p>3.59799414960301</text:p>
          </table:table-cell>
          <table:table-cell table:formula="of:=MIN([.M288];[.N28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89:.K289])" office:value-type="float" office:value="22094" calcext:value-type="float">
            <text:p>220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64" calcext:value-type="float">
            <text:p>864</text:p>
          </table:table-cell>
          <table:table-cell table:formula="of:=[.L289]/10" office:value-type="float" office:value="2209.4" calcext:value-type="float">
            <text:p>2209.4</text:p>
          </table:table-cell>
          <table:table-cell table:formula="of:=[.O289]/([.R289]-[.P289])" office:value-type="float" office:value="3.61053071458421" calcext:value-type="float">
            <text:p>3.61053071458421</text:p>
          </table:table-cell>
          <table:table-cell table:formula="of:=MIN([.M289];[.N28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90:.K290])" office:value-type="float" office:value="22094" calcext:value-type="float">
            <text:p>220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67" calcext:value-type="float">
            <text:p>867</text:p>
          </table:table-cell>
          <table:table-cell table:formula="of:=[.L290]/10" office:value-type="float" office:value="2209.4" calcext:value-type="float">
            <text:p>2209.4</text:p>
          </table:table-cell>
          <table:table-cell table:formula="of:=[.O290]/([.R290]-[.P290])" office:value-type="float" office:value="3.6230672795654" calcext:value-type="float">
            <text:p>3.6230672795654</text:p>
          </table:table-cell>
          <table:table-cell table:formula="of:=MIN([.M290];[.N29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91:.K291])" office:value-type="float" office:value="22094" calcext:value-type="float">
            <text:p>220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70" calcext:value-type="float">
            <text:p>870</text:p>
          </table:table-cell>
          <table:table-cell table:formula="of:=[.L291]/10" office:value-type="float" office:value="2209.4" calcext:value-type="float">
            <text:p>2209.4</text:p>
          </table:table-cell>
          <table:table-cell table:formula="of:=[.O291]/([.R291]-[.P291])" office:value-type="float" office:value="3.6356038445466" calcext:value-type="float">
            <text:p>3.6356038445466</text:p>
          </table:table-cell>
          <table:table-cell table:formula="of:=MIN([.M291];[.N29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92:.K292])" office:value-type="float" office:value="22094" calcext:value-type="float">
            <text:p>220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73" calcext:value-type="float">
            <text:p>873</text:p>
          </table:table-cell>
          <table:table-cell table:formula="of:=[.L292]/10" office:value-type="float" office:value="2209.4" calcext:value-type="float">
            <text:p>2209.4</text:p>
          </table:table-cell>
          <table:table-cell table:formula="of:=[.O292]/([.R292]-[.P292])" office:value-type="float" office:value="3.64814040952779" calcext:value-type="float">
            <text:p>3.64814040952779</text:p>
          </table:table-cell>
          <table:table-cell table:formula="of:=MIN([.M292];[.N29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93:.K293])" office:value-type="float" office:value="22094" calcext:value-type="float">
            <text:p>220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76" calcext:value-type="float">
            <text:p>876</text:p>
          </table:table-cell>
          <table:table-cell table:formula="of:=[.L293]/10" office:value-type="float" office:value="2209.4" calcext:value-type="float">
            <text:p>2209.4</text:p>
          </table:table-cell>
          <table:table-cell table:formula="of:=[.O293]/([.R293]-[.P293])" office:value-type="float" office:value="3.66067697450899" calcext:value-type="float">
            <text:p>3.66067697450899</text:p>
          </table:table-cell>
          <table:table-cell table:formula="of:=MIN([.M293];[.N29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94:.K294])" office:value-type="float" office:value="22094" calcext:value-type="float">
            <text:p>220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79" calcext:value-type="float">
            <text:p>879</text:p>
          </table:table-cell>
          <table:table-cell table:formula="of:=[.L294]/10" office:value-type="float" office:value="2209.4" calcext:value-type="float">
            <text:p>2209.4</text:p>
          </table:table-cell>
          <table:table-cell table:formula="of:=[.O294]/([.R294]-[.P294])" office:value-type="float" office:value="3.67321353949018" calcext:value-type="float">
            <text:p>3.67321353949018</text:p>
          </table:table-cell>
          <table:table-cell table:formula="of:=MIN([.M294];[.N29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95:.K295])" office:value-type="float" office:value="22094" calcext:value-type="float">
            <text:p>220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82" calcext:value-type="float">
            <text:p>882</text:p>
          </table:table-cell>
          <table:table-cell table:formula="of:=[.L295]/10" office:value-type="float" office:value="2209.4" calcext:value-type="float">
            <text:p>2209.4</text:p>
          </table:table-cell>
          <table:table-cell table:formula="of:=[.O295]/([.R295]-[.P295])" office:value-type="float" office:value="3.68575010447138" calcext:value-type="float">
            <text:p>3.68575010447138</text:p>
          </table:table-cell>
          <table:table-cell table:formula="of:=MIN([.M295];[.N29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96:.K296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85" calcext:value-type="float">
            <text:p>885</text:p>
          </table:table-cell>
          <table:table-cell table:formula="of:=[.L296]/10" office:value-type="float" office:value="2208.6" calcext:value-type="float">
            <text:p>2208.6</text:p>
          </table:table-cell>
          <table:table-cell table:formula="of:=[.O296]/([.R296]-[.P296])" office:value-type="float" office:value="3.68596418159101" calcext:value-type="float">
            <text:p>3.68596418159101</text:p>
          </table:table-cell>
          <table:table-cell table:formula="of:=MIN([.M296];[.N29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97:.K297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88" calcext:value-type="float">
            <text:p>888</text:p>
          </table:table-cell>
          <table:table-cell table:formula="of:=[.L297]/10" office:value-type="float" office:value="2208.6" calcext:value-type="float">
            <text:p>2208.6</text:p>
          </table:table-cell>
          <table:table-cell table:formula="of:=[.O297]/([.R297]-[.P297])" office:value-type="float" office:value="3.69845897542691" calcext:value-type="float">
            <text:p>3.69845897542691</text:p>
          </table:table-cell>
          <table:table-cell table:formula="of:=MIN([.M297];[.N29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98:.K298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91" calcext:value-type="float">
            <text:p>891</text:p>
          </table:table-cell>
          <table:table-cell table:formula="of:=[.L298]/10" office:value-type="float" office:value="2208.6" calcext:value-type="float">
            <text:p>2208.6</text:p>
          </table:table-cell>
          <table:table-cell table:formula="of:=[.O298]/([.R298]-[.P298])" office:value-type="float" office:value="3.71095376926281" calcext:value-type="float">
            <text:p>3.71095376926281</text:p>
          </table:table-cell>
          <table:table-cell table:formula="of:=MIN([.M298];[.N29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99:.K299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94" calcext:value-type="float">
            <text:p>894</text:p>
          </table:table-cell>
          <table:table-cell table:formula="of:=[.L299]/10" office:value-type="float" office:value="2208.6" calcext:value-type="float">
            <text:p>2208.6</text:p>
          </table:table-cell>
          <table:table-cell table:formula="of:=[.O299]/([.R299]-[.P299])" office:value-type="float" office:value="3.72344856309871" calcext:value-type="float">
            <text:p>3.72344856309871</text:p>
          </table:table-cell>
          <table:table-cell table:formula="of:=MIN([.M299];[.N29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00:.K300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897" calcext:value-type="float">
            <text:p>897</text:p>
          </table:table-cell>
          <table:table-cell table:formula="of:=[.L300]/10" office:value-type="float" office:value="2208.6" calcext:value-type="float">
            <text:p>2208.6</text:p>
          </table:table-cell>
          <table:table-cell table:formula="of:=[.O300]/([.R300]-[.P300])" office:value-type="float" office:value="3.73594335693461" calcext:value-type="float">
            <text:p>3.73594335693461</text:p>
          </table:table-cell>
          <table:table-cell table:formula="of:=MIN([.M300];[.N30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01:.K301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00" calcext:value-type="float">
            <text:p>900</text:p>
          </table:table-cell>
          <table:table-cell table:formula="of:=[.L301]/10" office:value-type="float" office:value="2208.6" calcext:value-type="float">
            <text:p>2208.6</text:p>
          </table:table-cell>
          <table:table-cell table:formula="of:=[.O301]/([.R301]-[.P301])" office:value-type="float" office:value="3.74843815077051" calcext:value-type="float">
            <text:p>3.74843815077051</text:p>
          </table:table-cell>
          <table:table-cell table:formula="of:=MIN([.M301];[.N30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02:.K302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03" calcext:value-type="float">
            <text:p>903</text:p>
          </table:table-cell>
          <table:table-cell table:formula="of:=[.L302]/10" office:value-type="float" office:value="2208.6" calcext:value-type="float">
            <text:p>2208.6</text:p>
          </table:table-cell>
          <table:table-cell table:formula="of:=[.O302]/([.R302]-[.P302])" office:value-type="float" office:value="3.76093294460642" calcext:value-type="float">
            <text:p>3.76093294460642</text:p>
          </table:table-cell>
          <table:table-cell table:formula="of:=MIN([.M302];[.N30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03:.K303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06" calcext:value-type="float">
            <text:p>906</text:p>
          </table:table-cell>
          <table:table-cell table:formula="of:=[.L303]/10" office:value-type="float" office:value="2208.6" calcext:value-type="float">
            <text:p>2208.6</text:p>
          </table:table-cell>
          <table:table-cell table:formula="of:=[.O303]/([.R303]-[.P303])" office:value-type="float" office:value="3.77342773844232" calcext:value-type="float">
            <text:p>3.77342773844232</text:p>
          </table:table-cell>
          <table:table-cell table:formula="of:=MIN([.M303];[.N30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04:.K304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09" calcext:value-type="float">
            <text:p>909</text:p>
          </table:table-cell>
          <table:table-cell table:formula="of:=[.L304]/10" office:value-type="float" office:value="2208.6" calcext:value-type="float">
            <text:p>2208.6</text:p>
          </table:table-cell>
          <table:table-cell table:formula="of:=[.O304]/([.R304]-[.P304])" office:value-type="float" office:value="3.78592253227822" calcext:value-type="float">
            <text:p>3.78592253227822</text:p>
          </table:table-cell>
          <table:table-cell table:formula="of:=MIN([.M304];[.N30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05:.K305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12" calcext:value-type="float">
            <text:p>912</text:p>
          </table:table-cell>
          <table:table-cell table:formula="of:=[.L305]/10" office:value-type="float" office:value="2208.6" calcext:value-type="float">
            <text:p>2208.6</text:p>
          </table:table-cell>
          <table:table-cell table:formula="of:=[.O305]/([.R305]-[.P305])" office:value-type="float" office:value="3.79841732611412" calcext:value-type="float">
            <text:p>3.79841732611412</text:p>
          </table:table-cell>
          <table:table-cell table:formula="of:=MIN([.M305];[.N30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06:.K306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15" calcext:value-type="float">
            <text:p>915</text:p>
          </table:table-cell>
          <table:table-cell table:formula="of:=[.L306]/10" office:value-type="float" office:value="2208.6" calcext:value-type="float">
            <text:p>2208.6</text:p>
          </table:table-cell>
          <table:table-cell table:formula="of:=[.O306]/([.R306]-[.P306])" office:value-type="float" office:value="3.81091211995002" calcext:value-type="float">
            <text:p>3.81091211995002</text:p>
          </table:table-cell>
          <table:table-cell table:formula="of:=MIN([.M306];[.N30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07:.K307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18" calcext:value-type="float">
            <text:p>918</text:p>
          </table:table-cell>
          <table:table-cell table:formula="of:=[.L307]/10" office:value-type="float" office:value="2208.6" calcext:value-type="float">
            <text:p>2208.6</text:p>
          </table:table-cell>
          <table:table-cell table:formula="of:=[.O307]/([.R307]-[.P307])" office:value-type="float" office:value="3.82340691378592" calcext:value-type="float">
            <text:p>3.82340691378592</text:p>
          </table:table-cell>
          <table:table-cell table:formula="of:=MIN([.M307];[.N30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08:.K308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21" calcext:value-type="float">
            <text:p>921</text:p>
          </table:table-cell>
          <table:table-cell table:formula="of:=[.L308]/10" office:value-type="float" office:value="2208.6" calcext:value-type="float">
            <text:p>2208.6</text:p>
          </table:table-cell>
          <table:table-cell table:formula="of:=[.O308]/([.R308]-[.P308])" office:value-type="float" office:value="3.83590170762183" calcext:value-type="float">
            <text:p>3.83590170762183</text:p>
          </table:table-cell>
          <table:table-cell table:formula="of:=MIN([.M308];[.N30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09:.K309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24" calcext:value-type="float">
            <text:p>924</text:p>
          </table:table-cell>
          <table:table-cell table:formula="of:=[.L309]/10" office:value-type="float" office:value="2208.6" calcext:value-type="float">
            <text:p>2208.6</text:p>
          </table:table-cell>
          <table:table-cell table:formula="of:=[.O309]/([.R309]-[.P309])" office:value-type="float" office:value="3.84839650145773" calcext:value-type="float">
            <text:p>3.84839650145773</text:p>
          </table:table-cell>
          <table:table-cell table:formula="of:=MIN([.M309];[.N30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10:.K310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27" calcext:value-type="float">
            <text:p>927</text:p>
          </table:table-cell>
          <table:table-cell table:formula="of:=[.L310]/10" office:value-type="float" office:value="2208.6" calcext:value-type="float">
            <text:p>2208.6</text:p>
          </table:table-cell>
          <table:table-cell table:formula="of:=[.O310]/([.R310]-[.P310])" office:value-type="float" office:value="3.86089129529363" calcext:value-type="float">
            <text:p>3.86089129529363</text:p>
          </table:table-cell>
          <table:table-cell table:formula="of:=MIN([.M310];[.N31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11:.K311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30" calcext:value-type="float">
            <text:p>930</text:p>
          </table:table-cell>
          <table:table-cell table:formula="of:=[.L311]/10" office:value-type="float" office:value="2208.6" calcext:value-type="float">
            <text:p>2208.6</text:p>
          </table:table-cell>
          <table:table-cell table:formula="of:=[.O311]/([.R311]-[.P311])" office:value-type="float" office:value="3.87338608912953" calcext:value-type="float">
            <text:p>3.87338608912953</text:p>
          </table:table-cell>
          <table:table-cell table:formula="of:=MIN([.M311];[.N31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12:.K312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33" calcext:value-type="float">
            <text:p>933</text:p>
          </table:table-cell>
          <table:table-cell table:formula="of:=[.L312]/10" office:value-type="float" office:value="2208.6" calcext:value-type="float">
            <text:p>2208.6</text:p>
          </table:table-cell>
          <table:table-cell table:formula="of:=[.O312]/([.R312]-[.P312])" office:value-type="float" office:value="3.88588088296543" calcext:value-type="float">
            <text:p>3.88588088296543</text:p>
          </table:table-cell>
          <table:table-cell table:formula="of:=MIN([.M312];[.N31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13:.K313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36" calcext:value-type="float">
            <text:p>936</text:p>
          </table:table-cell>
          <table:table-cell table:formula="of:=[.L313]/10" office:value-type="float" office:value="2205.9" calcext:value-type="float">
            <text:p>2205.9</text:p>
          </table:table-cell>
          <table:table-cell table:formula="of:=[.O313]/([.R313]-[.P313])" office:value-type="float" office:value="3.85502471169687" calcext:value-type="float">
            <text:p>3.85502471169687</text:p>
          </table:table-cell>
          <table:table-cell table:formula="of:=MIN([.M313];[.N31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14:.K314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39" calcext:value-type="float">
            <text:p>939</text:p>
          </table:table-cell>
          <table:table-cell table:formula="of:=[.L314]/10" office:value-type="float" office:value="2205.9" calcext:value-type="float">
            <text:p>2205.9</text:p>
          </table:table-cell>
          <table:table-cell table:formula="of:=[.O314]/([.R314]-[.P314])" office:value-type="float" office:value="3.8673805601318" calcext:value-type="float">
            <text:p>3.8673805601318</text:p>
          </table:table-cell>
          <table:table-cell table:formula="of:=MIN([.M314];[.N31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15:.K315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42" calcext:value-type="float">
            <text:p>942</text:p>
          </table:table-cell>
          <table:table-cell table:formula="of:=[.L315]/10" office:value-type="float" office:value="2205.9" calcext:value-type="float">
            <text:p>2205.9</text:p>
          </table:table-cell>
          <table:table-cell table:formula="of:=[.O315]/([.R315]-[.P315])" office:value-type="float" office:value="3.87973640856673" calcext:value-type="float">
            <text:p>3.87973640856673</text:p>
          </table:table-cell>
          <table:table-cell table:formula="of:=MIN([.M315];[.N31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16:.K316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45" calcext:value-type="float">
            <text:p>945</text:p>
          </table:table-cell>
          <table:table-cell table:formula="of:=[.L316]/10" office:value-type="float" office:value="2205.9" calcext:value-type="float">
            <text:p>2205.9</text:p>
          </table:table-cell>
          <table:table-cell table:formula="of:=[.O316]/([.R316]-[.P316])" office:value-type="float" office:value="3.89209225700165" calcext:value-type="float">
            <text:p>3.89209225700165</text:p>
          </table:table-cell>
          <table:table-cell table:formula="of:=MIN([.M316];[.N31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17:.K317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48" calcext:value-type="float">
            <text:p>948</text:p>
          </table:table-cell>
          <table:table-cell table:formula="of:=[.L317]/10" office:value-type="float" office:value="2205.9" calcext:value-type="float">
            <text:p>2205.9</text:p>
          </table:table-cell>
          <table:table-cell table:formula="of:=[.O317]/([.R317]-[.P317])" office:value-type="float" office:value="3.90444810543658" calcext:value-type="float">
            <text:p>3.90444810543658</text:p>
          </table:table-cell>
          <table:table-cell table:formula="of:=MIN([.M317];[.N31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18:.K318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51" calcext:value-type="float">
            <text:p>951</text:p>
          </table:table-cell>
          <table:table-cell table:formula="of:=[.L318]/10" office:value-type="float" office:value="2205.9" calcext:value-type="float">
            <text:p>2205.9</text:p>
          </table:table-cell>
          <table:table-cell table:formula="of:=[.O318]/([.R318]-[.P318])" office:value-type="float" office:value="3.9168039538715" calcext:value-type="float">
            <text:p>3.9168039538715</text:p>
          </table:table-cell>
          <table:table-cell table:formula="of:=MIN([.M318];[.N31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19:.K319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54" calcext:value-type="float">
            <text:p>954</text:p>
          </table:table-cell>
          <table:table-cell table:formula="of:=[.L319]/10" office:value-type="float" office:value="2205.9" calcext:value-type="float">
            <text:p>2205.9</text:p>
          </table:table-cell>
          <table:table-cell table:formula="of:=[.O319]/([.R319]-[.P319])" office:value-type="float" office:value="3.92915980230643" calcext:value-type="float">
            <text:p>3.92915980230643</text:p>
          </table:table-cell>
          <table:table-cell table:formula="of:=MIN([.M319];[.N31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20:.K320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57" calcext:value-type="float">
            <text:p>957</text:p>
          </table:table-cell>
          <table:table-cell table:formula="of:=[.L320]/10" office:value-type="float" office:value="2205.9" calcext:value-type="float">
            <text:p>2205.9</text:p>
          </table:table-cell>
          <table:table-cell table:formula="of:=[.O320]/([.R320]-[.P320])" office:value-type="float" office:value="3.94151565074136" calcext:value-type="float">
            <text:p>3.94151565074136</text:p>
          </table:table-cell>
          <table:table-cell table:formula="of:=MIN([.M320];[.N32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21:.K321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60" calcext:value-type="float">
            <text:p>960</text:p>
          </table:table-cell>
          <table:table-cell table:formula="of:=[.L321]/10" office:value-type="float" office:value="2205.9" calcext:value-type="float">
            <text:p>2205.9</text:p>
          </table:table-cell>
          <table:table-cell table:formula="of:=[.O321]/([.R321]-[.P321])" office:value-type="float" office:value="3.95387149917628" calcext:value-type="float">
            <text:p>3.95387149917628</text:p>
          </table:table-cell>
          <table:table-cell table:formula="of:=MIN([.M321];[.N32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22:.K322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63" calcext:value-type="float">
            <text:p>963</text:p>
          </table:table-cell>
          <table:table-cell table:formula="of:=[.L322]/10" office:value-type="float" office:value="2205.9" calcext:value-type="float">
            <text:p>2205.9</text:p>
          </table:table-cell>
          <table:table-cell table:formula="of:=[.O322]/([.R322]-[.P322])" office:value-type="float" office:value="3.96622734761121" calcext:value-type="float">
            <text:p>3.96622734761121</text:p>
          </table:table-cell>
          <table:table-cell table:formula="of:=MIN([.M322];[.N32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23:.K323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66" calcext:value-type="float">
            <text:p>966</text:p>
          </table:table-cell>
          <table:table-cell table:formula="of:=[.L323]/10" office:value-type="float" office:value="2205.9" calcext:value-type="float">
            <text:p>2205.9</text:p>
          </table:table-cell>
          <table:table-cell table:formula="of:=[.O323]/([.R323]-[.P323])" office:value-type="float" office:value="3.97858319604613" calcext:value-type="float">
            <text:p>3.97858319604613</text:p>
          </table:table-cell>
          <table:table-cell table:formula="of:=MIN([.M323];[.N32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24:.K324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69" calcext:value-type="float">
            <text:p>969</text:p>
          </table:table-cell>
          <table:table-cell table:formula="of:=[.L324]/10" office:value-type="float" office:value="2205.9" calcext:value-type="float">
            <text:p>2205.9</text:p>
          </table:table-cell>
          <table:table-cell table:formula="of:=[.O324]/([.R324]-[.P324])" office:value-type="float" office:value="3.99093904448106" calcext:value-type="float">
            <text:p>3.99093904448106</text:p>
          </table:table-cell>
          <table:table-cell table:formula="of:=MIN([.M324];[.N32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25:.K325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72" calcext:value-type="float">
            <text:p>972</text:p>
          </table:table-cell>
          <table:table-cell table:formula="of:=[.L325]/10" office:value-type="float" office:value="2205.9" calcext:value-type="float">
            <text:p>2205.9</text:p>
          </table:table-cell>
          <table:table-cell table:formula="of:=[.O325]/([.R325]-[.P325])" office:value-type="float" office:value="4.00329489291599" calcext:value-type="float">
            <text:p>4.00329489291599</text:p>
          </table:table-cell>
          <table:table-cell table:formula="of:=MIN([.M325];[.N32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26:.K326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75" calcext:value-type="float">
            <text:p>975</text:p>
          </table:table-cell>
          <table:table-cell table:formula="of:=[.L326]/10" office:value-type="float" office:value="2205.9" calcext:value-type="float">
            <text:p>2205.9</text:p>
          </table:table-cell>
          <table:table-cell table:formula="of:=[.O326]/([.R326]-[.P326])" office:value-type="float" office:value="4.01565074135091" calcext:value-type="float">
            <text:p>4.01565074135091</text:p>
          </table:table-cell>
          <table:table-cell table:formula="of:=MIN([.M326];[.N32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27:.K327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78" calcext:value-type="float">
            <text:p>978</text:p>
          </table:table-cell>
          <table:table-cell table:formula="of:=[.L327]/10" office:value-type="float" office:value="2205.9" calcext:value-type="float">
            <text:p>2205.9</text:p>
          </table:table-cell>
          <table:table-cell table:formula="of:=[.O327]/([.R327]-[.P327])" office:value-type="float" office:value="4.02800658978584" calcext:value-type="float">
            <text:p>4.02800658978584</text:p>
          </table:table-cell>
          <table:table-cell table:formula="of:=MIN([.M327];[.N32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28:.K328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81" calcext:value-type="float">
            <text:p>981</text:p>
          </table:table-cell>
          <table:table-cell table:formula="of:=[.L328]/10" office:value-type="float" office:value="2205.9" calcext:value-type="float">
            <text:p>2205.9</text:p>
          </table:table-cell>
          <table:table-cell table:formula="of:=[.O328]/([.R328]-[.P328])" office:value-type="float" office:value="4.04036243822076" calcext:value-type="float">
            <text:p>4.04036243822076</text:p>
          </table:table-cell>
          <table:table-cell table:formula="of:=MIN([.M328];[.N32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29:.K329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84" calcext:value-type="float">
            <text:p>984</text:p>
          </table:table-cell>
          <table:table-cell table:formula="of:=[.L329]/10" office:value-type="float" office:value="2205.9" calcext:value-type="float">
            <text:p>2205.9</text:p>
          </table:table-cell>
          <table:table-cell table:formula="of:=[.O329]/([.R329]-[.P329])" office:value-type="float" office:value="4.05271828665569" calcext:value-type="float">
            <text:p>4.05271828665569</text:p>
          </table:table-cell>
          <table:table-cell table:formula="of:=MIN([.M329];[.N32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30:.K330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87" calcext:value-type="float">
            <text:p>987</text:p>
          </table:table-cell>
          <table:table-cell table:formula="of:=[.L330]/10" office:value-type="float" office:value="2205.9" calcext:value-type="float">
            <text:p>2205.9</text:p>
          </table:table-cell>
          <table:table-cell table:formula="of:=[.O330]/([.R330]-[.P330])" office:value-type="float" office:value="4.06507413509061" calcext:value-type="float">
            <text:p>4.06507413509061</text:p>
          </table:table-cell>
          <table:table-cell table:formula="of:=MIN([.M330];[.N33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31:.K331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90" calcext:value-type="float">
            <text:p>990</text:p>
          </table:table-cell>
          <table:table-cell table:formula="of:=[.L331]/10" office:value-type="float" office:value="2205.9" calcext:value-type="float">
            <text:p>2205.9</text:p>
          </table:table-cell>
          <table:table-cell table:formula="of:=[.O331]/([.R331]-[.P331])" office:value-type="float" office:value="4.07742998352554" calcext:value-type="float">
            <text:p>4.07742998352554</text:p>
          </table:table-cell>
          <table:table-cell table:formula="of:=MIN([.M331];[.N33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32:.K332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93" calcext:value-type="float">
            <text:p>993</text:p>
          </table:table-cell>
          <table:table-cell table:formula="of:=[.L332]/10" office:value-type="float" office:value="2205.9" calcext:value-type="float">
            <text:p>2205.9</text:p>
          </table:table-cell>
          <table:table-cell table:formula="of:=[.O332]/([.R332]-[.P332])" office:value-type="float" office:value="4.08978583196047" calcext:value-type="float">
            <text:p>4.08978583196047</text:p>
          </table:table-cell>
          <table:table-cell table:formula="of:=MIN([.M332];[.N33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33:.K333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96" calcext:value-type="float">
            <text:p>996</text:p>
          </table:table-cell>
          <table:table-cell table:formula="of:=[.L333]/10" office:value-type="float" office:value="2205.9" calcext:value-type="float">
            <text:p>2205.9</text:p>
          </table:table-cell>
          <table:table-cell table:formula="of:=[.O333]/([.R333]-[.P333])" office:value-type="float" office:value="4.10214168039539" calcext:value-type="float">
            <text:p>4.10214168039539</text:p>
          </table:table-cell>
          <table:table-cell table:formula="of:=MIN([.M333];[.N33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34:.K334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999" calcext:value-type="float">
            <text:p>999</text:p>
          </table:table-cell>
          <table:table-cell table:formula="of:=[.L334]/10" office:value-type="float" office:value="2205.9" calcext:value-type="float">
            <text:p>2205.9</text:p>
          </table:table-cell>
          <table:table-cell table:formula="of:=[.O334]/([.R334]-[.P334])" office:value-type="float" office:value="4.11449752883032" calcext:value-type="float">
            <text:p>4.11449752883032</text:p>
          </table:table-cell>
          <table:table-cell table:formula="of:=MIN([.M334];[.N33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35:.K335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02" calcext:value-type="float">
            <text:p>1002</text:p>
          </table:table-cell>
          <table:table-cell table:formula="of:=[.L335]/10" office:value-type="float" office:value="2205.9" calcext:value-type="float">
            <text:p>2205.9</text:p>
          </table:table-cell>
          <table:table-cell table:formula="of:=[.O335]/([.R335]-[.P335])" office:value-type="float" office:value="4.12685337726524" calcext:value-type="float">
            <text:p>4.12685337726524</text:p>
          </table:table-cell>
          <table:table-cell table:formula="of:=MIN([.M335];[.N33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36:.K336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05" calcext:value-type="float">
            <text:p>1005</text:p>
          </table:table-cell>
          <table:table-cell table:formula="of:=[.L336]/10" office:value-type="float" office:value="2205.9" calcext:value-type="float">
            <text:p>2205.9</text:p>
          </table:table-cell>
          <table:table-cell table:formula="of:=[.O336]/([.R336]-[.P336])" office:value-type="float" office:value="4.13920922570017" calcext:value-type="float">
            <text:p>4.13920922570017</text:p>
          </table:table-cell>
          <table:table-cell table:formula="of:=MIN([.M336];[.N33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37:.K337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08" calcext:value-type="float">
            <text:p>1008</text:p>
          </table:table-cell>
          <table:table-cell table:formula="of:=[.L337]/10" office:value-type="float" office:value="2205.9" calcext:value-type="float">
            <text:p>2205.9</text:p>
          </table:table-cell>
          <table:table-cell table:formula="of:=[.O337]/([.R337]-[.P337])" office:value-type="float" office:value="4.1515650741351" calcext:value-type="float">
            <text:p>4.1515650741351</text:p>
          </table:table-cell>
          <table:table-cell table:formula="of:=MIN([.M337];[.N33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38:.K338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11" calcext:value-type="float">
            <text:p>1011</text:p>
          </table:table-cell>
          <table:table-cell table:formula="of:=[.L338]/10" office:value-type="float" office:value="2205.9" calcext:value-type="float">
            <text:p>2205.9</text:p>
          </table:table-cell>
          <table:table-cell table:formula="of:=[.O338]/([.R338]-[.P338])" office:value-type="float" office:value="4.16392092257002" calcext:value-type="float">
            <text:p>4.16392092257002</text:p>
          </table:table-cell>
          <table:table-cell table:formula="of:=MIN([.M338];[.N33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39:.K339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14" calcext:value-type="float">
            <text:p>1014</text:p>
          </table:table-cell>
          <table:table-cell table:formula="of:=[.L339]/10" office:value-type="float" office:value="2205.9" calcext:value-type="float">
            <text:p>2205.9</text:p>
          </table:table-cell>
          <table:table-cell table:formula="of:=[.O339]/([.R339]-[.P339])" office:value-type="float" office:value="4.17627677100495" calcext:value-type="float">
            <text:p>4.17627677100495</text:p>
          </table:table-cell>
          <table:table-cell table:formula="of:=MIN([.M339];[.N33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40:.K340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17" calcext:value-type="float">
            <text:p>1017</text:p>
          </table:table-cell>
          <table:table-cell table:formula="of:=[.L340]/10" office:value-type="float" office:value="2205.9" calcext:value-type="float">
            <text:p>2205.9</text:p>
          </table:table-cell>
          <table:table-cell table:formula="of:=[.O340]/([.R340]-[.P340])" office:value-type="float" office:value="4.18863261943987" calcext:value-type="float">
            <text:p>4.18863261943987</text:p>
          </table:table-cell>
          <table:table-cell table:formula="of:=MIN([.M340];[.N34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41:.K341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20" calcext:value-type="float">
            <text:p>1020</text:p>
          </table:table-cell>
          <table:table-cell table:formula="of:=[.L341]/10" office:value-type="float" office:value="2205.9" calcext:value-type="float">
            <text:p>2205.9</text:p>
          </table:table-cell>
          <table:table-cell table:formula="of:=[.O341]/([.R341]-[.P341])" office:value-type="float" office:value="4.2009884678748" calcext:value-type="float">
            <text:p>4.2009884678748</text:p>
          </table:table-cell>
          <table:table-cell table:formula="of:=MIN([.M341];[.N34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42:.K342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23" calcext:value-type="float">
            <text:p>1023</text:p>
          </table:table-cell>
          <table:table-cell table:formula="of:=[.L342]/10" office:value-type="float" office:value="2205.9" calcext:value-type="float">
            <text:p>2205.9</text:p>
          </table:table-cell>
          <table:table-cell table:formula="of:=[.O342]/([.R342]-[.P342])" office:value-type="float" office:value="4.21334431630972" calcext:value-type="float">
            <text:p>4.21334431630972</text:p>
          </table:table-cell>
          <table:table-cell table:formula="of:=MIN([.M342];[.N34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43:.K343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26" calcext:value-type="float">
            <text:p>1026</text:p>
          </table:table-cell>
          <table:table-cell table:formula="of:=[.L343]/10" office:value-type="float" office:value="2205.9" calcext:value-type="float">
            <text:p>2205.9</text:p>
          </table:table-cell>
          <table:table-cell table:formula="of:=[.O343]/([.R343]-[.P343])" office:value-type="float" office:value="4.22570016474465" calcext:value-type="float">
            <text:p>4.22570016474465</text:p>
          </table:table-cell>
          <table:table-cell table:formula="of:=MIN([.M343];[.N34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44:.K344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29" calcext:value-type="float">
            <text:p>1029</text:p>
          </table:table-cell>
          <table:table-cell table:formula="of:=[.L344]/10" office:value-type="float" office:value="2205.9" calcext:value-type="float">
            <text:p>2205.9</text:p>
          </table:table-cell>
          <table:table-cell table:formula="of:=[.O344]/([.R344]-[.P344])" office:value-type="float" office:value="4.23805601317958" calcext:value-type="float">
            <text:p>4.23805601317958</text:p>
          </table:table-cell>
          <table:table-cell table:formula="of:=MIN([.M344];[.N34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45:.K345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32" calcext:value-type="float">
            <text:p>1032</text:p>
          </table:table-cell>
          <table:table-cell table:formula="of:=[.L345]/10" office:value-type="float" office:value="2205.9" calcext:value-type="float">
            <text:p>2205.9</text:p>
          </table:table-cell>
          <table:table-cell table:formula="of:=[.O345]/([.R345]-[.P345])" office:value-type="float" office:value="4.2504118616145" calcext:value-type="float">
            <text:p>4.2504118616145</text:p>
          </table:table-cell>
          <table:table-cell table:formula="of:=MIN([.M345];[.N34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46:.K346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35" calcext:value-type="float">
            <text:p>1035</text:p>
          </table:table-cell>
          <table:table-cell table:formula="of:=[.L346]/10" office:value-type="float" office:value="2205.9" calcext:value-type="float">
            <text:p>2205.9</text:p>
          </table:table-cell>
          <table:table-cell table:formula="of:=[.O346]/([.R346]-[.P346])" office:value-type="float" office:value="4.26276771004943" calcext:value-type="float">
            <text:p>4.26276771004943</text:p>
          </table:table-cell>
          <table:table-cell table:formula="of:=MIN([.M346];[.N34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47:.K347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38" calcext:value-type="float">
            <text:p>1038</text:p>
          </table:table-cell>
          <table:table-cell table:formula="of:=[.L347]/10" office:value-type="float" office:value="2205.9" calcext:value-type="float">
            <text:p>2205.9</text:p>
          </table:table-cell>
          <table:table-cell table:formula="of:=[.O347]/([.R347]-[.P347])" office:value-type="float" office:value="4.27512355848435" calcext:value-type="float">
            <text:p>4.27512355848435</text:p>
          </table:table-cell>
          <table:table-cell table:formula="of:=MIN([.M347];[.N34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48:.K348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41" calcext:value-type="float">
            <text:p>1041</text:p>
          </table:table-cell>
          <table:table-cell table:formula="of:=[.L348]/10" office:value-type="float" office:value="2205.9" calcext:value-type="float">
            <text:p>2205.9</text:p>
          </table:table-cell>
          <table:table-cell table:formula="of:=[.O348]/([.R348]-[.P348])" office:value-type="float" office:value="4.28747940691928" calcext:value-type="float">
            <text:p>4.28747940691928</text:p>
          </table:table-cell>
          <table:table-cell table:formula="of:=MIN([.M348];[.N34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49:.K349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44" calcext:value-type="float">
            <text:p>1044</text:p>
          </table:table-cell>
          <table:table-cell table:formula="of:=[.L349]/10" office:value-type="float" office:value="2205.9" calcext:value-type="float">
            <text:p>2205.9</text:p>
          </table:table-cell>
          <table:table-cell table:formula="of:=[.O349]/([.R349]-[.P349])" office:value-type="float" office:value="4.29983525535421" calcext:value-type="float">
            <text:p>4.29983525535421</text:p>
          </table:table-cell>
          <table:table-cell table:formula="of:=MIN([.M349];[.N34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50:.K350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47" calcext:value-type="float">
            <text:p>1047</text:p>
          </table:table-cell>
          <table:table-cell table:formula="of:=[.L350]/10" office:value-type="float" office:value="2205.9" calcext:value-type="float">
            <text:p>2205.9</text:p>
          </table:table-cell>
          <table:table-cell table:formula="of:=[.O350]/([.R350]-[.P350])" office:value-type="float" office:value="4.31219110378913" calcext:value-type="float">
            <text:p>4.31219110378913</text:p>
          </table:table-cell>
          <table:table-cell table:formula="of:=MIN([.M350];[.N35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51:.K351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50" calcext:value-type="float">
            <text:p>1050</text:p>
          </table:table-cell>
          <table:table-cell table:formula="of:=[.L351]/10" office:value-type="float" office:value="2205.9" calcext:value-type="float">
            <text:p>2205.9</text:p>
          </table:table-cell>
          <table:table-cell table:formula="of:=[.O351]/([.R351]-[.P351])" office:value-type="float" office:value="4.32454695222406" calcext:value-type="float">
            <text:p>4.32454695222406</text:p>
          </table:table-cell>
          <table:table-cell table:formula="of:=MIN([.M351];[.N35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52:.K352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53" calcext:value-type="float">
            <text:p>1053</text:p>
          </table:table-cell>
          <table:table-cell table:formula="of:=[.L352]/10" office:value-type="float" office:value="2205.9" calcext:value-type="float">
            <text:p>2205.9</text:p>
          </table:table-cell>
          <table:table-cell table:formula="of:=[.O352]/([.R352]-[.P352])" office:value-type="float" office:value="4.33690280065898" calcext:value-type="float">
            <text:p>4.33690280065898</text:p>
          </table:table-cell>
          <table:table-cell table:formula="of:=MIN([.M352];[.N35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53:.K353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56" calcext:value-type="float">
            <text:p>1056</text:p>
          </table:table-cell>
          <table:table-cell table:formula="of:=[.L353]/10" office:value-type="float" office:value="2205.9" calcext:value-type="float">
            <text:p>2205.9</text:p>
          </table:table-cell>
          <table:table-cell table:formula="of:=[.O353]/([.R353]-[.P353])" office:value-type="float" office:value="4.34925864909391" calcext:value-type="float">
            <text:p>4.34925864909391</text:p>
          </table:table-cell>
          <table:table-cell table:formula="of:=MIN([.M353];[.N35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54:.K354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59" calcext:value-type="float">
            <text:p>1059</text:p>
          </table:table-cell>
          <table:table-cell table:formula="of:=[.L354]/10" office:value-type="float" office:value="2205.9" calcext:value-type="float">
            <text:p>2205.9</text:p>
          </table:table-cell>
          <table:table-cell table:formula="of:=[.O354]/([.R354]-[.P354])" office:value-type="float" office:value="4.36161449752884" calcext:value-type="float">
            <text:p>4.36161449752884</text:p>
          </table:table-cell>
          <table:table-cell table:formula="of:=MIN([.M354];[.N35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55:.K355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62" calcext:value-type="float">
            <text:p>1062</text:p>
          </table:table-cell>
          <table:table-cell table:formula="of:=[.L355]/10" office:value-type="float" office:value="2205.9" calcext:value-type="float">
            <text:p>2205.9</text:p>
          </table:table-cell>
          <table:table-cell table:formula="of:=[.O355]/([.R355]-[.P355])" office:value-type="float" office:value="4.37397034596376" calcext:value-type="float">
            <text:p>4.37397034596376</text:p>
          </table:table-cell>
          <table:table-cell table:formula="of:=MIN([.M355];[.N35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56:.K356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65" calcext:value-type="float">
            <text:p>1065</text:p>
          </table:table-cell>
          <table:table-cell table:formula="of:=[.L356]/10" office:value-type="float" office:value="2205.9" calcext:value-type="float">
            <text:p>2205.9</text:p>
          </table:table-cell>
          <table:table-cell table:formula="of:=[.O356]/([.R356]-[.P356])" office:value-type="float" office:value="4.38632619439869" calcext:value-type="float">
            <text:p>4.38632619439869</text:p>
          </table:table-cell>
          <table:table-cell table:formula="of:=MIN([.M356];[.N35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57:.K357])" office:value-type="float" office:value="22053" calcext:value-type="float">
            <text:p>2205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68" calcext:value-type="float">
            <text:p>1068</text:p>
          </table:table-cell>
          <table:table-cell table:formula="of:=[.L357]/10" office:value-type="float" office:value="2205.3" calcext:value-type="float">
            <text:p>2205.3</text:p>
          </table:table-cell>
          <table:table-cell table:formula="of:=[.O357]/([.R357]-[.P357])" office:value-type="float" office:value="4.38783894823337" calcext:value-type="float">
            <text:p>4.38783894823337</text:p>
          </table:table-cell>
          <table:table-cell table:formula="of:=MIN([.M357];[.N35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58:.K358])" office:value-type="float" office:value="22053" calcext:value-type="float">
            <text:p>2205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71" calcext:value-type="float">
            <text:p>1071</text:p>
          </table:table-cell>
          <table:table-cell table:formula="of:=[.L358]/10" office:value-type="float" office:value="2205.3" calcext:value-type="float">
            <text:p>2205.3</text:p>
          </table:table-cell>
          <table:table-cell table:formula="of:=[.O358]/([.R358]-[.P358])" office:value-type="float" office:value="4.40016433853739" calcext:value-type="float">
            <text:p>4.40016433853739</text:p>
          </table:table-cell>
          <table:table-cell table:formula="of:=MIN([.M358];[.N35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59:.K359])" office:value-type="float" office:value="22053" calcext:value-type="float">
            <text:p>2205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74" calcext:value-type="float">
            <text:p>1074</text:p>
          </table:table-cell>
          <table:table-cell table:formula="of:=[.L359]/10" office:value-type="float" office:value="2205.3" calcext:value-type="float">
            <text:p>2205.3</text:p>
          </table:table-cell>
          <table:table-cell table:formula="of:=[.O359]/([.R359]-[.P359])" office:value-type="float" office:value="4.41248972884142" calcext:value-type="float">
            <text:p>4.41248972884142</text:p>
          </table:table-cell>
          <table:table-cell table:formula="of:=MIN([.M359];[.N35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60:.K360])" office:value-type="float" office:value="22053" calcext:value-type="float">
            <text:p>2205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77" calcext:value-type="float">
            <text:p>1077</text:p>
          </table:table-cell>
          <table:table-cell table:formula="of:=[.L360]/10" office:value-type="float" office:value="2205.3" calcext:value-type="float">
            <text:p>2205.3</text:p>
          </table:table-cell>
          <table:table-cell table:formula="of:=[.O360]/([.R360]-[.P360])" office:value-type="float" office:value="4.42481511914545" calcext:value-type="float">
            <text:p>4.42481511914545</text:p>
          </table:table-cell>
          <table:table-cell table:formula="of:=MIN([.M360];[.N36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61:.K361])" office:value-type="float" office:value="22053" calcext:value-type="float">
            <text:p>2205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80" calcext:value-type="float">
            <text:p>1080</text:p>
          </table:table-cell>
          <table:table-cell table:formula="of:=[.L361]/10" office:value-type="float" office:value="2205.3" calcext:value-type="float">
            <text:p>2205.3</text:p>
          </table:table-cell>
          <table:table-cell table:formula="of:=[.O361]/([.R361]-[.P361])" office:value-type="float" office:value="4.43714050944947" calcext:value-type="float">
            <text:p>4.43714050944947</text:p>
          </table:table-cell>
          <table:table-cell table:formula="of:=MIN([.M361];[.N36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62:.K362])" office:value-type="float" office:value="22053" calcext:value-type="float">
            <text:p>2205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83" calcext:value-type="float">
            <text:p>1083</text:p>
          </table:table-cell>
          <table:table-cell table:formula="of:=[.L362]/10" office:value-type="float" office:value="2205.3" calcext:value-type="float">
            <text:p>2205.3</text:p>
          </table:table-cell>
          <table:table-cell table:formula="of:=[.O362]/([.R362]-[.P362])" office:value-type="float" office:value="4.4494658997535" calcext:value-type="float">
            <text:p>4.4494658997535</text:p>
          </table:table-cell>
          <table:table-cell table:formula="of:=MIN([.M362];[.N36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63:.K363])" office:value-type="float" office:value="22053" calcext:value-type="float">
            <text:p>2205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86" calcext:value-type="float">
            <text:p>1086</text:p>
          </table:table-cell>
          <table:table-cell table:formula="of:=[.L363]/10" office:value-type="float" office:value="2205.3" calcext:value-type="float">
            <text:p>2205.3</text:p>
          </table:table-cell>
          <table:table-cell table:formula="of:=[.O363]/([.R363]-[.P363])" office:value-type="float" office:value="4.46179129005753" calcext:value-type="float">
            <text:p>4.46179129005753</text:p>
          </table:table-cell>
          <table:table-cell table:formula="of:=MIN([.M363];[.N36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64:.K364])" office:value-type="float" office:value="22053" calcext:value-type="float">
            <text:p>2205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89" calcext:value-type="float">
            <text:p>1089</text:p>
          </table:table-cell>
          <table:table-cell table:formula="of:=[.L364]/10" office:value-type="float" office:value="2205.3" calcext:value-type="float">
            <text:p>2205.3</text:p>
          </table:table-cell>
          <table:table-cell table:formula="of:=[.O364]/([.R364]-[.P364])" office:value-type="float" office:value="4.47411668036155" calcext:value-type="float">
            <text:p>4.47411668036155</text:p>
          </table:table-cell>
          <table:table-cell table:formula="of:=MIN([.M364];[.N36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65:.K365])" office:value-type="float" office:value="22053" calcext:value-type="float">
            <text:p>2205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92" calcext:value-type="float">
            <text:p>1092</text:p>
          </table:table-cell>
          <table:table-cell table:formula="of:=[.L365]/10" office:value-type="float" office:value="2205.3" calcext:value-type="float">
            <text:p>2205.3</text:p>
          </table:table-cell>
          <table:table-cell table:formula="of:=[.O365]/([.R365]-[.P365])" office:value-type="float" office:value="4.48644207066558" calcext:value-type="float">
            <text:p>4.48644207066558</text:p>
          </table:table-cell>
          <table:table-cell table:formula="of:=MIN([.M365];[.N36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66:.K366])" office:value-type="float" office:value="22053" calcext:value-type="float">
            <text:p>2205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95" calcext:value-type="float">
            <text:p>1095</text:p>
          </table:table-cell>
          <table:table-cell table:formula="of:=[.L366]/10" office:value-type="float" office:value="2205.3" calcext:value-type="float">
            <text:p>2205.3</text:p>
          </table:table-cell>
          <table:table-cell table:formula="of:=[.O366]/([.R366]-[.P366])" office:value-type="float" office:value="4.4987674609696" calcext:value-type="float">
            <text:p>4.4987674609696</text:p>
          </table:table-cell>
          <table:table-cell table:formula="of:=MIN([.M366];[.N36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67:.K367])" office:value-type="float" office:value="22053" calcext:value-type="float">
            <text:p>2205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098" calcext:value-type="float">
            <text:p>1098</text:p>
          </table:table-cell>
          <table:table-cell table:formula="of:=[.L367]/10" office:value-type="float" office:value="2205.3" calcext:value-type="float">
            <text:p>2205.3</text:p>
          </table:table-cell>
          <table:table-cell table:formula="of:=[.O367]/([.R367]-[.P367])" office:value-type="float" office:value="4.51109285127363" calcext:value-type="float">
            <text:p>4.51109285127363</text:p>
          </table:table-cell>
          <table:table-cell table:formula="of:=MIN([.M367];[.N36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68:.K368])" office:value-type="float" office:value="22053" calcext:value-type="float">
            <text:p>2205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01" calcext:value-type="float">
            <text:p>1101</text:p>
          </table:table-cell>
          <table:table-cell table:formula="of:=[.L368]/10" office:value-type="float" office:value="2205.3" calcext:value-type="float">
            <text:p>2205.3</text:p>
          </table:table-cell>
          <table:table-cell table:formula="of:=[.O368]/([.R368]-[.P368])" office:value-type="float" office:value="4.52341824157766" calcext:value-type="float">
            <text:p>4.52341824157766</text:p>
          </table:table-cell>
          <table:table-cell table:formula="of:=MIN([.M368];[.N36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69:.K369])" office:value-type="float" office:value="22053" calcext:value-type="float">
            <text:p>2205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04" calcext:value-type="float">
            <text:p>1104</text:p>
          </table:table-cell>
          <table:table-cell table:formula="of:=[.L369]/10" office:value-type="float" office:value="2205.3" calcext:value-type="float">
            <text:p>2205.3</text:p>
          </table:table-cell>
          <table:table-cell table:formula="of:=[.O369]/([.R369]-[.P369])" office:value-type="float" office:value="4.53574363188168" calcext:value-type="float">
            <text:p>4.53574363188168</text:p>
          </table:table-cell>
          <table:table-cell table:formula="of:=MIN([.M369];[.N36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86" calcext:value-type="float">
            <text:p>218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70:.K370])" office:value-type="float" office:value="22029" calcext:value-type="float">
            <text:p>2202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07" calcext:value-type="float">
            <text:p>1107</text:p>
          </table:table-cell>
          <table:table-cell table:formula="of:=[.L370]/10" office:value-type="float" office:value="2202.9" calcext:value-type="float">
            <text:p>2202.9</text:p>
          </table:table-cell>
          <table:table-cell table:formula="of:=[.O370]/([.R370]-[.P370])" office:value-type="float" office:value="4.50366151342555" calcext:value-type="float">
            <text:p>4.50366151342555</text:p>
          </table:table-cell>
          <table:table-cell table:formula="of:=MIN([.M370];[.N37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86" calcext:value-type="float">
            <text:p>218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71:.K371])" office:value-type="float" office:value="22029" calcext:value-type="float">
            <text:p>2202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10" calcext:value-type="float">
            <text:p>1110</text:p>
          </table:table-cell>
          <table:table-cell table:formula="of:=[.L371]/10" office:value-type="float" office:value="2202.9" calcext:value-type="float">
            <text:p>2202.9</text:p>
          </table:table-cell>
          <table:table-cell table:formula="of:=[.O371]/([.R371]-[.P371])" office:value-type="float" office:value="4.51586655817739" calcext:value-type="float">
            <text:p>4.51586655817739</text:p>
          </table:table-cell>
          <table:table-cell table:formula="of:=MIN([.M371];[.N37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77" calcext:value-type="float">
            <text:p>217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72:.K372])" office:value-type="float" office:value="22020" calcext:value-type="float">
            <text:p>2202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13" calcext:value-type="float">
            <text:p>1113</text:p>
          </table:table-cell>
          <table:table-cell table:formula="of:=[.L372]/10" office:value-type="float" office:value="2202" calcext:value-type="float">
            <text:p>2202</text:p>
          </table:table-cell>
          <table:table-cell table:formula="of:=[.O372]/([.R372]-[.P372])" office:value-type="float" office:value="4.51155249290637" calcext:value-type="float">
            <text:p>4.51155249290637</text:p>
          </table:table-cell>
          <table:table-cell table:formula="of:=MIN([.M372];[.N37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77" calcext:value-type="float">
            <text:p>217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73:.K373])" office:value-type="float" office:value="22020" calcext:value-type="float">
            <text:p>2202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16" calcext:value-type="float">
            <text:p>1116</text:p>
          </table:table-cell>
          <table:table-cell table:formula="of:=[.L373]/10" office:value-type="float" office:value="2202" calcext:value-type="float">
            <text:p>2202</text:p>
          </table:table-cell>
          <table:table-cell table:formula="of:=[.O373]/([.R373]-[.P373])" office:value-type="float" office:value="4.52371301175517" calcext:value-type="float">
            <text:p>4.52371301175517</text:p>
          </table:table-cell>
          <table:table-cell table:formula="of:=MIN([.M373];[.N37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77" calcext:value-type="float">
            <text:p>217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74:.K374])" office:value-type="float" office:value="22020" calcext:value-type="float">
            <text:p>2202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19" calcext:value-type="float">
            <text:p>1119</text:p>
          </table:table-cell>
          <table:table-cell table:formula="of:=[.L374]/10" office:value-type="float" office:value="2202" calcext:value-type="float">
            <text:p>2202</text:p>
          </table:table-cell>
          <table:table-cell table:formula="of:=[.O374]/([.R374]-[.P374])" office:value-type="float" office:value="4.53587353060398" calcext:value-type="float">
            <text:p>4.53587353060398</text:p>
          </table:table-cell>
          <table:table-cell table:formula="of:=MIN([.M374];[.N37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77" calcext:value-type="float">
            <text:p>217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75:.K375])" office:value-type="float" office:value="22020" calcext:value-type="float">
            <text:p>2202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22" calcext:value-type="float">
            <text:p>1122</text:p>
          </table:table-cell>
          <table:table-cell table:formula="of:=[.L375]/10" office:value-type="float" office:value="2202" calcext:value-type="float">
            <text:p>2202</text:p>
          </table:table-cell>
          <table:table-cell table:formula="of:=[.O375]/([.R375]-[.P375])" office:value-type="float" office:value="4.54803404945278" calcext:value-type="float">
            <text:p>4.54803404945278</text:p>
          </table:table-cell>
          <table:table-cell table:formula="of:=MIN([.M375];[.N37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77" calcext:value-type="float">
            <text:p>217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76:.K376])" office:value-type="float" office:value="22020" calcext:value-type="float">
            <text:p>2202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25" calcext:value-type="float">
            <text:p>1125</text:p>
          </table:table-cell>
          <table:table-cell table:formula="of:=[.L376]/10" office:value-type="float" office:value="2202" calcext:value-type="float">
            <text:p>2202</text:p>
          </table:table-cell>
          <table:table-cell table:formula="of:=[.O376]/([.R376]-[.P376])" office:value-type="float" office:value="4.56019456830158" calcext:value-type="float">
            <text:p>4.56019456830158</text:p>
          </table:table-cell>
          <table:table-cell table:formula="of:=MIN([.M376];[.N37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77" calcext:value-type="float">
            <text:p>217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77:.K377])" office:value-type="float" office:value="22020" calcext:value-type="float">
            <text:p>2202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28" calcext:value-type="float">
            <text:p>1128</text:p>
          </table:table-cell>
          <table:table-cell table:formula="of:=[.L377]/10" office:value-type="float" office:value="2202" calcext:value-type="float">
            <text:p>2202</text:p>
          </table:table-cell>
          <table:table-cell table:formula="of:=[.O377]/([.R377]-[.P377])" office:value-type="float" office:value="4.57235508715039" calcext:value-type="float">
            <text:p>4.57235508715039</text:p>
          </table:table-cell>
          <table:table-cell table:formula="of:=MIN([.M377];[.N37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77" calcext:value-type="float">
            <text:p>217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78:.K378])" office:value-type="float" office:value="22020" calcext:value-type="float">
            <text:p>2202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31" calcext:value-type="float">
            <text:p>1131</text:p>
          </table:table-cell>
          <table:table-cell table:formula="of:=[.L378]/10" office:value-type="float" office:value="2202" calcext:value-type="float">
            <text:p>2202</text:p>
          </table:table-cell>
          <table:table-cell table:formula="of:=[.O378]/([.R378]-[.P378])" office:value-type="float" office:value="4.58451560599919" calcext:value-type="float">
            <text:p>4.58451560599919</text:p>
          </table:table-cell>
          <table:table-cell table:formula="of:=MIN([.M378];[.N37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77" calcext:value-type="float">
            <text:p>217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79:.K379])" office:value-type="float" office:value="22020" calcext:value-type="float">
            <text:p>2202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34" calcext:value-type="float">
            <text:p>1134</text:p>
          </table:table-cell>
          <table:table-cell table:formula="of:=[.L379]/10" office:value-type="float" office:value="2202" calcext:value-type="float">
            <text:p>2202</text:p>
          </table:table-cell>
          <table:table-cell table:formula="of:=[.O379]/([.R379]-[.P379])" office:value-type="float" office:value="4.596676124848" calcext:value-type="float">
            <text:p>4.596676124848</text:p>
          </table:table-cell>
          <table:table-cell table:formula="of:=MIN([.M379];[.N37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70" calcext:value-type="float">
            <text:p>217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80:.K380])" office:value-type="float" office:value="22013" calcext:value-type="float">
            <text:p>2201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37" calcext:value-type="float">
            <text:p>1137</text:p>
          </table:table-cell>
          <table:table-cell table:formula="of:=[.L380]/10" office:value-type="float" office:value="2201.3" calcext:value-type="float">
            <text:p>2201.3</text:p>
          </table:table-cell>
          <table:table-cell table:formula="of:=[.O380]/([.R380]-[.P380])" office:value-type="float" office:value="4.59579628132579" calcext:value-type="float">
            <text:p>4.59579628132579</text:p>
          </table:table-cell>
          <table:table-cell table:formula="of:=MIN([.M380];[.N38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70" calcext:value-type="float">
            <text:p>217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81:.K381])" office:value-type="float" office:value="22013" calcext:value-type="float">
            <text:p>2201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40" calcext:value-type="float">
            <text:p>1140</text:p>
          </table:table-cell>
          <table:table-cell table:formula="of:=[.L381]/10" office:value-type="float" office:value="2201.3" calcext:value-type="float">
            <text:p>2201.3</text:p>
          </table:table-cell>
          <table:table-cell table:formula="of:=[.O381]/([.R381]-[.P381])" office:value-type="float" office:value="4.60792239288602" calcext:value-type="float">
            <text:p>4.60792239288602</text:p>
          </table:table-cell>
          <table:table-cell table:formula="of:=MIN([.M381];[.N38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9" calcext:value-type="float">
            <text:p>216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82:.K382])" office:value-type="float" office:value="22012" calcext:value-type="float">
            <text:p>2201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43" calcext:value-type="float">
            <text:p>1143</text:p>
          </table:table-cell>
          <table:table-cell table:formula="of:=[.L382]/10" office:value-type="float" office:value="2201.2" calcext:value-type="float">
            <text:p>2201.2</text:p>
          </table:table-cell>
          <table:table-cell table:formula="of:=[.O382]/([.R382]-[.P382])" office:value-type="float" office:value="4.61818181818182" calcext:value-type="float">
            <text:p>4.61818181818182</text:p>
          </table:table-cell>
          <table:table-cell table:formula="of:=MIN([.M382];[.N38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9" calcext:value-type="float">
            <text:p>216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83:.K383])" office:value-type="float" office:value="22012" calcext:value-type="float">
            <text:p>2201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46" calcext:value-type="float">
            <text:p>1146</text:p>
          </table:table-cell>
          <table:table-cell table:formula="of:=[.L383]/10" office:value-type="float" office:value="2201.2" calcext:value-type="float">
            <text:p>2201.2</text:p>
          </table:table-cell>
          <table:table-cell table:formula="of:=[.O383]/([.R383]-[.P383])" office:value-type="float" office:value="4.63030303030303" calcext:value-type="float">
            <text:p>4.63030303030303</text:p>
          </table:table-cell>
          <table:table-cell table:formula="of:=MIN([.M383];[.N38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9" calcext:value-type="float">
            <text:p>216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84:.K384])" office:value-type="float" office:value="22012" calcext:value-type="float">
            <text:p>2201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49" calcext:value-type="float">
            <text:p>1149</text:p>
          </table:table-cell>
          <table:table-cell table:formula="of:=[.L384]/10" office:value-type="float" office:value="2201.2" calcext:value-type="float">
            <text:p>2201.2</text:p>
          </table:table-cell>
          <table:table-cell table:formula="of:=[.O384]/([.R384]-[.P384])" office:value-type="float" office:value="4.64242424242424" calcext:value-type="float">
            <text:p>4.64242424242424</text:p>
          </table:table-cell>
          <table:table-cell table:formula="of:=MIN([.M384];[.N38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9" calcext:value-type="float">
            <text:p>216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85:.K385])" office:value-type="float" office:value="22012" calcext:value-type="float">
            <text:p>2201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52" calcext:value-type="float">
            <text:p>1152</text:p>
          </table:table-cell>
          <table:table-cell table:formula="of:=[.L385]/10" office:value-type="float" office:value="2201.2" calcext:value-type="float">
            <text:p>2201.2</text:p>
          </table:table-cell>
          <table:table-cell table:formula="of:=[.O385]/([.R385]-[.P385])" office:value-type="float" office:value="4.65454545454545" calcext:value-type="float">
            <text:p>4.65454545454545</text:p>
          </table:table-cell>
          <table:table-cell table:formula="of:=MIN([.M385];[.N38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86:.K386])" office:value-type="float" office:value="22004" calcext:value-type="float">
            <text:p>2200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55" calcext:value-type="float">
            <text:p>1155</text:p>
          </table:table-cell>
          <table:table-cell table:formula="of:=[.L386]/10" office:value-type="float" office:value="2200.4" calcext:value-type="float">
            <text:p>2200.4</text:p>
          </table:table-cell>
          <table:table-cell table:formula="of:=[.O386]/([.R386]-[.P386])" office:value-type="float" office:value="4.65163109142167" calcext:value-type="float">
            <text:p>4.65163109142167</text:p>
          </table:table-cell>
          <table:table-cell table:formula="of:=MIN([.M386];[.N38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87:.K387])" office:value-type="float" office:value="22004" calcext:value-type="float">
            <text:p>2200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58" calcext:value-type="float">
            <text:p>1158</text:p>
          </table:table-cell>
          <table:table-cell table:formula="of:=[.L387]/10" office:value-type="float" office:value="2200.4" calcext:value-type="float">
            <text:p>2200.4</text:p>
          </table:table-cell>
          <table:table-cell table:formula="of:=[.O387]/([.R387]-[.P387])" office:value-type="float" office:value="4.66371325010069" calcext:value-type="float">
            <text:p>4.66371325010069</text:p>
          </table:table-cell>
          <table:table-cell table:formula="of:=MIN([.M387];[.N38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88:.K388])" office:value-type="float" office:value="22004" calcext:value-type="float">
            <text:p>2200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61" calcext:value-type="float">
            <text:p>1161</text:p>
          </table:table-cell>
          <table:table-cell table:formula="of:=[.L388]/10" office:value-type="float" office:value="2200.4" calcext:value-type="float">
            <text:p>2200.4</text:p>
          </table:table-cell>
          <table:table-cell table:formula="of:=[.O388]/([.R388]-[.P388])" office:value-type="float" office:value="4.67579540877971" calcext:value-type="float">
            <text:p>4.67579540877971</text:p>
          </table:table-cell>
          <table:table-cell table:formula="of:=MIN([.M388];[.N38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89:.K389])" office:value-type="float" office:value="22004" calcext:value-type="float">
            <text:p>2200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64" calcext:value-type="float">
            <text:p>1164</text:p>
          </table:table-cell>
          <table:table-cell table:formula="of:=[.L389]/10" office:value-type="float" office:value="2200.4" calcext:value-type="float">
            <text:p>2200.4</text:p>
          </table:table-cell>
          <table:table-cell table:formula="of:=[.O389]/([.R389]-[.P389])" office:value-type="float" office:value="4.68787756745873" calcext:value-type="float">
            <text:p>4.68787756745873</text:p>
          </table:table-cell>
          <table:table-cell table:formula="of:=MIN([.M389];[.N38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90:.K390])" office:value-type="float" office:value="22004" calcext:value-type="float">
            <text:p>2200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67" calcext:value-type="float">
            <text:p>1167</text:p>
          </table:table-cell>
          <table:table-cell table:formula="of:=[.L390]/10" office:value-type="float" office:value="2200.4" calcext:value-type="float">
            <text:p>2200.4</text:p>
          </table:table-cell>
          <table:table-cell table:formula="of:=[.O390]/([.R390]-[.P390])" office:value-type="float" office:value="4.69995972613774" calcext:value-type="float">
            <text:p>4.69995972613774</text:p>
          </table:table-cell>
          <table:table-cell table:formula="of:=MIN([.M390];[.N39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91:.K391])" office:value-type="float" office:value="22004" calcext:value-type="float">
            <text:p>2200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70" calcext:value-type="float">
            <text:p>1170</text:p>
          </table:table-cell>
          <table:table-cell table:formula="of:=[.L391]/10" office:value-type="float" office:value="2200.4" calcext:value-type="float">
            <text:p>2200.4</text:p>
          </table:table-cell>
          <table:table-cell table:formula="of:=[.O391]/([.R391]-[.P391])" office:value-type="float" office:value="4.71204188481676" calcext:value-type="float">
            <text:p>4.71204188481676</text:p>
          </table:table-cell>
          <table:table-cell table:formula="of:=MIN([.M391];[.N39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92:.K392])" office:value-type="float" office:value="22004" calcext:value-type="float">
            <text:p>2200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73" calcext:value-type="float">
            <text:p>1173</text:p>
          </table:table-cell>
          <table:table-cell table:formula="of:=[.L392]/10" office:value-type="float" office:value="2200.4" calcext:value-type="float">
            <text:p>2200.4</text:p>
          </table:table-cell>
          <table:table-cell table:formula="of:=[.O392]/([.R392]-[.P392])" office:value-type="float" office:value="4.72412404349578" calcext:value-type="float">
            <text:p>4.72412404349578</text:p>
          </table:table-cell>
          <table:table-cell table:formula="of:=MIN([.M392];[.N39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93:.K393])" office:value-type="float" office:value="22004" calcext:value-type="float">
            <text:p>2200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76" calcext:value-type="float">
            <text:p>1176</text:p>
          </table:table-cell>
          <table:table-cell table:formula="of:=[.L393]/10" office:value-type="float" office:value="2200.4" calcext:value-type="float">
            <text:p>2200.4</text:p>
          </table:table-cell>
          <table:table-cell table:formula="of:=[.O393]/([.R393]-[.P393])" office:value-type="float" office:value="4.73620620217479" calcext:value-type="float">
            <text:p>4.73620620217479</text:p>
          </table:table-cell>
          <table:table-cell table:formula="of:=MIN([.M393];[.N39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94:.K394])" office:value-type="float" office:value="22004" calcext:value-type="float">
            <text:p>2200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79" calcext:value-type="float">
            <text:p>1179</text:p>
          </table:table-cell>
          <table:table-cell table:formula="of:=[.L394]/10" office:value-type="float" office:value="2200.4" calcext:value-type="float">
            <text:p>2200.4</text:p>
          </table:table-cell>
          <table:table-cell table:formula="of:=[.O394]/([.R394]-[.P394])" office:value-type="float" office:value="4.74828836085381" calcext:value-type="float">
            <text:p>4.74828836085381</text:p>
          </table:table-cell>
          <table:table-cell table:formula="of:=MIN([.M394];[.N39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95:.K395])" office:value-type="float" office:value="22004" calcext:value-type="float">
            <text:p>2200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82" calcext:value-type="float">
            <text:p>1182</text:p>
          </table:table-cell>
          <table:table-cell table:formula="of:=[.L395]/10" office:value-type="float" office:value="2200.4" calcext:value-type="float">
            <text:p>2200.4</text:p>
          </table:table-cell>
          <table:table-cell table:formula="of:=[.O395]/([.R395]-[.P395])" office:value-type="float" office:value="4.76037051953283" calcext:value-type="float">
            <text:p>4.76037051953283</text:p>
          </table:table-cell>
          <table:table-cell table:formula="of:=MIN([.M395];[.N39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53" calcext:value-type="float">
            <text:p>215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96:.K396])" office:value-type="float" office:value="21996" calcext:value-type="float">
            <text:p>2199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85" calcext:value-type="float">
            <text:p>1185</text:p>
          </table:table-cell>
          <table:table-cell table:formula="of:=[.L396]/10" office:value-type="float" office:value="2199.6" calcext:value-type="float">
            <text:p>2199.6</text:p>
          </table:table-cell>
          <table:table-cell table:formula="of:=[.O396]/([.R396]-[.P396])" office:value-type="float" office:value="4.75712565234846" calcext:value-type="float">
            <text:p>4.75712565234846</text:p>
          </table:table-cell>
          <table:table-cell table:formula="of:=MIN([.M396];[.N39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53" calcext:value-type="float">
            <text:p>215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97:.K397])" office:value-type="float" office:value="21996" calcext:value-type="float">
            <text:p>2199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88" calcext:value-type="float">
            <text:p>1188</text:p>
          </table:table-cell>
          <table:table-cell table:formula="of:=[.L397]/10" office:value-type="float" office:value="2199.6" calcext:value-type="float">
            <text:p>2199.6</text:p>
          </table:table-cell>
          <table:table-cell table:formula="of:=[.O397]/([.R397]-[.P397])" office:value-type="float" office:value="4.76916900843035" calcext:value-type="float">
            <text:p>4.76916900843035</text:p>
          </table:table-cell>
          <table:table-cell table:formula="of:=MIN([.M397];[.N39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53" calcext:value-type="float">
            <text:p>215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98:.K398])" office:value-type="float" office:value="21996" calcext:value-type="float">
            <text:p>2199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91" calcext:value-type="float">
            <text:p>1191</text:p>
          </table:table-cell>
          <table:table-cell table:formula="of:=[.L398]/10" office:value-type="float" office:value="2199.6" calcext:value-type="float">
            <text:p>2199.6</text:p>
          </table:table-cell>
          <table:table-cell table:formula="of:=[.O398]/([.R398]-[.P398])" office:value-type="float" office:value="4.78121236451225" calcext:value-type="float">
            <text:p>4.78121236451225</text:p>
          </table:table-cell>
          <table:table-cell table:formula="of:=MIN([.M398];[.N39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53" calcext:value-type="float">
            <text:p>215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99:.K399])" office:value-type="float" office:value="21996" calcext:value-type="float">
            <text:p>2199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94" calcext:value-type="float">
            <text:p>1194</text:p>
          </table:table-cell>
          <table:table-cell table:formula="of:=[.L399]/10" office:value-type="float" office:value="2199.6" calcext:value-type="float">
            <text:p>2199.6</text:p>
          </table:table-cell>
          <table:table-cell table:formula="of:=[.O399]/([.R399]-[.P399])" office:value-type="float" office:value="4.79325572059414" calcext:value-type="float">
            <text:p>4.79325572059414</text:p>
          </table:table-cell>
          <table:table-cell table:formula="of:=MIN([.M399];[.N39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53" calcext:value-type="float">
            <text:p>215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00:.K400])" office:value-type="float" office:value="21996" calcext:value-type="float">
            <text:p>2199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197" calcext:value-type="float">
            <text:p>1197</text:p>
          </table:table-cell>
          <table:table-cell table:formula="of:=[.L400]/10" office:value-type="float" office:value="2199.6" calcext:value-type="float">
            <text:p>2199.6</text:p>
          </table:table-cell>
          <table:table-cell table:formula="of:=[.O400]/([.R400]-[.P400])" office:value-type="float" office:value="4.80529907667604" calcext:value-type="float">
            <text:p>4.80529907667604</text:p>
          </table:table-cell>
          <table:table-cell table:formula="of:=MIN([.M400];[.N40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53" calcext:value-type="float">
            <text:p>215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01:.K401])" office:value-type="float" office:value="21996" calcext:value-type="float">
            <text:p>2199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00" calcext:value-type="float">
            <text:p>1200</text:p>
          </table:table-cell>
          <table:table-cell table:formula="of:=[.L401]/10" office:value-type="float" office:value="2199.6" calcext:value-type="float">
            <text:p>2199.6</text:p>
          </table:table-cell>
          <table:table-cell table:formula="of:=[.O401]/([.R401]-[.P401])" office:value-type="float" office:value="4.81734243275793" calcext:value-type="float">
            <text:p>4.81734243275793</text:p>
          </table:table-cell>
          <table:table-cell table:formula="of:=MIN([.M401];[.N40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53" calcext:value-type="float">
            <text:p>215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02:.K402])" office:value-type="float" office:value="21996" calcext:value-type="float">
            <text:p>2199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03" calcext:value-type="float">
            <text:p>1203</text:p>
          </table:table-cell>
          <table:table-cell table:formula="of:=[.L402]/10" office:value-type="float" office:value="2199.6" calcext:value-type="float">
            <text:p>2199.6</text:p>
          </table:table-cell>
          <table:table-cell table:formula="of:=[.O402]/([.R402]-[.P402])" office:value-type="float" office:value="4.82938578883983" calcext:value-type="float">
            <text:p>4.82938578883983</text:p>
          </table:table-cell>
          <table:table-cell table:formula="of:=MIN([.M402];[.N40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53" calcext:value-type="float">
            <text:p>215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03:.K403])" office:value-type="float" office:value="21996" calcext:value-type="float">
            <text:p>2199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06" calcext:value-type="float">
            <text:p>1206</text:p>
          </table:table-cell>
          <table:table-cell table:formula="of:=[.L403]/10" office:value-type="float" office:value="2199.6" calcext:value-type="float">
            <text:p>2199.6</text:p>
          </table:table-cell>
          <table:table-cell table:formula="of:=[.O403]/([.R403]-[.P403])" office:value-type="float" office:value="4.84142914492172" calcext:value-type="float">
            <text:p>4.84142914492172</text:p>
          </table:table-cell>
          <table:table-cell table:formula="of:=MIN([.M403];[.N40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04:.K404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09" calcext:value-type="float">
            <text:p>1209</text:p>
          </table:table-cell>
          <table:table-cell table:formula="of:=[.L404]/10" office:value-type="float" office:value="2199" calcext:value-type="float">
            <text:p>2199</text:p>
          </table:table-cell>
          <table:table-cell table:formula="of:=[.O404]/([.R404]-[.P404])" office:value-type="float" office:value="4.84181017220665" calcext:value-type="float">
            <text:p>4.84181017220665</text:p>
          </table:table-cell>
          <table:table-cell table:formula="of:=MIN([.M404];[.N40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05:.K405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12" calcext:value-type="float">
            <text:p>1212</text:p>
          </table:table-cell>
          <table:table-cell table:formula="of:=[.L405]/10" office:value-type="float" office:value="2199" calcext:value-type="float">
            <text:p>2199</text:p>
          </table:table-cell>
          <table:table-cell table:formula="of:=[.O405]/([.R405]-[.P405])" office:value-type="float" office:value="4.85382458950741" calcext:value-type="float">
            <text:p>4.85382458950741</text:p>
          </table:table-cell>
          <table:table-cell table:formula="of:=MIN([.M405];[.N40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06:.K406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15" calcext:value-type="float">
            <text:p>1215</text:p>
          </table:table-cell>
          <table:table-cell table:formula="of:=[.L406]/10" office:value-type="float" office:value="2199" calcext:value-type="float">
            <text:p>2199</text:p>
          </table:table-cell>
          <table:table-cell table:formula="of:=[.O406]/([.R406]-[.P406])" office:value-type="float" office:value="4.86583900680817" calcext:value-type="float">
            <text:p>4.86583900680817</text:p>
          </table:table-cell>
          <table:table-cell table:formula="of:=MIN([.M406];[.N40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07:.K407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18" calcext:value-type="float">
            <text:p>1218</text:p>
          </table:table-cell>
          <table:table-cell table:formula="of:=[.L407]/10" office:value-type="float" office:value="2199" calcext:value-type="float">
            <text:p>2199</text:p>
          </table:table-cell>
          <table:table-cell table:formula="of:=[.O407]/([.R407]-[.P407])" office:value-type="float" office:value="4.87785342410893" calcext:value-type="float">
            <text:p>4.87785342410893</text:p>
          </table:table-cell>
          <table:table-cell table:formula="of:=MIN([.M407];[.N40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08:.K408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21" calcext:value-type="float">
            <text:p>1221</text:p>
          </table:table-cell>
          <table:table-cell table:formula="of:=[.L408]/10" office:value-type="float" office:value="2199" calcext:value-type="float">
            <text:p>2199</text:p>
          </table:table-cell>
          <table:table-cell table:formula="of:=[.O408]/([.R408]-[.P408])" office:value-type="float" office:value="4.8898678414097" calcext:value-type="float">
            <text:p>4.8898678414097</text:p>
          </table:table-cell>
          <table:table-cell table:formula="of:=MIN([.M408];[.N40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09:.K409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24" calcext:value-type="float">
            <text:p>1224</text:p>
          </table:table-cell>
          <table:table-cell table:formula="of:=[.L409]/10" office:value-type="float" office:value="2199" calcext:value-type="float">
            <text:p>2199</text:p>
          </table:table-cell>
          <table:table-cell table:formula="of:=[.O409]/([.R409]-[.P409])" office:value-type="float" office:value="4.90188225871046" calcext:value-type="float">
            <text:p>4.90188225871046</text:p>
          </table:table-cell>
          <table:table-cell table:formula="of:=MIN([.M409];[.N40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10:.K410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27" calcext:value-type="float">
            <text:p>1227</text:p>
          </table:table-cell>
          <table:table-cell table:formula="of:=[.L410]/10" office:value-type="float" office:value="2199" calcext:value-type="float">
            <text:p>2199</text:p>
          </table:table-cell>
          <table:table-cell table:formula="of:=[.O410]/([.R410]-[.P410])" office:value-type="float" office:value="4.91389667601122" calcext:value-type="float">
            <text:p>4.91389667601122</text:p>
          </table:table-cell>
          <table:table-cell table:formula="of:=MIN([.M410];[.N41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11:.K411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30" calcext:value-type="float">
            <text:p>1230</text:p>
          </table:table-cell>
          <table:table-cell table:formula="of:=[.L411]/10" office:value-type="float" office:value="2199" calcext:value-type="float">
            <text:p>2199</text:p>
          </table:table-cell>
          <table:table-cell table:formula="of:=[.O411]/([.R411]-[.P411])" office:value-type="float" office:value="4.92591109331198" calcext:value-type="float">
            <text:p>4.92591109331198</text:p>
          </table:table-cell>
          <table:table-cell table:formula="of:=MIN([.M411];[.N41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12:.K412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33" calcext:value-type="float">
            <text:p>1233</text:p>
          </table:table-cell>
          <table:table-cell table:formula="of:=[.L412]/10" office:value-type="float" office:value="2199" calcext:value-type="float">
            <text:p>2199</text:p>
          </table:table-cell>
          <table:table-cell table:formula="of:=[.O412]/([.R412]-[.P412])" office:value-type="float" office:value="4.93792551061274" calcext:value-type="float">
            <text:p>4.93792551061274</text:p>
          </table:table-cell>
          <table:table-cell table:formula="of:=MIN([.M412];[.N41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13:.K413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36" calcext:value-type="float">
            <text:p>1236</text:p>
          </table:table-cell>
          <table:table-cell table:formula="of:=[.L413]/10" office:value-type="float" office:value="2199" calcext:value-type="float">
            <text:p>2199</text:p>
          </table:table-cell>
          <table:table-cell table:formula="of:=[.O413]/([.R413]-[.P413])" office:value-type="float" office:value="4.9499399279135" calcext:value-type="float">
            <text:p>4.9499399279135</text:p>
          </table:table-cell>
          <table:table-cell table:formula="of:=MIN([.M413];[.N41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14:.K414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39" calcext:value-type="float">
            <text:p>1239</text:p>
          </table:table-cell>
          <table:table-cell table:formula="of:=[.L414]/10" office:value-type="float" office:value="2199" calcext:value-type="float">
            <text:p>2199</text:p>
          </table:table-cell>
          <table:table-cell table:formula="of:=[.O414]/([.R414]-[.P414])" office:value-type="float" office:value="4.96195434521426" calcext:value-type="float">
            <text:p>4.96195434521426</text:p>
          </table:table-cell>
          <table:table-cell table:formula="of:=MIN([.M414];[.N41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15:.K415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42" calcext:value-type="float">
            <text:p>1242</text:p>
          </table:table-cell>
          <table:table-cell table:formula="of:=[.L415]/10" office:value-type="float" office:value="2199" calcext:value-type="float">
            <text:p>2199</text:p>
          </table:table-cell>
          <table:table-cell table:formula="of:=[.O415]/([.R415]-[.P415])" office:value-type="float" office:value="4.97396876251502" calcext:value-type="float">
            <text:p>4.97396876251502</text:p>
          </table:table-cell>
          <table:table-cell table:formula="of:=MIN([.M415];[.N41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16:.K416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45" calcext:value-type="float">
            <text:p>1245</text:p>
          </table:table-cell>
          <table:table-cell table:formula="of:=[.L416]/10" office:value-type="float" office:value="2199" calcext:value-type="float">
            <text:p>2199</text:p>
          </table:table-cell>
          <table:table-cell table:formula="of:=[.O416]/([.R416]-[.P416])" office:value-type="float" office:value="4.98598317981578" calcext:value-type="float">
            <text:p>4.98598317981578</text:p>
          </table:table-cell>
          <table:table-cell table:formula="of:=MIN([.M416];[.N41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17:.K417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48" calcext:value-type="float">
            <text:p>1248</text:p>
          </table:table-cell>
          <table:table-cell table:formula="of:=[.L417]/10" office:value-type="float" office:value="2199" calcext:value-type="float">
            <text:p>2199</text:p>
          </table:table-cell>
          <table:table-cell table:formula="of:=[.O417]/([.R417]-[.P417])" office:value-type="float" office:value="4.99799759711654" calcext:value-type="float">
            <text:p>4.99799759711654</text:p>
          </table:table-cell>
          <table:table-cell table:formula="of:=MIN([.M417];[.N41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18:.K418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51" calcext:value-type="float">
            <text:p>1251</text:p>
          </table:table-cell>
          <table:table-cell table:formula="of:=[.L418]/10" office:value-type="float" office:value="2199" calcext:value-type="float">
            <text:p>2199</text:p>
          </table:table-cell>
          <table:table-cell table:formula="of:=[.O418]/([.R418]-[.P418])" office:value-type="float" office:value="5.0100120144173" calcext:value-type="float">
            <text:p>5.0100120144173</text:p>
          </table:table-cell>
          <table:table-cell table:formula="of:=MIN([.M418];[.N41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19:.K419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54" calcext:value-type="float">
            <text:p>1254</text:p>
          </table:table-cell>
          <table:table-cell table:formula="of:=[.L419]/10" office:value-type="float" office:value="2199" calcext:value-type="float">
            <text:p>2199</text:p>
          </table:table-cell>
          <table:table-cell table:formula="of:=[.O419]/([.R419]-[.P419])" office:value-type="float" office:value="5.02202643171807" calcext:value-type="float">
            <text:p>5.02202643171807</text:p>
          </table:table-cell>
          <table:table-cell table:formula="of:=MIN([.M419];[.N41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20:.K420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57" calcext:value-type="float">
            <text:p>1257</text:p>
          </table:table-cell>
          <table:table-cell table:formula="of:=[.L420]/10" office:value-type="float" office:value="2199" calcext:value-type="float">
            <text:p>2199</text:p>
          </table:table-cell>
          <table:table-cell table:formula="of:=[.O420]/([.R420]-[.P420])" office:value-type="float" office:value="5.03404084901883" calcext:value-type="float">
            <text:p>5.03404084901883</text:p>
          </table:table-cell>
          <table:table-cell table:formula="of:=MIN([.M420];[.N42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21:.K421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60" calcext:value-type="float">
            <text:p>1260</text:p>
          </table:table-cell>
          <table:table-cell table:formula="of:=[.L421]/10" office:value-type="float" office:value="2199" calcext:value-type="float">
            <text:p>2199</text:p>
          </table:table-cell>
          <table:table-cell table:formula="of:=[.O421]/([.R421]-[.P421])" office:value-type="float" office:value="5.04605526631959" calcext:value-type="float">
            <text:p>5.04605526631959</text:p>
          </table:table-cell>
          <table:table-cell table:formula="of:=MIN([.M421];[.N42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22:.K422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63" calcext:value-type="float">
            <text:p>1263</text:p>
          </table:table-cell>
          <table:table-cell table:formula="of:=[.L422]/10" office:value-type="float" office:value="2199" calcext:value-type="float">
            <text:p>2199</text:p>
          </table:table-cell>
          <table:table-cell table:formula="of:=[.O422]/([.R422]-[.P422])" office:value-type="float" office:value="5.05806968362035" calcext:value-type="float">
            <text:p>5.05806968362035</text:p>
          </table:table-cell>
          <table:table-cell table:formula="of:=MIN([.M422];[.N42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23:.K423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66" calcext:value-type="float">
            <text:p>1266</text:p>
          </table:table-cell>
          <table:table-cell table:formula="of:=[.L423]/10" office:value-type="float" office:value="2199" calcext:value-type="float">
            <text:p>2199</text:p>
          </table:table-cell>
          <table:table-cell table:formula="of:=[.O423]/([.R423]-[.P423])" office:value-type="float" office:value="5.07008410092111" calcext:value-type="float">
            <text:p>5.07008410092111</text:p>
          </table:table-cell>
          <table:table-cell table:formula="of:=MIN([.M423];[.N42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24:.K424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69" calcext:value-type="float">
            <text:p>1269</text:p>
          </table:table-cell>
          <table:table-cell table:formula="of:=[.L424]/10" office:value-type="float" office:value="2199" calcext:value-type="float">
            <text:p>2199</text:p>
          </table:table-cell>
          <table:table-cell table:formula="of:=[.O424]/([.R424]-[.P424])" office:value-type="float" office:value="5.08209851822187" calcext:value-type="float">
            <text:p>5.08209851822187</text:p>
          </table:table-cell>
          <table:table-cell table:formula="of:=MIN([.M424];[.N42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25:.K425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72" calcext:value-type="float">
            <text:p>1272</text:p>
          </table:table-cell>
          <table:table-cell table:formula="of:=[.L425]/10" office:value-type="float" office:value="2199" calcext:value-type="float">
            <text:p>2199</text:p>
          </table:table-cell>
          <table:table-cell table:formula="of:=[.O425]/([.R425]-[.P425])" office:value-type="float" office:value="5.09411293552263" calcext:value-type="float">
            <text:p>5.09411293552263</text:p>
          </table:table-cell>
          <table:table-cell table:formula="of:=MIN([.M425];[.N42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26:.K426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75" calcext:value-type="float">
            <text:p>1275</text:p>
          </table:table-cell>
          <table:table-cell table:formula="of:=[.L426]/10" office:value-type="float" office:value="2199" calcext:value-type="float">
            <text:p>2199</text:p>
          </table:table-cell>
          <table:table-cell table:formula="of:=[.O426]/([.R426]-[.P426])" office:value-type="float" office:value="5.10612735282339" calcext:value-type="float">
            <text:p>5.10612735282339</text:p>
          </table:table-cell>
          <table:table-cell table:formula="of:=MIN([.M426];[.N42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27:.K427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78" calcext:value-type="float">
            <text:p>1278</text:p>
          </table:table-cell>
          <table:table-cell table:formula="of:=[.L427]/10" office:value-type="float" office:value="2199" calcext:value-type="float">
            <text:p>2199</text:p>
          </table:table-cell>
          <table:table-cell table:formula="of:=[.O427]/([.R427]-[.P427])" office:value-type="float" office:value="5.11814177012415" calcext:value-type="float">
            <text:p>5.11814177012415</text:p>
          </table:table-cell>
          <table:table-cell table:formula="of:=MIN([.M427];[.N42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28:.K428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81" calcext:value-type="float">
            <text:p>1281</text:p>
          </table:table-cell>
          <table:table-cell table:formula="of:=[.L428]/10" office:value-type="float" office:value="2199" calcext:value-type="float">
            <text:p>2199</text:p>
          </table:table-cell>
          <table:table-cell table:formula="of:=[.O428]/([.R428]-[.P428])" office:value-type="float" office:value="5.13015618742491" calcext:value-type="float">
            <text:p>5.13015618742491</text:p>
          </table:table-cell>
          <table:table-cell table:formula="of:=MIN([.M428];[.N42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29:.K429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84" calcext:value-type="float">
            <text:p>1284</text:p>
          </table:table-cell>
          <table:table-cell table:formula="of:=[.L429]/10" office:value-type="float" office:value="2199" calcext:value-type="float">
            <text:p>2199</text:p>
          </table:table-cell>
          <table:table-cell table:formula="of:=[.O429]/([.R429]-[.P429])" office:value-type="float" office:value="5.14217060472567" calcext:value-type="float">
            <text:p>5.14217060472567</text:p>
          </table:table-cell>
          <table:table-cell table:formula="of:=MIN([.M429];[.N42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30:.K430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87" calcext:value-type="float">
            <text:p>1287</text:p>
          </table:table-cell>
          <table:table-cell table:formula="of:=[.L430]/10" office:value-type="float" office:value="2199" calcext:value-type="float">
            <text:p>2199</text:p>
          </table:table-cell>
          <table:table-cell table:formula="of:=[.O430]/([.R430]-[.P430])" office:value-type="float" office:value="5.15418502202644" calcext:value-type="float">
            <text:p>5.15418502202644</text:p>
          </table:table-cell>
          <table:table-cell table:formula="of:=MIN([.M430];[.N43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31:.K431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90" calcext:value-type="float">
            <text:p>1290</text:p>
          </table:table-cell>
          <table:table-cell table:formula="of:=[.L431]/10" office:value-type="float" office:value="2199" calcext:value-type="float">
            <text:p>2199</text:p>
          </table:table-cell>
          <table:table-cell table:formula="of:=[.O431]/([.R431]-[.P431])" office:value-type="float" office:value="5.1661994393272" calcext:value-type="float">
            <text:p>5.1661994393272</text:p>
          </table:table-cell>
          <table:table-cell table:formula="of:=MIN([.M431];[.N43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32:.K432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93" calcext:value-type="float">
            <text:p>1293</text:p>
          </table:table-cell>
          <table:table-cell table:formula="of:=[.L432]/10" office:value-type="float" office:value="2199" calcext:value-type="float">
            <text:p>2199</text:p>
          </table:table-cell>
          <table:table-cell table:formula="of:=[.O432]/([.R432]-[.P432])" office:value-type="float" office:value="5.17821385662796" calcext:value-type="float">
            <text:p>5.17821385662796</text:p>
          </table:table-cell>
          <table:table-cell table:formula="of:=MIN([.M432];[.N43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33:.K433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96" calcext:value-type="float">
            <text:p>1296</text:p>
          </table:table-cell>
          <table:table-cell table:formula="of:=[.L433]/10" office:value-type="float" office:value="2199" calcext:value-type="float">
            <text:p>2199</text:p>
          </table:table-cell>
          <table:table-cell table:formula="of:=[.O433]/([.R433]-[.P433])" office:value-type="float" office:value="5.19022827392872" calcext:value-type="float">
            <text:p>5.19022827392872</text:p>
          </table:table-cell>
          <table:table-cell table:formula="of:=MIN([.M433];[.N43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34:.K434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299" calcext:value-type="float">
            <text:p>1299</text:p>
          </table:table-cell>
          <table:table-cell table:formula="of:=[.L434]/10" office:value-type="float" office:value="2199" calcext:value-type="float">
            <text:p>2199</text:p>
          </table:table-cell>
          <table:table-cell table:formula="of:=[.O434]/([.R434]-[.P434])" office:value-type="float" office:value="5.20224269122948" calcext:value-type="float">
            <text:p>5.20224269122948</text:p>
          </table:table-cell>
          <table:table-cell table:formula="of:=MIN([.M434];[.N43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35:.K435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02" calcext:value-type="float">
            <text:p>1302</text:p>
          </table:table-cell>
          <table:table-cell table:formula="of:=[.L435]/10" office:value-type="float" office:value="2199" calcext:value-type="float">
            <text:p>2199</text:p>
          </table:table-cell>
          <table:table-cell table:formula="of:=[.O435]/([.R435]-[.P435])" office:value-type="float" office:value="5.21425710853024" calcext:value-type="float">
            <text:p>5.21425710853024</text:p>
          </table:table-cell>
          <table:table-cell table:formula="of:=MIN([.M435];[.N43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36:.K436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05" calcext:value-type="float">
            <text:p>1305</text:p>
          </table:table-cell>
          <table:table-cell table:formula="of:=[.L436]/10" office:value-type="float" office:value="2199" calcext:value-type="float">
            <text:p>2199</text:p>
          </table:table-cell>
          <table:table-cell table:formula="of:=[.O436]/([.R436]-[.P436])" office:value-type="float" office:value="5.226271525831" calcext:value-type="float">
            <text:p>5.226271525831</text:p>
          </table:table-cell>
          <table:table-cell table:formula="of:=MIN([.M436];[.N43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37:.K437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08" calcext:value-type="float">
            <text:p>1308</text:p>
          </table:table-cell>
          <table:table-cell table:formula="of:=[.L437]/10" office:value-type="float" office:value="2199" calcext:value-type="float">
            <text:p>2199</text:p>
          </table:table-cell>
          <table:table-cell table:formula="of:=[.O437]/([.R437]-[.P437])" office:value-type="float" office:value="5.23828594313176" calcext:value-type="float">
            <text:p>5.23828594313176</text:p>
          </table:table-cell>
          <table:table-cell table:formula="of:=MIN([.M437];[.N43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38:.K438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11" calcext:value-type="float">
            <text:p>1311</text:p>
          </table:table-cell>
          <table:table-cell table:formula="of:=[.L438]/10" office:value-type="float" office:value="2199" calcext:value-type="float">
            <text:p>2199</text:p>
          </table:table-cell>
          <table:table-cell table:formula="of:=[.O438]/([.R438]-[.P438])" office:value-type="float" office:value="5.25030036043252" calcext:value-type="float">
            <text:p>5.25030036043252</text:p>
          </table:table-cell>
          <table:table-cell table:formula="of:=MIN([.M438];[.N43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39:.K439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14" calcext:value-type="float">
            <text:p>1314</text:p>
          </table:table-cell>
          <table:table-cell table:formula="of:=[.L439]/10" office:value-type="float" office:value="2199" calcext:value-type="float">
            <text:p>2199</text:p>
          </table:table-cell>
          <table:table-cell table:formula="of:=[.O439]/([.R439]-[.P439])" office:value-type="float" office:value="5.26231477773328" calcext:value-type="float">
            <text:p>5.26231477773328</text:p>
          </table:table-cell>
          <table:table-cell table:formula="of:=MIN([.M439];[.N43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40:.K440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17" calcext:value-type="float">
            <text:p>1317</text:p>
          </table:table-cell>
          <table:table-cell table:formula="of:=[.L440]/10" office:value-type="float" office:value="2199" calcext:value-type="float">
            <text:p>2199</text:p>
          </table:table-cell>
          <table:table-cell table:formula="of:=[.O440]/([.R440]-[.P440])" office:value-type="float" office:value="5.27432919503405" calcext:value-type="float">
            <text:p>5.27432919503405</text:p>
          </table:table-cell>
          <table:table-cell table:formula="of:=MIN([.M440];[.N44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41:.K441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20" calcext:value-type="float">
            <text:p>1320</text:p>
          </table:table-cell>
          <table:table-cell table:formula="of:=[.L441]/10" office:value-type="float" office:value="2199" calcext:value-type="float">
            <text:p>2199</text:p>
          </table:table-cell>
          <table:table-cell table:formula="of:=[.O441]/([.R441]-[.P441])" office:value-type="float" office:value="5.28634361233481" calcext:value-type="float">
            <text:p>5.28634361233481</text:p>
          </table:table-cell>
          <table:table-cell table:formula="of:=MIN([.M441];[.N44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42:.K442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23" calcext:value-type="float">
            <text:p>1323</text:p>
          </table:table-cell>
          <table:table-cell table:formula="of:=[.L442]/10" office:value-type="float" office:value="2199" calcext:value-type="float">
            <text:p>2199</text:p>
          </table:table-cell>
          <table:table-cell table:formula="of:=[.O442]/([.R442]-[.P442])" office:value-type="float" office:value="5.29835802963557" calcext:value-type="float">
            <text:p>5.29835802963557</text:p>
          </table:table-cell>
          <table:table-cell table:formula="of:=MIN([.M442];[.N44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43:.K443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26" calcext:value-type="float">
            <text:p>1326</text:p>
          </table:table-cell>
          <table:table-cell table:formula="of:=[.L443]/10" office:value-type="float" office:value="2199" calcext:value-type="float">
            <text:p>2199</text:p>
          </table:table-cell>
          <table:table-cell table:formula="of:=[.O443]/([.R443]-[.P443])" office:value-type="float" office:value="5.31037244693633" calcext:value-type="float">
            <text:p>5.31037244693633</text:p>
          </table:table-cell>
          <table:table-cell table:formula="of:=MIN([.M443];[.N44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44:.K444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29" calcext:value-type="float">
            <text:p>1329</text:p>
          </table:table-cell>
          <table:table-cell table:formula="of:=[.L444]/10" office:value-type="float" office:value="2199" calcext:value-type="float">
            <text:p>2199</text:p>
          </table:table-cell>
          <table:table-cell table:formula="of:=[.O444]/([.R444]-[.P444])" office:value-type="float" office:value="5.32238686423709" calcext:value-type="float">
            <text:p>5.32238686423709</text:p>
          </table:table-cell>
          <table:table-cell table:formula="of:=MIN([.M444];[.N44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45:.K445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32" calcext:value-type="float">
            <text:p>1332</text:p>
          </table:table-cell>
          <table:table-cell table:formula="of:=[.L445]/10" office:value-type="float" office:value="2199" calcext:value-type="float">
            <text:p>2199</text:p>
          </table:table-cell>
          <table:table-cell table:formula="of:=[.O445]/([.R445]-[.P445])" office:value-type="float" office:value="5.33440128153785" calcext:value-type="float">
            <text:p>5.33440128153785</text:p>
          </table:table-cell>
          <table:table-cell table:formula="of:=MIN([.M445];[.N44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46:.K446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35" calcext:value-type="float">
            <text:p>1335</text:p>
          </table:table-cell>
          <table:table-cell table:formula="of:=[.L446]/10" office:value-type="float" office:value="2199" calcext:value-type="float">
            <text:p>2199</text:p>
          </table:table-cell>
          <table:table-cell table:formula="of:=[.O446]/([.R446]-[.P446])" office:value-type="float" office:value="5.34641569883861" calcext:value-type="float">
            <text:p>5.34641569883861</text:p>
          </table:table-cell>
          <table:table-cell table:formula="of:=MIN([.M446];[.N44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47:.K447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38" calcext:value-type="float">
            <text:p>1338</text:p>
          </table:table-cell>
          <table:table-cell table:formula="of:=[.L447]/10" office:value-type="float" office:value="2199" calcext:value-type="float">
            <text:p>2199</text:p>
          </table:table-cell>
          <table:table-cell table:formula="of:=[.O447]/([.R447]-[.P447])" office:value-type="float" office:value="5.35843011613937" calcext:value-type="float">
            <text:p>5.35843011613937</text:p>
          </table:table-cell>
          <table:table-cell table:formula="of:=MIN([.M447];[.N44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48:.K448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41" calcext:value-type="float">
            <text:p>1341</text:p>
          </table:table-cell>
          <table:table-cell table:formula="of:=[.L448]/10" office:value-type="float" office:value="2199" calcext:value-type="float">
            <text:p>2199</text:p>
          </table:table-cell>
          <table:table-cell table:formula="of:=[.O448]/([.R448]-[.P448])" office:value-type="float" office:value="5.37044453344013" calcext:value-type="float">
            <text:p>5.37044453344013</text:p>
          </table:table-cell>
          <table:table-cell table:formula="of:=MIN([.M448];[.N44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49:.K449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44" calcext:value-type="float">
            <text:p>1344</text:p>
          </table:table-cell>
          <table:table-cell table:formula="of:=[.L449]/10" office:value-type="float" office:value="2199" calcext:value-type="float">
            <text:p>2199</text:p>
          </table:table-cell>
          <table:table-cell table:formula="of:=[.O449]/([.R449]-[.P449])" office:value-type="float" office:value="5.38245895074089" calcext:value-type="float">
            <text:p>5.38245895074089</text:p>
          </table:table-cell>
          <table:table-cell table:formula="of:=MIN([.M449];[.N44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50:.K450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47" calcext:value-type="float">
            <text:p>1347</text:p>
          </table:table-cell>
          <table:table-cell table:formula="of:=[.L450]/10" office:value-type="float" office:value="2199" calcext:value-type="float">
            <text:p>2199</text:p>
          </table:table-cell>
          <table:table-cell table:formula="of:=[.O450]/([.R450]-[.P450])" office:value-type="float" office:value="5.39447336804165" calcext:value-type="float">
            <text:p>5.39447336804165</text:p>
          </table:table-cell>
          <table:table-cell table:formula="of:=MIN([.M450];[.N45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51:.K451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50" calcext:value-type="float">
            <text:p>1350</text:p>
          </table:table-cell>
          <table:table-cell table:formula="of:=[.L451]/10" office:value-type="float" office:value="2199" calcext:value-type="float">
            <text:p>2199</text:p>
          </table:table-cell>
          <table:table-cell table:formula="of:=[.O451]/([.R451]-[.P451])" office:value-type="float" office:value="5.40648778534241" calcext:value-type="float">
            <text:p>5.40648778534241</text:p>
          </table:table-cell>
          <table:table-cell table:formula="of:=MIN([.M451];[.N45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52:.K452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53" calcext:value-type="float">
            <text:p>1353</text:p>
          </table:table-cell>
          <table:table-cell table:formula="of:=[.L452]/10" office:value-type="float" office:value="2199" calcext:value-type="float">
            <text:p>2199</text:p>
          </table:table-cell>
          <table:table-cell table:formula="of:=[.O452]/([.R452]-[.P452])" office:value-type="float" office:value="5.41850220264318" calcext:value-type="float">
            <text:p>5.41850220264318</text:p>
          </table:table-cell>
          <table:table-cell table:formula="of:=MIN([.M452];[.N45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53:.K453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56" calcext:value-type="float">
            <text:p>1356</text:p>
          </table:table-cell>
          <table:table-cell table:formula="of:=[.L453]/10" office:value-type="float" office:value="2199" calcext:value-type="float">
            <text:p>2199</text:p>
          </table:table-cell>
          <table:table-cell table:formula="of:=[.O453]/([.R453]-[.P453])" office:value-type="float" office:value="5.43051661994394" calcext:value-type="float">
            <text:p>5.43051661994394</text:p>
          </table:table-cell>
          <table:table-cell table:formula="of:=MIN([.M453];[.N45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54:.K454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59" calcext:value-type="float">
            <text:p>1359</text:p>
          </table:table-cell>
          <table:table-cell table:formula="of:=[.L454]/10" office:value-type="float" office:value="2199" calcext:value-type="float">
            <text:p>2199</text:p>
          </table:table-cell>
          <table:table-cell table:formula="of:=[.O454]/([.R454]-[.P454])" office:value-type="float" office:value="5.4425310372447" calcext:value-type="float">
            <text:p>5.4425310372447</text:p>
          </table:table-cell>
          <table:table-cell table:formula="of:=MIN([.M454];[.N45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55:.K455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62" calcext:value-type="float">
            <text:p>1362</text:p>
          </table:table-cell>
          <table:table-cell table:formula="of:=[.L455]/10" office:value-type="float" office:value="2199" calcext:value-type="float">
            <text:p>2199</text:p>
          </table:table-cell>
          <table:table-cell table:formula="of:=[.O455]/([.R455]-[.P455])" office:value-type="float" office:value="5.45454545454546" calcext:value-type="float">
            <text:p>5.45454545454546</text:p>
          </table:table-cell>
          <table:table-cell table:formula="of:=MIN([.M455];[.N45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56:.K456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65" calcext:value-type="float">
            <text:p>1365</text:p>
          </table:table-cell>
          <table:table-cell table:formula="of:=[.L456]/10" office:value-type="float" office:value="2199" calcext:value-type="float">
            <text:p>2199</text:p>
          </table:table-cell>
          <table:table-cell table:formula="of:=[.O456]/([.R456]-[.P456])" office:value-type="float" office:value="5.46655987184622" calcext:value-type="float">
            <text:p>5.46655987184622</text:p>
          </table:table-cell>
          <table:table-cell table:formula="of:=MIN([.M456];[.N45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57:.K457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68" calcext:value-type="float">
            <text:p>1368</text:p>
          </table:table-cell>
          <table:table-cell table:formula="of:=[.L457]/10" office:value-type="float" office:value="2199" calcext:value-type="float">
            <text:p>2199</text:p>
          </table:table-cell>
          <table:table-cell table:formula="of:=[.O457]/([.R457]-[.P457])" office:value-type="float" office:value="5.47857428914698" calcext:value-type="float">
            <text:p>5.47857428914698</text:p>
          </table:table-cell>
          <table:table-cell table:formula="of:=MIN([.M457];[.N45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58:.K458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71" calcext:value-type="float">
            <text:p>1371</text:p>
          </table:table-cell>
          <table:table-cell table:formula="of:=[.L458]/10" office:value-type="float" office:value="2199" calcext:value-type="float">
            <text:p>2199</text:p>
          </table:table-cell>
          <table:table-cell table:formula="of:=[.O458]/([.R458]-[.P458])" office:value-type="float" office:value="5.49058870644774" calcext:value-type="float">
            <text:p>5.49058870644774</text:p>
          </table:table-cell>
          <table:table-cell table:formula="of:=MIN([.M458];[.N45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59:.K459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74" calcext:value-type="float">
            <text:p>1374</text:p>
          </table:table-cell>
          <table:table-cell table:formula="of:=[.L459]/10" office:value-type="float" office:value="2199" calcext:value-type="float">
            <text:p>2199</text:p>
          </table:table-cell>
          <table:table-cell table:formula="of:=[.O459]/([.R459]-[.P459])" office:value-type="float" office:value="5.5026031237485" calcext:value-type="float">
            <text:p>5.5026031237485</text:p>
          </table:table-cell>
          <table:table-cell table:formula="of:=MIN([.M459];[.N45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60:.K460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77" calcext:value-type="float">
            <text:p>1377</text:p>
          </table:table-cell>
          <table:table-cell table:formula="of:=[.L460]/10" office:value-type="float" office:value="2199" calcext:value-type="float">
            <text:p>2199</text:p>
          </table:table-cell>
          <table:table-cell table:formula="of:=[.O460]/([.R460]-[.P460])" office:value-type="float" office:value="5.51461754104926" calcext:value-type="float">
            <text:p>5.51461754104926</text:p>
          </table:table-cell>
          <table:table-cell table:formula="of:=MIN([.M460];[.N46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61:.K461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80" calcext:value-type="float">
            <text:p>1380</text:p>
          </table:table-cell>
          <table:table-cell table:formula="of:=[.L461]/10" office:value-type="float" office:value="2199" calcext:value-type="float">
            <text:p>2199</text:p>
          </table:table-cell>
          <table:table-cell table:formula="of:=[.O461]/([.R461]-[.P461])" office:value-type="float" office:value="5.52663195835002" calcext:value-type="float">
            <text:p>5.52663195835002</text:p>
          </table:table-cell>
          <table:table-cell table:formula="of:=MIN([.M461];[.N46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62:.K462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83" calcext:value-type="float">
            <text:p>1383</text:p>
          </table:table-cell>
          <table:table-cell table:formula="of:=[.L462]/10" office:value-type="float" office:value="2199" calcext:value-type="float">
            <text:p>2199</text:p>
          </table:table-cell>
          <table:table-cell table:formula="of:=[.O462]/([.R462]-[.P462])" office:value-type="float" office:value="5.53864637565079" calcext:value-type="float">
            <text:p>5.53864637565079</text:p>
          </table:table-cell>
          <table:table-cell table:formula="of:=MIN([.M462];[.N46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63:.K463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86" calcext:value-type="float">
            <text:p>1386</text:p>
          </table:table-cell>
          <table:table-cell table:formula="of:=[.L463]/10" office:value-type="float" office:value="2199" calcext:value-type="float">
            <text:p>2199</text:p>
          </table:table-cell>
          <table:table-cell table:formula="of:=[.O463]/([.R463]-[.P463])" office:value-type="float" office:value="5.55066079295155" calcext:value-type="float">
            <text:p>5.55066079295155</text:p>
          </table:table-cell>
          <table:table-cell table:formula="of:=MIN([.M463];[.N46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64:.K464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89" calcext:value-type="float">
            <text:p>1389</text:p>
          </table:table-cell>
          <table:table-cell table:formula="of:=[.L464]/10" office:value-type="float" office:value="2199" calcext:value-type="float">
            <text:p>2199</text:p>
          </table:table-cell>
          <table:table-cell table:formula="of:=[.O464]/([.R464]-[.P464])" office:value-type="float" office:value="5.56267521025231" calcext:value-type="float">
            <text:p>5.56267521025231</text:p>
          </table:table-cell>
          <table:table-cell table:formula="of:=MIN([.M464];[.N46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65:.K465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92" calcext:value-type="float">
            <text:p>1392</text:p>
          </table:table-cell>
          <table:table-cell table:formula="of:=[.L465]/10" office:value-type="float" office:value="2198.9" calcext:value-type="float">
            <text:p>2198.9</text:p>
          </table:table-cell>
          <table:table-cell table:formula="of:=[.O465]/([.R465]-[.P465])" office:value-type="float" office:value="5.5724579663731" calcext:value-type="float">
            <text:p>5.5724579663731</text:p>
          </table:table-cell>
          <table:table-cell table:formula="of:=MIN([.M465];[.N46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66:.K466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95" calcext:value-type="float">
            <text:p>1395</text:p>
          </table:table-cell>
          <table:table-cell table:formula="of:=[.L466]/10" office:value-type="float" office:value="2198.9" calcext:value-type="float">
            <text:p>2198.9</text:p>
          </table:table-cell>
          <table:table-cell table:formula="of:=[.O466]/([.R466]-[.P466])" office:value-type="float" office:value="5.58446757405925" calcext:value-type="float">
            <text:p>5.58446757405925</text:p>
          </table:table-cell>
          <table:table-cell table:formula="of:=MIN([.M466];[.N46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67:.K467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398" calcext:value-type="float">
            <text:p>1398</text:p>
          </table:table-cell>
          <table:table-cell table:formula="of:=[.L467]/10" office:value-type="float" office:value="2198.9" calcext:value-type="float">
            <text:p>2198.9</text:p>
          </table:table-cell>
          <table:table-cell table:formula="of:=[.O467]/([.R467]-[.P467])" office:value-type="float" office:value="5.5964771817454" calcext:value-type="float">
            <text:p>5.5964771817454</text:p>
          </table:table-cell>
          <table:table-cell table:formula="of:=MIN([.M467];[.N46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68:.K468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01" calcext:value-type="float">
            <text:p>1401</text:p>
          </table:table-cell>
          <table:table-cell table:formula="of:=[.L468]/10" office:value-type="float" office:value="2198.9" calcext:value-type="float">
            <text:p>2198.9</text:p>
          </table:table-cell>
          <table:table-cell table:formula="of:=[.O468]/([.R468]-[.P468])" office:value-type="float" office:value="5.60848678943155" calcext:value-type="float">
            <text:p>5.60848678943155</text:p>
          </table:table-cell>
          <table:table-cell table:formula="of:=MIN([.M468];[.N46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69:.K469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04" calcext:value-type="float">
            <text:p>1404</text:p>
          </table:table-cell>
          <table:table-cell table:formula="of:=[.L469]/10" office:value-type="float" office:value="2198.9" calcext:value-type="float">
            <text:p>2198.9</text:p>
          </table:table-cell>
          <table:table-cell table:formula="of:=[.O469]/([.R469]-[.P469])" office:value-type="float" office:value="5.6204963971177" calcext:value-type="float">
            <text:p>5.6204963971177</text:p>
          </table:table-cell>
          <table:table-cell table:formula="of:=MIN([.M469];[.N46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70:.K470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07" calcext:value-type="float">
            <text:p>1407</text:p>
          </table:table-cell>
          <table:table-cell table:formula="of:=[.L470]/10" office:value-type="float" office:value="2198.9" calcext:value-type="float">
            <text:p>2198.9</text:p>
          </table:table-cell>
          <table:table-cell table:formula="of:=[.O470]/([.R470]-[.P470])" office:value-type="float" office:value="5.63250600480385" calcext:value-type="float">
            <text:p>5.63250600480385</text:p>
          </table:table-cell>
          <table:table-cell table:formula="of:=MIN([.M470];[.N47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71:.K471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10" calcext:value-type="float">
            <text:p>1410</text:p>
          </table:table-cell>
          <table:table-cell table:formula="of:=[.L471]/10" office:value-type="float" office:value="2198.9" calcext:value-type="float">
            <text:p>2198.9</text:p>
          </table:table-cell>
          <table:table-cell table:formula="of:=[.O471]/([.R471]-[.P471])" office:value-type="float" office:value="5.64451561249" calcext:value-type="float">
            <text:p>5.64451561249</text:p>
          </table:table-cell>
          <table:table-cell table:formula="of:=MIN([.M471];[.N47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72:.K472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13" calcext:value-type="float">
            <text:p>1413</text:p>
          </table:table-cell>
          <table:table-cell table:formula="of:=[.L472]/10" office:value-type="float" office:value="2198.9" calcext:value-type="float">
            <text:p>2198.9</text:p>
          </table:table-cell>
          <table:table-cell table:formula="of:=[.O472]/([.R472]-[.P472])" office:value-type="float" office:value="5.65652522017615" calcext:value-type="float">
            <text:p>5.65652522017615</text:p>
          </table:table-cell>
          <table:table-cell table:formula="of:=MIN([.M472];[.N47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73:.K473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16" calcext:value-type="float">
            <text:p>1416</text:p>
          </table:table-cell>
          <table:table-cell table:formula="of:=[.L473]/10" office:value-type="float" office:value="2198.9" calcext:value-type="float">
            <text:p>2198.9</text:p>
          </table:table-cell>
          <table:table-cell table:formula="of:=[.O473]/([.R473]-[.P473])" office:value-type="float" office:value="5.6685348278623" calcext:value-type="float">
            <text:p>5.6685348278623</text:p>
          </table:table-cell>
          <table:table-cell table:formula="of:=MIN([.M473];[.N47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74:.K474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19" calcext:value-type="float">
            <text:p>1419</text:p>
          </table:table-cell>
          <table:table-cell table:formula="of:=[.L474]/10" office:value-type="float" office:value="2198.9" calcext:value-type="float">
            <text:p>2198.9</text:p>
          </table:table-cell>
          <table:table-cell table:formula="of:=[.O474]/([.R474]-[.P474])" office:value-type="float" office:value="5.68054443554845" calcext:value-type="float">
            <text:p>5.68054443554845</text:p>
          </table:table-cell>
          <table:table-cell table:formula="of:=MIN([.M474];[.N47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75:.K475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22" calcext:value-type="float">
            <text:p>1422</text:p>
          </table:table-cell>
          <table:table-cell table:formula="of:=[.L475]/10" office:value-type="float" office:value="2198.9" calcext:value-type="float">
            <text:p>2198.9</text:p>
          </table:table-cell>
          <table:table-cell table:formula="of:=[.O475]/([.R475]-[.P475])" office:value-type="float" office:value="5.69255404323459" calcext:value-type="float">
            <text:p>5.69255404323459</text:p>
          </table:table-cell>
          <table:table-cell table:formula="of:=MIN([.M475];[.N47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76:.K476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25" calcext:value-type="float">
            <text:p>1425</text:p>
          </table:table-cell>
          <table:table-cell table:formula="of:=[.L476]/10" office:value-type="float" office:value="2198.9" calcext:value-type="float">
            <text:p>2198.9</text:p>
          </table:table-cell>
          <table:table-cell table:formula="of:=[.O476]/([.R476]-[.P476])" office:value-type="float" office:value="5.70456365092074" calcext:value-type="float">
            <text:p>5.70456365092074</text:p>
          </table:table-cell>
          <table:table-cell table:formula="of:=MIN([.M476];[.N47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77:.K477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28" calcext:value-type="float">
            <text:p>1428</text:p>
          </table:table-cell>
          <table:table-cell table:formula="of:=[.L477]/10" office:value-type="float" office:value="2198.9" calcext:value-type="float">
            <text:p>2198.9</text:p>
          </table:table-cell>
          <table:table-cell table:formula="of:=[.O477]/([.R477]-[.P477])" office:value-type="float" office:value="5.71657325860689" calcext:value-type="float">
            <text:p>5.71657325860689</text:p>
          </table:table-cell>
          <table:table-cell table:formula="of:=MIN([.M477];[.N47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78:.K478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31" calcext:value-type="float">
            <text:p>1431</text:p>
          </table:table-cell>
          <table:table-cell table:formula="of:=[.L478]/10" office:value-type="float" office:value="2198.9" calcext:value-type="float">
            <text:p>2198.9</text:p>
          </table:table-cell>
          <table:table-cell table:formula="of:=[.O478]/([.R478]-[.P478])" office:value-type="float" office:value="5.72858286629304" calcext:value-type="float">
            <text:p>5.72858286629304</text:p>
          </table:table-cell>
          <table:table-cell table:formula="of:=MIN([.M478];[.N47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79:.K479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34" calcext:value-type="float">
            <text:p>1434</text:p>
          </table:table-cell>
          <table:table-cell table:formula="of:=[.L479]/10" office:value-type="float" office:value="2198.9" calcext:value-type="float">
            <text:p>2198.9</text:p>
          </table:table-cell>
          <table:table-cell table:formula="of:=[.O479]/([.R479]-[.P479])" office:value-type="float" office:value="5.74059247397919" calcext:value-type="float">
            <text:p>5.74059247397919</text:p>
          </table:table-cell>
          <table:table-cell table:formula="of:=MIN([.M479];[.N47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80:.K480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37" calcext:value-type="float">
            <text:p>1437</text:p>
          </table:table-cell>
          <table:table-cell table:formula="of:=[.L480]/10" office:value-type="float" office:value="2198.9" calcext:value-type="float">
            <text:p>2198.9</text:p>
          </table:table-cell>
          <table:table-cell table:formula="of:=[.O480]/([.R480]-[.P480])" office:value-type="float" office:value="5.75260208166534" calcext:value-type="float">
            <text:p>5.75260208166534</text:p>
          </table:table-cell>
          <table:table-cell table:formula="of:=MIN([.M480];[.N48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81:.K481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40" calcext:value-type="float">
            <text:p>1440</text:p>
          </table:table-cell>
          <table:table-cell table:formula="of:=[.L481]/10" office:value-type="float" office:value="2198.9" calcext:value-type="float">
            <text:p>2198.9</text:p>
          </table:table-cell>
          <table:table-cell table:formula="of:=[.O481]/([.R481]-[.P481])" office:value-type="float" office:value="5.76461168935149" calcext:value-type="float">
            <text:p>5.76461168935149</text:p>
          </table:table-cell>
          <table:table-cell table:formula="of:=MIN([.M481];[.N48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82:.K482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43" calcext:value-type="float">
            <text:p>1443</text:p>
          </table:table-cell>
          <table:table-cell table:formula="of:=[.L482]/10" office:value-type="float" office:value="2198.9" calcext:value-type="float">
            <text:p>2198.9</text:p>
          </table:table-cell>
          <table:table-cell table:formula="of:=[.O482]/([.R482]-[.P482])" office:value-type="float" office:value="5.77662129703764" calcext:value-type="float">
            <text:p>5.77662129703764</text:p>
          </table:table-cell>
          <table:table-cell table:formula="of:=MIN([.M482];[.N48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83:.K483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46" calcext:value-type="float">
            <text:p>1446</text:p>
          </table:table-cell>
          <table:table-cell table:formula="of:=[.L483]/10" office:value-type="float" office:value="2198.9" calcext:value-type="float">
            <text:p>2198.9</text:p>
          </table:table-cell>
          <table:table-cell table:formula="of:=[.O483]/([.R483]-[.P483])" office:value-type="float" office:value="5.78863090472379" calcext:value-type="float">
            <text:p>5.78863090472379</text:p>
          </table:table-cell>
          <table:table-cell table:formula="of:=MIN([.M483];[.N48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84:.K484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49" calcext:value-type="float">
            <text:p>1449</text:p>
          </table:table-cell>
          <table:table-cell table:formula="of:=[.L484]/10" office:value-type="float" office:value="2198.9" calcext:value-type="float">
            <text:p>2198.9</text:p>
          </table:table-cell>
          <table:table-cell table:formula="of:=[.O484]/([.R484]-[.P484])" office:value-type="float" office:value="5.80064051240993" calcext:value-type="float">
            <text:p>5.80064051240993</text:p>
          </table:table-cell>
          <table:table-cell table:formula="of:=MIN([.M484];[.N48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85:.K485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52" calcext:value-type="float">
            <text:p>1452</text:p>
          </table:table-cell>
          <table:table-cell table:formula="of:=[.L485]/10" office:value-type="float" office:value="2198.9" calcext:value-type="float">
            <text:p>2198.9</text:p>
          </table:table-cell>
          <table:table-cell table:formula="of:=[.O485]/([.R485]-[.P485])" office:value-type="float" office:value="5.81265012009608" calcext:value-type="float">
            <text:p>5.81265012009608</text:p>
          </table:table-cell>
          <table:table-cell table:formula="of:=MIN([.M485];[.N48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86:.K486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55" calcext:value-type="float">
            <text:p>1455</text:p>
          </table:table-cell>
          <table:table-cell table:formula="of:=[.L486]/10" office:value-type="float" office:value="2198.9" calcext:value-type="float">
            <text:p>2198.9</text:p>
          </table:table-cell>
          <table:table-cell table:formula="of:=[.O486]/([.R486]-[.P486])" office:value-type="float" office:value="5.82465972778223" calcext:value-type="float">
            <text:p>5.82465972778223</text:p>
          </table:table-cell>
          <table:table-cell table:formula="of:=MIN([.M486];[.N48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87:.K487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58" calcext:value-type="float">
            <text:p>1458</text:p>
          </table:table-cell>
          <table:table-cell table:formula="of:=[.L487]/10" office:value-type="float" office:value="2198.9" calcext:value-type="float">
            <text:p>2198.9</text:p>
          </table:table-cell>
          <table:table-cell table:formula="of:=[.O487]/([.R487]-[.P487])" office:value-type="float" office:value="5.83666933546838" calcext:value-type="float">
            <text:p>5.83666933546838</text:p>
          </table:table-cell>
          <table:table-cell table:formula="of:=MIN([.M487];[.N48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88:.K488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61" calcext:value-type="float">
            <text:p>1461</text:p>
          </table:table-cell>
          <table:table-cell table:formula="of:=[.L488]/10" office:value-type="float" office:value="2198.9" calcext:value-type="float">
            <text:p>2198.9</text:p>
          </table:table-cell>
          <table:table-cell table:formula="of:=[.O488]/([.R488]-[.P488])" office:value-type="float" office:value="5.84867894315453" calcext:value-type="float">
            <text:p>5.84867894315453</text:p>
          </table:table-cell>
          <table:table-cell table:formula="of:=MIN([.M488];[.N48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89:.K489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64" calcext:value-type="float">
            <text:p>1464</text:p>
          </table:table-cell>
          <table:table-cell table:formula="of:=[.L489]/10" office:value-type="float" office:value="2198.9" calcext:value-type="float">
            <text:p>2198.9</text:p>
          </table:table-cell>
          <table:table-cell table:formula="of:=[.O489]/([.R489]-[.P489])" office:value-type="float" office:value="5.86068855084068" calcext:value-type="float">
            <text:p>5.86068855084068</text:p>
          </table:table-cell>
          <table:table-cell table:formula="of:=MIN([.M489];[.N48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90:.K490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67" calcext:value-type="float">
            <text:p>1467</text:p>
          </table:table-cell>
          <table:table-cell table:formula="of:=[.L490]/10" office:value-type="float" office:value="2198.8" calcext:value-type="float">
            <text:p>2198.8</text:p>
          </table:table-cell>
          <table:table-cell table:formula="of:=[.O490]/([.R490]-[.P490])" office:value-type="float" office:value="5.87034813925571" calcext:value-type="float">
            <text:p>5.87034813925571</text:p>
          </table:table-cell>
          <table:table-cell table:formula="of:=MIN([.M490];[.N49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91:.K491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70" calcext:value-type="float">
            <text:p>1470</text:p>
          </table:table-cell>
          <table:table-cell table:formula="of:=[.L491]/10" office:value-type="float" office:value="2198.8" calcext:value-type="float">
            <text:p>2198.8</text:p>
          </table:table-cell>
          <table:table-cell table:formula="of:=[.O491]/([.R491]-[.P491])" office:value-type="float" office:value="5.88235294117648" calcext:value-type="float">
            <text:p>5.88235294117648</text:p>
          </table:table-cell>
          <table:table-cell table:formula="of:=MIN([.M491];[.N49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92:.K492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73" calcext:value-type="float">
            <text:p>1473</text:p>
          </table:table-cell>
          <table:table-cell table:formula="of:=[.L492]/10" office:value-type="float" office:value="2198.8" calcext:value-type="float">
            <text:p>2198.8</text:p>
          </table:table-cell>
          <table:table-cell table:formula="of:=[.O492]/([.R492]-[.P492])" office:value-type="float" office:value="5.89435774309725" calcext:value-type="float">
            <text:p>5.89435774309725</text:p>
          </table:table-cell>
          <table:table-cell table:formula="of:=MIN([.M492];[.N49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93:.K493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76" calcext:value-type="float">
            <text:p>1476</text:p>
          </table:table-cell>
          <table:table-cell table:formula="of:=[.L493]/10" office:value-type="float" office:value="2198.8" calcext:value-type="float">
            <text:p>2198.8</text:p>
          </table:table-cell>
          <table:table-cell table:formula="of:=[.O493]/([.R493]-[.P493])" office:value-type="float" office:value="5.90636254501802" calcext:value-type="float">
            <text:p>5.90636254501802</text:p>
          </table:table-cell>
          <table:table-cell table:formula="of:=MIN([.M493];[.N49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94:.K494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79" calcext:value-type="float">
            <text:p>1479</text:p>
          </table:table-cell>
          <table:table-cell table:formula="of:=[.L494]/10" office:value-type="float" office:value="2198.8" calcext:value-type="float">
            <text:p>2198.8</text:p>
          </table:table-cell>
          <table:table-cell table:formula="of:=[.O494]/([.R494]-[.P494])" office:value-type="float" office:value="5.91836734693878" calcext:value-type="float">
            <text:p>5.91836734693878</text:p>
          </table:table-cell>
          <table:table-cell table:formula="of:=MIN([.M494];[.N49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95:.K495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82" calcext:value-type="float">
            <text:p>1482</text:p>
          </table:table-cell>
          <table:table-cell table:formula="of:=[.L495]/10" office:value-type="float" office:value="2198.8" calcext:value-type="float">
            <text:p>2198.8</text:p>
          </table:table-cell>
          <table:table-cell table:formula="of:=[.O495]/([.R495]-[.P495])" office:value-type="float" office:value="5.93037214885955" calcext:value-type="float">
            <text:p>5.93037214885955</text:p>
          </table:table-cell>
          <table:table-cell table:formula="of:=MIN([.M495];[.N49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96:.K496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85" calcext:value-type="float">
            <text:p>1485</text:p>
          </table:table-cell>
          <table:table-cell table:formula="of:=[.L496]/10" office:value-type="float" office:value="2198.8" calcext:value-type="float">
            <text:p>2198.8</text:p>
          </table:table-cell>
          <table:table-cell table:formula="of:=[.O496]/([.R496]-[.P496])" office:value-type="float" office:value="5.94237695078032" calcext:value-type="float">
            <text:p>5.94237695078032</text:p>
          </table:table-cell>
          <table:table-cell table:formula="of:=MIN([.M496];[.N49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97:.K497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88" calcext:value-type="float">
            <text:p>1488</text:p>
          </table:table-cell>
          <table:table-cell table:formula="of:=[.L497]/10" office:value-type="float" office:value="2198.8" calcext:value-type="float">
            <text:p>2198.8</text:p>
          </table:table-cell>
          <table:table-cell table:formula="of:=[.O497]/([.R497]-[.P497])" office:value-type="float" office:value="5.95438175270109" calcext:value-type="float">
            <text:p>5.95438175270109</text:p>
          </table:table-cell>
          <table:table-cell table:formula="of:=MIN([.M497];[.N49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98:.K498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91" calcext:value-type="float">
            <text:p>1491</text:p>
          </table:table-cell>
          <table:table-cell table:formula="of:=[.L498]/10" office:value-type="float" office:value="2198.8" calcext:value-type="float">
            <text:p>2198.8</text:p>
          </table:table-cell>
          <table:table-cell table:formula="of:=[.O498]/([.R498]-[.P498])" office:value-type="float" office:value="5.96638655462186" calcext:value-type="float">
            <text:p>5.96638655462186</text:p>
          </table:table-cell>
          <table:table-cell table:formula="of:=MIN([.M498];[.N49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99:.K499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94" calcext:value-type="float">
            <text:p>1494</text:p>
          </table:table-cell>
          <table:table-cell table:formula="of:=[.L499]/10" office:value-type="float" office:value="2198.8" calcext:value-type="float">
            <text:p>2198.8</text:p>
          </table:table-cell>
          <table:table-cell table:formula="of:=[.O499]/([.R499]-[.P499])" office:value-type="float" office:value="5.97839135654263" calcext:value-type="float">
            <text:p>5.97839135654263</text:p>
          </table:table-cell>
          <table:table-cell table:formula="of:=MIN([.M499];[.N49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00:.K500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497" calcext:value-type="float">
            <text:p>1497</text:p>
          </table:table-cell>
          <table:table-cell table:formula="of:=[.L500]/10" office:value-type="float" office:value="2198.8" calcext:value-type="float">
            <text:p>2198.8</text:p>
          </table:table-cell>
          <table:table-cell table:formula="of:=[.O500]/([.R500]-[.P500])" office:value-type="float" office:value="5.99039615846339" calcext:value-type="float">
            <text:p>5.99039615846339</text:p>
          </table:table-cell>
          <table:table-cell table:formula="of:=MIN([.M500];[.N50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01:.K501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00" calcext:value-type="float">
            <text:p>1500</text:p>
          </table:table-cell>
          <table:table-cell table:formula="of:=[.L501]/10" office:value-type="float" office:value="2198.8" calcext:value-type="float">
            <text:p>2198.8</text:p>
          </table:table-cell>
          <table:table-cell table:formula="of:=[.O501]/([.R501]-[.P501])" office:value-type="float" office:value="6.00240096038416" calcext:value-type="float">
            <text:p>6.00240096038416</text:p>
          </table:table-cell>
          <table:table-cell table:formula="of:=MIN([.M501];[.N50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02:.K502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03" calcext:value-type="float">
            <text:p>1503</text:p>
          </table:table-cell>
          <table:table-cell table:formula="of:=[.L502]/10" office:value-type="float" office:value="2198.8" calcext:value-type="float">
            <text:p>2198.8</text:p>
          </table:table-cell>
          <table:table-cell table:formula="of:=[.O502]/([.R502]-[.P502])" office:value-type="float" office:value="6.01440576230493" calcext:value-type="float">
            <text:p>6.01440576230493</text:p>
          </table:table-cell>
          <table:table-cell table:formula="of:=MIN([.M502];[.N50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03:.K503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06" calcext:value-type="float">
            <text:p>1506</text:p>
          </table:table-cell>
          <table:table-cell table:formula="of:=[.L503]/10" office:value-type="float" office:value="2198.8" calcext:value-type="float">
            <text:p>2198.8</text:p>
          </table:table-cell>
          <table:table-cell table:formula="of:=[.O503]/([.R503]-[.P503])" office:value-type="float" office:value="6.0264105642257" calcext:value-type="float">
            <text:p>6.0264105642257</text:p>
          </table:table-cell>
          <table:table-cell table:formula="of:=MIN([.M503];[.N50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04:.K504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09" calcext:value-type="float">
            <text:p>1509</text:p>
          </table:table-cell>
          <table:table-cell table:formula="of:=[.L504]/10" office:value-type="float" office:value="2198.8" calcext:value-type="float">
            <text:p>2198.8</text:p>
          </table:table-cell>
          <table:table-cell table:formula="of:=[.O504]/([.R504]-[.P504])" office:value-type="float" office:value="6.03841536614647" calcext:value-type="float">
            <text:p>6.03841536614647</text:p>
          </table:table-cell>
          <table:table-cell table:formula="of:=MIN([.M504];[.N50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05:.K505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12" calcext:value-type="float">
            <text:p>1512</text:p>
          </table:table-cell>
          <table:table-cell table:formula="of:=[.L505]/10" office:value-type="float" office:value="2198.8" calcext:value-type="float">
            <text:p>2198.8</text:p>
          </table:table-cell>
          <table:table-cell table:formula="of:=[.O505]/([.R505]-[.P505])" office:value-type="float" office:value="6.05042016806724" calcext:value-type="float">
            <text:p>6.05042016806724</text:p>
          </table:table-cell>
          <table:table-cell table:formula="of:=MIN([.M505];[.N50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06:.K506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15" calcext:value-type="float">
            <text:p>1515</text:p>
          </table:table-cell>
          <table:table-cell table:formula="of:=[.L506]/10" office:value-type="float" office:value="2198.8" calcext:value-type="float">
            <text:p>2198.8</text:p>
          </table:table-cell>
          <table:table-cell table:formula="of:=[.O506]/([.R506]-[.P506])" office:value-type="float" office:value="6.062424969988" calcext:value-type="float">
            <text:p>6.062424969988</text:p>
          </table:table-cell>
          <table:table-cell table:formula="of:=MIN([.M506];[.N50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07:.K507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18" calcext:value-type="float">
            <text:p>1518</text:p>
          </table:table-cell>
          <table:table-cell table:formula="of:=[.L507]/10" office:value-type="float" office:value="2198.8" calcext:value-type="float">
            <text:p>2198.8</text:p>
          </table:table-cell>
          <table:table-cell table:formula="of:=[.O507]/([.R507]-[.P507])" office:value-type="float" office:value="6.07442977190877" calcext:value-type="float">
            <text:p>6.07442977190877</text:p>
          </table:table-cell>
          <table:table-cell table:formula="of:=MIN([.M507];[.N50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08:.K508])" office:value-type="float" office:value="21982" calcext:value-type="float">
            <text:p>2198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21" calcext:value-type="float">
            <text:p>1521</text:p>
          </table:table-cell>
          <table:table-cell table:formula="of:=[.L508]/10" office:value-type="float" office:value="2198.2" calcext:value-type="float">
            <text:p>2198.2</text:p>
          </table:table-cell>
          <table:table-cell table:formula="of:=[.O508]/([.R508]-[.P508])" office:value-type="float" office:value="6.07185628742515" calcext:value-type="float">
            <text:p>6.07185628742515</text:p>
          </table:table-cell>
          <table:table-cell table:formula="of:=MIN([.M508];[.N50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09:.K509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24" calcext:value-type="float">
            <text:p>1524</text:p>
          </table:table-cell>
          <table:table-cell table:formula="of:=[.L509]/10" office:value-type="float" office:value="2197.4" calcext:value-type="float">
            <text:p>2197.4</text:p>
          </table:table-cell>
          <table:table-cell table:formula="of:=[.O509]/([.R509]-[.P509])" office:value-type="float" office:value="6.06446478312774" calcext:value-type="float">
            <text:p>6.06446478312774</text:p>
          </table:table-cell>
          <table:table-cell table:formula="of:=MIN([.M509];[.N50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10:.K510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27" calcext:value-type="float">
            <text:p>1527</text:p>
          </table:table-cell>
          <table:table-cell table:formula="of:=[.L510]/10" office:value-type="float" office:value="2197.4" calcext:value-type="float">
            <text:p>2197.4</text:p>
          </table:table-cell>
          <table:table-cell table:formula="of:=[.O510]/([.R510]-[.P510])" office:value-type="float" office:value="6.07640270592917" calcext:value-type="float">
            <text:p>6.07640270592917</text:p>
          </table:table-cell>
          <table:table-cell table:formula="of:=MIN([.M510];[.N51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11:.K511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30" calcext:value-type="float">
            <text:p>1530</text:p>
          </table:table-cell>
          <table:table-cell table:formula="of:=[.L511]/10" office:value-type="float" office:value="2197.4" calcext:value-type="float">
            <text:p>2197.4</text:p>
          </table:table-cell>
          <table:table-cell table:formula="of:=[.O511]/([.R511]-[.P511])" office:value-type="float" office:value="6.08834062873061" calcext:value-type="float">
            <text:p>6.08834062873061</text:p>
          </table:table-cell>
          <table:table-cell table:formula="of:=MIN([.M511];[.N51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12:.K512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33" calcext:value-type="float">
            <text:p>1533</text:p>
          </table:table-cell>
          <table:table-cell table:formula="of:=[.L512]/10" office:value-type="float" office:value="2197.4" calcext:value-type="float">
            <text:p>2197.4</text:p>
          </table:table-cell>
          <table:table-cell table:formula="of:=[.O512]/([.R512]-[.P512])" office:value-type="float" office:value="6.10027855153204" calcext:value-type="float">
            <text:p>6.10027855153204</text:p>
          </table:table-cell>
          <table:table-cell table:formula="of:=MIN([.M512];[.N51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13:.K513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36" calcext:value-type="float">
            <text:p>1536</text:p>
          </table:table-cell>
          <table:table-cell table:formula="of:=[.L513]/10" office:value-type="float" office:value="2197.4" calcext:value-type="float">
            <text:p>2197.4</text:p>
          </table:table-cell>
          <table:table-cell table:formula="of:=[.O513]/([.R513]-[.P513])" office:value-type="float" office:value="6.11221647433347" calcext:value-type="float">
            <text:p>6.11221647433347</text:p>
          </table:table-cell>
          <table:table-cell table:formula="of:=MIN([.M513];[.N51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14:.K514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39" calcext:value-type="float">
            <text:p>1539</text:p>
          </table:table-cell>
          <table:table-cell table:formula="of:=[.L514]/10" office:value-type="float" office:value="2197.4" calcext:value-type="float">
            <text:p>2197.4</text:p>
          </table:table-cell>
          <table:table-cell table:formula="of:=[.O514]/([.R514]-[.P514])" office:value-type="float" office:value="6.12415439713491" calcext:value-type="float">
            <text:p>6.12415439713491</text:p>
          </table:table-cell>
          <table:table-cell table:formula="of:=MIN([.M514];[.N51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15:.K515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42" calcext:value-type="float">
            <text:p>1542</text:p>
          </table:table-cell>
          <table:table-cell table:formula="of:=[.L515]/10" office:value-type="float" office:value="2197.4" calcext:value-type="float">
            <text:p>2197.4</text:p>
          </table:table-cell>
          <table:table-cell table:formula="of:=[.O515]/([.R515]-[.P515])" office:value-type="float" office:value="6.13609231993634" calcext:value-type="float">
            <text:p>6.13609231993634</text:p>
          </table:table-cell>
          <table:table-cell table:formula="of:=MIN([.M515];[.N51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16:.K516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45" calcext:value-type="float">
            <text:p>1545</text:p>
          </table:table-cell>
          <table:table-cell table:formula="of:=[.L516]/10" office:value-type="float" office:value="2197.4" calcext:value-type="float">
            <text:p>2197.4</text:p>
          </table:table-cell>
          <table:table-cell table:formula="of:=[.O516]/([.R516]-[.P516])" office:value-type="float" office:value="6.14803024273777" calcext:value-type="float">
            <text:p>6.14803024273777</text:p>
          </table:table-cell>
          <table:table-cell table:formula="of:=MIN([.M516];[.N51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17:.K517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48" calcext:value-type="float">
            <text:p>1548</text:p>
          </table:table-cell>
          <table:table-cell table:formula="of:=[.L517]/10" office:value-type="float" office:value="2197.4" calcext:value-type="float">
            <text:p>2197.4</text:p>
          </table:table-cell>
          <table:table-cell table:formula="of:=[.O517]/([.R517]-[.P517])" office:value-type="float" office:value="6.1599681655392" calcext:value-type="float">
            <text:p>6.1599681655392</text:p>
          </table:table-cell>
          <table:table-cell table:formula="of:=MIN([.M517];[.N51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18:.K518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51" calcext:value-type="float">
            <text:p>1551</text:p>
          </table:table-cell>
          <table:table-cell table:formula="of:=[.L518]/10" office:value-type="float" office:value="2197.4" calcext:value-type="float">
            <text:p>2197.4</text:p>
          </table:table-cell>
          <table:table-cell table:formula="of:=[.O518]/([.R518]-[.P518])" office:value-type="float" office:value="6.17190608834064" calcext:value-type="float">
            <text:p>6.17190608834064</text:p>
          </table:table-cell>
          <table:table-cell table:formula="of:=MIN([.M518];[.N51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19:.K519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54" calcext:value-type="float">
            <text:p>1554</text:p>
          </table:table-cell>
          <table:table-cell table:formula="of:=[.L519]/10" office:value-type="float" office:value="2197.4" calcext:value-type="float">
            <text:p>2197.4</text:p>
          </table:table-cell>
          <table:table-cell table:formula="of:=[.O519]/([.R519]-[.P519])" office:value-type="float" office:value="6.18384401114207" calcext:value-type="float">
            <text:p>6.18384401114207</text:p>
          </table:table-cell>
          <table:table-cell table:formula="of:=MIN([.M519];[.N51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20:.K520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57" calcext:value-type="float">
            <text:p>1557</text:p>
          </table:table-cell>
          <table:table-cell table:formula="of:=[.L520]/10" office:value-type="float" office:value="2197.4" calcext:value-type="float">
            <text:p>2197.4</text:p>
          </table:table-cell>
          <table:table-cell table:formula="of:=[.O520]/([.R520]-[.P520])" office:value-type="float" office:value="6.1957819339435" calcext:value-type="float">
            <text:p>6.1957819339435</text:p>
          </table:table-cell>
          <table:table-cell table:formula="of:=MIN([.M520];[.N52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21:.K521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60" calcext:value-type="float">
            <text:p>1560</text:p>
          </table:table-cell>
          <table:table-cell table:formula="of:=[.L521]/10" office:value-type="float" office:value="2197.4" calcext:value-type="float">
            <text:p>2197.4</text:p>
          </table:table-cell>
          <table:table-cell table:formula="of:=[.O521]/([.R521]-[.P521])" office:value-type="float" office:value="6.20771985674493" calcext:value-type="float">
            <text:p>6.20771985674493</text:p>
          </table:table-cell>
          <table:table-cell table:formula="of:=MIN([.M521];[.N52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22:.K522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63" calcext:value-type="float">
            <text:p>1563</text:p>
          </table:table-cell>
          <table:table-cell table:formula="of:=[.L522]/10" office:value-type="float" office:value="2197.4" calcext:value-type="float">
            <text:p>2197.4</text:p>
          </table:table-cell>
          <table:table-cell table:formula="of:=[.O522]/([.R522]-[.P522])" office:value-type="float" office:value="6.21965777954637" calcext:value-type="float">
            <text:p>6.21965777954637</text:p>
          </table:table-cell>
          <table:table-cell table:formula="of:=MIN([.M522];[.N52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23:.K523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66" calcext:value-type="float">
            <text:p>1566</text:p>
          </table:table-cell>
          <table:table-cell table:formula="of:=[.L523]/10" office:value-type="float" office:value="2197.4" calcext:value-type="float">
            <text:p>2197.4</text:p>
          </table:table-cell>
          <table:table-cell table:formula="of:=[.O523]/([.R523]-[.P523])" office:value-type="float" office:value="6.2315957023478" calcext:value-type="float">
            <text:p>6.2315957023478</text:p>
          </table:table-cell>
          <table:table-cell table:formula="of:=MIN([.M523];[.N52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24:.K524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69" calcext:value-type="float">
            <text:p>1569</text:p>
          </table:table-cell>
          <table:table-cell table:formula="of:=[.L524]/10" office:value-type="float" office:value="2197.4" calcext:value-type="float">
            <text:p>2197.4</text:p>
          </table:table-cell>
          <table:table-cell table:formula="of:=[.O524]/([.R524]-[.P524])" office:value-type="float" office:value="6.24353362514923" calcext:value-type="float">
            <text:p>6.24353362514923</text:p>
          </table:table-cell>
          <table:table-cell table:formula="of:=MIN([.M524];[.N52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25:.K525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72" calcext:value-type="float">
            <text:p>1572</text:p>
          </table:table-cell>
          <table:table-cell table:formula="of:=[.L525]/10" office:value-type="float" office:value="2197.4" calcext:value-type="float">
            <text:p>2197.4</text:p>
          </table:table-cell>
          <table:table-cell table:formula="of:=[.O525]/([.R525]-[.P525])" office:value-type="float" office:value="6.25547154795066" calcext:value-type="float">
            <text:p>6.25547154795066</text:p>
          </table:table-cell>
          <table:table-cell table:formula="of:=MIN([.M525];[.N52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26:.K526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75" calcext:value-type="float">
            <text:p>1575</text:p>
          </table:table-cell>
          <table:table-cell table:formula="of:=[.L526]/10" office:value-type="float" office:value="2197.4" calcext:value-type="float">
            <text:p>2197.4</text:p>
          </table:table-cell>
          <table:table-cell table:formula="of:=[.O526]/([.R526]-[.P526])" office:value-type="float" office:value="6.2674094707521" calcext:value-type="float">
            <text:p>6.2674094707521</text:p>
          </table:table-cell>
          <table:table-cell table:formula="of:=MIN([.M526];[.N52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27:.K527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78" calcext:value-type="float">
            <text:p>1578</text:p>
          </table:table-cell>
          <table:table-cell table:formula="of:=[.L527]/10" office:value-type="float" office:value="2197.4" calcext:value-type="float">
            <text:p>2197.4</text:p>
          </table:table-cell>
          <table:table-cell table:formula="of:=[.O527]/([.R527]-[.P527])" office:value-type="float" office:value="6.27934739355353" calcext:value-type="float">
            <text:p>6.27934739355353</text:p>
          </table:table-cell>
          <table:table-cell table:formula="of:=MIN([.M527];[.N52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28:.K528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81" calcext:value-type="float">
            <text:p>1581</text:p>
          </table:table-cell>
          <table:table-cell table:formula="of:=[.L528]/10" office:value-type="float" office:value="2197.4" calcext:value-type="float">
            <text:p>2197.4</text:p>
          </table:table-cell>
          <table:table-cell table:formula="of:=[.O528]/([.R528]-[.P528])" office:value-type="float" office:value="6.29128531635496" calcext:value-type="float">
            <text:p>6.29128531635496</text:p>
          </table:table-cell>
          <table:table-cell table:formula="of:=MIN([.M528];[.N52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29:.K529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84" calcext:value-type="float">
            <text:p>1584</text:p>
          </table:table-cell>
          <table:table-cell table:formula="of:=[.L529]/10" office:value-type="float" office:value="2197.4" calcext:value-type="float">
            <text:p>2197.4</text:p>
          </table:table-cell>
          <table:table-cell table:formula="of:=[.O529]/([.R529]-[.P529])" office:value-type="float" office:value="6.30322323915639" calcext:value-type="float">
            <text:p>6.30322323915639</text:p>
          </table:table-cell>
          <table:table-cell table:formula="of:=MIN([.M529];[.N52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30:.K530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87" calcext:value-type="float">
            <text:p>1587</text:p>
          </table:table-cell>
          <table:table-cell table:formula="of:=[.L530]/10" office:value-type="float" office:value="2197.4" calcext:value-type="float">
            <text:p>2197.4</text:p>
          </table:table-cell>
          <table:table-cell table:formula="of:=[.O530]/([.R530]-[.P530])" office:value-type="float" office:value="6.31516116195783" calcext:value-type="float">
            <text:p>6.31516116195783</text:p>
          </table:table-cell>
          <table:table-cell table:formula="of:=MIN([.M530];[.N53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31:.K531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90" calcext:value-type="float">
            <text:p>1590</text:p>
          </table:table-cell>
          <table:table-cell table:formula="of:=[.L531]/10" office:value-type="float" office:value="2197.4" calcext:value-type="float">
            <text:p>2197.4</text:p>
          </table:table-cell>
          <table:table-cell table:formula="of:=[.O531]/([.R531]-[.P531])" office:value-type="float" office:value="6.32709908475926" calcext:value-type="float">
            <text:p>6.32709908475926</text:p>
          </table:table-cell>
          <table:table-cell table:formula="of:=MIN([.M531];[.N53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32:.K532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93" calcext:value-type="float">
            <text:p>1593</text:p>
          </table:table-cell>
          <table:table-cell table:formula="of:=[.L532]/10" office:value-type="float" office:value="2197.4" calcext:value-type="float">
            <text:p>2197.4</text:p>
          </table:table-cell>
          <table:table-cell table:formula="of:=[.O532]/([.R532]-[.P532])" office:value-type="float" office:value="6.33903700756069" calcext:value-type="float">
            <text:p>6.33903700756069</text:p>
          </table:table-cell>
          <table:table-cell table:formula="of:=MIN([.M532];[.N53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33:.K533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96" calcext:value-type="float">
            <text:p>1596</text:p>
          </table:table-cell>
          <table:table-cell table:formula="of:=[.L533]/10" office:value-type="float" office:value="2197.4" calcext:value-type="float">
            <text:p>2197.4</text:p>
          </table:table-cell>
          <table:table-cell table:formula="of:=[.O533]/([.R533]-[.P533])" office:value-type="float" office:value="6.35097493036212" calcext:value-type="float">
            <text:p>6.35097493036212</text:p>
          </table:table-cell>
          <table:table-cell table:formula="of:=MIN([.M533];[.N53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34:.K534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599" calcext:value-type="float">
            <text:p>1599</text:p>
          </table:table-cell>
          <table:table-cell table:formula="of:=[.L534]/10" office:value-type="float" office:value="2197.4" calcext:value-type="float">
            <text:p>2197.4</text:p>
          </table:table-cell>
          <table:table-cell table:formula="of:=[.O534]/([.R534]-[.P534])" office:value-type="float" office:value="6.36291285316356" calcext:value-type="float">
            <text:p>6.36291285316356</text:p>
          </table:table-cell>
          <table:table-cell table:formula="of:=MIN([.M534];[.N53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35:.K535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02" calcext:value-type="float">
            <text:p>1602</text:p>
          </table:table-cell>
          <table:table-cell table:formula="of:=[.L535]/10" office:value-type="float" office:value="2197.4" calcext:value-type="float">
            <text:p>2197.4</text:p>
          </table:table-cell>
          <table:table-cell table:formula="of:=[.O535]/([.R535]-[.P535])" office:value-type="float" office:value="6.37485077596499" calcext:value-type="float">
            <text:p>6.37485077596499</text:p>
          </table:table-cell>
          <table:table-cell table:formula="of:=MIN([.M535];[.N53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36:.K536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05" calcext:value-type="float">
            <text:p>1605</text:p>
          </table:table-cell>
          <table:table-cell table:formula="of:=[.L536]/10" office:value-type="float" office:value="2197.4" calcext:value-type="float">
            <text:p>2197.4</text:p>
          </table:table-cell>
          <table:table-cell table:formula="of:=[.O536]/([.R536]-[.P536])" office:value-type="float" office:value="6.38678869876642" calcext:value-type="float">
            <text:p>6.38678869876642</text:p>
          </table:table-cell>
          <table:table-cell table:formula="of:=MIN([.M536];[.N53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37:.K537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08" calcext:value-type="float">
            <text:p>1608</text:p>
          </table:table-cell>
          <table:table-cell table:formula="of:=[.L537]/10" office:value-type="float" office:value="2197.4" calcext:value-type="float">
            <text:p>2197.4</text:p>
          </table:table-cell>
          <table:table-cell table:formula="of:=[.O537]/([.R537]-[.P537])" office:value-type="float" office:value="6.39872662156785" calcext:value-type="float">
            <text:p>6.39872662156785</text:p>
          </table:table-cell>
          <table:table-cell table:formula="of:=MIN([.M537];[.N53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38:.K538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11" calcext:value-type="float">
            <text:p>1611</text:p>
          </table:table-cell>
          <table:table-cell table:formula="of:=[.L538]/10" office:value-type="float" office:value="2197.4" calcext:value-type="float">
            <text:p>2197.4</text:p>
          </table:table-cell>
          <table:table-cell table:formula="of:=[.O538]/([.R538]-[.P538])" office:value-type="float" office:value="6.41066454436929" calcext:value-type="float">
            <text:p>6.41066454436929</text:p>
          </table:table-cell>
          <table:table-cell table:formula="of:=MIN([.M538];[.N53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39:.K539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14" calcext:value-type="float">
            <text:p>1614</text:p>
          </table:table-cell>
          <table:table-cell table:formula="of:=[.L539]/10" office:value-type="float" office:value="2197.4" calcext:value-type="float">
            <text:p>2197.4</text:p>
          </table:table-cell>
          <table:table-cell table:formula="of:=[.O539]/([.R539]-[.P539])" office:value-type="float" office:value="6.42260246717072" calcext:value-type="float">
            <text:p>6.42260246717072</text:p>
          </table:table-cell>
          <table:table-cell table:formula="of:=MIN([.M539];[.N53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40:.K540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17" calcext:value-type="float">
            <text:p>1617</text:p>
          </table:table-cell>
          <table:table-cell table:formula="of:=[.L540]/10" office:value-type="float" office:value="2197.4" calcext:value-type="float">
            <text:p>2197.4</text:p>
          </table:table-cell>
          <table:table-cell table:formula="of:=[.O540]/([.R540]-[.P540])" office:value-type="float" office:value="6.43454038997215" calcext:value-type="float">
            <text:p>6.43454038997215</text:p>
          </table:table-cell>
          <table:table-cell table:formula="of:=MIN([.M540];[.N54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41:.K541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20" calcext:value-type="float">
            <text:p>1620</text:p>
          </table:table-cell>
          <table:table-cell table:formula="of:=[.L541]/10" office:value-type="float" office:value="2197.4" calcext:value-type="float">
            <text:p>2197.4</text:p>
          </table:table-cell>
          <table:table-cell table:formula="of:=[.O541]/([.R541]-[.P541])" office:value-type="float" office:value="6.44647831277359" calcext:value-type="float">
            <text:p>6.44647831277359</text:p>
          </table:table-cell>
          <table:table-cell table:formula="of:=MIN([.M541];[.N54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42:.K542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23" calcext:value-type="float">
            <text:p>1623</text:p>
          </table:table-cell>
          <table:table-cell table:formula="of:=[.L542]/10" office:value-type="float" office:value="2197.4" calcext:value-type="float">
            <text:p>2197.4</text:p>
          </table:table-cell>
          <table:table-cell table:formula="of:=[.O542]/([.R542]-[.P542])" office:value-type="float" office:value="6.45841623557502" calcext:value-type="float">
            <text:p>6.45841623557502</text:p>
          </table:table-cell>
          <table:table-cell table:formula="of:=MIN([.M542];[.N54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43:.K543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26" calcext:value-type="float">
            <text:p>1626</text:p>
          </table:table-cell>
          <table:table-cell table:formula="of:=[.L543]/10" office:value-type="float" office:value="2197.4" calcext:value-type="float">
            <text:p>2197.4</text:p>
          </table:table-cell>
          <table:table-cell table:formula="of:=[.O543]/([.R543]-[.P543])" office:value-type="float" office:value="6.47035415837645" calcext:value-type="float">
            <text:p>6.47035415837645</text:p>
          </table:table-cell>
          <table:table-cell table:formula="of:=MIN([.M543];[.N54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44:.K544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29" calcext:value-type="float">
            <text:p>1629</text:p>
          </table:table-cell>
          <table:table-cell table:formula="of:=[.L544]/10" office:value-type="float" office:value="2197.4" calcext:value-type="float">
            <text:p>2197.4</text:p>
          </table:table-cell>
          <table:table-cell table:formula="of:=[.O544]/([.R544]-[.P544])" office:value-type="float" office:value="6.48229208117788" calcext:value-type="float">
            <text:p>6.48229208117788</text:p>
          </table:table-cell>
          <table:table-cell table:formula="of:=MIN([.M544];[.N54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45:.K545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32" calcext:value-type="float">
            <text:p>1632</text:p>
          </table:table-cell>
          <table:table-cell table:formula="of:=[.L545]/10" office:value-type="float" office:value="2197.4" calcext:value-type="float">
            <text:p>2197.4</text:p>
          </table:table-cell>
          <table:table-cell table:formula="of:=[.O545]/([.R545]-[.P545])" office:value-type="float" office:value="6.49423000397931" calcext:value-type="float">
            <text:p>6.49423000397931</text:p>
          </table:table-cell>
          <table:table-cell table:formula="of:=MIN([.M545];[.N54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46:.K546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35" calcext:value-type="float">
            <text:p>1635</text:p>
          </table:table-cell>
          <table:table-cell table:formula="of:=[.L546]/10" office:value-type="float" office:value="2197.4" calcext:value-type="float">
            <text:p>2197.4</text:p>
          </table:table-cell>
          <table:table-cell table:formula="of:=[.O546]/([.R546]-[.P546])" office:value-type="float" office:value="6.50616792678075" calcext:value-type="float">
            <text:p>6.50616792678075</text:p>
          </table:table-cell>
          <table:table-cell table:formula="of:=MIN([.M546];[.N54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47:.K547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38" calcext:value-type="float">
            <text:p>1638</text:p>
          </table:table-cell>
          <table:table-cell table:formula="of:=[.L547]/10" office:value-type="float" office:value="2197.4" calcext:value-type="float">
            <text:p>2197.4</text:p>
          </table:table-cell>
          <table:table-cell table:formula="of:=[.O547]/([.R547]-[.P547])" office:value-type="float" office:value="6.51810584958218" calcext:value-type="float">
            <text:p>6.51810584958218</text:p>
          </table:table-cell>
          <table:table-cell table:formula="of:=MIN([.M547];[.N54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48:.K548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41" calcext:value-type="float">
            <text:p>1641</text:p>
          </table:table-cell>
          <table:table-cell table:formula="of:=[.L548]/10" office:value-type="float" office:value="2197.4" calcext:value-type="float">
            <text:p>2197.4</text:p>
          </table:table-cell>
          <table:table-cell table:formula="of:=[.O548]/([.R548]-[.P548])" office:value-type="float" office:value="6.53004377238361" calcext:value-type="float">
            <text:p>6.53004377238361</text:p>
          </table:table-cell>
          <table:table-cell table:formula="of:=MIN([.M548];[.N54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49:.K549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44" calcext:value-type="float">
            <text:p>1644</text:p>
          </table:table-cell>
          <table:table-cell table:formula="of:=[.L549]/10" office:value-type="float" office:value="2197.4" calcext:value-type="float">
            <text:p>2197.4</text:p>
          </table:table-cell>
          <table:table-cell table:formula="of:=[.O549]/([.R549]-[.P549])" office:value-type="float" office:value="6.54198169518504" calcext:value-type="float">
            <text:p>6.54198169518504</text:p>
          </table:table-cell>
          <table:table-cell table:formula="of:=MIN([.M549];[.N54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50:.K550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47" calcext:value-type="float">
            <text:p>1647</text:p>
          </table:table-cell>
          <table:table-cell table:formula="of:=[.L550]/10" office:value-type="float" office:value="2197.4" calcext:value-type="float">
            <text:p>2197.4</text:p>
          </table:table-cell>
          <table:table-cell table:formula="of:=[.O550]/([.R550]-[.P550])" office:value-type="float" office:value="6.55391961798648" calcext:value-type="float">
            <text:p>6.55391961798648</text:p>
          </table:table-cell>
          <table:table-cell table:formula="of:=MIN([.M550];[.N55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51:.K551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50" calcext:value-type="float">
            <text:p>1650</text:p>
          </table:table-cell>
          <table:table-cell table:formula="of:=[.L551]/10" office:value-type="float" office:value="2197.4" calcext:value-type="float">
            <text:p>2197.4</text:p>
          </table:table-cell>
          <table:table-cell table:formula="of:=[.O551]/([.R551]-[.P551])" office:value-type="float" office:value="6.56585754078791" calcext:value-type="float">
            <text:p>6.56585754078791</text:p>
          </table:table-cell>
          <table:table-cell table:formula="of:=MIN([.M551];[.N55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52:.K552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53" calcext:value-type="float">
            <text:p>1653</text:p>
          </table:table-cell>
          <table:table-cell table:formula="of:=[.L552]/10" office:value-type="float" office:value="2197.4" calcext:value-type="float">
            <text:p>2197.4</text:p>
          </table:table-cell>
          <table:table-cell table:formula="of:=[.O552]/([.R552]-[.P552])" office:value-type="float" office:value="6.57779546358934" calcext:value-type="float">
            <text:p>6.57779546358934</text:p>
          </table:table-cell>
          <table:table-cell table:formula="of:=MIN([.M552];[.N55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53:.K553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56" calcext:value-type="float">
            <text:p>1656</text:p>
          </table:table-cell>
          <table:table-cell table:formula="of:=[.L553]/10" office:value-type="float" office:value="2197.4" calcext:value-type="float">
            <text:p>2197.4</text:p>
          </table:table-cell>
          <table:table-cell table:formula="of:=[.O553]/([.R553]-[.P553])" office:value-type="float" office:value="6.58973338639078" calcext:value-type="float">
            <text:p>6.58973338639078</text:p>
          </table:table-cell>
          <table:table-cell table:formula="of:=MIN([.M553];[.N55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54:.K554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59" calcext:value-type="float">
            <text:p>1659</text:p>
          </table:table-cell>
          <table:table-cell table:formula="of:=[.L554]/10" office:value-type="float" office:value="2197.4" calcext:value-type="float">
            <text:p>2197.4</text:p>
          </table:table-cell>
          <table:table-cell table:formula="of:=[.O554]/([.R554]-[.P554])" office:value-type="float" office:value="6.60167130919221" calcext:value-type="float">
            <text:p>6.60167130919221</text:p>
          </table:table-cell>
          <table:table-cell table:formula="of:=MIN([.M554];[.N55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55:.K555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62" calcext:value-type="float">
            <text:p>1662</text:p>
          </table:table-cell>
          <table:table-cell table:formula="of:=[.L555]/10" office:value-type="float" office:value="2197.4" calcext:value-type="float">
            <text:p>2197.4</text:p>
          </table:table-cell>
          <table:table-cell table:formula="of:=[.O555]/([.R555]-[.P555])" office:value-type="float" office:value="6.61360923199364" calcext:value-type="float">
            <text:p>6.61360923199364</text:p>
          </table:table-cell>
          <table:table-cell table:formula="of:=MIN([.M555];[.N55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56:.K556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65" calcext:value-type="float">
            <text:p>1665</text:p>
          </table:table-cell>
          <table:table-cell table:formula="of:=[.L556]/10" office:value-type="float" office:value="2197.4" calcext:value-type="float">
            <text:p>2197.4</text:p>
          </table:table-cell>
          <table:table-cell table:formula="of:=[.O556]/([.R556]-[.P556])" office:value-type="float" office:value="6.62554715479507" calcext:value-type="float">
            <text:p>6.62554715479507</text:p>
          </table:table-cell>
          <table:table-cell table:formula="of:=MIN([.M556];[.N55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57:.K557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68" calcext:value-type="float">
            <text:p>1668</text:p>
          </table:table-cell>
          <table:table-cell table:formula="of:=[.L557]/10" office:value-type="float" office:value="2197.4" calcext:value-type="float">
            <text:p>2197.4</text:p>
          </table:table-cell>
          <table:table-cell table:formula="of:=[.O557]/([.R557]-[.P557])" office:value-type="float" office:value="6.63748507759651" calcext:value-type="float">
            <text:p>6.63748507759651</text:p>
          </table:table-cell>
          <table:table-cell table:formula="of:=MIN([.M557];[.N55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58:.K558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71" calcext:value-type="float">
            <text:p>1671</text:p>
          </table:table-cell>
          <table:table-cell table:formula="of:=[.L558]/10" office:value-type="float" office:value="2197.4" calcext:value-type="float">
            <text:p>2197.4</text:p>
          </table:table-cell>
          <table:table-cell table:formula="of:=[.O558]/([.R558]-[.P558])" office:value-type="float" office:value="6.64942300039794" calcext:value-type="float">
            <text:p>6.64942300039794</text:p>
          </table:table-cell>
          <table:table-cell table:formula="of:=MIN([.M558];[.N55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59:.K559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74" calcext:value-type="float">
            <text:p>1674</text:p>
          </table:table-cell>
          <table:table-cell table:formula="of:=[.L559]/10" office:value-type="float" office:value="2197.4" calcext:value-type="float">
            <text:p>2197.4</text:p>
          </table:table-cell>
          <table:table-cell table:formula="of:=[.O559]/([.R559]-[.P559])" office:value-type="float" office:value="6.66136092319937" calcext:value-type="float">
            <text:p>6.66136092319937</text:p>
          </table:table-cell>
          <table:table-cell table:formula="of:=MIN([.M559];[.N55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60:.K560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77" calcext:value-type="float">
            <text:p>1677</text:p>
          </table:table-cell>
          <table:table-cell table:formula="of:=[.L560]/10" office:value-type="float" office:value="2197.4" calcext:value-type="float">
            <text:p>2197.4</text:p>
          </table:table-cell>
          <table:table-cell table:formula="of:=[.O560]/([.R560]-[.P560])" office:value-type="float" office:value="6.6732988460008" calcext:value-type="float">
            <text:p>6.6732988460008</text:p>
          </table:table-cell>
          <table:table-cell table:formula="of:=MIN([.M560];[.N56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61:.K561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80" calcext:value-type="float">
            <text:p>1680</text:p>
          </table:table-cell>
          <table:table-cell table:formula="of:=[.L561]/10" office:value-type="float" office:value="2197.4" calcext:value-type="float">
            <text:p>2197.4</text:p>
          </table:table-cell>
          <table:table-cell table:formula="of:=[.O561]/([.R561]-[.P561])" office:value-type="float" office:value="6.68523676880224" calcext:value-type="float">
            <text:p>6.68523676880224</text:p>
          </table:table-cell>
          <table:table-cell table:formula="of:=MIN([.M561];[.N56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62:.K562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83" calcext:value-type="float">
            <text:p>1683</text:p>
          </table:table-cell>
          <table:table-cell table:formula="of:=[.L562]/10" office:value-type="float" office:value="2197.4" calcext:value-type="float">
            <text:p>2197.4</text:p>
          </table:table-cell>
          <table:table-cell table:formula="of:=[.O562]/([.R562]-[.P562])" office:value-type="float" office:value="6.69717469160367" calcext:value-type="float">
            <text:p>6.69717469160367</text:p>
          </table:table-cell>
          <table:table-cell table:formula="of:=MIN([.M562];[.N56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63:.K563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86" calcext:value-type="float">
            <text:p>1686</text:p>
          </table:table-cell>
          <table:table-cell table:formula="of:=[.L563]/10" office:value-type="float" office:value="2197.4" calcext:value-type="float">
            <text:p>2197.4</text:p>
          </table:table-cell>
          <table:table-cell table:formula="of:=[.O563]/([.R563]-[.P563])" office:value-type="float" office:value="6.7091126144051" calcext:value-type="float">
            <text:p>6.7091126144051</text:p>
          </table:table-cell>
          <table:table-cell table:formula="of:=MIN([.M563];[.N56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64:.K564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89" calcext:value-type="float">
            <text:p>1689</text:p>
          </table:table-cell>
          <table:table-cell table:formula="of:=[.L564]/10" office:value-type="float" office:value="2197.4" calcext:value-type="float">
            <text:p>2197.4</text:p>
          </table:table-cell>
          <table:table-cell table:formula="of:=[.O564]/([.R564]-[.P564])" office:value-type="float" office:value="6.72105053720653" calcext:value-type="float">
            <text:p>6.72105053720653</text:p>
          </table:table-cell>
          <table:table-cell table:formula="of:=MIN([.M564];[.N56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65:.K565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92" calcext:value-type="float">
            <text:p>1692</text:p>
          </table:table-cell>
          <table:table-cell table:formula="of:=[.L565]/10" office:value-type="float" office:value="2197.4" calcext:value-type="float">
            <text:p>2197.4</text:p>
          </table:table-cell>
          <table:table-cell table:formula="of:=[.O565]/([.R565]-[.P565])" office:value-type="float" office:value="6.73298846000797" calcext:value-type="float">
            <text:p>6.73298846000797</text:p>
          </table:table-cell>
          <table:table-cell table:formula="of:=MIN([.M565];[.N56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66:.K566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95" calcext:value-type="float">
            <text:p>1695</text:p>
          </table:table-cell>
          <table:table-cell table:formula="of:=[.L566]/10" office:value-type="float" office:value="2197.4" calcext:value-type="float">
            <text:p>2197.4</text:p>
          </table:table-cell>
          <table:table-cell table:formula="of:=[.O566]/([.R566]-[.P566])" office:value-type="float" office:value="6.7449263828094" calcext:value-type="float">
            <text:p>6.7449263828094</text:p>
          </table:table-cell>
          <table:table-cell table:formula="of:=MIN([.M566];[.N56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67:.K567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698" calcext:value-type="float">
            <text:p>1698</text:p>
          </table:table-cell>
          <table:table-cell table:formula="of:=[.L567]/10" office:value-type="float" office:value="2197.4" calcext:value-type="float">
            <text:p>2197.4</text:p>
          </table:table-cell>
          <table:table-cell table:formula="of:=[.O567]/([.R567]-[.P567])" office:value-type="float" office:value="6.75686430561083" calcext:value-type="float">
            <text:p>6.75686430561083</text:p>
          </table:table-cell>
          <table:table-cell table:formula="of:=MIN([.M567];[.N56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68:.K568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01" calcext:value-type="float">
            <text:p>1701</text:p>
          </table:table-cell>
          <table:table-cell table:formula="of:=[.L568]/10" office:value-type="float" office:value="2197.4" calcext:value-type="float">
            <text:p>2197.4</text:p>
          </table:table-cell>
          <table:table-cell table:formula="of:=[.O568]/([.R568]-[.P568])" office:value-type="float" office:value="6.76880222841226" calcext:value-type="float">
            <text:p>6.76880222841226</text:p>
          </table:table-cell>
          <table:table-cell table:formula="of:=MIN([.M568];[.N56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69:.K569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04" calcext:value-type="float">
            <text:p>1704</text:p>
          </table:table-cell>
          <table:table-cell table:formula="of:=[.L569]/10" office:value-type="float" office:value="2197.4" calcext:value-type="float">
            <text:p>2197.4</text:p>
          </table:table-cell>
          <table:table-cell table:formula="of:=[.O569]/([.R569]-[.P569])" office:value-type="float" office:value="6.7807401512137" calcext:value-type="float">
            <text:p>6.7807401512137</text:p>
          </table:table-cell>
          <table:table-cell table:formula="of:=MIN([.M569];[.N56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70:.K570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07" calcext:value-type="float">
            <text:p>1707</text:p>
          </table:table-cell>
          <table:table-cell table:formula="of:=[.L570]/10" office:value-type="float" office:value="2197.4" calcext:value-type="float">
            <text:p>2197.4</text:p>
          </table:table-cell>
          <table:table-cell table:formula="of:=[.O570]/([.R570]-[.P570])" office:value-type="float" office:value="6.79267807401513" calcext:value-type="float">
            <text:p>6.79267807401513</text:p>
          </table:table-cell>
          <table:table-cell table:formula="of:=MIN([.M570];[.N57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71:.K571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10" calcext:value-type="float">
            <text:p>1710</text:p>
          </table:table-cell>
          <table:table-cell table:formula="of:=[.L571]/10" office:value-type="float" office:value="2197.4" calcext:value-type="float">
            <text:p>2197.4</text:p>
          </table:table-cell>
          <table:table-cell table:formula="of:=[.O571]/([.R571]-[.P571])" office:value-type="float" office:value="6.80461599681656" calcext:value-type="float">
            <text:p>6.80461599681656</text:p>
          </table:table-cell>
          <table:table-cell table:formula="of:=MIN([.M571];[.N57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72:.K572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13" calcext:value-type="float">
            <text:p>1713</text:p>
          </table:table-cell>
          <table:table-cell table:formula="of:=[.L572]/10" office:value-type="float" office:value="2197.4" calcext:value-type="float">
            <text:p>2197.4</text:p>
          </table:table-cell>
          <table:table-cell table:formula="of:=[.O572]/([.R572]-[.P572])" office:value-type="float" office:value="6.81655391961799" calcext:value-type="float">
            <text:p>6.81655391961799</text:p>
          </table:table-cell>
          <table:table-cell table:formula="of:=MIN([.M572];[.N57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73:.K573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16" calcext:value-type="float">
            <text:p>1716</text:p>
          </table:table-cell>
          <table:table-cell table:formula="of:=[.L573]/10" office:value-type="float" office:value="2197.4" calcext:value-type="float">
            <text:p>2197.4</text:p>
          </table:table-cell>
          <table:table-cell table:formula="of:=[.O573]/([.R573]-[.P573])" office:value-type="float" office:value="6.82849184241943" calcext:value-type="float">
            <text:p>6.82849184241943</text:p>
          </table:table-cell>
          <table:table-cell table:formula="of:=MIN([.M573];[.N57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74:.K574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19" calcext:value-type="float">
            <text:p>1719</text:p>
          </table:table-cell>
          <table:table-cell table:formula="of:=[.L574]/10" office:value-type="float" office:value="2197.4" calcext:value-type="float">
            <text:p>2197.4</text:p>
          </table:table-cell>
          <table:table-cell table:formula="of:=[.O574]/([.R574]-[.P574])" office:value-type="float" office:value="6.84042976522086" calcext:value-type="float">
            <text:p>6.84042976522086</text:p>
          </table:table-cell>
          <table:table-cell table:formula="of:=MIN([.M574];[.N57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75:.K575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22" calcext:value-type="float">
            <text:p>1722</text:p>
          </table:table-cell>
          <table:table-cell table:formula="of:=[.L575]/10" office:value-type="float" office:value="2197.4" calcext:value-type="float">
            <text:p>2197.4</text:p>
          </table:table-cell>
          <table:table-cell table:formula="of:=[.O575]/([.R575]-[.P575])" office:value-type="float" office:value="6.85236768802229" calcext:value-type="float">
            <text:p>6.85236768802229</text:p>
          </table:table-cell>
          <table:table-cell table:formula="of:=MIN([.M575];[.N57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76:.K576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25" calcext:value-type="float">
            <text:p>1725</text:p>
          </table:table-cell>
          <table:table-cell table:formula="of:=[.L576]/10" office:value-type="float" office:value="2197.4" calcext:value-type="float">
            <text:p>2197.4</text:p>
          </table:table-cell>
          <table:table-cell table:formula="of:=[.O576]/([.R576]-[.P576])" office:value-type="float" office:value="6.86430561082372" calcext:value-type="float">
            <text:p>6.86430561082372</text:p>
          </table:table-cell>
          <table:table-cell table:formula="of:=MIN([.M576];[.N57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77:.K577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28" calcext:value-type="float">
            <text:p>1728</text:p>
          </table:table-cell>
          <table:table-cell table:formula="of:=[.L577]/10" office:value-type="float" office:value="2197.4" calcext:value-type="float">
            <text:p>2197.4</text:p>
          </table:table-cell>
          <table:table-cell table:formula="of:=[.O577]/([.R577]-[.P577])" office:value-type="float" office:value="6.87624353362516" calcext:value-type="float">
            <text:p>6.87624353362516</text:p>
          </table:table-cell>
          <table:table-cell table:formula="of:=MIN([.M577];[.N57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78:.K578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31" calcext:value-type="float">
            <text:p>1731</text:p>
          </table:table-cell>
          <table:table-cell table:formula="of:=[.L578]/10" office:value-type="float" office:value="2197.4" calcext:value-type="float">
            <text:p>2197.4</text:p>
          </table:table-cell>
          <table:table-cell table:formula="of:=[.O578]/([.R578]-[.P578])" office:value-type="float" office:value="6.88818145642659" calcext:value-type="float">
            <text:p>6.88818145642659</text:p>
          </table:table-cell>
          <table:table-cell table:formula="of:=MIN([.M578];[.N57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79:.K579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34" calcext:value-type="float">
            <text:p>1734</text:p>
          </table:table-cell>
          <table:table-cell table:formula="of:=[.L579]/10" office:value-type="float" office:value="2197.4" calcext:value-type="float">
            <text:p>2197.4</text:p>
          </table:table-cell>
          <table:table-cell table:formula="of:=[.O579]/([.R579]-[.P579])" office:value-type="float" office:value="6.90011937922802" calcext:value-type="float">
            <text:p>6.90011937922802</text:p>
          </table:table-cell>
          <table:table-cell table:formula="of:=MIN([.M579];[.N57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80:.K580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37" calcext:value-type="float">
            <text:p>1737</text:p>
          </table:table-cell>
          <table:table-cell table:formula="of:=[.L580]/10" office:value-type="float" office:value="2197.4" calcext:value-type="float">
            <text:p>2197.4</text:p>
          </table:table-cell>
          <table:table-cell table:formula="of:=[.O580]/([.R580]-[.P580])" office:value-type="float" office:value="6.91205730202946" calcext:value-type="float">
            <text:p>6.91205730202946</text:p>
          </table:table-cell>
          <table:table-cell table:formula="of:=MIN([.M580];[.N58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81:.K581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40" calcext:value-type="float">
            <text:p>1740</text:p>
          </table:table-cell>
          <table:table-cell table:formula="of:=[.L581]/10" office:value-type="float" office:value="2197.4" calcext:value-type="float">
            <text:p>2197.4</text:p>
          </table:table-cell>
          <table:table-cell table:formula="of:=[.O581]/([.R581]-[.P581])" office:value-type="float" office:value="6.92399522483089" calcext:value-type="float">
            <text:p>6.92399522483089</text:p>
          </table:table-cell>
          <table:table-cell table:formula="of:=MIN([.M581];[.N58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82:.K582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43" calcext:value-type="float">
            <text:p>1743</text:p>
          </table:table-cell>
          <table:table-cell table:formula="of:=[.L582]/10" office:value-type="float" office:value="2197.4" calcext:value-type="float">
            <text:p>2197.4</text:p>
          </table:table-cell>
          <table:table-cell table:formula="of:=[.O582]/([.R582]-[.P582])" office:value-type="float" office:value="6.93593314763232" calcext:value-type="float">
            <text:p>6.93593314763232</text:p>
          </table:table-cell>
          <table:table-cell table:formula="of:=MIN([.M582];[.N58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83:.K583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46" calcext:value-type="float">
            <text:p>1746</text:p>
          </table:table-cell>
          <table:table-cell table:formula="of:=[.L583]/10" office:value-type="float" office:value="2197.4" calcext:value-type="float">
            <text:p>2197.4</text:p>
          </table:table-cell>
          <table:table-cell table:formula="of:=[.O583]/([.R583]-[.P583])" office:value-type="float" office:value="6.94787107043375" calcext:value-type="float">
            <text:p>6.94787107043375</text:p>
          </table:table-cell>
          <table:table-cell table:formula="of:=MIN([.M583];[.N58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84:.K584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49" calcext:value-type="float">
            <text:p>1749</text:p>
          </table:table-cell>
          <table:table-cell table:formula="of:=[.L584]/10" office:value-type="float" office:value="2197.4" calcext:value-type="float">
            <text:p>2197.4</text:p>
          </table:table-cell>
          <table:table-cell table:formula="of:=[.O584]/([.R584]-[.P584])" office:value-type="float" office:value="6.95980899323518" calcext:value-type="float">
            <text:p>6.95980899323518</text:p>
          </table:table-cell>
          <table:table-cell table:formula="of:=MIN([.M584];[.N58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85:.K585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52" calcext:value-type="float">
            <text:p>1752</text:p>
          </table:table-cell>
          <table:table-cell table:formula="of:=[.L585]/10" office:value-type="float" office:value="2197.4" calcext:value-type="float">
            <text:p>2197.4</text:p>
          </table:table-cell>
          <table:table-cell table:formula="of:=[.O585]/([.R585]-[.P585])" office:value-type="float" office:value="6.97174691603662" calcext:value-type="float">
            <text:p>6.97174691603662</text:p>
          </table:table-cell>
          <table:table-cell table:formula="of:=MIN([.M585];[.N58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86:.K586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55" calcext:value-type="float">
            <text:p>1755</text:p>
          </table:table-cell>
          <table:table-cell table:formula="of:=[.L586]/10" office:value-type="float" office:value="2197.4" calcext:value-type="float">
            <text:p>2197.4</text:p>
          </table:table-cell>
          <table:table-cell table:formula="of:=[.O586]/([.R586]-[.P586])" office:value-type="float" office:value="6.98368483883805" calcext:value-type="float">
            <text:p>6.98368483883805</text:p>
          </table:table-cell>
          <table:table-cell table:formula="of:=MIN([.M586];[.N58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87:.K587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58" calcext:value-type="float">
            <text:p>1758</text:p>
          </table:table-cell>
          <table:table-cell table:formula="of:=[.L587]/10" office:value-type="float" office:value="2197.4" calcext:value-type="float">
            <text:p>2197.4</text:p>
          </table:table-cell>
          <table:table-cell table:formula="of:=[.O587]/([.R587]-[.P587])" office:value-type="float" office:value="6.99562276163948" calcext:value-type="float">
            <text:p>6.99562276163948</text:p>
          </table:table-cell>
          <table:table-cell table:formula="of:=MIN([.M587];[.N58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88:.K588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61" calcext:value-type="float">
            <text:p>1761</text:p>
          </table:table-cell>
          <table:table-cell table:formula="of:=[.L588]/10" office:value-type="float" office:value="2197.4" calcext:value-type="float">
            <text:p>2197.4</text:p>
          </table:table-cell>
          <table:table-cell table:formula="of:=[.O588]/([.R588]-[.P588])" office:value-type="float" office:value="7.00756068444092" calcext:value-type="float">
            <text:p>7.00756068444092</text:p>
          </table:table-cell>
          <table:table-cell table:formula="of:=MIN([.M588];[.N58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89:.K589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64" calcext:value-type="float">
            <text:p>1764</text:p>
          </table:table-cell>
          <table:table-cell table:formula="of:=[.L589]/10" office:value-type="float" office:value="2197.4" calcext:value-type="float">
            <text:p>2197.4</text:p>
          </table:table-cell>
          <table:table-cell table:formula="of:=[.O589]/([.R589]-[.P589])" office:value-type="float" office:value="7.01949860724235" calcext:value-type="float">
            <text:p>7.01949860724235</text:p>
          </table:table-cell>
          <table:table-cell table:formula="of:=MIN([.M589];[.N58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90:.K590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67" calcext:value-type="float">
            <text:p>1767</text:p>
          </table:table-cell>
          <table:table-cell table:formula="of:=[.L590]/10" office:value-type="float" office:value="2197.4" calcext:value-type="float">
            <text:p>2197.4</text:p>
          </table:table-cell>
          <table:table-cell table:formula="of:=[.O590]/([.R590]-[.P590])" office:value-type="float" office:value="7.03143653004378" calcext:value-type="float">
            <text:p>7.03143653004378</text:p>
          </table:table-cell>
          <table:table-cell table:formula="of:=MIN([.M590];[.N59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91:.K591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70" calcext:value-type="float">
            <text:p>1770</text:p>
          </table:table-cell>
          <table:table-cell table:formula="of:=[.L591]/10" office:value-type="float" office:value="2197.4" calcext:value-type="float">
            <text:p>2197.4</text:p>
          </table:table-cell>
          <table:table-cell table:formula="of:=[.O591]/([.R591]-[.P591])" office:value-type="float" office:value="7.04337445284521" calcext:value-type="float">
            <text:p>7.04337445284521</text:p>
          </table:table-cell>
          <table:table-cell table:formula="of:=MIN([.M591];[.N59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92:.K592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73" calcext:value-type="float">
            <text:p>1773</text:p>
          </table:table-cell>
          <table:table-cell table:formula="of:=[.L592]/10" office:value-type="float" office:value="2197.4" calcext:value-type="float">
            <text:p>2197.4</text:p>
          </table:table-cell>
          <table:table-cell table:formula="of:=[.O592]/([.R592]-[.P592])" office:value-type="float" office:value="7.05531237564665" calcext:value-type="float">
            <text:p>7.05531237564665</text:p>
          </table:table-cell>
          <table:table-cell table:formula="of:=MIN([.M592];[.N59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93:.K593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76" calcext:value-type="float">
            <text:p>1776</text:p>
          </table:table-cell>
          <table:table-cell table:formula="of:=[.L593]/10" office:value-type="float" office:value="2197.4" calcext:value-type="float">
            <text:p>2197.4</text:p>
          </table:table-cell>
          <table:table-cell table:formula="of:=[.O593]/([.R593]-[.P593])" office:value-type="float" office:value="7.06725029844808" calcext:value-type="float">
            <text:p>7.06725029844808</text:p>
          </table:table-cell>
          <table:table-cell table:formula="of:=MIN([.M593];[.N59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94:.K594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79" calcext:value-type="float">
            <text:p>1779</text:p>
          </table:table-cell>
          <table:table-cell table:formula="of:=[.L594]/10" office:value-type="float" office:value="2197.4" calcext:value-type="float">
            <text:p>2197.4</text:p>
          </table:table-cell>
          <table:table-cell table:formula="of:=[.O594]/([.R594]-[.P594])" office:value-type="float" office:value="7.07918822124951" calcext:value-type="float">
            <text:p>7.07918822124951</text:p>
          </table:table-cell>
          <table:table-cell table:formula="of:=MIN([.M594];[.N59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95:.K595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82" calcext:value-type="float">
            <text:p>1782</text:p>
          </table:table-cell>
          <table:table-cell table:formula="of:=[.L595]/10" office:value-type="float" office:value="2197.4" calcext:value-type="float">
            <text:p>2197.4</text:p>
          </table:table-cell>
          <table:table-cell table:formula="of:=[.O595]/([.R595]-[.P595])" office:value-type="float" office:value="7.09112614405094" calcext:value-type="float">
            <text:p>7.09112614405094</text:p>
          </table:table-cell>
          <table:table-cell table:formula="of:=MIN([.M595];[.N59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96:.K596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85" calcext:value-type="float">
            <text:p>1785</text:p>
          </table:table-cell>
          <table:table-cell table:formula="of:=[.L596]/10" office:value-type="float" office:value="2197.4" calcext:value-type="float">
            <text:p>2197.4</text:p>
          </table:table-cell>
          <table:table-cell table:formula="of:=[.O596]/([.R596]-[.P596])" office:value-type="float" office:value="7.10306406685238" calcext:value-type="float">
            <text:p>7.10306406685238</text:p>
          </table:table-cell>
          <table:table-cell table:formula="of:=MIN([.M596];[.N59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97:.K597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88" calcext:value-type="float">
            <text:p>1788</text:p>
          </table:table-cell>
          <table:table-cell table:formula="of:=[.L597]/10" office:value-type="float" office:value="2197.4" calcext:value-type="float">
            <text:p>2197.4</text:p>
          </table:table-cell>
          <table:table-cell table:formula="of:=[.O597]/([.R597]-[.P597])" office:value-type="float" office:value="7.11500198965381" calcext:value-type="float">
            <text:p>7.11500198965381</text:p>
          </table:table-cell>
          <table:table-cell table:formula="of:=MIN([.M597];[.N59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98:.K598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91" calcext:value-type="float">
            <text:p>1791</text:p>
          </table:table-cell>
          <table:table-cell table:formula="of:=[.L598]/10" office:value-type="float" office:value="2197.4" calcext:value-type="float">
            <text:p>2197.4</text:p>
          </table:table-cell>
          <table:table-cell table:formula="of:=[.O598]/([.R598]-[.P598])" office:value-type="float" office:value="7.12693991245524" calcext:value-type="float">
            <text:p>7.12693991245524</text:p>
          </table:table-cell>
          <table:table-cell table:formula="of:=MIN([.M598];[.N59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99:.K599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94" calcext:value-type="float">
            <text:p>1794</text:p>
          </table:table-cell>
          <table:table-cell table:formula="of:=[.L599]/10" office:value-type="float" office:value="2197.4" calcext:value-type="float">
            <text:p>2197.4</text:p>
          </table:table-cell>
          <table:table-cell table:formula="of:=[.O599]/([.R599]-[.P599])" office:value-type="float" office:value="7.13887783525667" calcext:value-type="float">
            <text:p>7.13887783525667</text:p>
          </table:table-cell>
          <table:table-cell table:formula="of:=MIN([.M599];[.N59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00:.K600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97" calcext:value-type="float">
            <text:p>1797</text:p>
          </table:table-cell>
          <table:table-cell table:formula="of:=[.L600]/10" office:value-type="float" office:value="2197.4" calcext:value-type="float">
            <text:p>2197.4</text:p>
          </table:table-cell>
          <table:table-cell table:formula="of:=[.O600]/([.R600]-[.P600])" office:value-type="float" office:value="7.15081575805811" calcext:value-type="float">
            <text:p>7.15081575805811</text:p>
          </table:table-cell>
          <table:table-cell table:formula="of:=MIN([.M600];[.N60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01:.K601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00" calcext:value-type="float">
            <text:p>1800</text:p>
          </table:table-cell>
          <table:table-cell table:formula="of:=[.L601]/10" office:value-type="float" office:value="2197.4" calcext:value-type="float">
            <text:p>2197.4</text:p>
          </table:table-cell>
          <table:table-cell table:formula="of:=[.O601]/([.R601]-[.P601])" office:value-type="float" office:value="7.16275368085954" calcext:value-type="float">
            <text:p>7.16275368085954</text:p>
          </table:table-cell>
          <table:table-cell table:formula="of:=MIN([.M601];[.N60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02:.K602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03" calcext:value-type="float">
            <text:p>1803</text:p>
          </table:table-cell>
          <table:table-cell table:formula="of:=[.L602]/10" office:value-type="float" office:value="2197.4" calcext:value-type="float">
            <text:p>2197.4</text:p>
          </table:table-cell>
          <table:table-cell table:formula="of:=[.O602]/([.R602]-[.P602])" office:value-type="float" office:value="7.17469160366097" calcext:value-type="float">
            <text:p>7.17469160366097</text:p>
          </table:table-cell>
          <table:table-cell table:formula="of:=MIN([.M602];[.N60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03:.K603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06" calcext:value-type="float">
            <text:p>1806</text:p>
          </table:table-cell>
          <table:table-cell table:formula="of:=[.L603]/10" office:value-type="float" office:value="2197.4" calcext:value-type="float">
            <text:p>2197.4</text:p>
          </table:table-cell>
          <table:table-cell table:formula="of:=[.O603]/([.R603]-[.P603])" office:value-type="float" office:value="7.1866295264624" calcext:value-type="float">
            <text:p>7.1866295264624</text:p>
          </table:table-cell>
          <table:table-cell table:formula="of:=MIN([.M603];[.N60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04:.K604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09" calcext:value-type="float">
            <text:p>1809</text:p>
          </table:table-cell>
          <table:table-cell table:formula="of:=[.L604]/10" office:value-type="float" office:value="2197.4" calcext:value-type="float">
            <text:p>2197.4</text:p>
          </table:table-cell>
          <table:table-cell table:formula="of:=[.O604]/([.R604]-[.P604])" office:value-type="float" office:value="7.19856744926384" calcext:value-type="float">
            <text:p>7.19856744926384</text:p>
          </table:table-cell>
          <table:table-cell table:formula="of:=MIN([.M604];[.N60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05:.K605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12" calcext:value-type="float">
            <text:p>1812</text:p>
          </table:table-cell>
          <table:table-cell table:formula="of:=[.L605]/10" office:value-type="float" office:value="2197.4" calcext:value-type="float">
            <text:p>2197.4</text:p>
          </table:table-cell>
          <table:table-cell table:formula="of:=[.O605]/([.R605]-[.P605])" office:value-type="float" office:value="7.21050537206527" calcext:value-type="float">
            <text:p>7.21050537206527</text:p>
          </table:table-cell>
          <table:table-cell table:formula="of:=MIN([.M605];[.N60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06:.K606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15" calcext:value-type="float">
            <text:p>1815</text:p>
          </table:table-cell>
          <table:table-cell table:formula="of:=[.L606]/10" office:value-type="float" office:value="2197.4" calcext:value-type="float">
            <text:p>2197.4</text:p>
          </table:table-cell>
          <table:table-cell table:formula="of:=[.O606]/([.R606]-[.P606])" office:value-type="float" office:value="7.2224432948667" calcext:value-type="float">
            <text:p>7.2224432948667</text:p>
          </table:table-cell>
          <table:table-cell table:formula="of:=MIN([.M606];[.N60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07:.K607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18" calcext:value-type="float">
            <text:p>1818</text:p>
          </table:table-cell>
          <table:table-cell table:formula="of:=[.L607]/10" office:value-type="float" office:value="2197.4" calcext:value-type="float">
            <text:p>2197.4</text:p>
          </table:table-cell>
          <table:table-cell table:formula="of:=[.O607]/([.R607]-[.P607])" office:value-type="float" office:value="7.23438121766813" calcext:value-type="float">
            <text:p>7.23438121766813</text:p>
          </table:table-cell>
          <table:table-cell table:formula="of:=MIN([.M607];[.N60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08:.K608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21" calcext:value-type="float">
            <text:p>1821</text:p>
          </table:table-cell>
          <table:table-cell table:formula="of:=[.L608]/10" office:value-type="float" office:value="2197.4" calcext:value-type="float">
            <text:p>2197.4</text:p>
          </table:table-cell>
          <table:table-cell table:formula="of:=[.O608]/([.R608]-[.P608])" office:value-type="float" office:value="7.24631914046957" calcext:value-type="float">
            <text:p>7.24631914046957</text:p>
          </table:table-cell>
          <table:table-cell table:formula="of:=MIN([.M608];[.N60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09:.K609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24" calcext:value-type="float">
            <text:p>1824</text:p>
          </table:table-cell>
          <table:table-cell table:formula="of:=[.L609]/10" office:value-type="float" office:value="2197.4" calcext:value-type="float">
            <text:p>2197.4</text:p>
          </table:table-cell>
          <table:table-cell table:formula="of:=[.O609]/([.R609]-[.P609])" office:value-type="float" office:value="7.258257063271" calcext:value-type="float">
            <text:p>7.258257063271</text:p>
          </table:table-cell>
          <table:table-cell table:formula="of:=MIN([.M609];[.N60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10:.K610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27" calcext:value-type="float">
            <text:p>1827</text:p>
          </table:table-cell>
          <table:table-cell table:formula="of:=[.L610]/10" office:value-type="float" office:value="2197.4" calcext:value-type="float">
            <text:p>2197.4</text:p>
          </table:table-cell>
          <table:table-cell table:formula="of:=[.O610]/([.R610]-[.P610])" office:value-type="float" office:value="7.27019498607243" calcext:value-type="float">
            <text:p>7.27019498607243</text:p>
          </table:table-cell>
          <table:table-cell table:formula="of:=MIN([.M610];[.N61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11:.K611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30" calcext:value-type="float">
            <text:p>1830</text:p>
          </table:table-cell>
          <table:table-cell table:formula="of:=[.L611]/10" office:value-type="float" office:value="2197.4" calcext:value-type="float">
            <text:p>2197.4</text:p>
          </table:table-cell>
          <table:table-cell table:formula="of:=[.O611]/([.R611]-[.P611])" office:value-type="float" office:value="7.28213290887386" calcext:value-type="float">
            <text:p>7.28213290887386</text:p>
          </table:table-cell>
          <table:table-cell table:formula="of:=MIN([.M611];[.N61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12:.K612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33" calcext:value-type="float">
            <text:p>1833</text:p>
          </table:table-cell>
          <table:table-cell table:formula="of:=[.L612]/10" office:value-type="float" office:value="2197.4" calcext:value-type="float">
            <text:p>2197.4</text:p>
          </table:table-cell>
          <table:table-cell table:formula="of:=[.O612]/([.R612]-[.P612])" office:value-type="float" office:value="7.2940708316753" calcext:value-type="float">
            <text:p>7.2940708316753</text:p>
          </table:table-cell>
          <table:table-cell table:formula="of:=MIN([.M612];[.N61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13:.K613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36" calcext:value-type="float">
            <text:p>1836</text:p>
          </table:table-cell>
          <table:table-cell table:formula="of:=[.L613]/10" office:value-type="float" office:value="2197.4" calcext:value-type="float">
            <text:p>2197.4</text:p>
          </table:table-cell>
          <table:table-cell table:formula="of:=[.O613]/([.R613]-[.P613])" office:value-type="float" office:value="7.30600875447673" calcext:value-type="float">
            <text:p>7.30600875447673</text:p>
          </table:table-cell>
          <table:table-cell table:formula="of:=MIN([.M613];[.N61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14:.K614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39" calcext:value-type="float">
            <text:p>1839</text:p>
          </table:table-cell>
          <table:table-cell table:formula="of:=[.L614]/10" office:value-type="float" office:value="2197.4" calcext:value-type="float">
            <text:p>2197.4</text:p>
          </table:table-cell>
          <table:table-cell table:formula="of:=[.O614]/([.R614]-[.P614])" office:value-type="float" office:value="7.31794667727816" calcext:value-type="float">
            <text:p>7.31794667727816</text:p>
          </table:table-cell>
          <table:table-cell table:formula="of:=MIN([.M614];[.N61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15:.K615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42" calcext:value-type="float">
            <text:p>1842</text:p>
          </table:table-cell>
          <table:table-cell table:formula="of:=[.L615]/10" office:value-type="float" office:value="2197.4" calcext:value-type="float">
            <text:p>2197.4</text:p>
          </table:table-cell>
          <table:table-cell table:formula="of:=[.O615]/([.R615]-[.P615])" office:value-type="float" office:value="7.32988460007959" calcext:value-type="float">
            <text:p>7.32988460007959</text:p>
          </table:table-cell>
          <table:table-cell table:formula="of:=MIN([.M615];[.N61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16:.K616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45" calcext:value-type="float">
            <text:p>1845</text:p>
          </table:table-cell>
          <table:table-cell table:formula="of:=[.L616]/10" office:value-type="float" office:value="2197.4" calcext:value-type="float">
            <text:p>2197.4</text:p>
          </table:table-cell>
          <table:table-cell table:formula="of:=[.O616]/([.R616]-[.P616])" office:value-type="float" office:value="7.34182252288103" calcext:value-type="float">
            <text:p>7.34182252288103</text:p>
          </table:table-cell>
          <table:table-cell table:formula="of:=MIN([.M616];[.N61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17:.K617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48" calcext:value-type="float">
            <text:p>1848</text:p>
          </table:table-cell>
          <table:table-cell table:formula="of:=[.L617]/10" office:value-type="float" office:value="2197.4" calcext:value-type="float">
            <text:p>2197.4</text:p>
          </table:table-cell>
          <table:table-cell table:formula="of:=[.O617]/([.R617]-[.P617])" office:value-type="float" office:value="7.35376044568246" calcext:value-type="float">
            <text:p>7.35376044568246</text:p>
          </table:table-cell>
          <table:table-cell table:formula="of:=MIN([.M617];[.N61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18:.K618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51" calcext:value-type="float">
            <text:p>1851</text:p>
          </table:table-cell>
          <table:table-cell table:formula="of:=[.L618]/10" office:value-type="float" office:value="2197.4" calcext:value-type="float">
            <text:p>2197.4</text:p>
          </table:table-cell>
          <table:table-cell table:formula="of:=[.O618]/([.R618]-[.P618])" office:value-type="float" office:value="7.36569836848389" calcext:value-type="float">
            <text:p>7.36569836848389</text:p>
          </table:table-cell>
          <table:table-cell table:formula="of:=MIN([.M618];[.N61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19:.K619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54" calcext:value-type="float">
            <text:p>1854</text:p>
          </table:table-cell>
          <table:table-cell table:formula="of:=[.L619]/10" office:value-type="float" office:value="2197.4" calcext:value-type="float">
            <text:p>2197.4</text:p>
          </table:table-cell>
          <table:table-cell table:formula="of:=[.O619]/([.R619]-[.P619])" office:value-type="float" office:value="7.37763629128532" calcext:value-type="float">
            <text:p>7.37763629128532</text:p>
          </table:table-cell>
          <table:table-cell table:formula="of:=MIN([.M619];[.N61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20:.K620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57" calcext:value-type="float">
            <text:p>1857</text:p>
          </table:table-cell>
          <table:table-cell table:formula="of:=[.L620]/10" office:value-type="float" office:value="2197.4" calcext:value-type="float">
            <text:p>2197.4</text:p>
          </table:table-cell>
          <table:table-cell table:formula="of:=[.O620]/([.R620]-[.P620])" office:value-type="float" office:value="7.38957421408676" calcext:value-type="float">
            <text:p>7.38957421408676</text:p>
          </table:table-cell>
          <table:table-cell table:formula="of:=MIN([.M620];[.N62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21:.K621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60" calcext:value-type="float">
            <text:p>1860</text:p>
          </table:table-cell>
          <table:table-cell table:formula="of:=[.L621]/10" office:value-type="float" office:value="2197.4" calcext:value-type="float">
            <text:p>2197.4</text:p>
          </table:table-cell>
          <table:table-cell table:formula="of:=[.O621]/([.R621]-[.P621])" office:value-type="float" office:value="7.40151213688819" calcext:value-type="float">
            <text:p>7.40151213688819</text:p>
          </table:table-cell>
          <table:table-cell table:formula="of:=MIN([.M621];[.N62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22:.K622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63" calcext:value-type="float">
            <text:p>1863</text:p>
          </table:table-cell>
          <table:table-cell table:formula="of:=[.L622]/10" office:value-type="float" office:value="2197.4" calcext:value-type="float">
            <text:p>2197.4</text:p>
          </table:table-cell>
          <table:table-cell table:formula="of:=[.O622]/([.R622]-[.P622])" office:value-type="float" office:value="7.41345005968962" calcext:value-type="float">
            <text:p>7.41345005968962</text:p>
          </table:table-cell>
          <table:table-cell table:formula="of:=MIN([.M622];[.N62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23:.K623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66" calcext:value-type="float">
            <text:p>1866</text:p>
          </table:table-cell>
          <table:table-cell table:formula="of:=[.L623]/10" office:value-type="float" office:value="2197.4" calcext:value-type="float">
            <text:p>2197.4</text:p>
          </table:table-cell>
          <table:table-cell table:formula="of:=[.O623]/([.R623]-[.P623])" office:value-type="float" office:value="7.42538798249105" calcext:value-type="float">
            <text:p>7.42538798249105</text:p>
          </table:table-cell>
          <table:table-cell table:formula="of:=MIN([.M623];[.N62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24:.K624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69" calcext:value-type="float">
            <text:p>1869</text:p>
          </table:table-cell>
          <table:table-cell table:formula="of:=[.L624]/10" office:value-type="float" office:value="2197.4" calcext:value-type="float">
            <text:p>2197.4</text:p>
          </table:table-cell>
          <table:table-cell table:formula="of:=[.O624]/([.R624]-[.P624])" office:value-type="float" office:value="7.43732590529249" calcext:value-type="float">
            <text:p>7.43732590529249</text:p>
          </table:table-cell>
          <table:table-cell table:formula="of:=MIN([.M624];[.N62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25:.K625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72" calcext:value-type="float">
            <text:p>1872</text:p>
          </table:table-cell>
          <table:table-cell table:formula="of:=[.L625]/10" office:value-type="float" office:value="2197.4" calcext:value-type="float">
            <text:p>2197.4</text:p>
          </table:table-cell>
          <table:table-cell table:formula="of:=[.O625]/([.R625]-[.P625])" office:value-type="float" office:value="7.44926382809392" calcext:value-type="float">
            <text:p>7.44926382809392</text:p>
          </table:table-cell>
          <table:table-cell table:formula="of:=MIN([.M625];[.N62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26:.K626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75" calcext:value-type="float">
            <text:p>1875</text:p>
          </table:table-cell>
          <table:table-cell table:formula="of:=[.L626]/10" office:value-type="float" office:value="2197.4" calcext:value-type="float">
            <text:p>2197.4</text:p>
          </table:table-cell>
          <table:table-cell table:formula="of:=[.O626]/([.R626]-[.P626])" office:value-type="float" office:value="7.46120175089535" calcext:value-type="float">
            <text:p>7.46120175089535</text:p>
          </table:table-cell>
          <table:table-cell table:formula="of:=MIN([.M626];[.N62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27:.K627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78" calcext:value-type="float">
            <text:p>1878</text:p>
          </table:table-cell>
          <table:table-cell table:formula="of:=[.L627]/10" office:value-type="float" office:value="2197.4" calcext:value-type="float">
            <text:p>2197.4</text:p>
          </table:table-cell>
          <table:table-cell table:formula="of:=[.O627]/([.R627]-[.P627])" office:value-type="float" office:value="7.47313967369679" calcext:value-type="float">
            <text:p>7.47313967369679</text:p>
          </table:table-cell>
          <table:table-cell table:formula="of:=MIN([.M627];[.N62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28:.K628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81" calcext:value-type="float">
            <text:p>1881</text:p>
          </table:table-cell>
          <table:table-cell table:formula="of:=[.L628]/10" office:value-type="float" office:value="2197.4" calcext:value-type="float">
            <text:p>2197.4</text:p>
          </table:table-cell>
          <table:table-cell table:formula="of:=[.O628]/([.R628]-[.P628])" office:value-type="float" office:value="7.48507759649822" calcext:value-type="float">
            <text:p>7.48507759649822</text:p>
          </table:table-cell>
          <table:table-cell table:formula="of:=MIN([.M628];[.N62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29:.K629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84" calcext:value-type="float">
            <text:p>1884</text:p>
          </table:table-cell>
          <table:table-cell table:formula="of:=[.L629]/10" office:value-type="float" office:value="2197.4" calcext:value-type="float">
            <text:p>2197.4</text:p>
          </table:table-cell>
          <table:table-cell table:formula="of:=[.O629]/([.R629]-[.P629])" office:value-type="float" office:value="7.49701551929965" calcext:value-type="float">
            <text:p>7.49701551929965</text:p>
          </table:table-cell>
          <table:table-cell table:formula="of:=MIN([.M629];[.N62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30:.K630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87" calcext:value-type="float">
            <text:p>1887</text:p>
          </table:table-cell>
          <table:table-cell table:formula="of:=[.L630]/10" office:value-type="float" office:value="2197.4" calcext:value-type="float">
            <text:p>2197.4</text:p>
          </table:table-cell>
          <table:table-cell table:formula="of:=[.O630]/([.R630]-[.P630])" office:value-type="float" office:value="7.50895344210108" calcext:value-type="float">
            <text:p>7.50895344210108</text:p>
          </table:table-cell>
          <table:table-cell table:formula="of:=MIN([.M630];[.N63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31:.K631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90" calcext:value-type="float">
            <text:p>1890</text:p>
          </table:table-cell>
          <table:table-cell table:formula="of:=[.L631]/10" office:value-type="float" office:value="2197.4" calcext:value-type="float">
            <text:p>2197.4</text:p>
          </table:table-cell>
          <table:table-cell table:formula="of:=[.O631]/([.R631]-[.P631])" office:value-type="float" office:value="7.52089136490252" calcext:value-type="float">
            <text:p>7.52089136490252</text:p>
          </table:table-cell>
          <table:table-cell table:formula="of:=MIN([.M631];[.N63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32:.K632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93" calcext:value-type="float">
            <text:p>1893</text:p>
          </table:table-cell>
          <table:table-cell table:formula="of:=[.L632]/10" office:value-type="float" office:value="2197.4" calcext:value-type="float">
            <text:p>2197.4</text:p>
          </table:table-cell>
          <table:table-cell table:formula="of:=[.O632]/([.R632]-[.P632])" office:value-type="float" office:value="7.53282928770395" calcext:value-type="float">
            <text:p>7.53282928770395</text:p>
          </table:table-cell>
          <table:table-cell table:formula="of:=MIN([.M632];[.N63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33:.K633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96" calcext:value-type="float">
            <text:p>1896</text:p>
          </table:table-cell>
          <table:table-cell table:formula="of:=[.L633]/10" office:value-type="float" office:value="2197.4" calcext:value-type="float">
            <text:p>2197.4</text:p>
          </table:table-cell>
          <table:table-cell table:formula="of:=[.O633]/([.R633]-[.P633])" office:value-type="float" office:value="7.54476721050538" calcext:value-type="float">
            <text:p>7.54476721050538</text:p>
          </table:table-cell>
          <table:table-cell table:formula="of:=MIN([.M633];[.N63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34:.K634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899" calcext:value-type="float">
            <text:p>1899</text:p>
          </table:table-cell>
          <table:table-cell table:formula="of:=[.L634]/10" office:value-type="float" office:value="2197.4" calcext:value-type="float">
            <text:p>2197.4</text:p>
          </table:table-cell>
          <table:table-cell table:formula="of:=[.O634]/([.R634]-[.P634])" office:value-type="float" office:value="7.55670513330681" calcext:value-type="float">
            <text:p>7.55670513330681</text:p>
          </table:table-cell>
          <table:table-cell table:formula="of:=MIN([.M634];[.N63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35:.K635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02" calcext:value-type="float">
            <text:p>1902</text:p>
          </table:table-cell>
          <table:table-cell table:formula="of:=[.L635]/10" office:value-type="float" office:value="2197.4" calcext:value-type="float">
            <text:p>2197.4</text:p>
          </table:table-cell>
          <table:table-cell table:formula="of:=[.O635]/([.R635]-[.P635])" office:value-type="float" office:value="7.56864305610825" calcext:value-type="float">
            <text:p>7.56864305610825</text:p>
          </table:table-cell>
          <table:table-cell table:formula="of:=MIN([.M635];[.N63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36:.K636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05" calcext:value-type="float">
            <text:p>1905</text:p>
          </table:table-cell>
          <table:table-cell table:formula="of:=[.L636]/10" office:value-type="float" office:value="2197.4" calcext:value-type="float">
            <text:p>2197.4</text:p>
          </table:table-cell>
          <table:table-cell table:formula="of:=[.O636]/([.R636]-[.P636])" office:value-type="float" office:value="7.58058097890968" calcext:value-type="float">
            <text:p>7.58058097890968</text:p>
          </table:table-cell>
          <table:table-cell table:formula="of:=MIN([.M636];[.N63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37:.K637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08" calcext:value-type="float">
            <text:p>1908</text:p>
          </table:table-cell>
          <table:table-cell table:formula="of:=[.L637]/10" office:value-type="float" office:value="2197.4" calcext:value-type="float">
            <text:p>2197.4</text:p>
          </table:table-cell>
          <table:table-cell table:formula="of:=[.O637]/([.R637]-[.P637])" office:value-type="float" office:value="7.59251890171111" calcext:value-type="float">
            <text:p>7.59251890171111</text:p>
          </table:table-cell>
          <table:table-cell table:formula="of:=MIN([.M637];[.N63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38:.K638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11" calcext:value-type="float">
            <text:p>1911</text:p>
          </table:table-cell>
          <table:table-cell table:formula="of:=[.L638]/10" office:value-type="float" office:value="2197.4" calcext:value-type="float">
            <text:p>2197.4</text:p>
          </table:table-cell>
          <table:table-cell table:formula="of:=[.O638]/([.R638]-[.P638])" office:value-type="float" office:value="7.60445682451254" calcext:value-type="float">
            <text:p>7.60445682451254</text:p>
          </table:table-cell>
          <table:table-cell table:formula="of:=MIN([.M638];[.N63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39:.K639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14" calcext:value-type="float">
            <text:p>1914</text:p>
          </table:table-cell>
          <table:table-cell table:formula="of:=[.L639]/10" office:value-type="float" office:value="2197.4" calcext:value-type="float">
            <text:p>2197.4</text:p>
          </table:table-cell>
          <table:table-cell table:formula="of:=[.O639]/([.R639]-[.P639])" office:value-type="float" office:value="7.61639474731398" calcext:value-type="float">
            <text:p>7.61639474731398</text:p>
          </table:table-cell>
          <table:table-cell table:formula="of:=MIN([.M639];[.N63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40:.K640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17" calcext:value-type="float">
            <text:p>1917</text:p>
          </table:table-cell>
          <table:table-cell table:formula="of:=[.L640]/10" office:value-type="float" office:value="2197.4" calcext:value-type="float">
            <text:p>2197.4</text:p>
          </table:table-cell>
          <table:table-cell table:formula="of:=[.O640]/([.R640]-[.P640])" office:value-type="float" office:value="7.62833267011541" calcext:value-type="float">
            <text:p>7.62833267011541</text:p>
          </table:table-cell>
          <table:table-cell table:formula="of:=MIN([.M640];[.N64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41:.K641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20" calcext:value-type="float">
            <text:p>1920</text:p>
          </table:table-cell>
          <table:table-cell table:formula="of:=[.L641]/10" office:value-type="float" office:value="2197.4" calcext:value-type="float">
            <text:p>2197.4</text:p>
          </table:table-cell>
          <table:table-cell table:formula="of:=[.O641]/([.R641]-[.P641])" office:value-type="float" office:value="7.64027059291684" calcext:value-type="float">
            <text:p>7.64027059291684</text:p>
          </table:table-cell>
          <table:table-cell table:formula="of:=MIN([.M641];[.N64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42:.K642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23" calcext:value-type="float">
            <text:p>1923</text:p>
          </table:table-cell>
          <table:table-cell table:formula="of:=[.L642]/10" office:value-type="float" office:value="2197.4" calcext:value-type="float">
            <text:p>2197.4</text:p>
          </table:table-cell>
          <table:table-cell table:formula="of:=[.O642]/([.R642]-[.P642])" office:value-type="float" office:value="7.65220851571827" calcext:value-type="float">
            <text:p>7.65220851571827</text:p>
          </table:table-cell>
          <table:table-cell table:formula="of:=MIN([.M642];[.N64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43:.K643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26" calcext:value-type="float">
            <text:p>1926</text:p>
          </table:table-cell>
          <table:table-cell table:formula="of:=[.L643]/10" office:value-type="float" office:value="2197.4" calcext:value-type="float">
            <text:p>2197.4</text:p>
          </table:table-cell>
          <table:table-cell table:formula="of:=[.O643]/([.R643]-[.P643])" office:value-type="float" office:value="7.66414643851971" calcext:value-type="float">
            <text:p>7.66414643851971</text:p>
          </table:table-cell>
          <table:table-cell table:formula="of:=MIN([.M643];[.N64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44:.K644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29" calcext:value-type="float">
            <text:p>1929</text:p>
          </table:table-cell>
          <table:table-cell table:formula="of:=[.L644]/10" office:value-type="float" office:value="2197.4" calcext:value-type="float">
            <text:p>2197.4</text:p>
          </table:table-cell>
          <table:table-cell table:formula="of:=[.O644]/([.R644]-[.P644])" office:value-type="float" office:value="7.67608436132114" calcext:value-type="float">
            <text:p>7.67608436132114</text:p>
          </table:table-cell>
          <table:table-cell table:formula="of:=MIN([.M644];[.N64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45:.K645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32" calcext:value-type="float">
            <text:p>1932</text:p>
          </table:table-cell>
          <table:table-cell table:formula="of:=[.L645]/10" office:value-type="float" office:value="2197.4" calcext:value-type="float">
            <text:p>2197.4</text:p>
          </table:table-cell>
          <table:table-cell table:formula="of:=[.O645]/([.R645]-[.P645])" office:value-type="float" office:value="7.68802228412257" calcext:value-type="float">
            <text:p>7.68802228412257</text:p>
          </table:table-cell>
          <table:table-cell table:formula="of:=MIN([.M645];[.N64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46:.K646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35" calcext:value-type="float">
            <text:p>1935</text:p>
          </table:table-cell>
          <table:table-cell table:formula="of:=[.L646]/10" office:value-type="float" office:value="2197.4" calcext:value-type="float">
            <text:p>2197.4</text:p>
          </table:table-cell>
          <table:table-cell table:formula="of:=[.O646]/([.R646]-[.P646])" office:value-type="float" office:value="7.699960206924" calcext:value-type="float">
            <text:p>7.699960206924</text:p>
          </table:table-cell>
          <table:table-cell table:formula="of:=MIN([.M646];[.N64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47:.K647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38" calcext:value-type="float">
            <text:p>1938</text:p>
          </table:table-cell>
          <table:table-cell table:formula="of:=[.L647]/10" office:value-type="float" office:value="2197.4" calcext:value-type="float">
            <text:p>2197.4</text:p>
          </table:table-cell>
          <table:table-cell table:formula="of:=[.O647]/([.R647]-[.P647])" office:value-type="float" office:value="7.71189812972544" calcext:value-type="float">
            <text:p>7.71189812972544</text:p>
          </table:table-cell>
          <table:table-cell table:formula="of:=MIN([.M647];[.N64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48:.K648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41" calcext:value-type="float">
            <text:p>1941</text:p>
          </table:table-cell>
          <table:table-cell table:formula="of:=[.L648]/10" office:value-type="float" office:value="2197.4" calcext:value-type="float">
            <text:p>2197.4</text:p>
          </table:table-cell>
          <table:table-cell table:formula="of:=[.O648]/([.R648]-[.P648])" office:value-type="float" office:value="7.72383605252687" calcext:value-type="float">
            <text:p>7.72383605252687</text:p>
          </table:table-cell>
          <table:table-cell table:formula="of:=MIN([.M648];[.N64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49:.K649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44" calcext:value-type="float">
            <text:p>1944</text:p>
          </table:table-cell>
          <table:table-cell table:formula="of:=[.L649]/10" office:value-type="float" office:value="2197.4" calcext:value-type="float">
            <text:p>2197.4</text:p>
          </table:table-cell>
          <table:table-cell table:formula="of:=[.O649]/([.R649]-[.P649])" office:value-type="float" office:value="7.7357739753283" calcext:value-type="float">
            <text:p>7.7357739753283</text:p>
          </table:table-cell>
          <table:table-cell table:formula="of:=MIN([.M649];[.N64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50:.K650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47" calcext:value-type="float">
            <text:p>1947</text:p>
          </table:table-cell>
          <table:table-cell table:formula="of:=[.L650]/10" office:value-type="float" office:value="2197.4" calcext:value-type="float">
            <text:p>2197.4</text:p>
          </table:table-cell>
          <table:table-cell table:formula="of:=[.O650]/([.R650]-[.P650])" office:value-type="float" office:value="7.74771189812973" calcext:value-type="float">
            <text:p>7.74771189812973</text:p>
          </table:table-cell>
          <table:table-cell table:formula="of:=MIN([.M650];[.N65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51:.K651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50" calcext:value-type="float">
            <text:p>1950</text:p>
          </table:table-cell>
          <table:table-cell table:formula="of:=[.L651]/10" office:value-type="float" office:value="2197.4" calcext:value-type="float">
            <text:p>2197.4</text:p>
          </table:table-cell>
          <table:table-cell table:formula="of:=[.O651]/([.R651]-[.P651])" office:value-type="float" office:value="7.75964982093117" calcext:value-type="float">
            <text:p>7.75964982093117</text:p>
          </table:table-cell>
          <table:table-cell table:formula="of:=MIN([.M651];[.N65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52:.K652])" office:value-type="float" office:value="21966" calcext:value-type="float">
            <text:p>2196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53" calcext:value-type="float">
            <text:p>1953</text:p>
          </table:table-cell>
          <table:table-cell table:formula="of:=[.L652]/10" office:value-type="float" office:value="2196.6" calcext:value-type="float">
            <text:p>2196.6</text:p>
          </table:table-cell>
          <table:table-cell table:formula="of:=[.O652]/([.R652]-[.P652])" office:value-type="float" office:value="7.74692582308608" calcext:value-type="float">
            <text:p>7.74692582308608</text:p>
          </table:table-cell>
          <table:table-cell table:formula="of:=MIN([.M652];[.N65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53:.K653])" office:value-type="float" office:value="21966" calcext:value-type="float">
            <text:p>2196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56" calcext:value-type="float">
            <text:p>1956</text:p>
          </table:table-cell>
          <table:table-cell table:formula="of:=[.L653]/10" office:value-type="float" office:value="2196.6" calcext:value-type="float">
            <text:p>2196.6</text:p>
          </table:table-cell>
          <table:table-cell table:formula="of:=[.O653]/([.R653]-[.P653])" office:value-type="float" office:value="7.75882586275288" calcext:value-type="float">
            <text:p>7.75882586275288</text:p>
          </table:table-cell>
          <table:table-cell table:formula="of:=MIN([.M653];[.N65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54:.K654])" office:value-type="float" office:value="21966" calcext:value-type="float">
            <text:p>2196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59" calcext:value-type="float">
            <text:p>1959</text:p>
          </table:table-cell>
          <table:table-cell table:formula="of:=[.L654]/10" office:value-type="float" office:value="2196.6" calcext:value-type="float">
            <text:p>2196.6</text:p>
          </table:table-cell>
          <table:table-cell table:formula="of:=[.O654]/([.R654]-[.P654])" office:value-type="float" office:value="7.77072590241968" calcext:value-type="float">
            <text:p>7.77072590241968</text:p>
          </table:table-cell>
          <table:table-cell table:formula="of:=MIN([.M654];[.N65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55:.K655])" office:value-type="float" office:value="21966" calcext:value-type="float">
            <text:p>2196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62" calcext:value-type="float">
            <text:p>1962</text:p>
          </table:table-cell>
          <table:table-cell table:formula="of:=[.L655]/10" office:value-type="float" office:value="2196.6" calcext:value-type="float">
            <text:p>2196.6</text:p>
          </table:table-cell>
          <table:table-cell table:formula="of:=[.O655]/([.R655]-[.P655])" office:value-type="float" office:value="7.78262594208648" calcext:value-type="float">
            <text:p>7.78262594208648</text:p>
          </table:table-cell>
          <table:table-cell table:formula="of:=MIN([.M655];[.N65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56:.K656])" office:value-type="float" office:value="21966" calcext:value-type="float">
            <text:p>2196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65" calcext:value-type="float">
            <text:p>1965</text:p>
          </table:table-cell>
          <table:table-cell table:formula="of:=[.L656]/10" office:value-type="float" office:value="2196.6" calcext:value-type="float">
            <text:p>2196.6</text:p>
          </table:table-cell>
          <table:table-cell table:formula="of:=[.O656]/([.R656]-[.P656])" office:value-type="float" office:value="7.79452598175328" calcext:value-type="float">
            <text:p>7.79452598175328</text:p>
          </table:table-cell>
          <table:table-cell table:formula="of:=MIN([.M656];[.N65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57:.K657])" office:value-type="float" office:value="21966" calcext:value-type="float">
            <text:p>2196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68" calcext:value-type="float">
            <text:p>1968</text:p>
          </table:table-cell>
          <table:table-cell table:formula="of:=[.L657]/10" office:value-type="float" office:value="2196.6" calcext:value-type="float">
            <text:p>2196.6</text:p>
          </table:table-cell>
          <table:table-cell table:formula="of:=[.O657]/([.R657]-[.P657])" office:value-type="float" office:value="7.80642602142007" calcext:value-type="float">
            <text:p>7.80642602142007</text:p>
          </table:table-cell>
          <table:table-cell table:formula="of:=MIN([.M657];[.N65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58:.K658])" office:value-type="float" office:value="21966" calcext:value-type="float">
            <text:p>2196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71" calcext:value-type="float">
            <text:p>1971</text:p>
          </table:table-cell>
          <table:table-cell table:formula="of:=[.L658]/10" office:value-type="float" office:value="2196.6" calcext:value-type="float">
            <text:p>2196.6</text:p>
          </table:table-cell>
          <table:table-cell table:formula="of:=[.O658]/([.R658]-[.P658])" office:value-type="float" office:value="7.81832606108687" calcext:value-type="float">
            <text:p>7.81832606108687</text:p>
          </table:table-cell>
          <table:table-cell table:formula="of:=MIN([.M658];[.N65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59:.K659])" office:value-type="float" office:value="21966" calcext:value-type="float">
            <text:p>2196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74" calcext:value-type="float">
            <text:p>1974</text:p>
          </table:table-cell>
          <table:table-cell table:formula="of:=[.L659]/10" office:value-type="float" office:value="2196.6" calcext:value-type="float">
            <text:p>2196.6</text:p>
          </table:table-cell>
          <table:table-cell table:formula="of:=[.O659]/([.R659]-[.P659])" office:value-type="float" office:value="7.83022610075367" calcext:value-type="float">
            <text:p>7.83022610075367</text:p>
          </table:table-cell>
          <table:table-cell table:formula="of:=MIN([.M659];[.N65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60:.K660])" office:value-type="float" office:value="21966" calcext:value-type="float">
            <text:p>2196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77" calcext:value-type="float">
            <text:p>1977</text:p>
          </table:table-cell>
          <table:table-cell table:formula="of:=[.L660]/10" office:value-type="float" office:value="2196.6" calcext:value-type="float">
            <text:p>2196.6</text:p>
          </table:table-cell>
          <table:table-cell table:formula="of:=[.O660]/([.R660]-[.P660])" office:value-type="float" office:value="7.84212614042047" calcext:value-type="float">
            <text:p>7.84212614042047</text:p>
          </table:table-cell>
          <table:table-cell table:formula="of:=MIN([.M660];[.N66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61:.K661])" office:value-type="float" office:value="21966" calcext:value-type="float">
            <text:p>2196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80" calcext:value-type="float">
            <text:p>1980</text:p>
          </table:table-cell>
          <table:table-cell table:formula="of:=[.L661]/10" office:value-type="float" office:value="2196.6" calcext:value-type="float">
            <text:p>2196.6</text:p>
          </table:table-cell>
          <table:table-cell table:formula="of:=[.O661]/([.R661]-[.P661])" office:value-type="float" office:value="7.85402618008727" calcext:value-type="float">
            <text:p>7.85402618008727</text:p>
          </table:table-cell>
          <table:table-cell table:formula="of:=MIN([.M661];[.N66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62:.K662])" office:value-type="float" office:value="21966" calcext:value-type="float">
            <text:p>2196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83" calcext:value-type="float">
            <text:p>1983</text:p>
          </table:table-cell>
          <table:table-cell table:formula="of:=[.L662]/10" office:value-type="float" office:value="2196.6" calcext:value-type="float">
            <text:p>2196.6</text:p>
          </table:table-cell>
          <table:table-cell table:formula="of:=[.O662]/([.R662]-[.P662])" office:value-type="float" office:value="7.86592621975407" calcext:value-type="float">
            <text:p>7.86592621975407</text:p>
          </table:table-cell>
          <table:table-cell table:formula="of:=MIN([.M662];[.N66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63:.K663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86" calcext:value-type="float">
            <text:p>1986</text:p>
          </table:table-cell>
          <table:table-cell table:formula="of:=[.L663]/10" office:value-type="float" office:value="2196.3" calcext:value-type="float">
            <text:p>2196.3</text:p>
          </table:table-cell>
          <table:table-cell table:formula="of:=[.O663]/([.R663]-[.P663])" office:value-type="float" office:value="7.86846275752775" calcext:value-type="float">
            <text:p>7.86846275752775</text:p>
          </table:table-cell>
          <table:table-cell table:formula="of:=MIN([.M663];[.N66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64:.K664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89" calcext:value-type="float">
            <text:p>1989</text:p>
          </table:table-cell>
          <table:table-cell table:formula="of:=[.L664]/10" office:value-type="float" office:value="2196.3" calcext:value-type="float">
            <text:p>2196.3</text:p>
          </table:table-cell>
          <table:table-cell table:formula="of:=[.O664]/([.R664]-[.P664])" office:value-type="float" office:value="7.88034865293187" calcext:value-type="float">
            <text:p>7.88034865293187</text:p>
          </table:table-cell>
          <table:table-cell table:formula="of:=MIN([.M664];[.N66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65:.K665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92" calcext:value-type="float">
            <text:p>1992</text:p>
          </table:table-cell>
          <table:table-cell table:formula="of:=[.L665]/10" office:value-type="float" office:value="2196.3" calcext:value-type="float">
            <text:p>2196.3</text:p>
          </table:table-cell>
          <table:table-cell table:formula="of:=[.O665]/([.R665]-[.P665])" office:value-type="float" office:value="7.89223454833599" calcext:value-type="float">
            <text:p>7.89223454833599</text:p>
          </table:table-cell>
          <table:table-cell table:formula="of:=MIN([.M665];[.N66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66:.K666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95" calcext:value-type="float">
            <text:p>1995</text:p>
          </table:table-cell>
          <table:table-cell table:formula="of:=[.L666]/10" office:value-type="float" office:value="2196.3" calcext:value-type="float">
            <text:p>2196.3</text:p>
          </table:table-cell>
          <table:table-cell table:formula="of:=[.O666]/([.R666]-[.P666])" office:value-type="float" office:value="7.90412044374011" calcext:value-type="float">
            <text:p>7.90412044374011</text:p>
          </table:table-cell>
          <table:table-cell table:formula="of:=MIN([.M666];[.N66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67:.K667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1998" calcext:value-type="float">
            <text:p>1998</text:p>
          </table:table-cell>
          <table:table-cell table:formula="of:=[.L667]/10" office:value-type="float" office:value="2196.3" calcext:value-type="float">
            <text:p>2196.3</text:p>
          </table:table-cell>
          <table:table-cell table:formula="of:=[.O667]/([.R667]-[.P667])" office:value-type="float" office:value="7.91600633914423" calcext:value-type="float">
            <text:p>7.91600633914423</text:p>
          </table:table-cell>
          <table:table-cell table:formula="of:=MIN([.M667];[.N66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68:.K668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01" calcext:value-type="float">
            <text:p>2001</text:p>
          </table:table-cell>
          <table:table-cell table:formula="of:=[.L668]/10" office:value-type="float" office:value="2196.3" calcext:value-type="float">
            <text:p>2196.3</text:p>
          </table:table-cell>
          <table:table-cell table:formula="of:=[.O668]/([.R668]-[.P668])" office:value-type="float" office:value="7.92789223454835" calcext:value-type="float">
            <text:p>7.92789223454835</text:p>
          </table:table-cell>
          <table:table-cell table:formula="of:=MIN([.M668];[.N66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69:.K669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04" calcext:value-type="float">
            <text:p>2004</text:p>
          </table:table-cell>
          <table:table-cell table:formula="of:=[.L669]/10" office:value-type="float" office:value="2196.3" calcext:value-type="float">
            <text:p>2196.3</text:p>
          </table:table-cell>
          <table:table-cell table:formula="of:=[.O669]/([.R669]-[.P669])" office:value-type="float" office:value="7.93977812995247" calcext:value-type="float">
            <text:p>7.93977812995247</text:p>
          </table:table-cell>
          <table:table-cell table:formula="of:=MIN([.M669];[.N66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70:.K670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07" calcext:value-type="float">
            <text:p>2007</text:p>
          </table:table-cell>
          <table:table-cell table:formula="of:=[.L670]/10" office:value-type="float" office:value="2196.3" calcext:value-type="float">
            <text:p>2196.3</text:p>
          </table:table-cell>
          <table:table-cell table:formula="of:=[.O670]/([.R670]-[.P670])" office:value-type="float" office:value="7.95166402535659" calcext:value-type="float">
            <text:p>7.95166402535659</text:p>
          </table:table-cell>
          <table:table-cell table:formula="of:=MIN([.M670];[.N67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71:.K671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10" calcext:value-type="float">
            <text:p>2010</text:p>
          </table:table-cell>
          <table:table-cell table:formula="of:=[.L671]/10" office:value-type="float" office:value="2196.3" calcext:value-type="float">
            <text:p>2196.3</text:p>
          </table:table-cell>
          <table:table-cell table:formula="of:=[.O671]/([.R671]-[.P671])" office:value-type="float" office:value="7.96354992076071" calcext:value-type="float">
            <text:p>7.96354992076071</text:p>
          </table:table-cell>
          <table:table-cell table:formula="of:=MIN([.M671];[.N67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72:.K672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13" calcext:value-type="float">
            <text:p>2013</text:p>
          </table:table-cell>
          <table:table-cell table:formula="of:=[.L672]/10" office:value-type="float" office:value="2196.3" calcext:value-type="float">
            <text:p>2196.3</text:p>
          </table:table-cell>
          <table:table-cell table:formula="of:=[.O672]/([.R672]-[.P672])" office:value-type="float" office:value="7.97543581616483" calcext:value-type="float">
            <text:p>7.97543581616483</text:p>
          </table:table-cell>
          <table:table-cell table:formula="of:=MIN([.M672];[.N67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73:.K673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16" calcext:value-type="float">
            <text:p>2016</text:p>
          </table:table-cell>
          <table:table-cell table:formula="of:=[.L673]/10" office:value-type="float" office:value="2196.3" calcext:value-type="float">
            <text:p>2196.3</text:p>
          </table:table-cell>
          <table:table-cell table:formula="of:=[.O673]/([.R673]-[.P673])" office:value-type="float" office:value="7.98732171156895" calcext:value-type="float">
            <text:p>7.98732171156895</text:p>
          </table:table-cell>
          <table:table-cell table:formula="of:=MIN([.M673];[.N67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74:.K674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19" calcext:value-type="float">
            <text:p>2019</text:p>
          </table:table-cell>
          <table:table-cell table:formula="of:=[.L674]/10" office:value-type="float" office:value="2196.3" calcext:value-type="float">
            <text:p>2196.3</text:p>
          </table:table-cell>
          <table:table-cell table:formula="of:=[.O674]/([.R674]-[.P674])" office:value-type="float" office:value="7.99920760697307" calcext:value-type="float">
            <text:p>7.99920760697307</text:p>
          </table:table-cell>
          <table:table-cell table:formula="of:=MIN([.M674];[.N67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75:.K675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22" calcext:value-type="float">
            <text:p>2022</text:p>
          </table:table-cell>
          <table:table-cell table:formula="of:=[.L675]/10" office:value-type="float" office:value="2196.3" calcext:value-type="float">
            <text:p>2196.3</text:p>
          </table:table-cell>
          <table:table-cell table:formula="of:=[.O675]/([.R675]-[.P675])" office:value-type="float" office:value="8.01109350237719" calcext:value-type="float">
            <text:p>8.01109350237719</text:p>
          </table:table-cell>
          <table:table-cell table:formula="of:=MIN([.M675];[.N67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76:.K676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25" calcext:value-type="float">
            <text:p>2025</text:p>
          </table:table-cell>
          <table:table-cell table:formula="of:=[.L676]/10" office:value-type="float" office:value="2196.3" calcext:value-type="float">
            <text:p>2196.3</text:p>
          </table:table-cell>
          <table:table-cell table:formula="of:=[.O676]/([.R676]-[.P676])" office:value-type="float" office:value="8.02297939778131" calcext:value-type="float">
            <text:p>8.02297939778131</text:p>
          </table:table-cell>
          <table:table-cell table:formula="of:=MIN([.M676];[.N67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77:.K677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28" calcext:value-type="float">
            <text:p>2028</text:p>
          </table:table-cell>
          <table:table-cell table:formula="of:=[.L677]/10" office:value-type="float" office:value="2196.3" calcext:value-type="float">
            <text:p>2196.3</text:p>
          </table:table-cell>
          <table:table-cell table:formula="of:=[.O677]/([.R677]-[.P677])" office:value-type="float" office:value="8.03486529318543" calcext:value-type="float">
            <text:p>8.03486529318543</text:p>
          </table:table-cell>
          <table:table-cell table:formula="of:=MIN([.M677];[.N67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78:.K678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31" calcext:value-type="float">
            <text:p>2031</text:p>
          </table:table-cell>
          <table:table-cell table:formula="of:=[.L678]/10" office:value-type="float" office:value="2196.3" calcext:value-type="float">
            <text:p>2196.3</text:p>
          </table:table-cell>
          <table:table-cell table:formula="of:=[.O678]/([.R678]-[.P678])" office:value-type="float" office:value="8.04675118858955" calcext:value-type="float">
            <text:p>8.04675118858955</text:p>
          </table:table-cell>
          <table:table-cell table:formula="of:=MIN([.M678];[.N67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79:.K679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34" calcext:value-type="float">
            <text:p>2034</text:p>
          </table:table-cell>
          <table:table-cell table:formula="of:=[.L679]/10" office:value-type="float" office:value="2196.3" calcext:value-type="float">
            <text:p>2196.3</text:p>
          </table:table-cell>
          <table:table-cell table:formula="of:=[.O679]/([.R679]-[.P679])" office:value-type="float" office:value="8.05863708399367" calcext:value-type="float">
            <text:p>8.05863708399367</text:p>
          </table:table-cell>
          <table:table-cell table:formula="of:=MIN([.M679];[.N67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80:.K680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37" calcext:value-type="float">
            <text:p>2037</text:p>
          </table:table-cell>
          <table:table-cell table:formula="of:=[.L680]/10" office:value-type="float" office:value="2196.3" calcext:value-type="float">
            <text:p>2196.3</text:p>
          </table:table-cell>
          <table:table-cell table:formula="of:=[.O680]/([.R680]-[.P680])" office:value-type="float" office:value="8.07052297939779" calcext:value-type="float">
            <text:p>8.07052297939779</text:p>
          </table:table-cell>
          <table:table-cell table:formula="of:=MIN([.M680];[.N68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81:.K681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40" calcext:value-type="float">
            <text:p>2040</text:p>
          </table:table-cell>
          <table:table-cell table:formula="of:=[.L681]/10" office:value-type="float" office:value="2196.3" calcext:value-type="float">
            <text:p>2196.3</text:p>
          </table:table-cell>
          <table:table-cell table:formula="of:=[.O681]/([.R681]-[.P681])" office:value-type="float" office:value="8.08240887480191" calcext:value-type="float">
            <text:p>8.08240887480191</text:p>
          </table:table-cell>
          <table:table-cell table:formula="of:=MIN([.M681];[.N68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82:.K682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43" calcext:value-type="float">
            <text:p>2043</text:p>
          </table:table-cell>
          <table:table-cell table:formula="of:=[.L682]/10" office:value-type="float" office:value="2196.3" calcext:value-type="float">
            <text:p>2196.3</text:p>
          </table:table-cell>
          <table:table-cell table:formula="of:=[.O682]/([.R682]-[.P682])" office:value-type="float" office:value="8.09429477020603" calcext:value-type="float">
            <text:p>8.09429477020603</text:p>
          </table:table-cell>
          <table:table-cell table:formula="of:=MIN([.M682];[.N68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83:.K683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46" calcext:value-type="float">
            <text:p>2046</text:p>
          </table:table-cell>
          <table:table-cell table:formula="of:=[.L683]/10" office:value-type="float" office:value="2196.3" calcext:value-type="float">
            <text:p>2196.3</text:p>
          </table:table-cell>
          <table:table-cell table:formula="of:=[.O683]/([.R683]-[.P683])" office:value-type="float" office:value="8.10618066561015" calcext:value-type="float">
            <text:p>8.10618066561015</text:p>
          </table:table-cell>
          <table:table-cell table:formula="of:=MIN([.M683];[.N68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84:.K684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49" calcext:value-type="float">
            <text:p>2049</text:p>
          </table:table-cell>
          <table:table-cell table:formula="of:=[.L684]/10" office:value-type="float" office:value="2196.3" calcext:value-type="float">
            <text:p>2196.3</text:p>
          </table:table-cell>
          <table:table-cell table:formula="of:=[.O684]/([.R684]-[.P684])" office:value-type="float" office:value="8.11806656101427" calcext:value-type="float">
            <text:p>8.11806656101427</text:p>
          </table:table-cell>
          <table:table-cell table:formula="of:=MIN([.M684];[.N68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85:.K685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52" calcext:value-type="float">
            <text:p>2052</text:p>
          </table:table-cell>
          <table:table-cell table:formula="of:=[.L685]/10" office:value-type="float" office:value="2196.3" calcext:value-type="float">
            <text:p>2196.3</text:p>
          </table:table-cell>
          <table:table-cell table:formula="of:=[.O685]/([.R685]-[.P685])" office:value-type="float" office:value="8.1299524564184" calcext:value-type="float">
            <text:p>8.1299524564184</text:p>
          </table:table-cell>
          <table:table-cell table:formula="of:=MIN([.M685];[.N68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86:.K686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55" calcext:value-type="float">
            <text:p>2055</text:p>
          </table:table-cell>
          <table:table-cell table:formula="of:=[.L686]/10" office:value-type="float" office:value="2196.3" calcext:value-type="float">
            <text:p>2196.3</text:p>
          </table:table-cell>
          <table:table-cell table:formula="of:=[.O686]/([.R686]-[.P686])" office:value-type="float" office:value="8.14183835182252" calcext:value-type="float">
            <text:p>8.14183835182252</text:p>
          </table:table-cell>
          <table:table-cell table:formula="of:=MIN([.M686];[.N68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87:.K687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58" calcext:value-type="float">
            <text:p>2058</text:p>
          </table:table-cell>
          <table:table-cell table:formula="of:=[.L687]/10" office:value-type="float" office:value="2196.3" calcext:value-type="float">
            <text:p>2196.3</text:p>
          </table:table-cell>
          <table:table-cell table:formula="of:=[.O687]/([.R687]-[.P687])" office:value-type="float" office:value="8.15372424722664" calcext:value-type="float">
            <text:p>8.15372424722664</text:p>
          </table:table-cell>
          <table:table-cell table:formula="of:=MIN([.M687];[.N68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88:.K688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61" calcext:value-type="float">
            <text:p>2061</text:p>
          </table:table-cell>
          <table:table-cell table:formula="of:=[.L688]/10" office:value-type="float" office:value="2196.3" calcext:value-type="float">
            <text:p>2196.3</text:p>
          </table:table-cell>
          <table:table-cell table:formula="of:=[.O688]/([.R688]-[.P688])" office:value-type="float" office:value="8.16561014263076" calcext:value-type="float">
            <text:p>8.16561014263076</text:p>
          </table:table-cell>
          <table:table-cell table:formula="of:=MIN([.M688];[.N68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89:.K689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64" calcext:value-type="float">
            <text:p>2064</text:p>
          </table:table-cell>
          <table:table-cell table:formula="of:=[.L689]/10" office:value-type="float" office:value="2196.3" calcext:value-type="float">
            <text:p>2196.3</text:p>
          </table:table-cell>
          <table:table-cell table:formula="of:=[.O689]/([.R689]-[.P689])" office:value-type="float" office:value="8.17749603803488" calcext:value-type="float">
            <text:p>8.17749603803488</text:p>
          </table:table-cell>
          <table:table-cell table:formula="of:=MIN([.M689];[.N68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90:.K690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67" calcext:value-type="float">
            <text:p>2067</text:p>
          </table:table-cell>
          <table:table-cell table:formula="of:=[.L690]/10" office:value-type="float" office:value="2196.3" calcext:value-type="float">
            <text:p>2196.3</text:p>
          </table:table-cell>
          <table:table-cell table:formula="of:=[.O690]/([.R690]-[.P690])" office:value-type="float" office:value="8.189381933439" calcext:value-type="float">
            <text:p>8.189381933439</text:p>
          </table:table-cell>
          <table:table-cell table:formula="of:=MIN([.M690];[.N69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91:.K691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70" calcext:value-type="float">
            <text:p>2070</text:p>
          </table:table-cell>
          <table:table-cell table:formula="of:=[.L691]/10" office:value-type="float" office:value="2196.3" calcext:value-type="float">
            <text:p>2196.3</text:p>
          </table:table-cell>
          <table:table-cell table:formula="of:=[.O691]/([.R691]-[.P691])" office:value-type="float" office:value="8.20126782884312" calcext:value-type="float">
            <text:p>8.20126782884312</text:p>
          </table:table-cell>
          <table:table-cell table:formula="of:=MIN([.M691];[.N69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92:.K692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73" calcext:value-type="float">
            <text:p>2073</text:p>
          </table:table-cell>
          <table:table-cell table:formula="of:=[.L692]/10" office:value-type="float" office:value="2196.3" calcext:value-type="float">
            <text:p>2196.3</text:p>
          </table:table-cell>
          <table:table-cell table:formula="of:=[.O692]/([.R692]-[.P692])" office:value-type="float" office:value="8.21315372424724" calcext:value-type="float">
            <text:p>8.21315372424724</text:p>
          </table:table-cell>
          <table:table-cell table:formula="of:=MIN([.M692];[.N69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93:.K693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76" calcext:value-type="float">
            <text:p>2076</text:p>
          </table:table-cell>
          <table:table-cell table:formula="of:=[.L693]/10" office:value-type="float" office:value="2196.3" calcext:value-type="float">
            <text:p>2196.3</text:p>
          </table:table-cell>
          <table:table-cell table:formula="of:=[.O693]/([.R693]-[.P693])" office:value-type="float" office:value="8.22503961965136" calcext:value-type="float">
            <text:p>8.22503961965136</text:p>
          </table:table-cell>
          <table:table-cell table:formula="of:=MIN([.M693];[.N69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94:.K694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79" calcext:value-type="float">
            <text:p>2079</text:p>
          </table:table-cell>
          <table:table-cell table:formula="of:=[.L694]/10" office:value-type="float" office:value="2196.3" calcext:value-type="float">
            <text:p>2196.3</text:p>
          </table:table-cell>
          <table:table-cell table:formula="of:=[.O694]/([.R694]-[.P694])" office:value-type="float" office:value="8.23692551505548" calcext:value-type="float">
            <text:p>8.23692551505548</text:p>
          </table:table-cell>
          <table:table-cell table:formula="of:=MIN([.M694];[.N69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95:.K695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82" calcext:value-type="float">
            <text:p>2082</text:p>
          </table:table-cell>
          <table:table-cell table:formula="of:=[.L695]/10" office:value-type="float" office:value="2196.3" calcext:value-type="float">
            <text:p>2196.3</text:p>
          </table:table-cell>
          <table:table-cell table:formula="of:=[.O695]/([.R695]-[.P695])" office:value-type="float" office:value="8.2488114104596" calcext:value-type="float">
            <text:p>8.2488114104596</text:p>
          </table:table-cell>
          <table:table-cell table:formula="of:=MIN([.M695];[.N69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96:.K696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85" calcext:value-type="float">
            <text:p>2085</text:p>
          </table:table-cell>
          <table:table-cell table:formula="of:=[.L696]/10" office:value-type="float" office:value="2196.3" calcext:value-type="float">
            <text:p>2196.3</text:p>
          </table:table-cell>
          <table:table-cell table:formula="of:=[.O696]/([.R696]-[.P696])" office:value-type="float" office:value="8.26069730586372" calcext:value-type="float">
            <text:p>8.26069730586372</text:p>
          </table:table-cell>
          <table:table-cell table:formula="of:=MIN([.M696];[.N69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97:.K697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88" calcext:value-type="float">
            <text:p>2088</text:p>
          </table:table-cell>
          <table:table-cell table:formula="of:=[.L697]/10" office:value-type="float" office:value="2196.3" calcext:value-type="float">
            <text:p>2196.3</text:p>
          </table:table-cell>
          <table:table-cell table:formula="of:=[.O697]/([.R697]-[.P697])" office:value-type="float" office:value="8.27258320126784" calcext:value-type="float">
            <text:p>8.27258320126784</text:p>
          </table:table-cell>
          <table:table-cell table:formula="of:=MIN([.M697];[.N69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98:.K698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91" calcext:value-type="float">
            <text:p>2091</text:p>
          </table:table-cell>
          <table:table-cell table:formula="of:=[.L698]/10" office:value-type="float" office:value="2196.3" calcext:value-type="float">
            <text:p>2196.3</text:p>
          </table:table-cell>
          <table:table-cell table:formula="of:=[.O698]/([.R698]-[.P698])" office:value-type="float" office:value="8.28446909667196" calcext:value-type="float">
            <text:p>8.28446909667196</text:p>
          </table:table-cell>
          <table:table-cell table:formula="of:=MIN([.M698];[.N69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99:.K699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94" calcext:value-type="float">
            <text:p>2094</text:p>
          </table:table-cell>
          <table:table-cell table:formula="of:=[.L699]/10" office:value-type="float" office:value="2196.3" calcext:value-type="float">
            <text:p>2196.3</text:p>
          </table:table-cell>
          <table:table-cell table:formula="of:=[.O699]/([.R699]-[.P699])" office:value-type="float" office:value="8.29635499207608" calcext:value-type="float">
            <text:p>8.29635499207608</text:p>
          </table:table-cell>
          <table:table-cell table:formula="of:=MIN([.M699];[.N69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00:.K700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097" calcext:value-type="float">
            <text:p>2097</text:p>
          </table:table-cell>
          <table:table-cell table:formula="of:=[.L700]/10" office:value-type="float" office:value="2195.7" calcext:value-type="float">
            <text:p>2195.7</text:p>
          </table:table-cell>
          <table:table-cell table:formula="of:=[.O700]/([.R700]-[.P700])" office:value-type="float" office:value="8.28853754940712" calcext:value-type="float">
            <text:p>8.28853754940712</text:p>
          </table:table-cell>
          <table:table-cell table:formula="of:=MIN([.M700];[.N70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01:.K701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00" calcext:value-type="float">
            <text:p>2100</text:p>
          </table:table-cell>
          <table:table-cell table:formula="of:=[.L701]/10" office:value-type="float" office:value="2195.7" calcext:value-type="float">
            <text:p>2195.7</text:p>
          </table:table-cell>
          <table:table-cell table:formula="of:=[.O701]/([.R701]-[.P701])" office:value-type="float" office:value="8.300395256917" calcext:value-type="float">
            <text:p>8.300395256917</text:p>
          </table:table-cell>
          <table:table-cell table:formula="of:=MIN([.M701];[.N70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02:.K702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03" calcext:value-type="float">
            <text:p>2103</text:p>
          </table:table-cell>
          <table:table-cell table:formula="of:=[.L702]/10" office:value-type="float" office:value="2195.7" calcext:value-type="float">
            <text:p>2195.7</text:p>
          </table:table-cell>
          <table:table-cell table:formula="of:=[.O702]/([.R702]-[.P702])" office:value-type="float" office:value="8.31225296442688" calcext:value-type="float">
            <text:p>8.31225296442688</text:p>
          </table:table-cell>
          <table:table-cell table:formula="of:=MIN([.M702];[.N70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03:.K703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06" calcext:value-type="float">
            <text:p>2106</text:p>
          </table:table-cell>
          <table:table-cell table:formula="of:=[.L703]/10" office:value-type="float" office:value="2195.7" calcext:value-type="float">
            <text:p>2195.7</text:p>
          </table:table-cell>
          <table:table-cell table:formula="of:=[.O703]/([.R703]-[.P703])" office:value-type="float" office:value="8.32411067193676" calcext:value-type="float">
            <text:p>8.32411067193676</text:p>
          </table:table-cell>
          <table:table-cell table:formula="of:=MIN([.M703];[.N70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04:.K704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09" calcext:value-type="float">
            <text:p>2109</text:p>
          </table:table-cell>
          <table:table-cell table:formula="of:=[.L704]/10" office:value-type="float" office:value="2195.7" calcext:value-type="float">
            <text:p>2195.7</text:p>
          </table:table-cell>
          <table:table-cell table:formula="of:=[.O704]/([.R704]-[.P704])" office:value-type="float" office:value="8.33596837944664" calcext:value-type="float">
            <text:p>8.33596837944664</text:p>
          </table:table-cell>
          <table:table-cell table:formula="of:=MIN([.M704];[.N70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05:.K705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12" calcext:value-type="float">
            <text:p>2112</text:p>
          </table:table-cell>
          <table:table-cell table:formula="of:=[.L705]/10" office:value-type="float" office:value="2195.7" calcext:value-type="float">
            <text:p>2195.7</text:p>
          </table:table-cell>
          <table:table-cell table:formula="of:=[.O705]/([.R705]-[.P705])" office:value-type="float" office:value="8.34782608695652" calcext:value-type="float">
            <text:p>8.34782608695652</text:p>
          </table:table-cell>
          <table:table-cell table:formula="of:=MIN([.M705];[.N70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06:.K706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15" calcext:value-type="float">
            <text:p>2115</text:p>
          </table:table-cell>
          <table:table-cell table:formula="of:=[.L706]/10" office:value-type="float" office:value="2195.7" calcext:value-type="float">
            <text:p>2195.7</text:p>
          </table:table-cell>
          <table:table-cell table:formula="of:=[.O706]/([.R706]-[.P706])" office:value-type="float" office:value="8.3596837944664" calcext:value-type="float">
            <text:p>8.3596837944664</text:p>
          </table:table-cell>
          <table:table-cell table:formula="of:=MIN([.M706];[.N70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07:.K707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18" calcext:value-type="float">
            <text:p>2118</text:p>
          </table:table-cell>
          <table:table-cell table:formula="of:=[.L707]/10" office:value-type="float" office:value="2195.7" calcext:value-type="float">
            <text:p>2195.7</text:p>
          </table:table-cell>
          <table:table-cell table:formula="of:=[.O707]/([.R707]-[.P707])" office:value-type="float" office:value="8.37154150197629" calcext:value-type="float">
            <text:p>8.37154150197629</text:p>
          </table:table-cell>
          <table:table-cell table:formula="of:=MIN([.M707];[.N70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08:.K708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21" calcext:value-type="float">
            <text:p>2121</text:p>
          </table:table-cell>
          <table:table-cell table:formula="of:=[.L708]/10" office:value-type="float" office:value="2195.7" calcext:value-type="float">
            <text:p>2195.7</text:p>
          </table:table-cell>
          <table:table-cell table:formula="of:=[.O708]/([.R708]-[.P708])" office:value-type="float" office:value="8.38339920948617" calcext:value-type="float">
            <text:p>8.38339920948617</text:p>
          </table:table-cell>
          <table:table-cell table:formula="of:=MIN([.M708];[.N70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09:.K709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24" calcext:value-type="float">
            <text:p>2124</text:p>
          </table:table-cell>
          <table:table-cell table:formula="of:=[.L709]/10" office:value-type="float" office:value="2195.7" calcext:value-type="float">
            <text:p>2195.7</text:p>
          </table:table-cell>
          <table:table-cell table:formula="of:=[.O709]/([.R709]-[.P709])" office:value-type="float" office:value="8.39525691699605" calcext:value-type="float">
            <text:p>8.39525691699605</text:p>
          </table:table-cell>
          <table:table-cell table:formula="of:=MIN([.M709];[.N70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10:.K710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27" calcext:value-type="float">
            <text:p>2127</text:p>
          </table:table-cell>
          <table:table-cell table:formula="of:=[.L710]/10" office:value-type="float" office:value="2195.7" calcext:value-type="float">
            <text:p>2195.7</text:p>
          </table:table-cell>
          <table:table-cell table:formula="of:=[.O710]/([.R710]-[.P710])" office:value-type="float" office:value="8.40711462450593" calcext:value-type="float">
            <text:p>8.40711462450593</text:p>
          </table:table-cell>
          <table:table-cell table:formula="of:=MIN([.M710];[.N71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11:.K711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30" calcext:value-type="float">
            <text:p>2130</text:p>
          </table:table-cell>
          <table:table-cell table:formula="of:=[.L711]/10" office:value-type="float" office:value="2195.7" calcext:value-type="float">
            <text:p>2195.7</text:p>
          </table:table-cell>
          <table:table-cell table:formula="of:=[.O711]/([.R711]-[.P711])" office:value-type="float" office:value="8.41897233201581" calcext:value-type="float">
            <text:p>8.41897233201581</text:p>
          </table:table-cell>
          <table:table-cell table:formula="of:=MIN([.M711];[.N71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12:.K712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33" calcext:value-type="float">
            <text:p>2133</text:p>
          </table:table-cell>
          <table:table-cell table:formula="of:=[.L712]/10" office:value-type="float" office:value="2195.7" calcext:value-type="float">
            <text:p>2195.7</text:p>
          </table:table-cell>
          <table:table-cell table:formula="of:=[.O712]/([.R712]-[.P712])" office:value-type="float" office:value="8.43083003952569" calcext:value-type="float">
            <text:p>8.43083003952569</text:p>
          </table:table-cell>
          <table:table-cell table:formula="of:=MIN([.M712];[.N71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13:.K713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36" calcext:value-type="float">
            <text:p>2136</text:p>
          </table:table-cell>
          <table:table-cell table:formula="of:=[.L713]/10" office:value-type="float" office:value="2195.7" calcext:value-type="float">
            <text:p>2195.7</text:p>
          </table:table-cell>
          <table:table-cell table:formula="of:=[.O713]/([.R713]-[.P713])" office:value-type="float" office:value="8.44268774703557" calcext:value-type="float">
            <text:p>8.44268774703557</text:p>
          </table:table-cell>
          <table:table-cell table:formula="of:=MIN([.M713];[.N71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14:.K714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39" calcext:value-type="float">
            <text:p>2139</text:p>
          </table:table-cell>
          <table:table-cell table:formula="of:=[.L714]/10" office:value-type="float" office:value="2195.7" calcext:value-type="float">
            <text:p>2195.7</text:p>
          </table:table-cell>
          <table:table-cell table:formula="of:=[.O714]/([.R714]-[.P714])" office:value-type="float" office:value="8.45454545454546" calcext:value-type="float">
            <text:p>8.45454545454546</text:p>
          </table:table-cell>
          <table:table-cell table:formula="of:=MIN([.M714];[.N71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15:.K715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42" calcext:value-type="float">
            <text:p>2142</text:p>
          </table:table-cell>
          <table:table-cell table:formula="of:=[.L715]/10" office:value-type="float" office:value="2195.7" calcext:value-type="float">
            <text:p>2195.7</text:p>
          </table:table-cell>
          <table:table-cell table:formula="of:=[.O715]/([.R715]-[.P715])" office:value-type="float" office:value="8.46640316205534" calcext:value-type="float">
            <text:p>8.46640316205534</text:p>
          </table:table-cell>
          <table:table-cell table:formula="of:=MIN([.M715];[.N71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16:.K716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45" calcext:value-type="float">
            <text:p>2145</text:p>
          </table:table-cell>
          <table:table-cell table:formula="of:=[.L716]/10" office:value-type="float" office:value="2195.7" calcext:value-type="float">
            <text:p>2195.7</text:p>
          </table:table-cell>
          <table:table-cell table:formula="of:=[.O716]/([.R716]-[.P716])" office:value-type="float" office:value="8.47826086956522" calcext:value-type="float">
            <text:p>8.47826086956522</text:p>
          </table:table-cell>
          <table:table-cell table:formula="of:=MIN([.M716];[.N71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17:.K717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48" calcext:value-type="float">
            <text:p>2148</text:p>
          </table:table-cell>
          <table:table-cell table:formula="of:=[.L717]/10" office:value-type="float" office:value="2195.7" calcext:value-type="float">
            <text:p>2195.7</text:p>
          </table:table-cell>
          <table:table-cell table:formula="of:=[.O717]/([.R717]-[.P717])" office:value-type="float" office:value="8.4901185770751" calcext:value-type="float">
            <text:p>8.4901185770751</text:p>
          </table:table-cell>
          <table:table-cell table:formula="of:=MIN([.M717];[.N71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18:.K718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51" calcext:value-type="float">
            <text:p>2151</text:p>
          </table:table-cell>
          <table:table-cell table:formula="of:=[.L718]/10" office:value-type="float" office:value="2195.7" calcext:value-type="float">
            <text:p>2195.7</text:p>
          </table:table-cell>
          <table:table-cell table:formula="of:=[.O718]/([.R718]-[.P718])" office:value-type="float" office:value="8.50197628458498" calcext:value-type="float">
            <text:p>8.50197628458498</text:p>
          </table:table-cell>
          <table:table-cell table:formula="of:=MIN([.M718];[.N71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19:.K719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54" calcext:value-type="float">
            <text:p>2154</text:p>
          </table:table-cell>
          <table:table-cell table:formula="of:=[.L719]/10" office:value-type="float" office:value="2195.7" calcext:value-type="float">
            <text:p>2195.7</text:p>
          </table:table-cell>
          <table:table-cell table:formula="of:=[.O719]/([.R719]-[.P719])" office:value-type="float" office:value="8.51383399209486" calcext:value-type="float">
            <text:p>8.51383399209486</text:p>
          </table:table-cell>
          <table:table-cell table:formula="of:=MIN([.M719];[.N71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20:.K720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57" calcext:value-type="float">
            <text:p>2157</text:p>
          </table:table-cell>
          <table:table-cell table:formula="of:=[.L720]/10" office:value-type="float" office:value="2195.7" calcext:value-type="float">
            <text:p>2195.7</text:p>
          </table:table-cell>
          <table:table-cell table:formula="of:=[.O720]/([.R720]-[.P720])" office:value-type="float" office:value="8.52569169960474" calcext:value-type="float">
            <text:p>8.52569169960474</text:p>
          </table:table-cell>
          <table:table-cell table:formula="of:=MIN([.M720];[.N72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21:.K721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60" calcext:value-type="float">
            <text:p>2160</text:p>
          </table:table-cell>
          <table:table-cell table:formula="of:=[.L721]/10" office:value-type="float" office:value="2195.7" calcext:value-type="float">
            <text:p>2195.7</text:p>
          </table:table-cell>
          <table:table-cell table:formula="of:=[.O721]/([.R721]-[.P721])" office:value-type="float" office:value="8.53754940711463" calcext:value-type="float">
            <text:p>8.53754940711463</text:p>
          </table:table-cell>
          <table:table-cell table:formula="of:=MIN([.M721];[.N72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22:.K722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63" calcext:value-type="float">
            <text:p>2163</text:p>
          </table:table-cell>
          <table:table-cell table:formula="of:=[.L722]/10" office:value-type="float" office:value="2195.7" calcext:value-type="float">
            <text:p>2195.7</text:p>
          </table:table-cell>
          <table:table-cell table:formula="of:=[.O722]/([.R722]-[.P722])" office:value-type="float" office:value="8.54940711462451" calcext:value-type="float">
            <text:p>8.54940711462451</text:p>
          </table:table-cell>
          <table:table-cell table:formula="of:=MIN([.M722];[.N72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6" calcext:value-type="float">
            <text:p>225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23:.K723])" office:value-type="float" office:value="21954" calcext:value-type="float">
            <text:p>2195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66" calcext:value-type="float">
            <text:p>2166</text:p>
          </table:table-cell>
          <table:table-cell table:formula="of:=[.L723]/10" office:value-type="float" office:value="2195.4" calcext:value-type="float">
            <text:p>2195.4</text:p>
          </table:table-cell>
          <table:table-cell table:formula="of:=[.O723]/([.R723]-[.P723])" office:value-type="float" office:value="8.5511251480458" calcext:value-type="float">
            <text:p>8.5511251480458</text:p>
          </table:table-cell>
          <table:table-cell table:formula="of:=MIN([.M723];[.N72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6" calcext:value-type="float">
            <text:p>225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24:.K724])" office:value-type="float" office:value="21954" calcext:value-type="float">
            <text:p>2195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69" calcext:value-type="float">
            <text:p>2169</text:p>
          </table:table-cell>
          <table:table-cell table:formula="of:=[.L724]/10" office:value-type="float" office:value="2195.4" calcext:value-type="float">
            <text:p>2195.4</text:p>
          </table:table-cell>
          <table:table-cell table:formula="of:=[.O724]/([.R724]-[.P724])" office:value-type="float" office:value="8.56296881168576" calcext:value-type="float">
            <text:p>8.56296881168576</text:p>
          </table:table-cell>
          <table:table-cell table:formula="of:=MIN([.M724];[.N72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9" calcext:value-type="float">
            <text:p>224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25:.K725])" office:value-type="float" office:value="21947" calcext:value-type="float">
            <text:p>2194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72" calcext:value-type="float">
            <text:p>2172</text:p>
          </table:table-cell>
          <table:table-cell table:formula="of:=[.L725]/10" office:value-type="float" office:value="2194.7" calcext:value-type="float">
            <text:p>2194.7</text:p>
          </table:table-cell>
          <table:table-cell table:formula="of:=[.O725]/([.R725]-[.P725])" office:value-type="float" office:value="8.55118110236221" calcext:value-type="float">
            <text:p>8.55118110236221</text:p>
          </table:table-cell>
          <table:table-cell table:formula="of:=MIN([.M725];[.N72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9" calcext:value-type="float">
            <text:p>224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26:.K726])" office:value-type="float" office:value="21947" calcext:value-type="float">
            <text:p>2194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75" calcext:value-type="float">
            <text:p>2175</text:p>
          </table:table-cell>
          <table:table-cell table:formula="of:=[.L726]/10" office:value-type="float" office:value="2194.7" calcext:value-type="float">
            <text:p>2194.7</text:p>
          </table:table-cell>
          <table:table-cell table:formula="of:=[.O726]/([.R726]-[.P726])" office:value-type="float" office:value="8.56299212598425" calcext:value-type="float">
            <text:p>8.56299212598425</text:p>
          </table:table-cell>
          <table:table-cell table:formula="of:=MIN([.M726];[.N72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9" calcext:value-type="float">
            <text:p>224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27:.K727])" office:value-type="float" office:value="21947" calcext:value-type="float">
            <text:p>2194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78" calcext:value-type="float">
            <text:p>2178</text:p>
          </table:table-cell>
          <table:table-cell table:formula="of:=[.L727]/10" office:value-type="float" office:value="2194.7" calcext:value-type="float">
            <text:p>2194.7</text:p>
          </table:table-cell>
          <table:table-cell table:formula="of:=[.O727]/([.R727]-[.P727])" office:value-type="float" office:value="8.5748031496063" calcext:value-type="float">
            <text:p>8.5748031496063</text:p>
          </table:table-cell>
          <table:table-cell table:formula="of:=MIN([.M727];[.N72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9" calcext:value-type="float">
            <text:p>224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28:.K728])" office:value-type="float" office:value="21947" calcext:value-type="float">
            <text:p>2194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81" calcext:value-type="float">
            <text:p>2181</text:p>
          </table:table-cell>
          <table:table-cell table:formula="of:=[.L728]/10" office:value-type="float" office:value="2194.7" calcext:value-type="float">
            <text:p>2194.7</text:p>
          </table:table-cell>
          <table:table-cell table:formula="of:=[.O728]/([.R728]-[.P728])" office:value-type="float" office:value="8.58661417322835" calcext:value-type="float">
            <text:p>8.58661417322835</text:p>
          </table:table-cell>
          <table:table-cell table:formula="of:=MIN([.M728];[.N72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9" calcext:value-type="float">
            <text:p>224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29:.K729])" office:value-type="float" office:value="21947" calcext:value-type="float">
            <text:p>2194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84" calcext:value-type="float">
            <text:p>2184</text:p>
          </table:table-cell>
          <table:table-cell table:formula="of:=[.L729]/10" office:value-type="float" office:value="2194.7" calcext:value-type="float">
            <text:p>2194.7</text:p>
          </table:table-cell>
          <table:table-cell table:formula="of:=[.O729]/([.R729]-[.P729])" office:value-type="float" office:value="8.59842519685039" calcext:value-type="float">
            <text:p>8.59842519685039</text:p>
          </table:table-cell>
          <table:table-cell table:formula="of:=MIN([.M729];[.N72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9" calcext:value-type="float">
            <text:p>224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30:.K730])" office:value-type="float" office:value="21947" calcext:value-type="float">
            <text:p>2194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87" calcext:value-type="float">
            <text:p>2187</text:p>
          </table:table-cell>
          <table:table-cell table:formula="of:=[.L730]/10" office:value-type="float" office:value="2194.7" calcext:value-type="float">
            <text:p>2194.7</text:p>
          </table:table-cell>
          <table:table-cell table:formula="of:=[.O730]/([.R730]-[.P730])" office:value-type="float" office:value="8.61023622047244" calcext:value-type="float">
            <text:p>8.61023622047244</text:p>
          </table:table-cell>
          <table:table-cell table:formula="of:=MIN([.M730];[.N73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9" calcext:value-type="float">
            <text:p>224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31:.K731])" office:value-type="float" office:value="21947" calcext:value-type="float">
            <text:p>2194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90" calcext:value-type="float">
            <text:p>2190</text:p>
          </table:table-cell>
          <table:table-cell table:formula="of:=[.L731]/10" office:value-type="float" office:value="2194.7" calcext:value-type="float">
            <text:p>2194.7</text:p>
          </table:table-cell>
          <table:table-cell table:formula="of:=[.O731]/([.R731]-[.P731])" office:value-type="float" office:value="8.62204724409449" calcext:value-type="float">
            <text:p>8.62204724409449</text:p>
          </table:table-cell>
          <table:table-cell table:formula="of:=MIN([.M731];[.N73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32:.K732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93" calcext:value-type="float">
            <text:p>2193</text:p>
          </table:table-cell>
          <table:table-cell table:formula="of:=[.L732]/10" office:value-type="float" office:value="2194.4" calcext:value-type="float">
            <text:p>2194.4</text:p>
          </table:table-cell>
          <table:table-cell table:formula="of:=[.O732]/([.R732]-[.P732])" office:value-type="float" office:value="8.62367282736926" calcext:value-type="float">
            <text:p>8.62367282736926</text:p>
          </table:table-cell>
          <table:table-cell table:formula="of:=MIN([.M732];[.N73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33:.K733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96" calcext:value-type="float">
            <text:p>2196</text:p>
          </table:table-cell>
          <table:table-cell table:formula="of:=[.L733]/10" office:value-type="float" office:value="2194.4" calcext:value-type="float">
            <text:p>2194.4</text:p>
          </table:table-cell>
          <table:table-cell table:formula="of:=[.O733]/([.R733]-[.P733])" office:value-type="float" office:value="8.63546991742038" calcext:value-type="float">
            <text:p>8.63546991742038</text:p>
          </table:table-cell>
          <table:table-cell table:formula="of:=MIN([.M733];[.N73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34:.K734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199" calcext:value-type="float">
            <text:p>2199</text:p>
          </table:table-cell>
          <table:table-cell table:formula="of:=[.L734]/10" office:value-type="float" office:value="2194.4" calcext:value-type="float">
            <text:p>2194.4</text:p>
          </table:table-cell>
          <table:table-cell table:formula="of:=[.O734]/([.R734]-[.P734])" office:value-type="float" office:value="8.6472670074715" calcext:value-type="float">
            <text:p>8.6472670074715</text:p>
          </table:table-cell>
          <table:table-cell table:formula="of:=MIN([.M734];[.N73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35:.K735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02" calcext:value-type="float">
            <text:p>2202</text:p>
          </table:table-cell>
          <table:table-cell table:formula="of:=[.L735]/10" office:value-type="float" office:value="2194.4" calcext:value-type="float">
            <text:p>2194.4</text:p>
          </table:table-cell>
          <table:table-cell table:formula="of:=[.O735]/([.R735]-[.P735])" office:value-type="float" office:value="8.65906409752262" calcext:value-type="float">
            <text:p>8.65906409752262</text:p>
          </table:table-cell>
          <table:table-cell table:formula="of:=MIN([.M735];[.N73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36:.K736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05" calcext:value-type="float">
            <text:p>2205</text:p>
          </table:table-cell>
          <table:table-cell table:formula="of:=[.L736]/10" office:value-type="float" office:value="2194.4" calcext:value-type="float">
            <text:p>2194.4</text:p>
          </table:table-cell>
          <table:table-cell table:formula="of:=[.O736]/([.R736]-[.P736])" office:value-type="float" office:value="8.67086118757374" calcext:value-type="float">
            <text:p>8.67086118757374</text:p>
          </table:table-cell>
          <table:table-cell table:formula="of:=MIN([.M736];[.N73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37:.K737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08" calcext:value-type="float">
            <text:p>2208</text:p>
          </table:table-cell>
          <table:table-cell table:formula="of:=[.L737]/10" office:value-type="float" office:value="2194.4" calcext:value-type="float">
            <text:p>2194.4</text:p>
          </table:table-cell>
          <table:table-cell table:formula="of:=[.O737]/([.R737]-[.P737])" office:value-type="float" office:value="8.68265827762486" calcext:value-type="float">
            <text:p>8.68265827762486</text:p>
          </table:table-cell>
          <table:table-cell table:formula="of:=MIN([.M737];[.N73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38:.K738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11" calcext:value-type="float">
            <text:p>2211</text:p>
          </table:table-cell>
          <table:table-cell table:formula="of:=[.L738]/10" office:value-type="float" office:value="2194.4" calcext:value-type="float">
            <text:p>2194.4</text:p>
          </table:table-cell>
          <table:table-cell table:formula="of:=[.O738]/([.R738]-[.P738])" office:value-type="float" office:value="8.69445536767598" calcext:value-type="float">
            <text:p>8.69445536767598</text:p>
          </table:table-cell>
          <table:table-cell table:formula="of:=MIN([.M738];[.N73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39:.K739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14" calcext:value-type="float">
            <text:p>2214</text:p>
          </table:table-cell>
          <table:table-cell table:formula="of:=[.L739]/10" office:value-type="float" office:value="2194.4" calcext:value-type="float">
            <text:p>2194.4</text:p>
          </table:table-cell>
          <table:table-cell table:formula="of:=[.O739]/([.R739]-[.P739])" office:value-type="float" office:value="8.7062524577271" calcext:value-type="float">
            <text:p>8.7062524577271</text:p>
          </table:table-cell>
          <table:table-cell table:formula="of:=MIN([.M739];[.N73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40:.K740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17" calcext:value-type="float">
            <text:p>2217</text:p>
          </table:table-cell>
          <table:table-cell table:formula="of:=[.L740]/10" office:value-type="float" office:value="2194.4" calcext:value-type="float">
            <text:p>2194.4</text:p>
          </table:table-cell>
          <table:table-cell table:formula="of:=[.O740]/([.R740]-[.P740])" office:value-type="float" office:value="8.71804954777822" calcext:value-type="float">
            <text:p>8.71804954777822</text:p>
          </table:table-cell>
          <table:table-cell table:formula="of:=MIN([.M740];[.N74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41:.K741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20" calcext:value-type="float">
            <text:p>2220</text:p>
          </table:table-cell>
          <table:table-cell table:formula="of:=[.L741]/10" office:value-type="float" office:value="2194.4" calcext:value-type="float">
            <text:p>2194.4</text:p>
          </table:table-cell>
          <table:table-cell table:formula="of:=[.O741]/([.R741]-[.P741])" office:value-type="float" office:value="8.72984663782935" calcext:value-type="float">
            <text:p>8.72984663782935</text:p>
          </table:table-cell>
          <table:table-cell table:formula="of:=MIN([.M741];[.N74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42:.K742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23" calcext:value-type="float">
            <text:p>2223</text:p>
          </table:table-cell>
          <table:table-cell table:formula="of:=[.L742]/10" office:value-type="float" office:value="2194.4" calcext:value-type="float">
            <text:p>2194.4</text:p>
          </table:table-cell>
          <table:table-cell table:formula="of:=[.O742]/([.R742]-[.P742])" office:value-type="float" office:value="8.74164372788047" calcext:value-type="float">
            <text:p>8.74164372788047</text:p>
          </table:table-cell>
          <table:table-cell table:formula="of:=MIN([.M742];[.N74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43:.K743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26" calcext:value-type="float">
            <text:p>2226</text:p>
          </table:table-cell>
          <table:table-cell table:formula="of:=[.L743]/10" office:value-type="float" office:value="2194.4" calcext:value-type="float">
            <text:p>2194.4</text:p>
          </table:table-cell>
          <table:table-cell table:formula="of:=[.O743]/([.R743]-[.P743])" office:value-type="float" office:value="8.75344081793159" calcext:value-type="float">
            <text:p>8.75344081793159</text:p>
          </table:table-cell>
          <table:table-cell table:formula="of:=MIN([.M743];[.N74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44:.K744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29" calcext:value-type="float">
            <text:p>2229</text:p>
          </table:table-cell>
          <table:table-cell table:formula="of:=[.L744]/10" office:value-type="float" office:value="2194.4" calcext:value-type="float">
            <text:p>2194.4</text:p>
          </table:table-cell>
          <table:table-cell table:formula="of:=[.O744]/([.R744]-[.P744])" office:value-type="float" office:value="8.76523790798271" calcext:value-type="float">
            <text:p>8.76523790798271</text:p>
          </table:table-cell>
          <table:table-cell table:formula="of:=MIN([.M744];[.N74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45:.K745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32" calcext:value-type="float">
            <text:p>2232</text:p>
          </table:table-cell>
          <table:table-cell table:formula="of:=[.L745]/10" office:value-type="float" office:value="2194.4" calcext:value-type="float">
            <text:p>2194.4</text:p>
          </table:table-cell>
          <table:table-cell table:formula="of:=[.O745]/([.R745]-[.P745])" office:value-type="float" office:value="8.77703499803383" calcext:value-type="float">
            <text:p>8.77703499803383</text:p>
          </table:table-cell>
          <table:table-cell table:formula="of:=MIN([.M745];[.N74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46:.K746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35" calcext:value-type="float">
            <text:p>2235</text:p>
          </table:table-cell>
          <table:table-cell table:formula="of:=[.L746]/10" office:value-type="float" office:value="2194.4" calcext:value-type="float">
            <text:p>2194.4</text:p>
          </table:table-cell>
          <table:table-cell table:formula="of:=[.O746]/([.R746]-[.P746])" office:value-type="float" office:value="8.78883208808495" calcext:value-type="float">
            <text:p>8.78883208808495</text:p>
          </table:table-cell>
          <table:table-cell table:formula="of:=MIN([.M746];[.N74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47:.K747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38" calcext:value-type="float">
            <text:p>2238</text:p>
          </table:table-cell>
          <table:table-cell table:formula="of:=[.L747]/10" office:value-type="float" office:value="2194.4" calcext:value-type="float">
            <text:p>2194.4</text:p>
          </table:table-cell>
          <table:table-cell table:formula="of:=[.O747]/([.R747]-[.P747])" office:value-type="float" office:value="8.80062917813607" calcext:value-type="float">
            <text:p>8.80062917813607</text:p>
          </table:table-cell>
          <table:table-cell table:formula="of:=MIN([.M747];[.N74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48:.K748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41" calcext:value-type="float">
            <text:p>2241</text:p>
          </table:table-cell>
          <table:table-cell table:formula="of:=[.L748]/10" office:value-type="float" office:value="2194.4" calcext:value-type="float">
            <text:p>2194.4</text:p>
          </table:table-cell>
          <table:table-cell table:formula="of:=[.O748]/([.R748]-[.P748])" office:value-type="float" office:value="8.81242626818719" calcext:value-type="float">
            <text:p>8.81242626818719</text:p>
          </table:table-cell>
          <table:table-cell table:formula="of:=MIN([.M748];[.N74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49:.K749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44" calcext:value-type="float">
            <text:p>2244</text:p>
          </table:table-cell>
          <table:table-cell table:formula="of:=[.L749]/10" office:value-type="float" office:value="2194.4" calcext:value-type="float">
            <text:p>2194.4</text:p>
          </table:table-cell>
          <table:table-cell table:formula="of:=[.O749]/([.R749]-[.P749])" office:value-type="float" office:value="8.82422335823831" calcext:value-type="float">
            <text:p>8.82422335823831</text:p>
          </table:table-cell>
          <table:table-cell table:formula="of:=MIN([.M749];[.N74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50:.K750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47" calcext:value-type="float">
            <text:p>2247</text:p>
          </table:table-cell>
          <table:table-cell table:formula="of:=[.L750]/10" office:value-type="float" office:value="2194.4" calcext:value-type="float">
            <text:p>2194.4</text:p>
          </table:table-cell>
          <table:table-cell table:formula="of:=[.O750]/([.R750]-[.P750])" office:value-type="float" office:value="8.83602044828943" calcext:value-type="float">
            <text:p>8.83602044828943</text:p>
          </table:table-cell>
          <table:table-cell table:formula="of:=MIN([.M750];[.N75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51:.K751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50" calcext:value-type="float">
            <text:p>2250</text:p>
          </table:table-cell>
          <table:table-cell table:formula="of:=[.L751]/10" office:value-type="float" office:value="2194.4" calcext:value-type="float">
            <text:p>2194.4</text:p>
          </table:table-cell>
          <table:table-cell table:formula="of:=[.O751]/([.R751]-[.P751])" office:value-type="float" office:value="8.84781753834055" calcext:value-type="float">
            <text:p>8.84781753834055</text:p>
          </table:table-cell>
          <table:table-cell table:formula="of:=MIN([.M751];[.N75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52:.K752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53" calcext:value-type="float">
            <text:p>2253</text:p>
          </table:table-cell>
          <table:table-cell table:formula="of:=[.L752]/10" office:value-type="float" office:value="2194.4" calcext:value-type="float">
            <text:p>2194.4</text:p>
          </table:table-cell>
          <table:table-cell table:formula="of:=[.O752]/([.R752]-[.P752])" office:value-type="float" office:value="8.85961462839167" calcext:value-type="float">
            <text:p>8.85961462839167</text:p>
          </table:table-cell>
          <table:table-cell table:formula="of:=MIN([.M752];[.N75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53:.K753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56" calcext:value-type="float">
            <text:p>2256</text:p>
          </table:table-cell>
          <table:table-cell table:formula="of:=[.L753]/10" office:value-type="float" office:value="2194.4" calcext:value-type="float">
            <text:p>2194.4</text:p>
          </table:table-cell>
          <table:table-cell table:formula="of:=[.O753]/([.R753]-[.P753])" office:value-type="float" office:value="8.87141171844279" calcext:value-type="float">
            <text:p>8.87141171844279</text:p>
          </table:table-cell>
          <table:table-cell table:formula="of:=MIN([.M753];[.N75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54:.K754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59" calcext:value-type="float">
            <text:p>2259</text:p>
          </table:table-cell>
          <table:table-cell table:formula="of:=[.L754]/10" office:value-type="float" office:value="2194.4" calcext:value-type="float">
            <text:p>2194.4</text:p>
          </table:table-cell>
          <table:table-cell table:formula="of:=[.O754]/([.R754]-[.P754])" office:value-type="float" office:value="8.88320880849392" calcext:value-type="float">
            <text:p>8.88320880849392</text:p>
          </table:table-cell>
          <table:table-cell table:formula="of:=MIN([.M754];[.N75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55:.K755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62" calcext:value-type="float">
            <text:p>2262</text:p>
          </table:table-cell>
          <table:table-cell table:formula="of:=[.L755]/10" office:value-type="float" office:value="2194.4" calcext:value-type="float">
            <text:p>2194.4</text:p>
          </table:table-cell>
          <table:table-cell table:formula="of:=[.O755]/([.R755]-[.P755])" office:value-type="float" office:value="8.89500589854504" calcext:value-type="float">
            <text:p>8.89500589854504</text:p>
          </table:table-cell>
          <table:table-cell table:formula="of:=MIN([.M755];[.N75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56:.K756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65" calcext:value-type="float">
            <text:p>2265</text:p>
          </table:table-cell>
          <table:table-cell table:formula="of:=[.L756]/10" office:value-type="float" office:value="2194.4" calcext:value-type="float">
            <text:p>2194.4</text:p>
          </table:table-cell>
          <table:table-cell table:formula="of:=[.O756]/([.R756]-[.P756])" office:value-type="float" office:value="8.90680298859616" calcext:value-type="float">
            <text:p>8.90680298859616</text:p>
          </table:table-cell>
          <table:table-cell table:formula="of:=MIN([.M756];[.N75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57:.K757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68" calcext:value-type="float">
            <text:p>2268</text:p>
          </table:table-cell>
          <table:table-cell table:formula="of:=[.L757]/10" office:value-type="float" office:value="2194.4" calcext:value-type="float">
            <text:p>2194.4</text:p>
          </table:table-cell>
          <table:table-cell table:formula="of:=[.O757]/([.R757]-[.P757])" office:value-type="float" office:value="8.91860007864728" calcext:value-type="float">
            <text:p>8.91860007864728</text:p>
          </table:table-cell>
          <table:table-cell table:formula="of:=MIN([.M757];[.N75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58:.K758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71" calcext:value-type="float">
            <text:p>2271</text:p>
          </table:table-cell>
          <table:table-cell table:formula="of:=[.L758]/10" office:value-type="float" office:value="2194.4" calcext:value-type="float">
            <text:p>2194.4</text:p>
          </table:table-cell>
          <table:table-cell table:formula="of:=[.O758]/([.R758]-[.P758])" office:value-type="float" office:value="8.9303971686984" calcext:value-type="float">
            <text:p>8.9303971686984</text:p>
          </table:table-cell>
          <table:table-cell table:formula="of:=MIN([.M758];[.N75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59:.K759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74" calcext:value-type="float">
            <text:p>2274</text:p>
          </table:table-cell>
          <table:table-cell table:formula="of:=[.L759]/10" office:value-type="float" office:value="2194.4" calcext:value-type="float">
            <text:p>2194.4</text:p>
          </table:table-cell>
          <table:table-cell table:formula="of:=[.O759]/([.R759]-[.P759])" office:value-type="float" office:value="8.94219425874952" calcext:value-type="float">
            <text:p>8.94219425874952</text:p>
          </table:table-cell>
          <table:table-cell table:formula="of:=MIN([.M759];[.N75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60:.K760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77" calcext:value-type="float">
            <text:p>2277</text:p>
          </table:table-cell>
          <table:table-cell table:formula="of:=[.L760]/10" office:value-type="float" office:value="2194.4" calcext:value-type="float">
            <text:p>2194.4</text:p>
          </table:table-cell>
          <table:table-cell table:formula="of:=[.O760]/([.R760]-[.P760])" office:value-type="float" office:value="8.95399134880064" calcext:value-type="float">
            <text:p>8.95399134880064</text:p>
          </table:table-cell>
          <table:table-cell table:formula="of:=MIN([.M760];[.N76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61:.K761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80" calcext:value-type="float">
            <text:p>2280</text:p>
          </table:table-cell>
          <table:table-cell table:formula="of:=[.L761]/10" office:value-type="float" office:value="2194.4" calcext:value-type="float">
            <text:p>2194.4</text:p>
          </table:table-cell>
          <table:table-cell table:formula="of:=[.O761]/([.R761]-[.P761])" office:value-type="float" office:value="8.96578843885176" calcext:value-type="float">
            <text:p>8.96578843885176</text:p>
          </table:table-cell>
          <table:table-cell table:formula="of:=MIN([.M761];[.N76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62:.K762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83" calcext:value-type="float">
            <text:p>2283</text:p>
          </table:table-cell>
          <table:table-cell table:formula="of:=[.L762]/10" office:value-type="float" office:value="2194.4" calcext:value-type="float">
            <text:p>2194.4</text:p>
          </table:table-cell>
          <table:table-cell table:formula="of:=[.O762]/([.R762]-[.P762])" office:value-type="float" office:value="8.97758552890288" calcext:value-type="float">
            <text:p>8.97758552890288</text:p>
          </table:table-cell>
          <table:table-cell table:formula="of:=MIN([.M762];[.N76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63:.K763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86" calcext:value-type="float">
            <text:p>2286</text:p>
          </table:table-cell>
          <table:table-cell table:formula="of:=[.L763]/10" office:value-type="float" office:value="2194.4" calcext:value-type="float">
            <text:p>2194.4</text:p>
          </table:table-cell>
          <table:table-cell table:formula="of:=[.O763]/([.R763]-[.P763])" office:value-type="float" office:value="8.989382618954" calcext:value-type="float">
            <text:p>8.989382618954</text:p>
          </table:table-cell>
          <table:table-cell table:formula="of:=MIN([.M763];[.N76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64:.K764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89" calcext:value-type="float">
            <text:p>2289</text:p>
          </table:table-cell>
          <table:table-cell table:formula="of:=[.L764]/10" office:value-type="float" office:value="2194.4" calcext:value-type="float">
            <text:p>2194.4</text:p>
          </table:table-cell>
          <table:table-cell table:formula="of:=[.O764]/([.R764]-[.P764])" office:value-type="float" office:value="9.00117970900512" calcext:value-type="float">
            <text:p>9.00117970900512</text:p>
          </table:table-cell>
          <table:table-cell table:formula="of:=MIN([.M764];[.N76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65:.K765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92" calcext:value-type="float">
            <text:p>2292</text:p>
          </table:table-cell>
          <table:table-cell table:formula="of:=[.L765]/10" office:value-type="float" office:value="2194.4" calcext:value-type="float">
            <text:p>2194.4</text:p>
          </table:table-cell>
          <table:table-cell table:formula="of:=[.O765]/([.R765]-[.P765])" office:value-type="float" office:value="9.01297679905624" calcext:value-type="float">
            <text:p>9.01297679905624</text:p>
          </table:table-cell>
          <table:table-cell table:formula="of:=MIN([.M765];[.N76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66:.K766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95" calcext:value-type="float">
            <text:p>2295</text:p>
          </table:table-cell>
          <table:table-cell table:formula="of:=[.L766]/10" office:value-type="float" office:value="2194.4" calcext:value-type="float">
            <text:p>2194.4</text:p>
          </table:table-cell>
          <table:table-cell table:formula="of:=[.O766]/([.R766]-[.P766])" office:value-type="float" office:value="9.02477388910736" calcext:value-type="float">
            <text:p>9.02477388910736</text:p>
          </table:table-cell>
          <table:table-cell table:formula="of:=MIN([.M766];[.N76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67:.K767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298" calcext:value-type="float">
            <text:p>2298</text:p>
          </table:table-cell>
          <table:table-cell table:formula="of:=[.L767]/10" office:value-type="float" office:value="2194.4" calcext:value-type="float">
            <text:p>2194.4</text:p>
          </table:table-cell>
          <table:table-cell table:formula="of:=[.O767]/([.R767]-[.P767])" office:value-type="float" office:value="9.03657097915848" calcext:value-type="float">
            <text:p>9.03657097915848</text:p>
          </table:table-cell>
          <table:table-cell table:formula="of:=MIN([.M767];[.N76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68:.K768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01" calcext:value-type="float">
            <text:p>2301</text:p>
          </table:table-cell>
          <table:table-cell table:formula="of:=[.L768]/10" office:value-type="float" office:value="2194.4" calcext:value-type="float">
            <text:p>2194.4</text:p>
          </table:table-cell>
          <table:table-cell table:formula="of:=[.O768]/([.R768]-[.P768])" office:value-type="float" office:value="9.04836806920961" calcext:value-type="float">
            <text:p>9.04836806920961</text:p>
          </table:table-cell>
          <table:table-cell table:formula="of:=MIN([.M768];[.N76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69:.K769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04" calcext:value-type="float">
            <text:p>2304</text:p>
          </table:table-cell>
          <table:table-cell table:formula="of:=[.L769]/10" office:value-type="float" office:value="2194.4" calcext:value-type="float">
            <text:p>2194.4</text:p>
          </table:table-cell>
          <table:table-cell table:formula="of:=[.O769]/([.R769]-[.P769])" office:value-type="float" office:value="9.06016515926073" calcext:value-type="float">
            <text:p>9.06016515926073</text:p>
          </table:table-cell>
          <table:table-cell table:formula="of:=MIN([.M769];[.N76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70:.K770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07" calcext:value-type="float">
            <text:p>2307</text:p>
          </table:table-cell>
          <table:table-cell table:formula="of:=[.L770]/10" office:value-type="float" office:value="2194.2" calcext:value-type="float">
            <text:p>2194.2</text:p>
          </table:table-cell>
          <table:table-cell table:formula="of:=[.O770]/([.R770]-[.P770])" office:value-type="float" office:value="9.06483300589391" calcext:value-type="float">
            <text:p>9.06483300589391</text:p>
          </table:table-cell>
          <table:table-cell table:formula="of:=MIN([.M770];[.N77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71:.K771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10" calcext:value-type="float">
            <text:p>2310</text:p>
          </table:table-cell>
          <table:table-cell table:formula="of:=[.L771]/10" office:value-type="float" office:value="2194.2" calcext:value-type="float">
            <text:p>2194.2</text:p>
          </table:table-cell>
          <table:table-cell table:formula="of:=[.O771]/([.R771]-[.P771])" office:value-type="float" office:value="9.07662082514735" calcext:value-type="float">
            <text:p>9.07662082514735</text:p>
          </table:table-cell>
          <table:table-cell table:formula="of:=MIN([.M771];[.N77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72:.K772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13" calcext:value-type="float">
            <text:p>2313</text:p>
          </table:table-cell>
          <table:table-cell table:formula="of:=[.L772]/10" office:value-type="float" office:value="2194.2" calcext:value-type="float">
            <text:p>2194.2</text:p>
          </table:table-cell>
          <table:table-cell table:formula="of:=[.O772]/([.R772]-[.P772])" office:value-type="float" office:value="9.08840864440079" calcext:value-type="float">
            <text:p>9.08840864440079</text:p>
          </table:table-cell>
          <table:table-cell table:formula="of:=MIN([.M772];[.N77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73:.K773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16" calcext:value-type="float">
            <text:p>2316</text:p>
          </table:table-cell>
          <table:table-cell table:formula="of:=[.L773]/10" office:value-type="float" office:value="2194.2" calcext:value-type="float">
            <text:p>2194.2</text:p>
          </table:table-cell>
          <table:table-cell table:formula="of:=[.O773]/([.R773]-[.P773])" office:value-type="float" office:value="9.10019646365423" calcext:value-type="float">
            <text:p>9.10019646365423</text:p>
          </table:table-cell>
          <table:table-cell table:formula="of:=MIN([.M773];[.N77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74:.K774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19" calcext:value-type="float">
            <text:p>2319</text:p>
          </table:table-cell>
          <table:table-cell table:formula="of:=[.L774]/10" office:value-type="float" office:value="2194.2" calcext:value-type="float">
            <text:p>2194.2</text:p>
          </table:table-cell>
          <table:table-cell table:formula="of:=[.O774]/([.R774]-[.P774])" office:value-type="float" office:value="9.11198428290766" calcext:value-type="float">
            <text:p>9.11198428290766</text:p>
          </table:table-cell>
          <table:table-cell table:formula="of:=MIN([.M774];[.N77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75:.K775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22" calcext:value-type="float">
            <text:p>2322</text:p>
          </table:table-cell>
          <table:table-cell table:formula="of:=[.L775]/10" office:value-type="float" office:value="2194.2" calcext:value-type="float">
            <text:p>2194.2</text:p>
          </table:table-cell>
          <table:table-cell table:formula="of:=[.O775]/([.R775]-[.P775])" office:value-type="float" office:value="9.1237721021611" calcext:value-type="float">
            <text:p>9.1237721021611</text:p>
          </table:table-cell>
          <table:table-cell table:formula="of:=MIN([.M775];[.N77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76:.K776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25" calcext:value-type="float">
            <text:p>2325</text:p>
          </table:table-cell>
          <table:table-cell table:formula="of:=[.L776]/10" office:value-type="float" office:value="2194.2" calcext:value-type="float">
            <text:p>2194.2</text:p>
          </table:table-cell>
          <table:table-cell table:formula="of:=[.O776]/([.R776]-[.P776])" office:value-type="float" office:value="9.13555992141454" calcext:value-type="float">
            <text:p>9.13555992141454</text:p>
          </table:table-cell>
          <table:table-cell table:formula="of:=MIN([.M776];[.N77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77:.K777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28" calcext:value-type="float">
            <text:p>2328</text:p>
          </table:table-cell>
          <table:table-cell table:formula="of:=[.L777]/10" office:value-type="float" office:value="2194.2" calcext:value-type="float">
            <text:p>2194.2</text:p>
          </table:table-cell>
          <table:table-cell table:formula="of:=[.O777]/([.R777]-[.P777])" office:value-type="float" office:value="9.14734774066798" calcext:value-type="float">
            <text:p>9.14734774066798</text:p>
          </table:table-cell>
          <table:table-cell table:formula="of:=MIN([.M777];[.N77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78:.K778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31" calcext:value-type="float">
            <text:p>2331</text:p>
          </table:table-cell>
          <table:table-cell table:formula="of:=[.L778]/10" office:value-type="float" office:value="2194.2" calcext:value-type="float">
            <text:p>2194.2</text:p>
          </table:table-cell>
          <table:table-cell table:formula="of:=[.O778]/([.R778]-[.P778])" office:value-type="float" office:value="9.15913555992142" calcext:value-type="float">
            <text:p>9.15913555992142</text:p>
          </table:table-cell>
          <table:table-cell table:formula="of:=MIN([.M778];[.N77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79:.K779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34" calcext:value-type="float">
            <text:p>2334</text:p>
          </table:table-cell>
          <table:table-cell table:formula="of:=[.L779]/10" office:value-type="float" office:value="2194.2" calcext:value-type="float">
            <text:p>2194.2</text:p>
          </table:table-cell>
          <table:table-cell table:formula="of:=[.O779]/([.R779]-[.P779])" office:value-type="float" office:value="9.17092337917485" calcext:value-type="float">
            <text:p>9.17092337917485</text:p>
          </table:table-cell>
          <table:table-cell table:formula="of:=MIN([.M779];[.N77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80:.K780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37" calcext:value-type="float">
            <text:p>2337</text:p>
          </table:table-cell>
          <table:table-cell table:formula="of:=[.L780]/10" office:value-type="float" office:value="2194.2" calcext:value-type="float">
            <text:p>2194.2</text:p>
          </table:table-cell>
          <table:table-cell table:formula="of:=[.O780]/([.R780]-[.P780])" office:value-type="float" office:value="9.18271119842829" calcext:value-type="float">
            <text:p>9.18271119842829</text:p>
          </table:table-cell>
          <table:table-cell table:formula="of:=MIN([.M780];[.N78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81:.K781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40" calcext:value-type="float">
            <text:p>2340</text:p>
          </table:table-cell>
          <table:table-cell table:formula="of:=[.L781]/10" office:value-type="float" office:value="2194.2" calcext:value-type="float">
            <text:p>2194.2</text:p>
          </table:table-cell>
          <table:table-cell table:formula="of:=[.O781]/([.R781]-[.P781])" office:value-type="float" office:value="9.19449901768173" calcext:value-type="float">
            <text:p>9.19449901768173</text:p>
          </table:table-cell>
          <table:table-cell table:formula="of:=MIN([.M781];[.N78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82:.K782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43" calcext:value-type="float">
            <text:p>2343</text:p>
          </table:table-cell>
          <table:table-cell table:formula="of:=[.L782]/10" office:value-type="float" office:value="2194.2" calcext:value-type="float">
            <text:p>2194.2</text:p>
          </table:table-cell>
          <table:table-cell table:formula="of:=[.O782]/([.R782]-[.P782])" office:value-type="float" office:value="9.20628683693517" calcext:value-type="float">
            <text:p>9.20628683693517</text:p>
          </table:table-cell>
          <table:table-cell table:formula="of:=MIN([.M782];[.N78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83:.K783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46" calcext:value-type="float">
            <text:p>2346</text:p>
          </table:table-cell>
          <table:table-cell table:formula="of:=[.L783]/10" office:value-type="float" office:value="2194.2" calcext:value-type="float">
            <text:p>2194.2</text:p>
          </table:table-cell>
          <table:table-cell table:formula="of:=[.O783]/([.R783]-[.P783])" office:value-type="float" office:value="9.21807465618861" calcext:value-type="float">
            <text:p>9.21807465618861</text:p>
          </table:table-cell>
          <table:table-cell table:formula="of:=MIN([.M783];[.N78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84:.K784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49" calcext:value-type="float">
            <text:p>2349</text:p>
          </table:table-cell>
          <table:table-cell table:formula="of:=[.L784]/10" office:value-type="float" office:value="2194.2" calcext:value-type="float">
            <text:p>2194.2</text:p>
          </table:table-cell>
          <table:table-cell table:formula="of:=[.O784]/([.R784]-[.P784])" office:value-type="float" office:value="9.22986247544204" calcext:value-type="float">
            <text:p>9.22986247544204</text:p>
          </table:table-cell>
          <table:table-cell table:formula="of:=MIN([.M784];[.N78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85:.K785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52" calcext:value-type="float">
            <text:p>2352</text:p>
          </table:table-cell>
          <table:table-cell table:formula="of:=[.L785]/10" office:value-type="float" office:value="2194.2" calcext:value-type="float">
            <text:p>2194.2</text:p>
          </table:table-cell>
          <table:table-cell table:formula="of:=[.O785]/([.R785]-[.P785])" office:value-type="float" office:value="9.24165029469548" calcext:value-type="float">
            <text:p>9.24165029469548</text:p>
          </table:table-cell>
          <table:table-cell table:formula="of:=MIN([.M785];[.N78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86:.K786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55" calcext:value-type="float">
            <text:p>2355</text:p>
          </table:table-cell>
          <table:table-cell table:formula="of:=[.L786]/10" office:value-type="float" office:value="2194.2" calcext:value-type="float">
            <text:p>2194.2</text:p>
          </table:table-cell>
          <table:table-cell table:formula="of:=[.O786]/([.R786]-[.P786])" office:value-type="float" office:value="9.25343811394892" calcext:value-type="float">
            <text:p>9.25343811394892</text:p>
          </table:table-cell>
          <table:table-cell table:formula="of:=MIN([.M786];[.N78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87:.K787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58" calcext:value-type="float">
            <text:p>2358</text:p>
          </table:table-cell>
          <table:table-cell table:formula="of:=[.L787]/10" office:value-type="float" office:value="2194.2" calcext:value-type="float">
            <text:p>2194.2</text:p>
          </table:table-cell>
          <table:table-cell table:formula="of:=[.O787]/([.R787]-[.P787])" office:value-type="float" office:value="9.26522593320236" calcext:value-type="float">
            <text:p>9.26522593320236</text:p>
          </table:table-cell>
          <table:table-cell table:formula="of:=MIN([.M787];[.N78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88:.K788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61" calcext:value-type="float">
            <text:p>2361</text:p>
          </table:table-cell>
          <table:table-cell table:formula="of:=[.L788]/10" office:value-type="float" office:value="2194.2" calcext:value-type="float">
            <text:p>2194.2</text:p>
          </table:table-cell>
          <table:table-cell table:formula="of:=[.O788]/([.R788]-[.P788])" office:value-type="float" office:value="9.2770137524558" calcext:value-type="float">
            <text:p>9.2770137524558</text:p>
          </table:table-cell>
          <table:table-cell table:formula="of:=MIN([.M788];[.N78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89:.K789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64" calcext:value-type="float">
            <text:p>2364</text:p>
          </table:table-cell>
          <table:table-cell table:formula="of:=[.L789]/10" office:value-type="float" office:value="2194.2" calcext:value-type="float">
            <text:p>2194.2</text:p>
          </table:table-cell>
          <table:table-cell table:formula="of:=[.O789]/([.R789]-[.P789])" office:value-type="float" office:value="9.28880157170923" calcext:value-type="float">
            <text:p>9.28880157170923</text:p>
          </table:table-cell>
          <table:table-cell table:formula="of:=MIN([.M789];[.N78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90:.K790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67" calcext:value-type="float">
            <text:p>2367</text:p>
          </table:table-cell>
          <table:table-cell table:formula="of:=[.L790]/10" office:value-type="float" office:value="2194.2" calcext:value-type="float">
            <text:p>2194.2</text:p>
          </table:table-cell>
          <table:table-cell table:formula="of:=[.O790]/([.R790]-[.P790])" office:value-type="float" office:value="9.30058939096267" calcext:value-type="float">
            <text:p>9.30058939096267</text:p>
          </table:table-cell>
          <table:table-cell table:formula="of:=MIN([.M790];[.N79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91:.K791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70" calcext:value-type="float">
            <text:p>2370</text:p>
          </table:table-cell>
          <table:table-cell table:formula="of:=[.L791]/10" office:value-type="float" office:value="2194.2" calcext:value-type="float">
            <text:p>2194.2</text:p>
          </table:table-cell>
          <table:table-cell table:formula="of:=[.O791]/([.R791]-[.P791])" office:value-type="float" office:value="9.31237721021611" calcext:value-type="float">
            <text:p>9.31237721021611</text:p>
          </table:table-cell>
          <table:table-cell table:formula="of:=MIN([.M791];[.N79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92:.K792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73" calcext:value-type="float">
            <text:p>2373</text:p>
          </table:table-cell>
          <table:table-cell table:formula="of:=[.L792]/10" office:value-type="float" office:value="2194.2" calcext:value-type="float">
            <text:p>2194.2</text:p>
          </table:table-cell>
          <table:table-cell table:formula="of:=[.O792]/([.R792]-[.P792])" office:value-type="float" office:value="9.32416502946955" calcext:value-type="float">
            <text:p>9.32416502946955</text:p>
          </table:table-cell>
          <table:table-cell table:formula="of:=MIN([.M792];[.N79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93:.K793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76" calcext:value-type="float">
            <text:p>2376</text:p>
          </table:table-cell>
          <table:table-cell table:formula="of:=[.L793]/10" office:value-type="float" office:value="2194.2" calcext:value-type="float">
            <text:p>2194.2</text:p>
          </table:table-cell>
          <table:table-cell table:formula="of:=[.O793]/([.R793]-[.P793])" office:value-type="float" office:value="9.33595284872299" calcext:value-type="float">
            <text:p>9.33595284872299</text:p>
          </table:table-cell>
          <table:table-cell table:formula="of:=MIN([.M793];[.N79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94:.K794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79" calcext:value-type="float">
            <text:p>2379</text:p>
          </table:table-cell>
          <table:table-cell table:formula="of:=[.L794]/10" office:value-type="float" office:value="2194.2" calcext:value-type="float">
            <text:p>2194.2</text:p>
          </table:table-cell>
          <table:table-cell table:formula="of:=[.O794]/([.R794]-[.P794])" office:value-type="float" office:value="9.34774066797642" calcext:value-type="float">
            <text:p>9.34774066797642</text:p>
          </table:table-cell>
          <table:table-cell table:formula="of:=MIN([.M794];[.N79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95:.K795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82" calcext:value-type="float">
            <text:p>2382</text:p>
          </table:table-cell>
          <table:table-cell table:formula="of:=[.L795]/10" office:value-type="float" office:value="2194.2" calcext:value-type="float">
            <text:p>2194.2</text:p>
          </table:table-cell>
          <table:table-cell table:formula="of:=[.O795]/([.R795]-[.P795])" office:value-type="float" office:value="9.35952848722986" calcext:value-type="float">
            <text:p>9.35952848722986</text:p>
          </table:table-cell>
          <table:table-cell table:formula="of:=MIN([.M795];[.N79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96:.K796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85" calcext:value-type="float">
            <text:p>2385</text:p>
          </table:table-cell>
          <table:table-cell table:formula="of:=[.L796]/10" office:value-type="float" office:value="2194.2" calcext:value-type="float">
            <text:p>2194.2</text:p>
          </table:table-cell>
          <table:table-cell table:formula="of:=[.O796]/([.R796]-[.P796])" office:value-type="float" office:value="9.3713163064833" calcext:value-type="float">
            <text:p>9.3713163064833</text:p>
          </table:table-cell>
          <table:table-cell table:formula="of:=MIN([.M796];[.N79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97:.K797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88" calcext:value-type="float">
            <text:p>2388</text:p>
          </table:table-cell>
          <table:table-cell table:formula="of:=[.L797]/10" office:value-type="float" office:value="2194.2" calcext:value-type="float">
            <text:p>2194.2</text:p>
          </table:table-cell>
          <table:table-cell table:formula="of:=[.O797]/([.R797]-[.P797])" office:value-type="float" office:value="9.38310412573674" calcext:value-type="float">
            <text:p>9.38310412573674</text:p>
          </table:table-cell>
          <table:table-cell table:formula="of:=MIN([.M797];[.N79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98:.K798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91" calcext:value-type="float">
            <text:p>2391</text:p>
          </table:table-cell>
          <table:table-cell table:formula="of:=[.L798]/10" office:value-type="float" office:value="2194.2" calcext:value-type="float">
            <text:p>2194.2</text:p>
          </table:table-cell>
          <table:table-cell table:formula="of:=[.O798]/([.R798]-[.P798])" office:value-type="float" office:value="9.39489194499018" calcext:value-type="float">
            <text:p>9.39489194499018</text:p>
          </table:table-cell>
          <table:table-cell table:formula="of:=MIN([.M798];[.N79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99:.K799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94" calcext:value-type="float">
            <text:p>2394</text:p>
          </table:table-cell>
          <table:table-cell table:formula="of:=[.L799]/10" office:value-type="float" office:value="2194.2" calcext:value-type="float">
            <text:p>2194.2</text:p>
          </table:table-cell>
          <table:table-cell table:formula="of:=[.O799]/([.R799]-[.P799])" office:value-type="float" office:value="9.40667976424361" calcext:value-type="float">
            <text:p>9.40667976424361</text:p>
          </table:table-cell>
          <table:table-cell table:formula="of:=MIN([.M799];[.N79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00:.K800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397" calcext:value-type="float">
            <text:p>2397</text:p>
          </table:table-cell>
          <table:table-cell table:formula="of:=[.L800]/10" office:value-type="float" office:value="2194.2" calcext:value-type="float">
            <text:p>2194.2</text:p>
          </table:table-cell>
          <table:table-cell table:formula="of:=[.O800]/([.R800]-[.P800])" office:value-type="float" office:value="9.41846758349705" calcext:value-type="float">
            <text:p>9.41846758349705</text:p>
          </table:table-cell>
          <table:table-cell table:formula="of:=MIN([.M800];[.N80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01:.K801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00" calcext:value-type="float">
            <text:p>2400</text:p>
          </table:table-cell>
          <table:table-cell table:formula="of:=[.L801]/10" office:value-type="float" office:value="2194.2" calcext:value-type="float">
            <text:p>2194.2</text:p>
          </table:table-cell>
          <table:table-cell table:formula="of:=[.O801]/([.R801]-[.P801])" office:value-type="float" office:value="9.43025540275049" calcext:value-type="float">
            <text:p>9.43025540275049</text:p>
          </table:table-cell>
          <table:table-cell table:formula="of:=MIN([.M801];[.N80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02:.K802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03" calcext:value-type="float">
            <text:p>2403</text:p>
          </table:table-cell>
          <table:table-cell table:formula="of:=[.L802]/10" office:value-type="float" office:value="2194.2" calcext:value-type="float">
            <text:p>2194.2</text:p>
          </table:table-cell>
          <table:table-cell table:formula="of:=[.O802]/([.R802]-[.P802])" office:value-type="float" office:value="9.44204322200393" calcext:value-type="float">
            <text:p>9.44204322200393</text:p>
          </table:table-cell>
          <table:table-cell table:formula="of:=MIN([.M802];[.N80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03:.K803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06" calcext:value-type="float">
            <text:p>2406</text:p>
          </table:table-cell>
          <table:table-cell table:formula="of:=[.L803]/10" office:value-type="float" office:value="2194.2" calcext:value-type="float">
            <text:p>2194.2</text:p>
          </table:table-cell>
          <table:table-cell table:formula="of:=[.O803]/([.R803]-[.P803])" office:value-type="float" office:value="9.45383104125737" calcext:value-type="float">
            <text:p>9.45383104125737</text:p>
          </table:table-cell>
          <table:table-cell table:formula="of:=MIN([.M803];[.N80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04:.K804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09" calcext:value-type="float">
            <text:p>2409</text:p>
          </table:table-cell>
          <table:table-cell table:formula="of:=[.L804]/10" office:value-type="float" office:value="2194.2" calcext:value-type="float">
            <text:p>2194.2</text:p>
          </table:table-cell>
          <table:table-cell table:formula="of:=[.O804]/([.R804]-[.P804])" office:value-type="float" office:value="9.46561886051081" calcext:value-type="float">
            <text:p>9.46561886051081</text:p>
          </table:table-cell>
          <table:table-cell table:formula="of:=MIN([.M804];[.N80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05:.K805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12" calcext:value-type="float">
            <text:p>2412</text:p>
          </table:table-cell>
          <table:table-cell table:formula="of:=[.L805]/10" office:value-type="float" office:value="2194.2" calcext:value-type="float">
            <text:p>2194.2</text:p>
          </table:table-cell>
          <table:table-cell table:formula="of:=[.O805]/([.R805]-[.P805])" office:value-type="float" office:value="9.47740667976424" calcext:value-type="float">
            <text:p>9.47740667976424</text:p>
          </table:table-cell>
          <table:table-cell table:formula="of:=MIN([.M805];[.N80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06:.K806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15" calcext:value-type="float">
            <text:p>2415</text:p>
          </table:table-cell>
          <table:table-cell table:formula="of:=[.L806]/10" office:value-type="float" office:value="2194.2" calcext:value-type="float">
            <text:p>2194.2</text:p>
          </table:table-cell>
          <table:table-cell table:formula="of:=[.O806]/([.R806]-[.P806])" office:value-type="float" office:value="9.48919449901768" calcext:value-type="float">
            <text:p>9.48919449901768</text:p>
          </table:table-cell>
          <table:table-cell table:formula="of:=MIN([.M806];[.N80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07:.K807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18" calcext:value-type="float">
            <text:p>2418</text:p>
          </table:table-cell>
          <table:table-cell table:formula="of:=[.L807]/10" office:value-type="float" office:value="2194.2" calcext:value-type="float">
            <text:p>2194.2</text:p>
          </table:table-cell>
          <table:table-cell table:formula="of:=[.O807]/([.R807]-[.P807])" office:value-type="float" office:value="9.50098231827112" calcext:value-type="float">
            <text:p>9.50098231827112</text:p>
          </table:table-cell>
          <table:table-cell table:formula="of:=MIN([.M807];[.N80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08:.K808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21" calcext:value-type="float">
            <text:p>2421</text:p>
          </table:table-cell>
          <table:table-cell table:formula="of:=[.L808]/10" office:value-type="float" office:value="2194.2" calcext:value-type="float">
            <text:p>2194.2</text:p>
          </table:table-cell>
          <table:table-cell table:formula="of:=[.O808]/([.R808]-[.P808])" office:value-type="float" office:value="9.51277013752456" calcext:value-type="float">
            <text:p>9.51277013752456</text:p>
          </table:table-cell>
          <table:table-cell table:formula="of:=MIN([.M808];[.N80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09:.K809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24" calcext:value-type="float">
            <text:p>2424</text:p>
          </table:table-cell>
          <table:table-cell table:formula="of:=[.L809]/10" office:value-type="float" office:value="2194.2" calcext:value-type="float">
            <text:p>2194.2</text:p>
          </table:table-cell>
          <table:table-cell table:formula="of:=[.O809]/([.R809]-[.P809])" office:value-type="float" office:value="9.524557956778" calcext:value-type="float">
            <text:p>9.524557956778</text:p>
          </table:table-cell>
          <table:table-cell table:formula="of:=MIN([.M809];[.N80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10:.K810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27" calcext:value-type="float">
            <text:p>2427</text:p>
          </table:table-cell>
          <table:table-cell table:formula="of:=[.L810]/10" office:value-type="float" office:value="2194.2" calcext:value-type="float">
            <text:p>2194.2</text:p>
          </table:table-cell>
          <table:table-cell table:formula="of:=[.O810]/([.R810]-[.P810])" office:value-type="float" office:value="9.53634577603143" calcext:value-type="float">
            <text:p>9.53634577603143</text:p>
          </table:table-cell>
          <table:table-cell table:formula="of:=MIN([.M810];[.N81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11:.K811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30" calcext:value-type="float">
            <text:p>2430</text:p>
          </table:table-cell>
          <table:table-cell table:formula="of:=[.L811]/10" office:value-type="float" office:value="2194.2" calcext:value-type="float">
            <text:p>2194.2</text:p>
          </table:table-cell>
          <table:table-cell table:formula="of:=[.O811]/([.R811]-[.P811])" office:value-type="float" office:value="9.54813359528487" calcext:value-type="float">
            <text:p>9.54813359528487</text:p>
          </table:table-cell>
          <table:table-cell table:formula="of:=MIN([.M811];[.N81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12:.K812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33" calcext:value-type="float">
            <text:p>2433</text:p>
          </table:table-cell>
          <table:table-cell table:formula="of:=[.L812]/10" office:value-type="float" office:value="2194.2" calcext:value-type="float">
            <text:p>2194.2</text:p>
          </table:table-cell>
          <table:table-cell table:formula="of:=[.O812]/([.R812]-[.P812])" office:value-type="float" office:value="9.55992141453831" calcext:value-type="float">
            <text:p>9.55992141453831</text:p>
          </table:table-cell>
          <table:table-cell table:formula="of:=MIN([.M812];[.N81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13:.K813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36" calcext:value-type="float">
            <text:p>2436</text:p>
          </table:table-cell>
          <table:table-cell table:formula="of:=[.L813]/10" office:value-type="float" office:value="2194.2" calcext:value-type="float">
            <text:p>2194.2</text:p>
          </table:table-cell>
          <table:table-cell table:formula="of:=[.O813]/([.R813]-[.P813])" office:value-type="float" office:value="9.57170923379175" calcext:value-type="float">
            <text:p>9.57170923379175</text:p>
          </table:table-cell>
          <table:table-cell table:formula="of:=MIN([.M813];[.N81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14:.K814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39" calcext:value-type="float">
            <text:p>2439</text:p>
          </table:table-cell>
          <table:table-cell table:formula="of:=[.L814]/10" office:value-type="float" office:value="2194.2" calcext:value-type="float">
            <text:p>2194.2</text:p>
          </table:table-cell>
          <table:table-cell table:formula="of:=[.O814]/([.R814]-[.P814])" office:value-type="float" office:value="9.58349705304519" calcext:value-type="float">
            <text:p>9.58349705304519</text:p>
          </table:table-cell>
          <table:table-cell table:formula="of:=MIN([.M814];[.N81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15:.K815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42" calcext:value-type="float">
            <text:p>2442</text:p>
          </table:table-cell>
          <table:table-cell table:formula="of:=[.L815]/10" office:value-type="float" office:value="2194.2" calcext:value-type="float">
            <text:p>2194.2</text:p>
          </table:table-cell>
          <table:table-cell table:formula="of:=[.O815]/([.R815]-[.P815])" office:value-type="float" office:value="9.59528487229862" calcext:value-type="float">
            <text:p>9.59528487229862</text:p>
          </table:table-cell>
          <table:table-cell table:formula="of:=MIN([.M815];[.N81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16:.K816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45" calcext:value-type="float">
            <text:p>2445</text:p>
          </table:table-cell>
          <table:table-cell table:formula="of:=[.L816]/10" office:value-type="float" office:value="2194.2" calcext:value-type="float">
            <text:p>2194.2</text:p>
          </table:table-cell>
          <table:table-cell table:formula="of:=[.O816]/([.R816]-[.P816])" office:value-type="float" office:value="9.60707269155206" calcext:value-type="float">
            <text:p>9.60707269155206</text:p>
          </table:table-cell>
          <table:table-cell table:formula="of:=MIN([.M816];[.N81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17:.K817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48" calcext:value-type="float">
            <text:p>2448</text:p>
          </table:table-cell>
          <table:table-cell table:formula="of:=[.L817]/10" office:value-type="float" office:value="2194.2" calcext:value-type="float">
            <text:p>2194.2</text:p>
          </table:table-cell>
          <table:table-cell table:formula="of:=[.O817]/([.R817]-[.P817])" office:value-type="float" office:value="9.6188605108055" calcext:value-type="float">
            <text:p>9.6188605108055</text:p>
          </table:table-cell>
          <table:table-cell table:formula="of:=MIN([.M817];[.N81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18:.K818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51" calcext:value-type="float">
            <text:p>2451</text:p>
          </table:table-cell>
          <table:table-cell table:formula="of:=[.L818]/10" office:value-type="float" office:value="2194.2" calcext:value-type="float">
            <text:p>2194.2</text:p>
          </table:table-cell>
          <table:table-cell table:formula="of:=[.O818]/([.R818]-[.P818])" office:value-type="float" office:value="9.63064833005894" calcext:value-type="float">
            <text:p>9.63064833005894</text:p>
          </table:table-cell>
          <table:table-cell table:formula="of:=MIN([.M818];[.N81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19:.K819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54" calcext:value-type="float">
            <text:p>2454</text:p>
          </table:table-cell>
          <table:table-cell table:formula="of:=[.L819]/10" office:value-type="float" office:value="2194.2" calcext:value-type="float">
            <text:p>2194.2</text:p>
          </table:table-cell>
          <table:table-cell table:formula="of:=[.O819]/([.R819]-[.P819])" office:value-type="float" office:value="9.64243614931238" calcext:value-type="float">
            <text:p>9.64243614931238</text:p>
          </table:table-cell>
          <table:table-cell table:formula="of:=MIN([.M819];[.N81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20:.K820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57" calcext:value-type="float">
            <text:p>2457</text:p>
          </table:table-cell>
          <table:table-cell table:formula="of:=[.L820]/10" office:value-type="float" office:value="2194.2" calcext:value-type="float">
            <text:p>2194.2</text:p>
          </table:table-cell>
          <table:table-cell table:formula="of:=[.O820]/([.R820]-[.P820])" office:value-type="float" office:value="9.65422396856582" calcext:value-type="float">
            <text:p>9.65422396856582</text:p>
          </table:table-cell>
          <table:table-cell table:formula="of:=MIN([.M820];[.N82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21:.K821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60" calcext:value-type="float">
            <text:p>2460</text:p>
          </table:table-cell>
          <table:table-cell table:formula="of:=[.L821]/10" office:value-type="float" office:value="2194.2" calcext:value-type="float">
            <text:p>2194.2</text:p>
          </table:table-cell>
          <table:table-cell table:formula="of:=[.O821]/([.R821]-[.P821])" office:value-type="float" office:value="9.66601178781925" calcext:value-type="float">
            <text:p>9.66601178781925</text:p>
          </table:table-cell>
          <table:table-cell table:formula="of:=MIN([.M821];[.N82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22:.K822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63" calcext:value-type="float">
            <text:p>2463</text:p>
          </table:table-cell>
          <table:table-cell table:formula="of:=[.L822]/10" office:value-type="float" office:value="2194.2" calcext:value-type="float">
            <text:p>2194.2</text:p>
          </table:table-cell>
          <table:table-cell table:formula="of:=[.O822]/([.R822]-[.P822])" office:value-type="float" office:value="9.67779960707269" calcext:value-type="float">
            <text:p>9.67779960707269</text:p>
          </table:table-cell>
          <table:table-cell table:formula="of:=MIN([.M822];[.N82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23:.K823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66" calcext:value-type="float">
            <text:p>2466</text:p>
          </table:table-cell>
          <table:table-cell table:formula="of:=[.L823]/10" office:value-type="float" office:value="2194.2" calcext:value-type="float">
            <text:p>2194.2</text:p>
          </table:table-cell>
          <table:table-cell table:formula="of:=[.O823]/([.R823]-[.P823])" office:value-type="float" office:value="9.68958742632613" calcext:value-type="float">
            <text:p>9.68958742632613</text:p>
          </table:table-cell>
          <table:table-cell table:formula="of:=MIN([.M823];[.N82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24:.K824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69" calcext:value-type="float">
            <text:p>2469</text:p>
          </table:table-cell>
          <table:table-cell table:formula="of:=[.L824]/10" office:value-type="float" office:value="2194.2" calcext:value-type="float">
            <text:p>2194.2</text:p>
          </table:table-cell>
          <table:table-cell table:formula="of:=[.O824]/([.R824]-[.P824])" office:value-type="float" office:value="9.70137524557957" calcext:value-type="float">
            <text:p>9.70137524557957</text:p>
          </table:table-cell>
          <table:table-cell table:formula="of:=MIN([.M824];[.N82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25:.K825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72" calcext:value-type="float">
            <text:p>2472</text:p>
          </table:table-cell>
          <table:table-cell table:formula="of:=[.L825]/10" office:value-type="float" office:value="2194.2" calcext:value-type="float">
            <text:p>2194.2</text:p>
          </table:table-cell>
          <table:table-cell table:formula="of:=[.O825]/([.R825]-[.P825])" office:value-type="float" office:value="9.71316306483301" calcext:value-type="float">
            <text:p>9.71316306483301</text:p>
          </table:table-cell>
          <table:table-cell table:formula="of:=MIN([.M825];[.N82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26:.K826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75" calcext:value-type="float">
            <text:p>2475</text:p>
          </table:table-cell>
          <table:table-cell table:formula="of:=[.L826]/10" office:value-type="float" office:value="2193.9" calcext:value-type="float">
            <text:p>2193.9</text:p>
          </table:table-cell>
          <table:table-cell table:formula="of:=[.O826]/([.R826]-[.P826])" office:value-type="float" office:value="9.71350078492937" calcext:value-type="float">
            <text:p>9.71350078492937</text:p>
          </table:table-cell>
          <table:table-cell table:formula="of:=MIN([.M826];[.N82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27:.K827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78" calcext:value-type="float">
            <text:p>2478</text:p>
          </table:table-cell>
          <table:table-cell table:formula="of:=[.L827]/10" office:value-type="float" office:value="2193.9" calcext:value-type="float">
            <text:p>2193.9</text:p>
          </table:table-cell>
          <table:table-cell table:formula="of:=[.O827]/([.R827]-[.P827])" office:value-type="float" office:value="9.72527472527474" calcext:value-type="float">
            <text:p>9.72527472527474</text:p>
          </table:table-cell>
          <table:table-cell table:formula="of:=MIN([.M827];[.N82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28:.K828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81" calcext:value-type="float">
            <text:p>2481</text:p>
          </table:table-cell>
          <table:table-cell table:formula="of:=[.L828]/10" office:value-type="float" office:value="2193.9" calcext:value-type="float">
            <text:p>2193.9</text:p>
          </table:table-cell>
          <table:table-cell table:formula="of:=[.O828]/([.R828]-[.P828])" office:value-type="float" office:value="9.7370486656201" calcext:value-type="float">
            <text:p>9.7370486656201</text:p>
          </table:table-cell>
          <table:table-cell table:formula="of:=MIN([.M828];[.N82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29:.K829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84" calcext:value-type="float">
            <text:p>2484</text:p>
          </table:table-cell>
          <table:table-cell table:formula="of:=[.L829]/10" office:value-type="float" office:value="2193.9" calcext:value-type="float">
            <text:p>2193.9</text:p>
          </table:table-cell>
          <table:table-cell table:formula="of:=[.O829]/([.R829]-[.P829])" office:value-type="float" office:value="9.74882260596547" calcext:value-type="float">
            <text:p>9.74882260596547</text:p>
          </table:table-cell>
          <table:table-cell table:formula="of:=MIN([.M829];[.N82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30:.K830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87" calcext:value-type="float">
            <text:p>2487</text:p>
          </table:table-cell>
          <table:table-cell table:formula="of:=[.L830]/10" office:value-type="float" office:value="2193.9" calcext:value-type="float">
            <text:p>2193.9</text:p>
          </table:table-cell>
          <table:table-cell table:formula="of:=[.O830]/([.R830]-[.P830])" office:value-type="float" office:value="9.76059654631084" calcext:value-type="float">
            <text:p>9.76059654631084</text:p>
          </table:table-cell>
          <table:table-cell table:formula="of:=MIN([.M830];[.N83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31:.K831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90" calcext:value-type="float">
            <text:p>2490</text:p>
          </table:table-cell>
          <table:table-cell table:formula="of:=[.L831]/10" office:value-type="float" office:value="2193.9" calcext:value-type="float">
            <text:p>2193.9</text:p>
          </table:table-cell>
          <table:table-cell table:formula="of:=[.O831]/([.R831]-[.P831])" office:value-type="float" office:value="9.77237048665621" calcext:value-type="float">
            <text:p>9.77237048665621</text:p>
          </table:table-cell>
          <table:table-cell table:formula="of:=MIN([.M831];[.N83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32:.K832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93" calcext:value-type="float">
            <text:p>2493</text:p>
          </table:table-cell>
          <table:table-cell table:formula="of:=[.L832]/10" office:value-type="float" office:value="2193.9" calcext:value-type="float">
            <text:p>2193.9</text:p>
          </table:table-cell>
          <table:table-cell table:formula="of:=[.O832]/([.R832]-[.P832])" office:value-type="float" office:value="9.78414442700158" calcext:value-type="float">
            <text:p>9.78414442700158</text:p>
          </table:table-cell>
          <table:table-cell table:formula="of:=MIN([.M832];[.N83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33:.K833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96" calcext:value-type="float">
            <text:p>2496</text:p>
          </table:table-cell>
          <table:table-cell table:formula="of:=[.L833]/10" office:value-type="float" office:value="2193.9" calcext:value-type="float">
            <text:p>2193.9</text:p>
          </table:table-cell>
          <table:table-cell table:formula="of:=[.O833]/([.R833]-[.P833])" office:value-type="float" office:value="9.79591836734695" calcext:value-type="float">
            <text:p>9.79591836734695</text:p>
          </table:table-cell>
          <table:table-cell table:formula="of:=MIN([.M833];[.N83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34:.K834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499" calcext:value-type="float">
            <text:p>2499</text:p>
          </table:table-cell>
          <table:table-cell table:formula="of:=[.L834]/10" office:value-type="float" office:value="2193.9" calcext:value-type="float">
            <text:p>2193.9</text:p>
          </table:table-cell>
          <table:table-cell table:formula="of:=[.O834]/([.R834]-[.P834])" office:value-type="float" office:value="9.80769230769232" calcext:value-type="float">
            <text:p>9.80769230769232</text:p>
          </table:table-cell>
          <table:table-cell table:formula="of:=MIN([.M834];[.N83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35:.K835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02" calcext:value-type="float">
            <text:p>2502</text:p>
          </table:table-cell>
          <table:table-cell table:formula="of:=[.L835]/10" office:value-type="float" office:value="2193.9" calcext:value-type="float">
            <text:p>2193.9</text:p>
          </table:table-cell>
          <table:table-cell table:formula="of:=[.O835]/([.R835]-[.P835])" office:value-type="float" office:value="9.81946624803769" calcext:value-type="float">
            <text:p>9.81946624803769</text:p>
          </table:table-cell>
          <table:table-cell table:formula="of:=MIN([.M835];[.N83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36:.K836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05" calcext:value-type="float">
            <text:p>2505</text:p>
          </table:table-cell>
          <table:table-cell table:formula="of:=[.L836]/10" office:value-type="float" office:value="2193.9" calcext:value-type="float">
            <text:p>2193.9</text:p>
          </table:table-cell>
          <table:table-cell table:formula="of:=[.O836]/([.R836]-[.P836])" office:value-type="float" office:value="9.83124018838306" calcext:value-type="float">
            <text:p>9.83124018838306</text:p>
          </table:table-cell>
          <table:table-cell table:formula="of:=MIN([.M836];[.N83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37:.K837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08" calcext:value-type="float">
            <text:p>2508</text:p>
          </table:table-cell>
          <table:table-cell table:formula="of:=[.L837]/10" office:value-type="float" office:value="2193.9" calcext:value-type="float">
            <text:p>2193.9</text:p>
          </table:table-cell>
          <table:table-cell table:formula="of:=[.O837]/([.R837]-[.P837])" office:value-type="float" office:value="9.84301412872843" calcext:value-type="float">
            <text:p>9.84301412872843</text:p>
          </table:table-cell>
          <table:table-cell table:formula="of:=MIN([.M837];[.N83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38:.K838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11" calcext:value-type="float">
            <text:p>2511</text:p>
          </table:table-cell>
          <table:table-cell table:formula="of:=[.L838]/10" office:value-type="float" office:value="2193.9" calcext:value-type="float">
            <text:p>2193.9</text:p>
          </table:table-cell>
          <table:table-cell table:formula="of:=[.O838]/([.R838]-[.P838])" office:value-type="float" office:value="9.8547880690738" calcext:value-type="float">
            <text:p>9.8547880690738</text:p>
          </table:table-cell>
          <table:table-cell table:formula="of:=MIN([.M838];[.N83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39:.K839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14" calcext:value-type="float">
            <text:p>2514</text:p>
          </table:table-cell>
          <table:table-cell table:formula="of:=[.L839]/10" office:value-type="float" office:value="2193.9" calcext:value-type="float">
            <text:p>2193.9</text:p>
          </table:table-cell>
          <table:table-cell table:formula="of:=[.O839]/([.R839]-[.P839])" office:value-type="float" office:value="9.86656200941916" calcext:value-type="float">
            <text:p>9.86656200941916</text:p>
          </table:table-cell>
          <table:table-cell table:formula="of:=MIN([.M839];[.N83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40:.K840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17" calcext:value-type="float">
            <text:p>2517</text:p>
          </table:table-cell>
          <table:table-cell table:formula="of:=[.L840]/10" office:value-type="float" office:value="2193.9" calcext:value-type="float">
            <text:p>2193.9</text:p>
          </table:table-cell>
          <table:table-cell table:formula="of:=[.O840]/([.R840]-[.P840])" office:value-type="float" office:value="9.87833594976453" calcext:value-type="float">
            <text:p>9.87833594976453</text:p>
          </table:table-cell>
          <table:table-cell table:formula="of:=MIN([.M840];[.N84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41:.K841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20" calcext:value-type="float">
            <text:p>2520</text:p>
          </table:table-cell>
          <table:table-cell table:formula="of:=[.L841]/10" office:value-type="float" office:value="2193.9" calcext:value-type="float">
            <text:p>2193.9</text:p>
          </table:table-cell>
          <table:table-cell table:formula="of:=[.O841]/([.R841]-[.P841])" office:value-type="float" office:value="9.8901098901099" calcext:value-type="float">
            <text:p>9.8901098901099</text:p>
          </table:table-cell>
          <table:table-cell table:formula="of:=MIN([.M841];[.N84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42:.K842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23" calcext:value-type="float">
            <text:p>2523</text:p>
          </table:table-cell>
          <table:table-cell table:formula="of:=[.L842]/10" office:value-type="float" office:value="2193.9" calcext:value-type="float">
            <text:p>2193.9</text:p>
          </table:table-cell>
          <table:table-cell table:formula="of:=[.O842]/([.R842]-[.P842])" office:value-type="float" office:value="9.90188383045527" calcext:value-type="float">
            <text:p>9.90188383045527</text:p>
          </table:table-cell>
          <table:table-cell table:formula="of:=MIN([.M842];[.N84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43:.K843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26" calcext:value-type="float">
            <text:p>2526</text:p>
          </table:table-cell>
          <table:table-cell table:formula="of:=[.L843]/10" office:value-type="float" office:value="2193.9" calcext:value-type="float">
            <text:p>2193.9</text:p>
          </table:table-cell>
          <table:table-cell table:formula="of:=[.O843]/([.R843]-[.P843])" office:value-type="float" office:value="9.91365777080064" calcext:value-type="float">
            <text:p>9.91365777080064</text:p>
          </table:table-cell>
          <table:table-cell table:formula="of:=MIN([.M843];[.N84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44:.K844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29" calcext:value-type="float">
            <text:p>2529</text:p>
          </table:table-cell>
          <table:table-cell table:formula="of:=[.L844]/10" office:value-type="float" office:value="2193.9" calcext:value-type="float">
            <text:p>2193.9</text:p>
          </table:table-cell>
          <table:table-cell table:formula="of:=[.O844]/([.R844]-[.P844])" office:value-type="float" office:value="9.92543171114601" calcext:value-type="float">
            <text:p>9.92543171114601</text:p>
          </table:table-cell>
          <table:table-cell table:formula="of:=MIN([.M844];[.N84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45:.K845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32" calcext:value-type="float">
            <text:p>2532</text:p>
          </table:table-cell>
          <table:table-cell table:formula="of:=[.L845]/10" office:value-type="float" office:value="2193.9" calcext:value-type="float">
            <text:p>2193.9</text:p>
          </table:table-cell>
          <table:table-cell table:formula="of:=[.O845]/([.R845]-[.P845])" office:value-type="float" office:value="9.93720565149138" calcext:value-type="float">
            <text:p>9.93720565149138</text:p>
          </table:table-cell>
          <table:table-cell table:formula="of:=MIN([.M845];[.N84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46:.K846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35" calcext:value-type="float">
            <text:p>2535</text:p>
          </table:table-cell>
          <table:table-cell table:formula="of:=[.L846]/10" office:value-type="float" office:value="2193.9" calcext:value-type="float">
            <text:p>2193.9</text:p>
          </table:table-cell>
          <table:table-cell table:formula="of:=[.O846]/([.R846]-[.P846])" office:value-type="float" office:value="9.94897959183674" calcext:value-type="float">
            <text:p>9.94897959183674</text:p>
          </table:table-cell>
          <table:table-cell table:formula="of:=MIN([.M846];[.N84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47:.K847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38" calcext:value-type="float">
            <text:p>2538</text:p>
          </table:table-cell>
          <table:table-cell table:formula="of:=[.L847]/10" office:value-type="float" office:value="2193.9" calcext:value-type="float">
            <text:p>2193.9</text:p>
          </table:table-cell>
          <table:table-cell table:formula="of:=[.O847]/([.R847]-[.P847])" office:value-type="float" office:value="9.96075353218211" calcext:value-type="float">
            <text:p>9.96075353218211</text:p>
          </table:table-cell>
          <table:table-cell table:formula="of:=MIN([.M847];[.N84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48:.K848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41" calcext:value-type="float">
            <text:p>2541</text:p>
          </table:table-cell>
          <table:table-cell table:formula="of:=[.L848]/10" office:value-type="float" office:value="2193.9" calcext:value-type="float">
            <text:p>2193.9</text:p>
          </table:table-cell>
          <table:table-cell table:formula="of:=[.O848]/([.R848]-[.P848])" office:value-type="float" office:value="9.97252747252748" calcext:value-type="float">
            <text:p>9.97252747252748</text:p>
          </table:table-cell>
          <table:table-cell table:formula="of:=MIN([.M848];[.N84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49:.K849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44" calcext:value-type="float">
            <text:p>2544</text:p>
          </table:table-cell>
          <table:table-cell table:formula="of:=[.L849]/10" office:value-type="float" office:value="2193.9" calcext:value-type="float">
            <text:p>2193.9</text:p>
          </table:table-cell>
          <table:table-cell table:formula="of:=[.O849]/([.R849]-[.P849])" office:value-type="float" office:value="9.98430141287285" calcext:value-type="float">
            <text:p>9.98430141287285</text:p>
          </table:table-cell>
          <table:table-cell table:formula="of:=MIN([.M849];[.N84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50:.K850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47" calcext:value-type="float">
            <text:p>2547</text:p>
          </table:table-cell>
          <table:table-cell table:formula="of:=[.L850]/10" office:value-type="float" office:value="2193.9" calcext:value-type="float">
            <text:p>2193.9</text:p>
          </table:table-cell>
          <table:table-cell table:formula="of:=[.O850]/([.R850]-[.P850])" office:value-type="float" office:value="9.99607535321822" calcext:value-type="float">
            <text:p>9.99607535321822</text:p>
          </table:table-cell>
          <table:table-cell table:formula="of:=MIN([.M850];[.N85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51:.K851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50" calcext:value-type="float">
            <text:p>2550</text:p>
          </table:table-cell>
          <table:table-cell table:formula="of:=[.L851]/10" office:value-type="float" office:value="2193.9" calcext:value-type="float">
            <text:p>2193.9</text:p>
          </table:table-cell>
          <table:table-cell table:formula="of:=[.O851]/([.R851]-[.P851])" office:value-type="float" office:value="10.0078492935636" calcext:value-type="float">
            <text:p>10.0078492935636</text:p>
          </table:table-cell>
          <table:table-cell table:formula="of:=MIN([.M851];[.N85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52:.K852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53" calcext:value-type="float">
            <text:p>2553</text:p>
          </table:table-cell>
          <table:table-cell table:formula="of:=[.L852]/10" office:value-type="float" office:value="2193.9" calcext:value-type="float">
            <text:p>2193.9</text:p>
          </table:table-cell>
          <table:table-cell table:formula="of:=[.O852]/([.R852]-[.P852])" office:value-type="float" office:value="10.019623233909" calcext:value-type="float">
            <text:p>10.019623233909</text:p>
          </table:table-cell>
          <table:table-cell table:formula="of:=MIN([.M852];[.N85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53:.K853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56" calcext:value-type="float">
            <text:p>2556</text:p>
          </table:table-cell>
          <table:table-cell table:formula="of:=[.L853]/10" office:value-type="float" office:value="2193.9" calcext:value-type="float">
            <text:p>2193.9</text:p>
          </table:table-cell>
          <table:table-cell table:formula="of:=[.O853]/([.R853]-[.P853])" office:value-type="float" office:value="10.0313971742543" calcext:value-type="float">
            <text:p>10.0313971742543</text:p>
          </table:table-cell>
          <table:table-cell table:formula="of:=MIN([.M853];[.N85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54:.K854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59" calcext:value-type="float">
            <text:p>2559</text:p>
          </table:table-cell>
          <table:table-cell table:formula="of:=[.L854]/10" office:value-type="float" office:value="2193.9" calcext:value-type="float">
            <text:p>2193.9</text:p>
          </table:table-cell>
          <table:table-cell table:formula="of:=[.O854]/([.R854]-[.P854])" office:value-type="float" office:value="10.0431711145997" calcext:value-type="float">
            <text:p>10.0431711145997</text:p>
          </table:table-cell>
          <table:table-cell table:formula="of:=MIN([.M854];[.N85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55:.K855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62" calcext:value-type="float">
            <text:p>2562</text:p>
          </table:table-cell>
          <table:table-cell table:formula="of:=[.L855]/10" office:value-type="float" office:value="2193.9" calcext:value-type="float">
            <text:p>2193.9</text:p>
          </table:table-cell>
          <table:table-cell table:formula="of:=[.O855]/([.R855]-[.P855])" office:value-type="float" office:value="10.0549450549451" calcext:value-type="float">
            <text:p>10.0549450549451</text:p>
          </table:table-cell>
          <table:table-cell table:formula="of:=MIN([.M855];[.N85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56:.K856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65" calcext:value-type="float">
            <text:p>2565</text:p>
          </table:table-cell>
          <table:table-cell table:formula="of:=[.L856]/10" office:value-type="float" office:value="2193.9" calcext:value-type="float">
            <text:p>2193.9</text:p>
          </table:table-cell>
          <table:table-cell table:formula="of:=[.O856]/([.R856]-[.P856])" office:value-type="float" office:value="10.0667189952904" calcext:value-type="float">
            <text:p>10.0667189952904</text:p>
          </table:table-cell>
          <table:table-cell table:formula="of:=MIN([.M856];[.N85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57:.K857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68" calcext:value-type="float">
            <text:p>2568</text:p>
          </table:table-cell>
          <table:table-cell table:formula="of:=[.L857]/10" office:value-type="float" office:value="2193.9" calcext:value-type="float">
            <text:p>2193.9</text:p>
          </table:table-cell>
          <table:table-cell table:formula="of:=[.O857]/([.R857]-[.P857])" office:value-type="float" office:value="10.0784929356358" calcext:value-type="float">
            <text:p>10.0784929356358</text:p>
          </table:table-cell>
          <table:table-cell table:formula="of:=MIN([.M857];[.N85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58:.K858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71" calcext:value-type="float">
            <text:p>2571</text:p>
          </table:table-cell>
          <table:table-cell table:formula="of:=[.L858]/10" office:value-type="float" office:value="2193.9" calcext:value-type="float">
            <text:p>2193.9</text:p>
          </table:table-cell>
          <table:table-cell table:formula="of:=[.O858]/([.R858]-[.P858])" office:value-type="float" office:value="10.0902668759812" calcext:value-type="float">
            <text:p>10.0902668759812</text:p>
          </table:table-cell>
          <table:table-cell table:formula="of:=MIN([.M858];[.N85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59:.K859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74" calcext:value-type="float">
            <text:p>2574</text:p>
          </table:table-cell>
          <table:table-cell table:formula="of:=[.L859]/10" office:value-type="float" office:value="2193.9" calcext:value-type="float">
            <text:p>2193.9</text:p>
          </table:table-cell>
          <table:table-cell table:formula="of:=[.O859]/([.R859]-[.P859])" office:value-type="float" office:value="10.1020408163265" calcext:value-type="float">
            <text:p>10.1020408163265</text:p>
          </table:table-cell>
          <table:table-cell table:formula="of:=MIN([.M859];[.N85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60:.K860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77" calcext:value-type="float">
            <text:p>2577</text:p>
          </table:table-cell>
          <table:table-cell table:formula="of:=[.L860]/10" office:value-type="float" office:value="2193.9" calcext:value-type="float">
            <text:p>2193.9</text:p>
          </table:table-cell>
          <table:table-cell table:formula="of:=[.O860]/([.R860]-[.P860])" office:value-type="float" office:value="10.1138147566719" calcext:value-type="float">
            <text:p>10.1138147566719</text:p>
          </table:table-cell>
          <table:table-cell table:formula="of:=MIN([.M860];[.N86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61:.K861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80" calcext:value-type="float">
            <text:p>2580</text:p>
          </table:table-cell>
          <table:table-cell table:formula="of:=[.L861]/10" office:value-type="float" office:value="2193.9" calcext:value-type="float">
            <text:p>2193.9</text:p>
          </table:table-cell>
          <table:table-cell table:formula="of:=[.O861]/([.R861]-[.P861])" office:value-type="float" office:value="10.1255886970173" calcext:value-type="float">
            <text:p>10.1255886970173</text:p>
          </table:table-cell>
          <table:table-cell table:formula="of:=MIN([.M861];[.N86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62:.K862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83" calcext:value-type="float">
            <text:p>2583</text:p>
          </table:table-cell>
          <table:table-cell table:formula="of:=[.L862]/10" office:value-type="float" office:value="2193.9" calcext:value-type="float">
            <text:p>2193.9</text:p>
          </table:table-cell>
          <table:table-cell table:formula="of:=[.O862]/([.R862]-[.P862])" office:value-type="float" office:value="10.1373626373626" calcext:value-type="float">
            <text:p>10.1373626373626</text:p>
          </table:table-cell>
          <table:table-cell table:formula="of:=MIN([.M862];[.N86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63:.K863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86" calcext:value-type="float">
            <text:p>2586</text:p>
          </table:table-cell>
          <table:table-cell table:formula="of:=[.L863]/10" office:value-type="float" office:value="2193.9" calcext:value-type="float">
            <text:p>2193.9</text:p>
          </table:table-cell>
          <table:table-cell table:formula="of:=[.O863]/([.R863]-[.P863])" office:value-type="float" office:value="10.149136577708" calcext:value-type="float">
            <text:p>10.149136577708</text:p>
          </table:table-cell>
          <table:table-cell table:formula="of:=MIN([.M863];[.N86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64:.K864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89" calcext:value-type="float">
            <text:p>2589</text:p>
          </table:table-cell>
          <table:table-cell table:formula="of:=[.L864]/10" office:value-type="float" office:value="2193.9" calcext:value-type="float">
            <text:p>2193.9</text:p>
          </table:table-cell>
          <table:table-cell table:formula="of:=[.O864]/([.R864]-[.P864])" office:value-type="float" office:value="10.1609105180534" calcext:value-type="float">
            <text:p>10.1609105180534</text:p>
          </table:table-cell>
          <table:table-cell table:formula="of:=MIN([.M864];[.N86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65:.K865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92" calcext:value-type="float">
            <text:p>2592</text:p>
          </table:table-cell>
          <table:table-cell table:formula="of:=[.L865]/10" office:value-type="float" office:value="2193.9" calcext:value-type="float">
            <text:p>2193.9</text:p>
          </table:table-cell>
          <table:table-cell table:formula="of:=[.O865]/([.R865]-[.P865])" office:value-type="float" office:value="10.1726844583988" calcext:value-type="float">
            <text:p>10.1726844583988</text:p>
          </table:table-cell>
          <table:table-cell table:formula="of:=MIN([.M865];[.N86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66:.K866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95" calcext:value-type="float">
            <text:p>2595</text:p>
          </table:table-cell>
          <table:table-cell table:formula="of:=[.L866]/10" office:value-type="float" office:value="2193.9" calcext:value-type="float">
            <text:p>2193.9</text:p>
          </table:table-cell>
          <table:table-cell table:formula="of:=[.O866]/([.R866]-[.P866])" office:value-type="float" office:value="10.1844583987441" calcext:value-type="float">
            <text:p>10.1844583987441</text:p>
          </table:table-cell>
          <table:table-cell table:formula="of:=MIN([.M866];[.N86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67:.K867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598" calcext:value-type="float">
            <text:p>2598</text:p>
          </table:table-cell>
          <table:table-cell table:formula="of:=[.L867]/10" office:value-type="float" office:value="2193.9" calcext:value-type="float">
            <text:p>2193.9</text:p>
          </table:table-cell>
          <table:table-cell table:formula="of:=[.O867]/([.R867]-[.P867])" office:value-type="float" office:value="10.1962323390895" calcext:value-type="float">
            <text:p>10.1962323390895</text:p>
          </table:table-cell>
          <table:table-cell table:formula="of:=MIN([.M867];[.N86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68:.K868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01" calcext:value-type="float">
            <text:p>2601</text:p>
          </table:table-cell>
          <table:table-cell table:formula="of:=[.L868]/10" office:value-type="float" office:value="2193.9" calcext:value-type="float">
            <text:p>2193.9</text:p>
          </table:table-cell>
          <table:table-cell table:formula="of:=[.O868]/([.R868]-[.P868])" office:value-type="float" office:value="10.2080062794349" calcext:value-type="float">
            <text:p>10.2080062794349</text:p>
          </table:table-cell>
          <table:table-cell table:formula="of:=MIN([.M868];[.N86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69:.K869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04" calcext:value-type="float">
            <text:p>2604</text:p>
          </table:table-cell>
          <table:table-cell table:formula="of:=[.L869]/10" office:value-type="float" office:value="2193.9" calcext:value-type="float">
            <text:p>2193.9</text:p>
          </table:table-cell>
          <table:table-cell table:formula="of:=[.O869]/([.R869]-[.P869])" office:value-type="float" office:value="10.2197802197802" calcext:value-type="float">
            <text:p>10.2197802197802</text:p>
          </table:table-cell>
          <table:table-cell table:formula="of:=MIN([.M869];[.N86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70:.K870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07" calcext:value-type="float">
            <text:p>2607</text:p>
          </table:table-cell>
          <table:table-cell table:formula="of:=[.L870]/10" office:value-type="float" office:value="2193.9" calcext:value-type="float">
            <text:p>2193.9</text:p>
          </table:table-cell>
          <table:table-cell table:formula="of:=[.O870]/([.R870]-[.P870])" office:value-type="float" office:value="10.2315541601256" calcext:value-type="float">
            <text:p>10.2315541601256</text:p>
          </table:table-cell>
          <table:table-cell table:formula="of:=MIN([.M870];[.N87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71:.K871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10" calcext:value-type="float">
            <text:p>2610</text:p>
          </table:table-cell>
          <table:table-cell table:formula="of:=[.L871]/10" office:value-type="float" office:value="2193.9" calcext:value-type="float">
            <text:p>2193.9</text:p>
          </table:table-cell>
          <table:table-cell table:formula="of:=[.O871]/([.R871]-[.P871])" office:value-type="float" office:value="10.243328100471" calcext:value-type="float">
            <text:p>10.243328100471</text:p>
          </table:table-cell>
          <table:table-cell table:formula="of:=MIN([.M871];[.N87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72:.K872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13" calcext:value-type="float">
            <text:p>2613</text:p>
          </table:table-cell>
          <table:table-cell table:formula="of:=[.L872]/10" office:value-type="float" office:value="2193.9" calcext:value-type="float">
            <text:p>2193.9</text:p>
          </table:table-cell>
          <table:table-cell table:formula="of:=[.O872]/([.R872]-[.P872])" office:value-type="float" office:value="10.2551020408163" calcext:value-type="float">
            <text:p>10.2551020408163</text:p>
          </table:table-cell>
          <table:table-cell table:formula="of:=MIN([.M872];[.N87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73:.K873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16" calcext:value-type="float">
            <text:p>2616</text:p>
          </table:table-cell>
          <table:table-cell table:formula="of:=[.L873]/10" office:value-type="float" office:value="2193.9" calcext:value-type="float">
            <text:p>2193.9</text:p>
          </table:table-cell>
          <table:table-cell table:formula="of:=[.O873]/([.R873]-[.P873])" office:value-type="float" office:value="10.2668759811617" calcext:value-type="float">
            <text:p>10.2668759811617</text:p>
          </table:table-cell>
          <table:table-cell table:formula="of:=MIN([.M873];[.N87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74:.K874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19" calcext:value-type="float">
            <text:p>2619</text:p>
          </table:table-cell>
          <table:table-cell table:formula="of:=[.L874]/10" office:value-type="float" office:value="2193.9" calcext:value-type="float">
            <text:p>2193.9</text:p>
          </table:table-cell>
          <table:table-cell table:formula="of:=[.O874]/([.R874]-[.P874])" office:value-type="float" office:value="10.2786499215071" calcext:value-type="float">
            <text:p>10.2786499215071</text:p>
          </table:table-cell>
          <table:table-cell table:formula="of:=MIN([.M874];[.N87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75:.K875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22" calcext:value-type="float">
            <text:p>2622</text:p>
          </table:table-cell>
          <table:table-cell table:formula="of:=[.L875]/10" office:value-type="float" office:value="2193.9" calcext:value-type="float">
            <text:p>2193.9</text:p>
          </table:table-cell>
          <table:table-cell table:formula="of:=[.O875]/([.R875]-[.P875])" office:value-type="float" office:value="10.2904238618524" calcext:value-type="float">
            <text:p>10.2904238618524</text:p>
          </table:table-cell>
          <table:table-cell table:formula="of:=MIN([.M875];[.N87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76:.K876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25" calcext:value-type="float">
            <text:p>2625</text:p>
          </table:table-cell>
          <table:table-cell table:formula="of:=[.L876]/10" office:value-type="float" office:value="2193.9" calcext:value-type="float">
            <text:p>2193.9</text:p>
          </table:table-cell>
          <table:table-cell table:formula="of:=[.O876]/([.R876]-[.P876])" office:value-type="float" office:value="10.3021978021978" calcext:value-type="float">
            <text:p>10.3021978021978</text:p>
          </table:table-cell>
          <table:table-cell table:formula="of:=MIN([.M876];[.N87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77:.K877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28" calcext:value-type="float">
            <text:p>2628</text:p>
          </table:table-cell>
          <table:table-cell table:formula="of:=[.L877]/10" office:value-type="float" office:value="2193.9" calcext:value-type="float">
            <text:p>2193.9</text:p>
          </table:table-cell>
          <table:table-cell table:formula="of:=[.O877]/([.R877]-[.P877])" office:value-type="float" office:value="10.3139717425432" calcext:value-type="float">
            <text:p>10.3139717425432</text:p>
          </table:table-cell>
          <table:table-cell table:formula="of:=MIN([.M877];[.N87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78:.K878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31" calcext:value-type="float">
            <text:p>2631</text:p>
          </table:table-cell>
          <table:table-cell table:formula="of:=[.L878]/10" office:value-type="float" office:value="2193.9" calcext:value-type="float">
            <text:p>2193.9</text:p>
          </table:table-cell>
          <table:table-cell table:formula="of:=[.O878]/([.R878]-[.P878])" office:value-type="float" office:value="10.3257456828886" calcext:value-type="float">
            <text:p>10.3257456828886</text:p>
          </table:table-cell>
          <table:table-cell table:formula="of:=MIN([.M878];[.N87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79:.K879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34" calcext:value-type="float">
            <text:p>2634</text:p>
          </table:table-cell>
          <table:table-cell table:formula="of:=[.L879]/10" office:value-type="float" office:value="2193.9" calcext:value-type="float">
            <text:p>2193.9</text:p>
          </table:table-cell>
          <table:table-cell table:formula="of:=[.O879]/([.R879]-[.P879])" office:value-type="float" office:value="10.3375196232339" calcext:value-type="float">
            <text:p>10.3375196232339</text:p>
          </table:table-cell>
          <table:table-cell table:formula="of:=MIN([.M879];[.N87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80:.K880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37" calcext:value-type="float">
            <text:p>2637</text:p>
          </table:table-cell>
          <table:table-cell table:formula="of:=[.L880]/10" office:value-type="float" office:value="2193.9" calcext:value-type="float">
            <text:p>2193.9</text:p>
          </table:table-cell>
          <table:table-cell table:formula="of:=[.O880]/([.R880]-[.P880])" office:value-type="float" office:value="10.3492935635793" calcext:value-type="float">
            <text:p>10.3492935635793</text:p>
          </table:table-cell>
          <table:table-cell table:formula="of:=MIN([.M880];[.N88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81:.K881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40" calcext:value-type="float">
            <text:p>2640</text:p>
          </table:table-cell>
          <table:table-cell table:formula="of:=[.L881]/10" office:value-type="float" office:value="2193.9" calcext:value-type="float">
            <text:p>2193.9</text:p>
          </table:table-cell>
          <table:table-cell table:formula="of:=[.O881]/([.R881]-[.P881])" office:value-type="float" office:value="10.3610675039247" calcext:value-type="float">
            <text:p>10.3610675039247</text:p>
          </table:table-cell>
          <table:table-cell table:formula="of:=MIN([.M881];[.N88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82:.K882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43" calcext:value-type="float">
            <text:p>2643</text:p>
          </table:table-cell>
          <table:table-cell table:formula="of:=[.L882]/10" office:value-type="float" office:value="2193.9" calcext:value-type="float">
            <text:p>2193.9</text:p>
          </table:table-cell>
          <table:table-cell table:formula="of:=[.O882]/([.R882]-[.P882])" office:value-type="float" office:value="10.37284144427" calcext:value-type="float">
            <text:p>10.37284144427</text:p>
          </table:table-cell>
          <table:table-cell table:formula="of:=MIN([.M882];[.N88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83:.K883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46" calcext:value-type="float">
            <text:p>2646</text:p>
          </table:table-cell>
          <table:table-cell table:formula="of:=[.L883]/10" office:value-type="float" office:value="2193.9" calcext:value-type="float">
            <text:p>2193.9</text:p>
          </table:table-cell>
          <table:table-cell table:formula="of:=[.O883]/([.R883]-[.P883])" office:value-type="float" office:value="10.3846153846154" calcext:value-type="float">
            <text:p>10.3846153846154</text:p>
          </table:table-cell>
          <table:table-cell table:formula="of:=MIN([.M883];[.N88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84:.K884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49" calcext:value-type="float">
            <text:p>2649</text:p>
          </table:table-cell>
          <table:table-cell table:formula="of:=[.L884]/10" office:value-type="float" office:value="2193.9" calcext:value-type="float">
            <text:p>2193.9</text:p>
          </table:table-cell>
          <table:table-cell table:formula="of:=[.O884]/([.R884]-[.P884])" office:value-type="float" office:value="10.3963893249608" calcext:value-type="float">
            <text:p>10.3963893249608</text:p>
          </table:table-cell>
          <table:table-cell table:formula="of:=MIN([.M884];[.N88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85:.K885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52" calcext:value-type="float">
            <text:p>2652</text:p>
          </table:table-cell>
          <table:table-cell table:formula="of:=[.L885]/10" office:value-type="float" office:value="2193.9" calcext:value-type="float">
            <text:p>2193.9</text:p>
          </table:table-cell>
          <table:table-cell table:formula="of:=[.O885]/([.R885]-[.P885])" office:value-type="float" office:value="10.4081632653061" calcext:value-type="float">
            <text:p>10.4081632653061</text:p>
          </table:table-cell>
          <table:table-cell table:formula="of:=MIN([.M885];[.N88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86:.K886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55" calcext:value-type="float">
            <text:p>2655</text:p>
          </table:table-cell>
          <table:table-cell table:formula="of:=[.L886]/10" office:value-type="float" office:value="2193.9" calcext:value-type="float">
            <text:p>2193.9</text:p>
          </table:table-cell>
          <table:table-cell table:formula="of:=[.O886]/([.R886]-[.P886])" office:value-type="float" office:value="10.4199372056515" calcext:value-type="float">
            <text:p>10.4199372056515</text:p>
          </table:table-cell>
          <table:table-cell table:formula="of:=MIN([.M886];[.N88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87:.K887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58" calcext:value-type="float">
            <text:p>2658</text:p>
          </table:table-cell>
          <table:table-cell table:formula="of:=[.L887]/10" office:value-type="float" office:value="2193.9" calcext:value-type="float">
            <text:p>2193.9</text:p>
          </table:table-cell>
          <table:table-cell table:formula="of:=[.O887]/([.R887]-[.P887])" office:value-type="float" office:value="10.4317111459969" calcext:value-type="float">
            <text:p>10.4317111459969</text:p>
          </table:table-cell>
          <table:table-cell table:formula="of:=MIN([.M887];[.N88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88:.K888])" office:value-type="float" office:value="21934" calcext:value-type="float">
            <text:p>219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61" calcext:value-type="float">
            <text:p>2661</text:p>
          </table:table-cell>
          <table:table-cell table:formula="of:=[.L888]/10" office:value-type="float" office:value="2193.4" calcext:value-type="float">
            <text:p>2193.4</text:p>
          </table:table-cell>
          <table:table-cell table:formula="of:=[.O888]/([.R888]-[.P888])" office:value-type="float" office:value="10.4230317273796" calcext:value-type="float">
            <text:p>10.4230317273796</text:p>
          </table:table-cell>
          <table:table-cell table:formula="of:=MIN([.M888];[.N88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89:.K889])" office:value-type="float" office:value="21934" calcext:value-type="float">
            <text:p>219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64" calcext:value-type="float">
            <text:p>2664</text:p>
          </table:table-cell>
          <table:table-cell table:formula="of:=[.L889]/10" office:value-type="float" office:value="2193.4" calcext:value-type="float">
            <text:p>2193.4</text:p>
          </table:table-cell>
          <table:table-cell table:formula="of:=[.O889]/([.R889]-[.P889])" office:value-type="float" office:value="10.4347826086957" calcext:value-type="float">
            <text:p>10.4347826086957</text:p>
          </table:table-cell>
          <table:table-cell table:formula="of:=MIN([.M889];[.N88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90:.K890])" office:value-type="float" office:value="21934" calcext:value-type="float">
            <text:p>219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67" calcext:value-type="float">
            <text:p>2667</text:p>
          </table:table-cell>
          <table:table-cell table:formula="of:=[.L890]/10" office:value-type="float" office:value="2193.4" calcext:value-type="float">
            <text:p>2193.4</text:p>
          </table:table-cell>
          <table:table-cell table:formula="of:=[.O890]/([.R890]-[.P890])" office:value-type="float" office:value="10.4465334900118" calcext:value-type="float">
            <text:p>10.4465334900118</text:p>
          </table:table-cell>
          <table:table-cell table:formula="of:=MIN([.M890];[.N89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91:.K891])" office:value-type="float" office:value="21934" calcext:value-type="float">
            <text:p>219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70" calcext:value-type="float">
            <text:p>2670</text:p>
          </table:table-cell>
          <table:table-cell table:formula="of:=[.L891]/10" office:value-type="float" office:value="2193.4" calcext:value-type="float">
            <text:p>2193.4</text:p>
          </table:table-cell>
          <table:table-cell table:formula="of:=[.O891]/([.R891]-[.P891])" office:value-type="float" office:value="10.4582843713279" calcext:value-type="float">
            <text:p>10.4582843713279</text:p>
          </table:table-cell>
          <table:table-cell table:formula="of:=MIN([.M891];[.N89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92:.K892])" office:value-type="float" office:value="21934" calcext:value-type="float">
            <text:p>219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73" calcext:value-type="float">
            <text:p>2673</text:p>
          </table:table-cell>
          <table:table-cell table:formula="of:=[.L892]/10" office:value-type="float" office:value="2193.4" calcext:value-type="float">
            <text:p>2193.4</text:p>
          </table:table-cell>
          <table:table-cell table:formula="of:=[.O892]/([.R892]-[.P892])" office:value-type="float" office:value="10.470035252644" calcext:value-type="float">
            <text:p>10.470035252644</text:p>
          </table:table-cell>
          <table:table-cell table:formula="of:=MIN([.M892];[.N89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93:.K893])" office:value-type="float" office:value="21934" calcext:value-type="float">
            <text:p>219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76" calcext:value-type="float">
            <text:p>2676</text:p>
          </table:table-cell>
          <table:table-cell table:formula="of:=[.L893]/10" office:value-type="float" office:value="2193.4" calcext:value-type="float">
            <text:p>2193.4</text:p>
          </table:table-cell>
          <table:table-cell table:formula="of:=[.O893]/([.R893]-[.P893])" office:value-type="float" office:value="10.4817861339601" calcext:value-type="float">
            <text:p>10.4817861339601</text:p>
          </table:table-cell>
          <table:table-cell table:formula="of:=MIN([.M893];[.N89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94:.K894])" office:value-type="float" office:value="21934" calcext:value-type="float">
            <text:p>219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79" calcext:value-type="float">
            <text:p>2679</text:p>
          </table:table-cell>
          <table:table-cell table:formula="of:=[.L894]/10" office:value-type="float" office:value="2193.4" calcext:value-type="float">
            <text:p>2193.4</text:p>
          </table:table-cell>
          <table:table-cell table:formula="of:=[.O894]/([.R894]-[.P894])" office:value-type="float" office:value="10.4935370152762" calcext:value-type="float">
            <text:p>10.4935370152762</text:p>
          </table:table-cell>
          <table:table-cell table:formula="of:=MIN([.M894];[.N89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95:.K895])" office:value-type="float" office:value="21934" calcext:value-type="float">
            <text:p>219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82" calcext:value-type="float">
            <text:p>2682</text:p>
          </table:table-cell>
          <table:table-cell table:formula="of:=[.L895]/10" office:value-type="float" office:value="2193.4" calcext:value-type="float">
            <text:p>2193.4</text:p>
          </table:table-cell>
          <table:table-cell table:formula="of:=[.O895]/([.R895]-[.P895])" office:value-type="float" office:value="10.5052878965923" calcext:value-type="float">
            <text:p>10.5052878965923</text:p>
          </table:table-cell>
          <table:table-cell table:formula="of:=MIN([.M895];[.N89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96:.K896])" office:value-type="float" office:value="21934" calcext:value-type="float">
            <text:p>219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85" calcext:value-type="float">
            <text:p>2685</text:p>
          </table:table-cell>
          <table:table-cell table:formula="of:=[.L896]/10" office:value-type="float" office:value="2193.4" calcext:value-type="float">
            <text:p>2193.4</text:p>
          </table:table-cell>
          <table:table-cell table:formula="of:=[.O896]/([.R896]-[.P896])" office:value-type="float" office:value="10.5170387779084" calcext:value-type="float">
            <text:p>10.5170387779084</text:p>
          </table:table-cell>
          <table:table-cell table:formula="of:=MIN([.M896];[.N89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97:.K897])" office:value-type="float" office:value="21934" calcext:value-type="float">
            <text:p>219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88" calcext:value-type="float">
            <text:p>2688</text:p>
          </table:table-cell>
          <table:table-cell table:formula="of:=[.L897]/10" office:value-type="float" office:value="2193.4" calcext:value-type="float">
            <text:p>2193.4</text:p>
          </table:table-cell>
          <table:table-cell table:formula="of:=[.O897]/([.R897]-[.P897])" office:value-type="float" office:value="10.5287896592245" calcext:value-type="float">
            <text:p>10.5287896592245</text:p>
          </table:table-cell>
          <table:table-cell table:formula="of:=MIN([.M897];[.N89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98:.K898])" office:value-type="float" office:value="21934" calcext:value-type="float">
            <text:p>219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91" calcext:value-type="float">
            <text:p>2691</text:p>
          </table:table-cell>
          <table:table-cell table:formula="of:=[.L898]/10" office:value-type="float" office:value="2193.4" calcext:value-type="float">
            <text:p>2193.4</text:p>
          </table:table-cell>
          <table:table-cell table:formula="of:=[.O898]/([.R898]-[.P898])" office:value-type="float" office:value="10.5405405405406" calcext:value-type="float">
            <text:p>10.5405405405406</text:p>
          </table:table-cell>
          <table:table-cell table:formula="of:=MIN([.M898];[.N89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99:.K899])" office:value-type="float" office:value="21934" calcext:value-type="float">
            <text:p>219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94" calcext:value-type="float">
            <text:p>2694</text:p>
          </table:table-cell>
          <table:table-cell table:formula="of:=[.L899]/10" office:value-type="float" office:value="2193.4" calcext:value-type="float">
            <text:p>2193.4</text:p>
          </table:table-cell>
          <table:table-cell table:formula="of:=[.O899]/([.R899]-[.P899])" office:value-type="float" office:value="10.5522914218567" calcext:value-type="float">
            <text:p>10.5522914218567</text:p>
          </table:table-cell>
          <table:table-cell table:formula="of:=MIN([.M899];[.N89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00:.K900])" office:value-type="float" office:value="21934" calcext:value-type="float">
            <text:p>219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697" calcext:value-type="float">
            <text:p>2697</text:p>
          </table:table-cell>
          <table:table-cell table:formula="of:=[.L900]/10" office:value-type="float" office:value="2193.4" calcext:value-type="float">
            <text:p>2193.4</text:p>
          </table:table-cell>
          <table:table-cell table:formula="of:=[.O900]/([.R900]-[.P900])" office:value-type="float" office:value="10.5640423031728" calcext:value-type="float">
            <text:p>10.5640423031728</text:p>
          </table:table-cell>
          <table:table-cell table:formula="of:=MIN([.M900];[.N90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01:.K901])" office:value-type="float" office:value="21934" calcext:value-type="float">
            <text:p>219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00" calcext:value-type="float">
            <text:p>2700</text:p>
          </table:table-cell>
          <table:table-cell table:formula="of:=[.L901]/10" office:value-type="float" office:value="2193.4" calcext:value-type="float">
            <text:p>2193.4</text:p>
          </table:table-cell>
          <table:table-cell table:formula="of:=[.O901]/([.R901]-[.P901])" office:value-type="float" office:value="10.5757931844888" calcext:value-type="float">
            <text:p>10.5757931844888</text:p>
          </table:table-cell>
          <table:table-cell table:formula="of:=MIN([.M901];[.N90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02:.K902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03" calcext:value-type="float">
            <text:p>2703</text:p>
          </table:table-cell>
          <table:table-cell table:formula="of:=[.L902]/10" office:value-type="float" office:value="2193" calcext:value-type="float">
            <text:p>2193</text:p>
          </table:table-cell>
          <table:table-cell table:formula="of:=[.O902]/([.R902]-[.P902])" office:value-type="float" office:value="10.5709816190849" calcext:value-type="float">
            <text:p>10.5709816190849</text:p>
          </table:table-cell>
          <table:table-cell table:formula="of:=MIN([.M902];[.N90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03:.K903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06" calcext:value-type="float">
            <text:p>2706</text:p>
          </table:table-cell>
          <table:table-cell table:formula="of:=[.L903]/10" office:value-type="float" office:value="2193" calcext:value-type="float">
            <text:p>2193</text:p>
          </table:table-cell>
          <table:table-cell table:formula="of:=[.O903]/([.R903]-[.P903])" office:value-type="float" office:value="10.5827141181072" calcext:value-type="float">
            <text:p>10.5827141181072</text:p>
          </table:table-cell>
          <table:table-cell table:formula="of:=MIN([.M903];[.N90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04:.K904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09" calcext:value-type="float">
            <text:p>2709</text:p>
          </table:table-cell>
          <table:table-cell table:formula="of:=[.L904]/10" office:value-type="float" office:value="2193" calcext:value-type="float">
            <text:p>2193</text:p>
          </table:table-cell>
          <table:table-cell table:formula="of:=[.O904]/([.R904]-[.P904])" office:value-type="float" office:value="10.5944466171295" calcext:value-type="float">
            <text:p>10.5944466171295</text:p>
          </table:table-cell>
          <table:table-cell table:formula="of:=MIN([.M904];[.N90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05:.K905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12" calcext:value-type="float">
            <text:p>2712</text:p>
          </table:table-cell>
          <table:table-cell table:formula="of:=[.L905]/10" office:value-type="float" office:value="2193" calcext:value-type="float">
            <text:p>2193</text:p>
          </table:table-cell>
          <table:table-cell table:formula="of:=[.O905]/([.R905]-[.P905])" office:value-type="float" office:value="10.6061791161517" calcext:value-type="float">
            <text:p>10.6061791161517</text:p>
          </table:table-cell>
          <table:table-cell table:formula="of:=MIN([.M905];[.N90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06:.K906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15" calcext:value-type="float">
            <text:p>2715</text:p>
          </table:table-cell>
          <table:table-cell table:formula="of:=[.L906]/10" office:value-type="float" office:value="2193" calcext:value-type="float">
            <text:p>2193</text:p>
          </table:table-cell>
          <table:table-cell table:formula="of:=[.O906]/([.R906]-[.P906])" office:value-type="float" office:value="10.617911615174" calcext:value-type="float">
            <text:p>10.617911615174</text:p>
          </table:table-cell>
          <table:table-cell table:formula="of:=MIN([.M906];[.N90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07:.K907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18" calcext:value-type="float">
            <text:p>2718</text:p>
          </table:table-cell>
          <table:table-cell table:formula="of:=[.L907]/10" office:value-type="float" office:value="2193" calcext:value-type="float">
            <text:p>2193</text:p>
          </table:table-cell>
          <table:table-cell table:formula="of:=[.O907]/([.R907]-[.P907])" office:value-type="float" office:value="10.6296441141963" calcext:value-type="float">
            <text:p>10.6296441141963</text:p>
          </table:table-cell>
          <table:table-cell table:formula="of:=MIN([.M907];[.N90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08:.K908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21" calcext:value-type="float">
            <text:p>2721</text:p>
          </table:table-cell>
          <table:table-cell table:formula="of:=[.L908]/10" office:value-type="float" office:value="2193" calcext:value-type="float">
            <text:p>2193</text:p>
          </table:table-cell>
          <table:table-cell table:formula="of:=[.O908]/([.R908]-[.P908])" office:value-type="float" office:value="10.6413766132186" calcext:value-type="float">
            <text:p>10.6413766132186</text:p>
          </table:table-cell>
          <table:table-cell table:formula="of:=MIN([.M908];[.N90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09:.K909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24" calcext:value-type="float">
            <text:p>2724</text:p>
          </table:table-cell>
          <table:table-cell table:formula="of:=[.L909]/10" office:value-type="float" office:value="2193" calcext:value-type="float">
            <text:p>2193</text:p>
          </table:table-cell>
          <table:table-cell table:formula="of:=[.O909]/([.R909]-[.P909])" office:value-type="float" office:value="10.6531091122409" calcext:value-type="float">
            <text:p>10.6531091122409</text:p>
          </table:table-cell>
          <table:table-cell table:formula="of:=MIN([.M909];[.N90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10:.K910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27" calcext:value-type="float">
            <text:p>2727</text:p>
          </table:table-cell>
          <table:table-cell table:formula="of:=[.L910]/10" office:value-type="float" office:value="2193" calcext:value-type="float">
            <text:p>2193</text:p>
          </table:table-cell>
          <table:table-cell table:formula="of:=[.O910]/([.R910]-[.P910])" office:value-type="float" office:value="10.6648416112632" calcext:value-type="float">
            <text:p>10.6648416112632</text:p>
          </table:table-cell>
          <table:table-cell table:formula="of:=MIN([.M910];[.N91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11:.K911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30" calcext:value-type="float">
            <text:p>2730</text:p>
          </table:table-cell>
          <table:table-cell table:formula="of:=[.L911]/10" office:value-type="float" office:value="2193" calcext:value-type="float">
            <text:p>2193</text:p>
          </table:table-cell>
          <table:table-cell table:formula="of:=[.O911]/([.R911]-[.P911])" office:value-type="float" office:value="10.6765741102855" calcext:value-type="float">
            <text:p>10.6765741102855</text:p>
          </table:table-cell>
          <table:table-cell table:formula="of:=MIN([.M911];[.N91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12:.K912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33" calcext:value-type="float">
            <text:p>2733</text:p>
          </table:table-cell>
          <table:table-cell table:formula="of:=[.L912]/10" office:value-type="float" office:value="2193" calcext:value-type="float">
            <text:p>2193</text:p>
          </table:table-cell>
          <table:table-cell table:formula="of:=[.O912]/([.R912]-[.P912])" office:value-type="float" office:value="10.6883066093078" calcext:value-type="float">
            <text:p>10.6883066093078</text:p>
          </table:table-cell>
          <table:table-cell table:formula="of:=MIN([.M912];[.N91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13:.K913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36" calcext:value-type="float">
            <text:p>2736</text:p>
          </table:table-cell>
          <table:table-cell table:formula="of:=[.L913]/10" office:value-type="float" office:value="2193" calcext:value-type="float">
            <text:p>2193</text:p>
          </table:table-cell>
          <table:table-cell table:formula="of:=[.O913]/([.R913]-[.P913])" office:value-type="float" office:value="10.7000391083301" calcext:value-type="float">
            <text:p>10.7000391083301</text:p>
          </table:table-cell>
          <table:table-cell table:formula="of:=MIN([.M913];[.N91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14:.K914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39" calcext:value-type="float">
            <text:p>2739</text:p>
          </table:table-cell>
          <table:table-cell table:formula="of:=[.L914]/10" office:value-type="float" office:value="2193" calcext:value-type="float">
            <text:p>2193</text:p>
          </table:table-cell>
          <table:table-cell table:formula="of:=[.O914]/([.R914]-[.P914])" office:value-type="float" office:value="10.7117716073524" calcext:value-type="float">
            <text:p>10.7117716073524</text:p>
          </table:table-cell>
          <table:table-cell table:formula="of:=MIN([.M914];[.N91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15:.K915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42" calcext:value-type="float">
            <text:p>2742</text:p>
          </table:table-cell>
          <table:table-cell table:formula="of:=[.L915]/10" office:value-type="float" office:value="2193" calcext:value-type="float">
            <text:p>2193</text:p>
          </table:table-cell>
          <table:table-cell table:formula="of:=[.O915]/([.R915]-[.P915])" office:value-type="float" office:value="10.7235041063747" calcext:value-type="float">
            <text:p>10.7235041063747</text:p>
          </table:table-cell>
          <table:table-cell table:formula="of:=MIN([.M915];[.N91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16:.K916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45" calcext:value-type="float">
            <text:p>2745</text:p>
          </table:table-cell>
          <table:table-cell table:formula="of:=[.L916]/10" office:value-type="float" office:value="2193" calcext:value-type="float">
            <text:p>2193</text:p>
          </table:table-cell>
          <table:table-cell table:formula="of:=[.O916]/([.R916]-[.P916])" office:value-type="float" office:value="10.735236605397" calcext:value-type="float">
            <text:p>10.735236605397</text:p>
          </table:table-cell>
          <table:table-cell table:formula="of:=MIN([.M916];[.N91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17:.K917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48" calcext:value-type="float">
            <text:p>2748</text:p>
          </table:table-cell>
          <table:table-cell table:formula="of:=[.L917]/10" office:value-type="float" office:value="2193" calcext:value-type="float">
            <text:p>2193</text:p>
          </table:table-cell>
          <table:table-cell table:formula="of:=[.O917]/([.R917]-[.P917])" office:value-type="float" office:value="10.7469691044192" calcext:value-type="float">
            <text:p>10.7469691044192</text:p>
          </table:table-cell>
          <table:table-cell table:formula="of:=MIN([.M917];[.N91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18:.K918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51" calcext:value-type="float">
            <text:p>2751</text:p>
          </table:table-cell>
          <table:table-cell table:formula="of:=[.L918]/10" office:value-type="float" office:value="2193" calcext:value-type="float">
            <text:p>2193</text:p>
          </table:table-cell>
          <table:table-cell table:formula="of:=[.O918]/([.R918]-[.P918])" office:value-type="float" office:value="10.7587016034415" calcext:value-type="float">
            <text:p>10.7587016034415</text:p>
          </table:table-cell>
          <table:table-cell table:formula="of:=MIN([.M918];[.N91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19:.K919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54" calcext:value-type="float">
            <text:p>2754</text:p>
          </table:table-cell>
          <table:table-cell table:formula="of:=[.L919]/10" office:value-type="float" office:value="2193" calcext:value-type="float">
            <text:p>2193</text:p>
          </table:table-cell>
          <table:table-cell table:formula="of:=[.O919]/([.R919]-[.P919])" office:value-type="float" office:value="10.7704341024638" calcext:value-type="float">
            <text:p>10.7704341024638</text:p>
          </table:table-cell>
          <table:table-cell table:formula="of:=MIN([.M919];[.N91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20:.K920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57" calcext:value-type="float">
            <text:p>2757</text:p>
          </table:table-cell>
          <table:table-cell table:formula="of:=[.L920]/10" office:value-type="float" office:value="2193" calcext:value-type="float">
            <text:p>2193</text:p>
          </table:table-cell>
          <table:table-cell table:formula="of:=[.O920]/([.R920]-[.P920])" office:value-type="float" office:value="10.7821666014861" calcext:value-type="float">
            <text:p>10.7821666014861</text:p>
          </table:table-cell>
          <table:table-cell table:formula="of:=MIN([.M920];[.N92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21:.K921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60" calcext:value-type="float">
            <text:p>2760</text:p>
          </table:table-cell>
          <table:table-cell table:formula="of:=[.L921]/10" office:value-type="float" office:value="2193" calcext:value-type="float">
            <text:p>2193</text:p>
          </table:table-cell>
          <table:table-cell table:formula="of:=[.O921]/([.R921]-[.P921])" office:value-type="float" office:value="10.7938991005084" calcext:value-type="float">
            <text:p>10.7938991005084</text:p>
          </table:table-cell>
          <table:table-cell table:formula="of:=MIN([.M921];[.N92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22:.K922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63" calcext:value-type="float">
            <text:p>2763</text:p>
          </table:table-cell>
          <table:table-cell table:formula="of:=[.L922]/10" office:value-type="float" office:value="2193" calcext:value-type="float">
            <text:p>2193</text:p>
          </table:table-cell>
          <table:table-cell table:formula="of:=[.O922]/([.R922]-[.P922])" office:value-type="float" office:value="10.8056315995307" calcext:value-type="float">
            <text:p>10.8056315995307</text:p>
          </table:table-cell>
          <table:table-cell table:formula="of:=MIN([.M922];[.N92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23:.K923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66" calcext:value-type="float">
            <text:p>2766</text:p>
          </table:table-cell>
          <table:table-cell table:formula="of:=[.L923]/10" office:value-type="float" office:value="2193" calcext:value-type="float">
            <text:p>2193</text:p>
          </table:table-cell>
          <table:table-cell table:formula="of:=[.O923]/([.R923]-[.P923])" office:value-type="float" office:value="10.817364098553" calcext:value-type="float">
            <text:p>10.817364098553</text:p>
          </table:table-cell>
          <table:table-cell table:formula="of:=MIN([.M923];[.N92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24:.K924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69" calcext:value-type="float">
            <text:p>2769</text:p>
          </table:table-cell>
          <table:table-cell table:formula="of:=[.L924]/10" office:value-type="float" office:value="2193" calcext:value-type="float">
            <text:p>2193</text:p>
          </table:table-cell>
          <table:table-cell table:formula="of:=[.O924]/([.R924]-[.P924])" office:value-type="float" office:value="10.8290965975753" calcext:value-type="float">
            <text:p>10.8290965975753</text:p>
          </table:table-cell>
          <table:table-cell table:formula="of:=MIN([.M924];[.N92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25:.K925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72" calcext:value-type="float">
            <text:p>2772</text:p>
          </table:table-cell>
          <table:table-cell table:formula="of:=[.L925]/10" office:value-type="float" office:value="2193" calcext:value-type="float">
            <text:p>2193</text:p>
          </table:table-cell>
          <table:table-cell table:formula="of:=[.O925]/([.R925]-[.P925])" office:value-type="float" office:value="10.8408290965976" calcext:value-type="float">
            <text:p>10.8408290965976</text:p>
          </table:table-cell>
          <table:table-cell table:formula="of:=MIN([.M925];[.N92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26:.K926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75" calcext:value-type="float">
            <text:p>2775</text:p>
          </table:table-cell>
          <table:table-cell table:formula="of:=[.L926]/10" office:value-type="float" office:value="2193" calcext:value-type="float">
            <text:p>2193</text:p>
          </table:table-cell>
          <table:table-cell table:formula="of:=[.O926]/([.R926]-[.P926])" office:value-type="float" office:value="10.8525615956199" calcext:value-type="float">
            <text:p>10.8525615956199</text:p>
          </table:table-cell>
          <table:table-cell table:formula="of:=MIN([.M926];[.N92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27:.K927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78" calcext:value-type="float">
            <text:p>2778</text:p>
          </table:table-cell>
          <table:table-cell table:formula="of:=[.L927]/10" office:value-type="float" office:value="2193" calcext:value-type="float">
            <text:p>2193</text:p>
          </table:table-cell>
          <table:table-cell table:formula="of:=[.O927]/([.R927]-[.P927])" office:value-type="float" office:value="10.8642940946422" calcext:value-type="float">
            <text:p>10.8642940946422</text:p>
          </table:table-cell>
          <table:table-cell table:formula="of:=MIN([.M927];[.N92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28:.K928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81" calcext:value-type="float">
            <text:p>2781</text:p>
          </table:table-cell>
          <table:table-cell table:formula="of:=[.L928]/10" office:value-type="float" office:value="2193" calcext:value-type="float">
            <text:p>2193</text:p>
          </table:table-cell>
          <table:table-cell table:formula="of:=[.O928]/([.R928]-[.P928])" office:value-type="float" office:value="10.8760265936645" calcext:value-type="float">
            <text:p>10.8760265936645</text:p>
          </table:table-cell>
          <table:table-cell table:formula="of:=MIN([.M928];[.N92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29:.K929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84" calcext:value-type="float">
            <text:p>2784</text:p>
          </table:table-cell>
          <table:table-cell table:formula="of:=[.L929]/10" office:value-type="float" office:value="2193" calcext:value-type="float">
            <text:p>2193</text:p>
          </table:table-cell>
          <table:table-cell table:formula="of:=[.O929]/([.R929]-[.P929])" office:value-type="float" office:value="10.8877590926868" calcext:value-type="float">
            <text:p>10.8877590926868</text:p>
          </table:table-cell>
          <table:table-cell table:formula="of:=MIN([.M929];[.N92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30:.K930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87" calcext:value-type="float">
            <text:p>2787</text:p>
          </table:table-cell>
          <table:table-cell table:formula="of:=[.L930]/10" office:value-type="float" office:value="2193" calcext:value-type="float">
            <text:p>2193</text:p>
          </table:table-cell>
          <table:table-cell table:formula="of:=[.O930]/([.R930]-[.P930])" office:value-type="float" office:value="10.899491591709" calcext:value-type="float">
            <text:p>10.899491591709</text:p>
          </table:table-cell>
          <table:table-cell table:formula="of:=MIN([.M930];[.N93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31:.K931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90" calcext:value-type="float">
            <text:p>2790</text:p>
          </table:table-cell>
          <table:table-cell table:formula="of:=[.L931]/10" office:value-type="float" office:value="2193" calcext:value-type="float">
            <text:p>2193</text:p>
          </table:table-cell>
          <table:table-cell table:formula="of:=[.O931]/([.R931]-[.P931])" office:value-type="float" office:value="10.9112240907313" calcext:value-type="float">
            <text:p>10.9112240907313</text:p>
          </table:table-cell>
          <table:table-cell table:formula="of:=MIN([.M931];[.N93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32:.K932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93" calcext:value-type="float">
            <text:p>2793</text:p>
          </table:table-cell>
          <table:table-cell table:formula="of:=[.L932]/10" office:value-type="float" office:value="2193" calcext:value-type="float">
            <text:p>2193</text:p>
          </table:table-cell>
          <table:table-cell table:formula="of:=[.O932]/([.R932]-[.P932])" office:value-type="float" office:value="10.9229565897536" calcext:value-type="float">
            <text:p>10.9229565897536</text:p>
          </table:table-cell>
          <table:table-cell table:formula="of:=MIN([.M932];[.N93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33:.K933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96" calcext:value-type="float">
            <text:p>2796</text:p>
          </table:table-cell>
          <table:table-cell table:formula="of:=[.L933]/10" office:value-type="float" office:value="2193" calcext:value-type="float">
            <text:p>2193</text:p>
          </table:table-cell>
          <table:table-cell table:formula="of:=[.O933]/([.R933]-[.P933])" office:value-type="float" office:value="10.9346890887759" calcext:value-type="float">
            <text:p>10.9346890887759</text:p>
          </table:table-cell>
          <table:table-cell table:formula="of:=MIN([.M933];[.N93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34:.K934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799" calcext:value-type="float">
            <text:p>2799</text:p>
          </table:table-cell>
          <table:table-cell table:formula="of:=[.L934]/10" office:value-type="float" office:value="2193" calcext:value-type="float">
            <text:p>2193</text:p>
          </table:table-cell>
          <table:table-cell table:formula="of:=[.O934]/([.R934]-[.P934])" office:value-type="float" office:value="10.9464215877982" calcext:value-type="float">
            <text:p>10.9464215877982</text:p>
          </table:table-cell>
          <table:table-cell table:formula="of:=MIN([.M934];[.N93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35:.K935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02" calcext:value-type="float">
            <text:p>2802</text:p>
          </table:table-cell>
          <table:table-cell table:formula="of:=[.L935]/10" office:value-type="float" office:value="2193" calcext:value-type="float">
            <text:p>2193</text:p>
          </table:table-cell>
          <table:table-cell table:formula="of:=[.O935]/([.R935]-[.P935])" office:value-type="float" office:value="10.9581540868205" calcext:value-type="float">
            <text:p>10.9581540868205</text:p>
          </table:table-cell>
          <table:table-cell table:formula="of:=MIN([.M935];[.N93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36:.K936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05" calcext:value-type="float">
            <text:p>2805</text:p>
          </table:table-cell>
          <table:table-cell table:formula="of:=[.L936]/10" office:value-type="float" office:value="2193" calcext:value-type="float">
            <text:p>2193</text:p>
          </table:table-cell>
          <table:table-cell table:formula="of:=[.O936]/([.R936]-[.P936])" office:value-type="float" office:value="10.9698865858428" calcext:value-type="float">
            <text:p>10.9698865858428</text:p>
          </table:table-cell>
          <table:table-cell table:formula="of:=MIN([.M936];[.N93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37:.K937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08" calcext:value-type="float">
            <text:p>2808</text:p>
          </table:table-cell>
          <table:table-cell table:formula="of:=[.L937]/10" office:value-type="float" office:value="2193" calcext:value-type="float">
            <text:p>2193</text:p>
          </table:table-cell>
          <table:table-cell table:formula="of:=[.O937]/([.R937]-[.P937])" office:value-type="float" office:value="10.9816190848651" calcext:value-type="float">
            <text:p>10.9816190848651</text:p>
          </table:table-cell>
          <table:table-cell table:formula="of:=MIN([.M937];[.N93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38:.K938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11" calcext:value-type="float">
            <text:p>2811</text:p>
          </table:table-cell>
          <table:table-cell table:formula="of:=[.L938]/10" office:value-type="float" office:value="2193" calcext:value-type="float">
            <text:p>2193</text:p>
          </table:table-cell>
          <table:table-cell table:formula="of:=[.O938]/([.R938]-[.P938])" office:value-type="float" office:value="10.9933515838874" calcext:value-type="float">
            <text:p>10.9933515838874</text:p>
          </table:table-cell>
          <table:table-cell table:formula="of:=MIN([.M938];[.N93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39:.K939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14" calcext:value-type="float">
            <text:p>2814</text:p>
          </table:table-cell>
          <table:table-cell table:formula="of:=[.L939]/10" office:value-type="float" office:value="2193" calcext:value-type="float">
            <text:p>2193</text:p>
          </table:table-cell>
          <table:table-cell table:formula="of:=[.O939]/([.R939]-[.P939])" office:value-type="float" office:value="11.0050840829097" calcext:value-type="float">
            <text:p>11.0050840829097</text:p>
          </table:table-cell>
          <table:table-cell table:formula="of:=MIN([.M939];[.N93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40:.K940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17" calcext:value-type="float">
            <text:p>2817</text:p>
          </table:table-cell>
          <table:table-cell table:formula="of:=[.L940]/10" office:value-type="float" office:value="2193" calcext:value-type="float">
            <text:p>2193</text:p>
          </table:table-cell>
          <table:table-cell table:formula="of:=[.O940]/([.R940]-[.P940])" office:value-type="float" office:value="11.016816581932" calcext:value-type="float">
            <text:p>11.016816581932</text:p>
          </table:table-cell>
          <table:table-cell table:formula="of:=MIN([.M940];[.N94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41:.K941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20" calcext:value-type="float">
            <text:p>2820</text:p>
          </table:table-cell>
          <table:table-cell table:formula="of:=[.L941]/10" office:value-type="float" office:value="2193" calcext:value-type="float">
            <text:p>2193</text:p>
          </table:table-cell>
          <table:table-cell table:formula="of:=[.O941]/([.R941]-[.P941])" office:value-type="float" office:value="11.0285490809543" calcext:value-type="float">
            <text:p>11.0285490809543</text:p>
          </table:table-cell>
          <table:table-cell table:formula="of:=MIN([.M941];[.N94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42:.K942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23" calcext:value-type="float">
            <text:p>2823</text:p>
          </table:table-cell>
          <table:table-cell table:formula="of:=[.L942]/10" office:value-type="float" office:value="2193" calcext:value-type="float">
            <text:p>2193</text:p>
          </table:table-cell>
          <table:table-cell table:formula="of:=[.O942]/([.R942]-[.P942])" office:value-type="float" office:value="11.0402815799765" calcext:value-type="float">
            <text:p>11.0402815799765</text:p>
          </table:table-cell>
          <table:table-cell table:formula="of:=MIN([.M942];[.N94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43:.K943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26" calcext:value-type="float">
            <text:p>2826</text:p>
          </table:table-cell>
          <table:table-cell table:formula="of:=[.L943]/10" office:value-type="float" office:value="2193" calcext:value-type="float">
            <text:p>2193</text:p>
          </table:table-cell>
          <table:table-cell table:formula="of:=[.O943]/([.R943]-[.P943])" office:value-type="float" office:value="11.0520140789988" calcext:value-type="float">
            <text:p>11.0520140789988</text:p>
          </table:table-cell>
          <table:table-cell table:formula="of:=MIN([.M943];[.N94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44:.K944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29" calcext:value-type="float">
            <text:p>2829</text:p>
          </table:table-cell>
          <table:table-cell table:formula="of:=[.L944]/10" office:value-type="float" office:value="2193" calcext:value-type="float">
            <text:p>2193</text:p>
          </table:table-cell>
          <table:table-cell table:formula="of:=[.O944]/([.R944]-[.P944])" office:value-type="float" office:value="11.0637465780211" calcext:value-type="float">
            <text:p>11.0637465780211</text:p>
          </table:table-cell>
          <table:table-cell table:formula="of:=MIN([.M944];[.N94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45:.K945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32" calcext:value-type="float">
            <text:p>2832</text:p>
          </table:table-cell>
          <table:table-cell table:formula="of:=[.L945]/10" office:value-type="float" office:value="2193" calcext:value-type="float">
            <text:p>2193</text:p>
          </table:table-cell>
          <table:table-cell table:formula="of:=[.O945]/([.R945]-[.P945])" office:value-type="float" office:value="11.0754790770434" calcext:value-type="float">
            <text:p>11.0754790770434</text:p>
          </table:table-cell>
          <table:table-cell table:formula="of:=MIN([.M945];[.N94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46:.K946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35" calcext:value-type="float">
            <text:p>2835</text:p>
          </table:table-cell>
          <table:table-cell table:formula="of:=[.L946]/10" office:value-type="float" office:value="2193" calcext:value-type="float">
            <text:p>2193</text:p>
          </table:table-cell>
          <table:table-cell table:formula="of:=[.O946]/([.R946]-[.P946])" office:value-type="float" office:value="11.0872115760657" calcext:value-type="float">
            <text:p>11.0872115760657</text:p>
          </table:table-cell>
          <table:table-cell table:formula="of:=MIN([.M946];[.N94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47:.K947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38" calcext:value-type="float">
            <text:p>2838</text:p>
          </table:table-cell>
          <table:table-cell table:formula="of:=[.L947]/10" office:value-type="float" office:value="2193" calcext:value-type="float">
            <text:p>2193</text:p>
          </table:table-cell>
          <table:table-cell table:formula="of:=[.O947]/([.R947]-[.P947])" office:value-type="float" office:value="11.098944075088" calcext:value-type="float">
            <text:p>11.098944075088</text:p>
          </table:table-cell>
          <table:table-cell table:formula="of:=MIN([.M947];[.N94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48:.K948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41" calcext:value-type="float">
            <text:p>2841</text:p>
          </table:table-cell>
          <table:table-cell table:formula="of:=[.L948]/10" office:value-type="float" office:value="2193" calcext:value-type="float">
            <text:p>2193</text:p>
          </table:table-cell>
          <table:table-cell table:formula="of:=[.O948]/([.R948]-[.P948])" office:value-type="float" office:value="11.1106765741103" calcext:value-type="float">
            <text:p>11.1106765741103</text:p>
          </table:table-cell>
          <table:table-cell table:formula="of:=MIN([.M948];[.N94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49:.K949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44" calcext:value-type="float">
            <text:p>2844</text:p>
          </table:table-cell>
          <table:table-cell table:formula="of:=[.L949]/10" office:value-type="float" office:value="2193" calcext:value-type="float">
            <text:p>2193</text:p>
          </table:table-cell>
          <table:table-cell table:formula="of:=[.O949]/([.R949]-[.P949])" office:value-type="float" office:value="11.1224090731326" calcext:value-type="float">
            <text:p>11.1224090731326</text:p>
          </table:table-cell>
          <table:table-cell table:formula="of:=MIN([.M949];[.N94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50:.K950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47" calcext:value-type="float">
            <text:p>2847</text:p>
          </table:table-cell>
          <table:table-cell table:formula="of:=[.L950]/10" office:value-type="float" office:value="2193" calcext:value-type="float">
            <text:p>2193</text:p>
          </table:table-cell>
          <table:table-cell table:formula="of:=[.O950]/([.R950]-[.P950])" office:value-type="float" office:value="11.1341415721549" calcext:value-type="float">
            <text:p>11.1341415721549</text:p>
          </table:table-cell>
          <table:table-cell table:formula="of:=MIN([.M950];[.N95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51:.K951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50" calcext:value-type="float">
            <text:p>2850</text:p>
          </table:table-cell>
          <table:table-cell table:formula="of:=[.L951]/10" office:value-type="float" office:value="2193" calcext:value-type="float">
            <text:p>2193</text:p>
          </table:table-cell>
          <table:table-cell table:formula="of:=[.O951]/([.R951]-[.P951])" office:value-type="float" office:value="11.1458740711772" calcext:value-type="float">
            <text:p>11.1458740711772</text:p>
          </table:table-cell>
          <table:table-cell table:formula="of:=MIN([.M951];[.N95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52:.K952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53" calcext:value-type="float">
            <text:p>2853</text:p>
          </table:table-cell>
          <table:table-cell table:formula="of:=[.L952]/10" office:value-type="float" office:value="2193" calcext:value-type="float">
            <text:p>2193</text:p>
          </table:table-cell>
          <table:table-cell table:formula="of:=[.O952]/([.R952]-[.P952])" office:value-type="float" office:value="11.1576065701995" calcext:value-type="float">
            <text:p>11.1576065701995</text:p>
          </table:table-cell>
          <table:table-cell table:formula="of:=MIN([.M952];[.N95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53:.K953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56" calcext:value-type="float">
            <text:p>2856</text:p>
          </table:table-cell>
          <table:table-cell table:formula="of:=[.L953]/10" office:value-type="float" office:value="2193" calcext:value-type="float">
            <text:p>2193</text:p>
          </table:table-cell>
          <table:table-cell table:formula="of:=[.O953]/([.R953]-[.P953])" office:value-type="float" office:value="11.1693390692218" calcext:value-type="float">
            <text:p>11.1693390692218</text:p>
          </table:table-cell>
          <table:table-cell table:formula="of:=MIN([.M953];[.N95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54:.K954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59" calcext:value-type="float">
            <text:p>2859</text:p>
          </table:table-cell>
          <table:table-cell table:formula="of:=[.L954]/10" office:value-type="float" office:value="2193" calcext:value-type="float">
            <text:p>2193</text:p>
          </table:table-cell>
          <table:table-cell table:formula="of:=[.O954]/([.R954]-[.P954])" office:value-type="float" office:value="11.181071568244" calcext:value-type="float">
            <text:p>11.181071568244</text:p>
          </table:table-cell>
          <table:table-cell table:formula="of:=MIN([.M954];[.N95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55:.K955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62" calcext:value-type="float">
            <text:p>2862</text:p>
          </table:table-cell>
          <table:table-cell table:formula="of:=[.L955]/10" office:value-type="float" office:value="2193" calcext:value-type="float">
            <text:p>2193</text:p>
          </table:table-cell>
          <table:table-cell table:formula="of:=[.O955]/([.R955]-[.P955])" office:value-type="float" office:value="11.1928040672663" calcext:value-type="float">
            <text:p>11.1928040672663</text:p>
          </table:table-cell>
          <table:table-cell table:formula="of:=MIN([.M955];[.N95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56:.K956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65" calcext:value-type="float">
            <text:p>2865</text:p>
          </table:table-cell>
          <table:table-cell table:formula="of:=[.L956]/10" office:value-type="float" office:value="2193" calcext:value-type="float">
            <text:p>2193</text:p>
          </table:table-cell>
          <table:table-cell table:formula="of:=[.O956]/([.R956]-[.P956])" office:value-type="float" office:value="11.2045365662886" calcext:value-type="float">
            <text:p>11.2045365662886</text:p>
          </table:table-cell>
          <table:table-cell table:formula="of:=MIN([.M956];[.N95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57:.K957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68" calcext:value-type="float">
            <text:p>2868</text:p>
          </table:table-cell>
          <table:table-cell table:formula="of:=[.L957]/10" office:value-type="float" office:value="2193" calcext:value-type="float">
            <text:p>2193</text:p>
          </table:table-cell>
          <table:table-cell table:formula="of:=[.O957]/([.R957]-[.P957])" office:value-type="float" office:value="11.2162690653109" calcext:value-type="float">
            <text:p>11.2162690653109</text:p>
          </table:table-cell>
          <table:table-cell table:formula="of:=MIN([.M957];[.N95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58:.K958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71" calcext:value-type="float">
            <text:p>2871</text:p>
          </table:table-cell>
          <table:table-cell table:formula="of:=[.L958]/10" office:value-type="float" office:value="2193" calcext:value-type="float">
            <text:p>2193</text:p>
          </table:table-cell>
          <table:table-cell table:formula="of:=[.O958]/([.R958]-[.P958])" office:value-type="float" office:value="11.2280015643332" calcext:value-type="float">
            <text:p>11.2280015643332</text:p>
          </table:table-cell>
          <table:table-cell table:formula="of:=MIN([.M958];[.N95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59:.K959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74" calcext:value-type="float">
            <text:p>2874</text:p>
          </table:table-cell>
          <table:table-cell table:formula="of:=[.L959]/10" office:value-type="float" office:value="2193" calcext:value-type="float">
            <text:p>2193</text:p>
          </table:table-cell>
          <table:table-cell table:formula="of:=[.O959]/([.R959]-[.P959])" office:value-type="float" office:value="11.2397340633555" calcext:value-type="float">
            <text:p>11.2397340633555</text:p>
          </table:table-cell>
          <table:table-cell table:formula="of:=MIN([.M959];[.N95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60:.K960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77" calcext:value-type="float">
            <text:p>2877</text:p>
          </table:table-cell>
          <table:table-cell table:formula="of:=[.L960]/10" office:value-type="float" office:value="2193" calcext:value-type="float">
            <text:p>2193</text:p>
          </table:table-cell>
          <table:table-cell table:formula="of:=[.O960]/([.R960]-[.P960])" office:value-type="float" office:value="11.2514665623778" calcext:value-type="float">
            <text:p>11.2514665623778</text:p>
          </table:table-cell>
          <table:table-cell table:formula="of:=MIN([.M960];[.N96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61:.K961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80" calcext:value-type="float">
            <text:p>2880</text:p>
          </table:table-cell>
          <table:table-cell table:formula="of:=[.L961]/10" office:value-type="float" office:value="2191.9" calcext:value-type="float">
            <text:p>2191.9</text:p>
          </table:table-cell>
          <table:table-cell table:formula="of:=[.O961]/([.R961]-[.P961])" office:value-type="float" office:value="11.2149532710281" calcext:value-type="float">
            <text:p>11.2149532710281</text:p>
          </table:table-cell>
          <table:table-cell table:formula="of:=MIN([.M961];[.N96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62:.K962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83" calcext:value-type="float">
            <text:p>2883</text:p>
          </table:table-cell>
          <table:table-cell table:formula="of:=[.L962]/10" office:value-type="float" office:value="2191.9" calcext:value-type="float">
            <text:p>2191.9</text:p>
          </table:table-cell>
          <table:table-cell table:formula="of:=[.O962]/([.R962]-[.P962])" office:value-type="float" office:value="11.2266355140187" calcext:value-type="float">
            <text:p>11.2266355140187</text:p>
          </table:table-cell>
          <table:table-cell table:formula="of:=MIN([.M962];[.N96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63:.K963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86" calcext:value-type="float">
            <text:p>2886</text:p>
          </table:table-cell>
          <table:table-cell table:formula="of:=[.L963]/10" office:value-type="float" office:value="2191.9" calcext:value-type="float">
            <text:p>2191.9</text:p>
          </table:table-cell>
          <table:table-cell table:formula="of:=[.O963]/([.R963]-[.P963])" office:value-type="float" office:value="11.2383177570094" calcext:value-type="float">
            <text:p>11.2383177570094</text:p>
          </table:table-cell>
          <table:table-cell table:formula="of:=MIN([.M963];[.N96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64:.K964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89" calcext:value-type="float">
            <text:p>2889</text:p>
          </table:table-cell>
          <table:table-cell table:formula="of:=[.L964]/10" office:value-type="float" office:value="2191.9" calcext:value-type="float">
            <text:p>2191.9</text:p>
          </table:table-cell>
          <table:table-cell table:formula="of:=[.O964]/([.R964]-[.P964])" office:value-type="float" office:value="11.25" calcext:value-type="float">
            <text:p>11.25</text:p>
          </table:table-cell>
          <table:table-cell table:formula="of:=MIN([.M964];[.N96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65:.K965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92" calcext:value-type="float">
            <text:p>2892</text:p>
          </table:table-cell>
          <table:table-cell table:formula="of:=[.L965]/10" office:value-type="float" office:value="2191.9" calcext:value-type="float">
            <text:p>2191.9</text:p>
          </table:table-cell>
          <table:table-cell table:formula="of:=[.O965]/([.R965]-[.P965])" office:value-type="float" office:value="11.2616822429907" calcext:value-type="float">
            <text:p>11.2616822429907</text:p>
          </table:table-cell>
          <table:table-cell table:formula="of:=MIN([.M965];[.N96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66:.K966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95" calcext:value-type="float">
            <text:p>2895</text:p>
          </table:table-cell>
          <table:table-cell table:formula="of:=[.L966]/10" office:value-type="float" office:value="2191.9" calcext:value-type="float">
            <text:p>2191.9</text:p>
          </table:table-cell>
          <table:table-cell table:formula="of:=[.O966]/([.R966]-[.P966])" office:value-type="float" office:value="11.2733644859813" calcext:value-type="float">
            <text:p>11.2733644859813</text:p>
          </table:table-cell>
          <table:table-cell table:formula="of:=MIN([.M966];[.N96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67:.K967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898" calcext:value-type="float">
            <text:p>2898</text:p>
          </table:table-cell>
          <table:table-cell table:formula="of:=[.L967]/10" office:value-type="float" office:value="2191.9" calcext:value-type="float">
            <text:p>2191.9</text:p>
          </table:table-cell>
          <table:table-cell table:formula="of:=[.O967]/([.R967]-[.P967])" office:value-type="float" office:value="11.285046728972" calcext:value-type="float">
            <text:p>11.285046728972</text:p>
          </table:table-cell>
          <table:table-cell table:formula="of:=MIN([.M967];[.N96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68:.K968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01" calcext:value-type="float">
            <text:p>2901</text:p>
          </table:table-cell>
          <table:table-cell table:formula="of:=[.L968]/10" office:value-type="float" office:value="2191.9" calcext:value-type="float">
            <text:p>2191.9</text:p>
          </table:table-cell>
          <table:table-cell table:formula="of:=[.O968]/([.R968]-[.P968])" office:value-type="float" office:value="11.2967289719626" calcext:value-type="float">
            <text:p>11.2967289719626</text:p>
          </table:table-cell>
          <table:table-cell table:formula="of:=MIN([.M968];[.N96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69:.K969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04" calcext:value-type="float">
            <text:p>2904</text:p>
          </table:table-cell>
          <table:table-cell table:formula="of:=[.L969]/10" office:value-type="float" office:value="2191.9" calcext:value-type="float">
            <text:p>2191.9</text:p>
          </table:table-cell>
          <table:table-cell table:formula="of:=[.O969]/([.R969]-[.P969])" office:value-type="float" office:value="11.3084112149533" calcext:value-type="float">
            <text:p>11.3084112149533</text:p>
          </table:table-cell>
          <table:table-cell table:formula="of:=MIN([.M969];[.N96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70:.K970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07" calcext:value-type="float">
            <text:p>2907</text:p>
          </table:table-cell>
          <table:table-cell table:formula="of:=[.L970]/10" office:value-type="float" office:value="2191.9" calcext:value-type="float">
            <text:p>2191.9</text:p>
          </table:table-cell>
          <table:table-cell table:formula="of:=[.O970]/([.R970]-[.P970])" office:value-type="float" office:value="11.3200934579439" calcext:value-type="float">
            <text:p>11.3200934579439</text:p>
          </table:table-cell>
          <table:table-cell table:formula="of:=MIN([.M970];[.N97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71:.K971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10" calcext:value-type="float">
            <text:p>2910</text:p>
          </table:table-cell>
          <table:table-cell table:formula="of:=[.L971]/10" office:value-type="float" office:value="2191.9" calcext:value-type="float">
            <text:p>2191.9</text:p>
          </table:table-cell>
          <table:table-cell table:formula="of:=[.O971]/([.R971]-[.P971])" office:value-type="float" office:value="11.3317757009346" calcext:value-type="float">
            <text:p>11.3317757009346</text:p>
          </table:table-cell>
          <table:table-cell table:formula="of:=MIN([.M971];[.N97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72:.K972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13" calcext:value-type="float">
            <text:p>2913</text:p>
          </table:table-cell>
          <table:table-cell table:formula="of:=[.L972]/10" office:value-type="float" office:value="2191.9" calcext:value-type="float">
            <text:p>2191.9</text:p>
          </table:table-cell>
          <table:table-cell table:formula="of:=[.O972]/([.R972]-[.P972])" office:value-type="float" office:value="11.3434579439252" calcext:value-type="float">
            <text:p>11.3434579439252</text:p>
          </table:table-cell>
          <table:table-cell table:formula="of:=MIN([.M972];[.N97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73:.K973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16" calcext:value-type="float">
            <text:p>2916</text:p>
          </table:table-cell>
          <table:table-cell table:formula="of:=[.L973]/10" office:value-type="float" office:value="2191.9" calcext:value-type="float">
            <text:p>2191.9</text:p>
          </table:table-cell>
          <table:table-cell table:formula="of:=[.O973]/([.R973]-[.P973])" office:value-type="float" office:value="11.3551401869159" calcext:value-type="float">
            <text:p>11.3551401869159</text:p>
          </table:table-cell>
          <table:table-cell table:formula="of:=MIN([.M973];[.N97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74:.K974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19" calcext:value-type="float">
            <text:p>2919</text:p>
          </table:table-cell>
          <table:table-cell table:formula="of:=[.L974]/10" office:value-type="float" office:value="2191.9" calcext:value-type="float">
            <text:p>2191.9</text:p>
          </table:table-cell>
          <table:table-cell table:formula="of:=[.O974]/([.R974]-[.P974])" office:value-type="float" office:value="11.3668224299066" calcext:value-type="float">
            <text:p>11.3668224299066</text:p>
          </table:table-cell>
          <table:table-cell table:formula="of:=MIN([.M974];[.N97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75:.K975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22" calcext:value-type="float">
            <text:p>2922</text:p>
          </table:table-cell>
          <table:table-cell table:formula="of:=[.L975]/10" office:value-type="float" office:value="2191.9" calcext:value-type="float">
            <text:p>2191.9</text:p>
          </table:table-cell>
          <table:table-cell table:formula="of:=[.O975]/([.R975]-[.P975])" office:value-type="float" office:value="11.3785046728972" calcext:value-type="float">
            <text:p>11.3785046728972</text:p>
          </table:table-cell>
          <table:table-cell table:formula="of:=MIN([.M975];[.N97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76:.K976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25" calcext:value-type="float">
            <text:p>2925</text:p>
          </table:table-cell>
          <table:table-cell table:formula="of:=[.L976]/10" office:value-type="float" office:value="2191.9" calcext:value-type="float">
            <text:p>2191.9</text:p>
          </table:table-cell>
          <table:table-cell table:formula="of:=[.O976]/([.R976]-[.P976])" office:value-type="float" office:value="11.3901869158879" calcext:value-type="float">
            <text:p>11.3901869158879</text:p>
          </table:table-cell>
          <table:table-cell table:formula="of:=MIN([.M976];[.N97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77:.K977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28" calcext:value-type="float">
            <text:p>2928</text:p>
          </table:table-cell>
          <table:table-cell table:formula="of:=[.L977]/10" office:value-type="float" office:value="2191.9" calcext:value-type="float">
            <text:p>2191.9</text:p>
          </table:table-cell>
          <table:table-cell table:formula="of:=[.O977]/([.R977]-[.P977])" office:value-type="float" office:value="11.4018691588785" calcext:value-type="float">
            <text:p>11.4018691588785</text:p>
          </table:table-cell>
          <table:table-cell table:formula="of:=MIN([.M977];[.N97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78:.K978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31" calcext:value-type="float">
            <text:p>2931</text:p>
          </table:table-cell>
          <table:table-cell table:formula="of:=[.L978]/10" office:value-type="float" office:value="2191.9" calcext:value-type="float">
            <text:p>2191.9</text:p>
          </table:table-cell>
          <table:table-cell table:formula="of:=[.O978]/([.R978]-[.P978])" office:value-type="float" office:value="11.4135514018692" calcext:value-type="float">
            <text:p>11.4135514018692</text:p>
          </table:table-cell>
          <table:table-cell table:formula="of:=MIN([.M978];[.N97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79:.K979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34" calcext:value-type="float">
            <text:p>2934</text:p>
          </table:table-cell>
          <table:table-cell table:formula="of:=[.L979]/10" office:value-type="float" office:value="2191.9" calcext:value-type="float">
            <text:p>2191.9</text:p>
          </table:table-cell>
          <table:table-cell table:formula="of:=[.O979]/([.R979]-[.P979])" office:value-type="float" office:value="11.4252336448598" calcext:value-type="float">
            <text:p>11.4252336448598</text:p>
          </table:table-cell>
          <table:table-cell table:formula="of:=MIN([.M979];[.N97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80:.K980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37" calcext:value-type="float">
            <text:p>2937</text:p>
          </table:table-cell>
          <table:table-cell table:formula="of:=[.L980]/10" office:value-type="float" office:value="2191.9" calcext:value-type="float">
            <text:p>2191.9</text:p>
          </table:table-cell>
          <table:table-cell table:formula="of:=[.O980]/([.R980]-[.P980])" office:value-type="float" office:value="11.4369158878505" calcext:value-type="float">
            <text:p>11.4369158878505</text:p>
          </table:table-cell>
          <table:table-cell table:formula="of:=MIN([.M980];[.N98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81:.K981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40" calcext:value-type="float">
            <text:p>2940</text:p>
          </table:table-cell>
          <table:table-cell table:formula="of:=[.L981]/10" office:value-type="float" office:value="2191.9" calcext:value-type="float">
            <text:p>2191.9</text:p>
          </table:table-cell>
          <table:table-cell table:formula="of:=[.O981]/([.R981]-[.P981])" office:value-type="float" office:value="11.4485981308411" calcext:value-type="float">
            <text:p>11.4485981308411</text:p>
          </table:table-cell>
          <table:table-cell table:formula="of:=MIN([.M981];[.N98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82:.K982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43" calcext:value-type="float">
            <text:p>2943</text:p>
          </table:table-cell>
          <table:table-cell table:formula="of:=[.L982]/10" office:value-type="float" office:value="2191.9" calcext:value-type="float">
            <text:p>2191.9</text:p>
          </table:table-cell>
          <table:table-cell table:formula="of:=[.O982]/([.R982]-[.P982])" office:value-type="float" office:value="11.4602803738318" calcext:value-type="float">
            <text:p>11.4602803738318</text:p>
          </table:table-cell>
          <table:table-cell table:formula="of:=MIN([.M982];[.N98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83:.K983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46" calcext:value-type="float">
            <text:p>2946</text:p>
          </table:table-cell>
          <table:table-cell table:formula="of:=[.L983]/10" office:value-type="float" office:value="2191.9" calcext:value-type="float">
            <text:p>2191.9</text:p>
          </table:table-cell>
          <table:table-cell table:formula="of:=[.O983]/([.R983]-[.P983])" office:value-type="float" office:value="11.4719626168224" calcext:value-type="float">
            <text:p>11.4719626168224</text:p>
          </table:table-cell>
          <table:table-cell table:formula="of:=MIN([.M983];[.N98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84:.K984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49" calcext:value-type="float">
            <text:p>2949</text:p>
          </table:table-cell>
          <table:table-cell table:formula="of:=[.L984]/10" office:value-type="float" office:value="2191.9" calcext:value-type="float">
            <text:p>2191.9</text:p>
          </table:table-cell>
          <table:table-cell table:formula="of:=[.O984]/([.R984]-[.P984])" office:value-type="float" office:value="11.4836448598131" calcext:value-type="float">
            <text:p>11.4836448598131</text:p>
          </table:table-cell>
          <table:table-cell table:formula="of:=MIN([.M984];[.N98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85:.K985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52" calcext:value-type="float">
            <text:p>2952</text:p>
          </table:table-cell>
          <table:table-cell table:formula="of:=[.L985]/10" office:value-type="float" office:value="2191.9" calcext:value-type="float">
            <text:p>2191.9</text:p>
          </table:table-cell>
          <table:table-cell table:formula="of:=[.O985]/([.R985]-[.P985])" office:value-type="float" office:value="11.4953271028038" calcext:value-type="float">
            <text:p>11.4953271028038</text:p>
          </table:table-cell>
          <table:table-cell table:formula="of:=MIN([.M985];[.N98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86:.K986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55" calcext:value-type="float">
            <text:p>2955</text:p>
          </table:table-cell>
          <table:table-cell table:formula="of:=[.L986]/10" office:value-type="float" office:value="2191.9" calcext:value-type="float">
            <text:p>2191.9</text:p>
          </table:table-cell>
          <table:table-cell table:formula="of:=[.O986]/([.R986]-[.P986])" office:value-type="float" office:value="11.5070093457944" calcext:value-type="float">
            <text:p>11.5070093457944</text:p>
          </table:table-cell>
          <table:table-cell table:formula="of:=MIN([.M986];[.N98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87:.K987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58" calcext:value-type="float">
            <text:p>2958</text:p>
          </table:table-cell>
          <table:table-cell table:formula="of:=[.L987]/10" office:value-type="float" office:value="2191.9" calcext:value-type="float">
            <text:p>2191.9</text:p>
          </table:table-cell>
          <table:table-cell table:formula="of:=[.O987]/([.R987]-[.P987])" office:value-type="float" office:value="11.5186915887851" calcext:value-type="float">
            <text:p>11.5186915887851</text:p>
          </table:table-cell>
          <table:table-cell table:formula="of:=MIN([.M987];[.N98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88:.K988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61" calcext:value-type="float">
            <text:p>2961</text:p>
          </table:table-cell>
          <table:table-cell table:formula="of:=[.L988]/10" office:value-type="float" office:value="2191.9" calcext:value-type="float">
            <text:p>2191.9</text:p>
          </table:table-cell>
          <table:table-cell table:formula="of:=[.O988]/([.R988]-[.P988])" office:value-type="float" office:value="11.5303738317757" calcext:value-type="float">
            <text:p>11.5303738317757</text:p>
          </table:table-cell>
          <table:table-cell table:formula="of:=MIN([.M988];[.N98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89:.K989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64" calcext:value-type="float">
            <text:p>2964</text:p>
          </table:table-cell>
          <table:table-cell table:formula="of:=[.L989]/10" office:value-type="float" office:value="2191.9" calcext:value-type="float">
            <text:p>2191.9</text:p>
          </table:table-cell>
          <table:table-cell table:formula="of:=[.O989]/([.R989]-[.P989])" office:value-type="float" office:value="11.5420560747664" calcext:value-type="float">
            <text:p>11.5420560747664</text:p>
          </table:table-cell>
          <table:table-cell table:formula="of:=MIN([.M989];[.N98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90:.K990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67" calcext:value-type="float">
            <text:p>2967</text:p>
          </table:table-cell>
          <table:table-cell table:formula="of:=[.L990]/10" office:value-type="float" office:value="2191.9" calcext:value-type="float">
            <text:p>2191.9</text:p>
          </table:table-cell>
          <table:table-cell table:formula="of:=[.O990]/([.R990]-[.P990])" office:value-type="float" office:value="11.553738317757" calcext:value-type="float">
            <text:p>11.553738317757</text:p>
          </table:table-cell>
          <table:table-cell table:formula="of:=MIN([.M990];[.N99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91:.K991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70" calcext:value-type="float">
            <text:p>2970</text:p>
          </table:table-cell>
          <table:table-cell table:formula="of:=[.L991]/10" office:value-type="float" office:value="2191.9" calcext:value-type="float">
            <text:p>2191.9</text:p>
          </table:table-cell>
          <table:table-cell table:formula="of:=[.O991]/([.R991]-[.P991])" office:value-type="float" office:value="11.5654205607477" calcext:value-type="float">
            <text:p>11.5654205607477</text:p>
          </table:table-cell>
          <table:table-cell table:formula="of:=MIN([.M991];[.N991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92:.K992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73" calcext:value-type="float">
            <text:p>2973</text:p>
          </table:table-cell>
          <table:table-cell table:formula="of:=[.L992]/10" office:value-type="float" office:value="2191.9" calcext:value-type="float">
            <text:p>2191.9</text:p>
          </table:table-cell>
          <table:table-cell table:formula="of:=[.O992]/([.R992]-[.P992])" office:value-type="float" office:value="11.5771028037383" calcext:value-type="float">
            <text:p>11.5771028037383</text:p>
          </table:table-cell>
          <table:table-cell table:formula="of:=MIN([.M992];[.N992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93:.K993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76" calcext:value-type="float">
            <text:p>2976</text:p>
          </table:table-cell>
          <table:table-cell table:formula="of:=[.L993]/10" office:value-type="float" office:value="2191.9" calcext:value-type="float">
            <text:p>2191.9</text:p>
          </table:table-cell>
          <table:table-cell table:formula="of:=[.O993]/([.R993]-[.P993])" office:value-type="float" office:value="11.588785046729" calcext:value-type="float">
            <text:p>11.588785046729</text:p>
          </table:table-cell>
          <table:table-cell table:formula="of:=MIN([.M993];[.N993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94:.K994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79" calcext:value-type="float">
            <text:p>2979</text:p>
          </table:table-cell>
          <table:table-cell table:formula="of:=[.L994]/10" office:value-type="float" office:value="2191.9" calcext:value-type="float">
            <text:p>2191.9</text:p>
          </table:table-cell>
          <table:table-cell table:formula="of:=[.O994]/([.R994]-[.P994])" office:value-type="float" office:value="11.6004672897196" calcext:value-type="float">
            <text:p>11.6004672897196</text:p>
          </table:table-cell>
          <table:table-cell table:formula="of:=MIN([.M994];[.N994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95:.K995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82" calcext:value-type="float">
            <text:p>2982</text:p>
          </table:table-cell>
          <table:table-cell table:formula="of:=[.L995]/10" office:value-type="float" office:value="2191.9" calcext:value-type="float">
            <text:p>2191.9</text:p>
          </table:table-cell>
          <table:table-cell table:formula="of:=[.O995]/([.R995]-[.P995])" office:value-type="float" office:value="11.6121495327103" calcext:value-type="float">
            <text:p>11.6121495327103</text:p>
          </table:table-cell>
          <table:table-cell table:formula="of:=MIN([.M995];[.N995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96:.K996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85" calcext:value-type="float">
            <text:p>2985</text:p>
          </table:table-cell>
          <table:table-cell table:formula="of:=[.L996]/10" office:value-type="float" office:value="2191.9" calcext:value-type="float">
            <text:p>2191.9</text:p>
          </table:table-cell>
          <table:table-cell table:formula="of:=[.O996]/([.R996]-[.P996])" office:value-type="float" office:value="11.6238317757009" calcext:value-type="float">
            <text:p>11.6238317757009</text:p>
          </table:table-cell>
          <table:table-cell table:formula="of:=MIN([.M996];[.N996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97:.K997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88" calcext:value-type="float">
            <text:p>2988</text:p>
          </table:table-cell>
          <table:table-cell table:formula="of:=[.L997]/10" office:value-type="float" office:value="2191.9" calcext:value-type="float">
            <text:p>2191.9</text:p>
          </table:table-cell>
          <table:table-cell table:formula="of:=[.O997]/([.R997]-[.P997])" office:value-type="float" office:value="11.6355140186916" calcext:value-type="float">
            <text:p>11.6355140186916</text:p>
          </table:table-cell>
          <table:table-cell table:formula="of:=MIN([.M997];[.N997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98:.K998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91" calcext:value-type="float">
            <text:p>2991</text:p>
          </table:table-cell>
          <table:table-cell table:formula="of:=[.L998]/10" office:value-type="float" office:value="2191.9" calcext:value-type="float">
            <text:p>2191.9</text:p>
          </table:table-cell>
          <table:table-cell table:formula="of:=[.O998]/([.R998]-[.P998])" office:value-type="float" office:value="11.6471962616823" calcext:value-type="float">
            <text:p>11.6471962616823</text:p>
          </table:table-cell>
          <table:table-cell table:formula="of:=MIN([.M998];[.N998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99:.K999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94" calcext:value-type="float">
            <text:p>2994</text:p>
          </table:table-cell>
          <table:table-cell table:formula="of:=[.L999]/10" office:value-type="float" office:value="2191.9" calcext:value-type="float">
            <text:p>2191.9</text:p>
          </table:table-cell>
          <table:table-cell table:formula="of:=[.O999]/([.R999]-[.P999])" office:value-type="float" office:value="11.6588785046729" calcext:value-type="float">
            <text:p>11.6588785046729</text:p>
          </table:table-cell>
          <table:table-cell table:formula="of:=MIN([.M999];[.N999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000:.K1000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2997" calcext:value-type="float">
            <text:p>2997</text:p>
          </table:table-cell>
          <table:table-cell table:formula="of:=[.L1000]/10" office:value-type="float" office:value="2191.9" calcext:value-type="float">
            <text:p>2191.9</text:p>
          </table:table-cell>
          <table:table-cell table:formula="of:=[.O1000]/([.R1000]-[.P1000])" office:value-type="float" office:value="11.6705607476636" calcext:value-type="float">
            <text:p>11.6705607476636</text:p>
          </table:table-cell>
          <table:table-cell table:formula="of:=MIN([.M1000];[.N1000])/10"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001:.K1001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  <table:table-cell office:value-type="float" office:value="3000" calcext:value-type="float">
            <text:p>3000</text:p>
          </table:table-cell>
          <table:table-cell table:formula="of:=[.L1001]/10" office:value-type="float" office:value="2191.9" calcext:value-type="float">
            <text:p>2191.9</text:p>
          </table:table-cell>
          <table:table-cell table:formula="of:=[.O1001]/([.R1001]-[.P1001])" office:value-type="float" office:value="11.6822429906542" calcext:value-type="float">
            <text:p>11.6822429906542</text:p>
          </table:table-cell>
          <table:table-cell table:formula="of:=MIN([.M1001];[.N1001])/10" office:value-type="float" office:value="2448.7" calcext:value-type="float">
            <text:p>2448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2T20:25:28.178000000</dc:date>
    <meta:editing-duration>PT58M7S</meta:editing-duration>
    <meta:editing-cycles>11</meta:editing-cycles>
    <meta:generator>LibreOffice/7.3.7.2$Windows_X86_64 LibreOffice_project/e114eadc50a9ff8d8c8a0567d6da8f454beeb84f</meta:generator>
    <meta:document-statistic meta:table-count="1" meta:cell-count="18018" meta:object-count="0"/>
  </office:meta>
</office:document-meta>
</file>